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3" style:family="table-cell" style:parent-style-name="Buena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4.27566666666667cm" style:use-optimal-column-width="true"/>
    </style:style>
    <style:style style:name="co3" style:family="table-column">
      <style:table-column-properties fo:break-before="auto" style:column-width="5.842cm" style:use-optimal-column-width="true"/>
    </style:style>
    <style:style style:name="co4" style:family="table-column">
      <style:table-column-properties fo:break-before="auto" style:column-width="5.82083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3.89466666666667cm" style:use-optimal-column-width="true"/>
    </style:style>
    <style:style style:name="co8" style:family="table-column">
      <style:table-column-properties fo:break-before="auto" style:column-width="3.4925cm" style:use-optimal-column-width="true"/>
    </style:style>
    <style:style style:name="co9" style:family="table-column">
      <style:table-column-properties fo:break-before="auto" style:column-width="4.21216666666667cm" style:use-optimal-column-width="true"/>
    </style:style>
    <style:style style:name="co10" style:family="table-column">
      <style:table-column-properties fo:break-before="auto" style:column-width="3.78883333333333cm" style:use-optimal-column-width="true"/>
    </style:style>
    <style:style style:name="co11" style:family="table-column">
      <style:table-column-properties fo:break-before="auto" style:column-width="3.02683333333333cm" style:use-optimal-column-width="true"/>
    </style:style>
    <style:style style:name="co12" style:family="table-column">
      <style:table-column-properties fo:break-before="auto" style:column-width="4.826cm" style:use-optimal-column-width="true"/>
    </style:style>
    <style:style style:name="co13" style:family="table-column">
      <style:table-column-properties fo:break-before="auto" style:column-width="4.80483333333333cm" style:use-optimal-column-width="true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ULAR_BEA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REGULAR_BEACH</text:p>
          </table:table-cell>
          <table:table-cell table:style-name="ce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number-columns-repeated="4" table:style-name="ce1"/>
          <table:table-cell office:value-type="string" table:style-name="ce4">
            <text:p>SPH 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time:20 <text:s/>dt:0.1 <text:s/>xpos:5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5">
            <text:p>xpos:5<text:s/></text:p>
          </table:table-cell>
          <table:table-cell table:number-columns-repeated="4" table:style-name="ce1"/>
          <table:table-cell office:value-type="string" table:style-name="ce5">
            <text:p>xpos:5 <text:s/>zpos:-0.26</text:p>
          </table:table-cell>
          <table:table-cell table:number-columns-repeated="4" table:style-name="ce1"/>
          <table:table-cell table:style-name="ce1">
            <draw:frame draw:z-index="1" draw:id="id0" draw:style-name="a0" draw:name="Gráfico 1" svg:x="0.29524in" svg:y="0.09821in" svg:width="9.12351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5m)</text:p>
          </table:table-cell>
          <table:table-cell office:value-type="string" table:style-name="ce1">
            <text:p>VelX_2ndStokes(x=5m;z=0.4m)</text:p>
          </table:table-cell>
          <table:table-cell office:value-type="string" table:style-name="ce1">
            <text:p>VelZ_2ndStokes(x=5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_DBC(x=5m)</text:p>
          </table:table-cell>
          <table:table-cell office:value-type="string" table:style-name="ce1">
            <text:p>ETA_SPH_DBC(x=5m)</text:p>
          </table:table-cell>
          <table:table-cell office:value-type="string" table:style-name="ce1">
            <text:p>Height_SPH_mDBC(x=5m)</text:p>
          </table:table-cell>
          <table:table-cell office:value-type="string" table:style-name="ce1">
            <text:p>ETA_SPH_mDBC(x=5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_DBC(x=5m;z=0.4m)</text:p>
          </table:table-cell>
          <table:table-cell office:value-type="string" table:style-name="ce1">
            <text:p>VelZ_SPH_DBC(x=5m;z=0.4m)</text:p>
          </table:table-cell>
          <table:table-cell office:value-type="string" table:style-name="ce1">
            <text:p>VelX_SPH_mDBC(x=5m;z=0.4m)</text:p>
          </table:table-cell>
          <table:table-cell office:value-type="string" table:style-name="ce1">
            <text:p>VelZ_SPH_mDBC(x=5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office:value-type="float" office:value="0" table:style-name="ce1">
            <text:p>0</text:p>
          </table:table-cell>
          <table:table-cell office:value-type="float" office:value="0.64153300000000002" table:style-name="ce1">
            <text:p>0.641533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.64153300000000002" table:style-name="ce1">
            <text:p>0.641533</text:p>
          </table:table-cell>
          <table:table-cell office:value-type="float" office:value="0" table:formula="of:=[.I5]-[.$I$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126E-3" table:style-name="ce1">
            <text:p>0.001126</text:p>
          </table:table-cell>
          <table:table-cell office:value-type="float" office:value="3.6979999999999999E-3" table:style-name="ce1">
            <text:p>0.003698</text:p>
          </table:table-cell>
          <table:table-cell office:value-type="float" office:value="8.0999999999999996E-4" table:style-name="ce1">
            <text:p>0.00081</text:p>
          </table:table-cell>
          <table:table-cell table:style-name="ce3"/>
          <table:table-cell office:value-type="float" office:value="5.0021200000000002E-2" table:style-name="ce1">
            <text:p>0.0500212</text:p>
          </table:table-cell>
          <table:table-cell office:value-type="float" office:value="0.64146499999999995" table:style-name="ce1">
            <text:p>0.641465</text:p>
          </table:table-cell>
          <table:table-cell office:value-type="float" office:value="-6.8000000000068006E-5" table:formula="of:=[.G6]-[.$G$5]" table:style-name="ce1">
            <text:p>-6.8E-05</text:p>
          </table:table-cell>
          <table:table-cell office:value-type="float" office:value="0.64090999999999998" table:style-name="ce1">
            <text:p>0.64091</text:p>
          </table:table-cell>
          <table:table-cell office:value-type="float" office:value="-6.2300000000004019E-4" table:formula="of:=[.I6]-[.$I$5]" table:style-name="ce1">
            <text:p>-0.000623</text:p>
          </table:table-cell>
          <table:table-cell office:value-type="float" office:value="5.0021200000000002E-2" table:style-name="ce1">
            <text:p>0.0500212</text:p>
          </table:table-cell>
          <table:table-cell office:value-type="float" office:value="7.0813600000000001E-3" table:style-name="ce1">
            <text:p>0.00708136</text:p>
          </table:table-cell>
          <table:table-cell office:value-type="float" office:value="2.3446499999999999E-2" table:style-name="ce1">
            <text:p>0.0234465</text:p>
          </table:table-cell>
          <table:table-cell office:value-type="float" office:value="-3.9038200000000001E-3" table:style-name="ce1">
            <text:p>-0.00390382</text:p>
          </table:table-cell>
          <table:table-cell office:value-type="float" office:value="1.9846599999999999E-2" table:style-name="ce1">
            <text:p>0.0198466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5840000000000004E-3" table:style-name="ce1">
            <text:p>0.004584</text:p>
          </table:table-cell>
          <table:table-cell office:value-type="float" office:value="1.4906000000000001E-2" table:style-name="ce1">
            <text:p>0.014906</text:p>
          </table:table-cell>
          <table:table-cell office:value-type="float" office:value="2.99E-4" table:style-name="ce1">
            <text:p>0.000299</text:p>
          </table:table-cell>
          <table:table-cell table:style-name="ce3"/>
          <table:table-cell office:value-type="float" office:value="0.100063" table:style-name="ce1">
            <text:p>0.100063</text:p>
          </table:table-cell>
          <table:table-cell office:value-type="float" office:value="0.641235" table:style-name="ce1">
            <text:p>0.641235</text:p>
          </table:table-cell>
          <table:table-cell office:value-type="float" office:value="-2.9800000000002047E-4" table:formula="of:=[.G7]-[.$G$5]" table:style-name="ce1">
            <text:p>-0.000298</text:p>
          </table:table-cell>
          <table:table-cell office:value-type="float" office:value="0.64097199999999999" table:style-name="ce1">
            <text:p>0.640972</text:p>
          </table:table-cell>
          <table:table-cell office:value-type="float" office:value="-5.6100000000003369E-4" table:formula="of:=[.I7]-[.$I$5]" table:style-name="ce1">
            <text:p>-0.000561</text:p>
          </table:table-cell>
          <table:table-cell office:value-type="float" office:value="0.100063" table:style-name="ce1">
            <text:p>0.100063</text:p>
          </table:table-cell>
          <table:table-cell office:value-type="float" office:value="-5.18929E-3" table:style-name="ce1">
            <text:p>-0.00518929</text:p>
          </table:table-cell>
          <table:table-cell office:value-type="float" office:value="1.9455699999999999E-2" table:style-name="ce1">
            <text:p>0.0194557</text:p>
          </table:table-cell>
          <table:table-cell office:value-type="float" office:value="-3.06076E-3" table:style-name="ce1">
            <text:p>-0.00306076</text:p>
          </table:table-cell>
          <table:table-cell office:value-type="float" office:value="1.10557E-2" table:style-name="ce1">
            <text:p>0.0110557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9.0709999999999992E-3" table:style-name="ce1">
            <text:p>0.009071</text:p>
          </table:table-cell>
          <table:table-cell office:value-type="float" office:value="2.9694000000000002E-2" table:style-name="ce1">
            <text:p>0.029694</text:p>
          </table:table-cell>
          <table:table-cell office:value-type="float" office:value="-5.1739999999999998E-3" table:style-name="ce1">
            <text:p>-0.005174</text:p>
          </table:table-cell>
          <table:table-cell table:style-name="ce3"/>
          <table:table-cell office:value-type="float" office:value="0.150092" table:style-name="ce1">
            <text:p>0.150092</text:p>
          </table:table-cell>
          <table:table-cell office:value-type="float" office:value="0.64107000000000003" table:style-name="ce1">
            <text:p>0.64107</text:p>
          </table:table-cell>
          <table:table-cell office:value-type="float" office:value="-4.629999999999912E-4" table:formula="of:=[.G8]-[.$G$5]" table:style-name="ce1">
            <text:p>-0.000463</text:p>
          </table:table-cell>
          <table:table-cell office:value-type="float" office:value="0.64101699999999995" table:style-name="ce1">
            <text:p>0.641017</text:p>
          </table:table-cell>
          <table:table-cell office:value-type="float" office:value="-5.1600000000007196E-4" table:formula="of:=[.I8]-[.$I$5]" table:style-name="ce1">
            <text:p>-0.000516</text:p>
          </table:table-cell>
          <table:table-cell office:value-type="float" office:value="0.150092" table:style-name="ce1">
            <text:p>0.150092</text:p>
          </table:table-cell>
          <table:table-cell office:value-type="float" office:value="-3.56069E-3" table:style-name="ce1">
            <text:p>-0.00356069</text:p>
          </table:table-cell>
          <table:table-cell office:value-type="float" office:value="1.13641E-2" table:style-name="ce1">
            <text:p>0.0113641</text:p>
          </table:table-cell>
          <table:table-cell office:value-type="float" office:value="-2.59063E-3" table:style-name="ce1">
            <text:p>-0.00259063</text:p>
          </table:table-cell>
          <table:table-cell office:value-type="float" office:value="1.3815900000000001E-2" table:style-name="ce1">
            <text:p>0.0138159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2083999999999999E-2" table:style-name="ce1">
            <text:p>0.012084</text:p>
          </table:table-cell>
          <table:table-cell office:value-type="float" office:value="4.0605000000000002E-2" table:style-name="ce1">
            <text:p>0.040605</text:p>
          </table:table-cell>
          <table:table-cell office:value-type="float" office:value="-1.6722000000000001E-2" table:style-name="ce1">
            <text:p>-0.016722</text:p>
          </table:table-cell>
          <table:table-cell table:style-name="ce3"/>
          <table:table-cell office:value-type="float" office:value="0.20011399999999999" table:style-name="ce1">
            <text:p>0.200114</text:p>
          </table:table-cell>
          <table:table-cell office:value-type="float" office:value="0.64103399999999999" table:style-name="ce1">
            <text:p>0.641034</text:p>
          </table:table-cell>
          <table:table-cell office:value-type="float" office:value="-4.990000000000272E-4" table:formula="of:=[.G9]-[.$G$5]" table:style-name="ce1">
            <text:p>-0.000499</text:p>
          </table:table-cell>
          <table:table-cell office:value-type="float" office:value="0.64113699999999996" table:style-name="ce1">
            <text:p>0.641137</text:p>
          </table:table-cell>
          <table:table-cell office:value-type="float" office:value="-3.9600000000006297E-4" table:formula="of:=[.I9]-[.$I$5]" table:style-name="ce1">
            <text:p>-0.000396</text:p>
          </table:table-cell>
          <table:table-cell office:value-type="float" office:value="0.20011399999999999" table:style-name="ce1">
            <text:p>0.200114</text:p>
          </table:table-cell>
          <table:table-cell office:value-type="float" office:value="1.44983E-4" table:style-name="ce1">
            <text:p>0.000144983</text:p>
          </table:table-cell>
          <table:table-cell office:value-type="float" office:value="3.9195300000000001E-3" table:style-name="ce1">
            <text:p>0.00391953</text:p>
          </table:table-cell>
          <table:table-cell office:value-type="float" office:value="8.4552800000000001E-4" table:style-name="ce1">
            <text:p>0.000845528</text:p>
          </table:table-cell>
          <table:table-cell office:value-type="float" office:value="4.61678E-3" table:style-name="ce1">
            <text:p>0.00461678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1244000000000001E-2" table:style-name="ce1">
            <text:p>0.011244</text:p>
          </table:table-cell>
          <table:table-cell office:value-type="float" office:value="4.0140000000000002E-2" table:style-name="ce1">
            <text:p>0.04014</text:p>
          </table:table-cell>
          <table:table-cell office:value-type="float" office:value="-3.2266000000000003E-2" table:style-name="ce1">
            <text:p>-0.032266</text:p>
          </table:table-cell>
          <table:table-cell table:style-name="ce3"/>
          <table:table-cell office:value-type="float" office:value="0.25012899999999999" table:style-name="ce1">
            <text:p>0.250129</text:p>
          </table:table-cell>
          <table:table-cell office:value-type="float" office:value="0.64113699999999996" table:style-name="ce1">
            <text:p>0.641137</text:p>
          </table:table-cell>
          <table:table-cell office:value-type="float" office:value="-3.9600000000006297E-4" table:formula="of:=[.G10]-[.$G$5]" table:style-name="ce1">
            <text:p>-0.000396</text:p>
          </table:table-cell>
          <table:table-cell office:value-type="float" office:value="0.64120100000000002" table:style-name="ce1">
            <text:p>0.641201</text:p>
          </table:table-cell>
          <table:table-cell office:value-type="float" office:value="-3.3199999999999896E-4" table:formula="of:=[.I10]-[.$I$5]" table:style-name="ce1">
            <text:p>-0.000332</text:p>
          </table:table-cell>
          <table:table-cell office:value-type="float" office:value="0.25012899999999999" table:style-name="ce1">
            <text:p>0.250129</text:p>
          </table:table-cell>
          <table:table-cell office:value-type="float" office:value="5.1449399999999998E-3" table:style-name="ce1">
            <text:p>0.00514494</text:p>
          </table:table-cell>
          <table:table-cell office:value-type="float" office:value="-6.4327899999999999E-3" table:style-name="ce1">
            <text:p>-0.00643279</text:p>
          </table:table-cell>
          <table:table-cell office:value-type="float" office:value="2.5792699999999998E-3" table:style-name="ce1">
            <text:p>0.00257927</text:p>
          </table:table-cell>
          <table:table-cell office:value-type="float" office:value="-2.5324700000000002E-3" table:style-name="ce1">
            <text:p>-0.00253247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5.4910000000000002E-3" table:style-name="ce1">
            <text:p>0.005491</text:p>
          </table:table-cell>
          <table:table-cell office:value-type="float" office:value="2.4003E-2" table:style-name="ce1">
            <text:p>0.024003</text:p>
          </table:table-cell>
          <table:table-cell office:value-type="float" office:value="-4.7501000000000002E-2" table:style-name="ce1">
            <text:p>-0.047501</text:p>
          </table:table-cell>
          <table:table-cell table:style-name="ce3"/>
          <table:table-cell office:value-type="float" office:value="0.30012" table:style-name="ce1">
            <text:p>0.30012</text:p>
          </table:table-cell>
          <table:table-cell office:value-type="float" office:value="0.64122699999999999" table:style-name="ce1">
            <text:p>0.641227</text:p>
          </table:table-cell>
          <table:table-cell office:value-type="float" office:value="-3.0600000000002847E-4" table:formula="of:=[.G11]-[.$G$5]" table:style-name="ce1">
            <text:p>-0.000306</text:p>
          </table:table-cell>
          <table:table-cell office:value-type="float" office:value="0.641231" table:style-name="ce1">
            <text:p>0.641231</text:p>
          </table:table-cell>
          <table:table-cell office:value-type="float" office:value="-3.0200000000002447E-4" table:formula="of:=[.I11]-[.$I$5]" table:style-name="ce1">
            <text:p>-0.000302</text:p>
          </table:table-cell>
          <table:table-cell office:value-type="float" office:value="0.30012" table:style-name="ce1">
            <text:p>0.30012</text:p>
          </table:table-cell>
          <table:table-cell office:value-type="float" office:value="5.2360699999999998E-3" table:style-name="ce1">
            <text:p>0.00523607</text:p>
          </table:table-cell>
          <table:table-cell office:value-type="float" office:value="-1.1316400000000001E-2" table:style-name="ce1">
            <text:p>-0.0113164</text:p>
          </table:table-cell>
          <table:table-cell office:value-type="float" office:value="4.0986499999999997E-3" table:style-name="ce1">
            <text:p>0.00409865</text:p>
          </table:table-cell>
          <table:table-cell office:value-type="float" office:value="-1.17013E-2" table:style-name="ce1">
            <text:p>-0.0117013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4.457E-3" table:style-name="ce1">
            <text:p>-0.004457</text:p>
          </table:table-cell>
          <table:table-cell office:value-type="float" office:value="-7.3140000000000002E-3" table:style-name="ce1">
            <text:p>-0.007314</text:p>
          </table:table-cell>
          <table:table-cell office:value-type="float" office:value="-5.7861000000000003E-2" table:style-name="ce1">
            <text:p>-0.057861</text:p>
          </table:table-cell>
          <table:table-cell table:style-name="ce3"/>
          <table:table-cell office:value-type="float" office:value="0.35011999999999999" table:style-name="ce1">
            <text:p>0.35012</text:p>
          </table:table-cell>
          <table:table-cell office:value-type="float" office:value="0.64129599999999998" table:style-name="ce1">
            <text:p>0.641296</text:p>
          </table:table-cell>
          <table:table-cell office:value-type="float" office:value="-2.3700000000004273E-4" table:formula="of:=[.G12]-[.$G$5]" table:style-name="ce1">
            <text:p>-0.000237</text:p>
          </table:table-cell>
          <table:table-cell office:value-type="float" office:value="0.64124800000000004" table:style-name="ce1">
            <text:p>0.641248</text:p>
          </table:table-cell>
          <table:table-cell office:value-type="float" office:value="-2.8499999999997971E-4" table:formula="of:=[.I12]-[.$I$5]" table:style-name="ce1">
            <text:p>-0.000285</text:p>
          </table:table-cell>
          <table:table-cell office:value-type="float" office:value="0.35011999999999999" table:style-name="ce1">
            <text:p>0.35012</text:p>
          </table:table-cell>
          <table:table-cell office:value-type="float" office:value="1.9876899999999999E-3" table:style-name="ce1">
            <text:p>0.00198769</text:p>
          </table:table-cell>
          <table:table-cell office:value-type="float" office:value="-3.5231099999999999E-3" table:style-name="ce1">
            <text:p>-0.00352311</text:p>
          </table:table-cell>
          <table:table-cell office:value-type="float" office:value="3.4634800000000001E-3" table:style-name="ce1">
            <text:p>0.00346348</text:p>
          </table:table-cell>
          <table:table-cell office:value-type="float" office:value="-1.1639099999999999E-2" table:style-name="ce1">
            <text:p>-0.0116391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1.6560999999999999E-2" table:style-name="ce1">
            <text:p>-0.016561</text:p>
          </table:table-cell>
          <table:table-cell office:value-type="float" office:value="-4.9089000000000001E-2" table:style-name="ce1">
            <text:p>-0.049089</text:p>
          </table:table-cell>
          <table:table-cell office:value-type="float" office:value="-6.0389999999999999E-2" table:style-name="ce1">
            <text:p>-0.06039</text:p>
          </table:table-cell>
          <table:table-cell table:style-name="ce3"/>
          <table:table-cell office:value-type="float" office:value="0.40009099999999997" table:style-name="ce1">
            <text:p>0.400091</text:p>
          </table:table-cell>
          <table:table-cell office:value-type="float" office:value="0.64130200000000004" table:style-name="ce1">
            <text:p>0.641302</text:p>
          </table:table-cell>
          <table:table-cell office:value-type="float" office:value="-2.3099999999998122E-4" table:formula="of:=[.G13]-[.$G$5]" table:style-name="ce1">
            <text:p>-0.000231</text:p>
          </table:table-cell>
          <table:table-cell office:value-type="float" office:value="0.64129999999999998" table:style-name="ce1">
            <text:p>0.6413</text:p>
          </table:table-cell>
          <table:table-cell office:value-type="float" office:value="-2.3300000000003873E-4" table:formula="of:=[.I13]-[.$I$5]" table:style-name="ce1">
            <text:p>-0.000233</text:p>
          </table:table-cell>
          <table:table-cell office:value-type="float" office:value="0.40009099999999997" table:style-name="ce1">
            <text:p>0.400091</text:p>
          </table:table-cell>
          <table:table-cell office:value-type="float" office:value="1.2273799999999999E-3" table:style-name="ce1">
            <text:p>0.00122738</text:p>
          </table:table-cell>
          <table:table-cell office:value-type="float" office:value="3.9605200000000004E-3" table:style-name="ce1">
            <text:p>0.00396052</text:p>
          </table:table-cell>
          <table:table-cell office:value-type="float" office:value="2.32891E-3" table:style-name="ce1">
            <text:p>0.00232891</text:p>
          </table:table-cell>
          <table:table-cell office:value-type="float" office:value="-1.23461E-2" table:style-name="ce1">
            <text:p>-0.0123461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2.8482E-2" table:style-name="ce1">
            <text:p>-0.028482</text:p>
          </table:table-cell>
          <table:table-cell office:value-type="float" office:value="-9.4439999999999996E-2" table:style-name="ce1">
            <text:p>-0.09444</text:p>
          </table:table-cell>
          <table:table-cell office:value-type="float" office:value="-5.4553999999999998E-2" table:style-name="ce1">
            <text:p>-0.054554</text:p>
          </table:table-cell>
          <table:table-cell table:style-name="ce3"/>
          <table:table-cell office:value-type="float" office:value="0.45003199999999999" table:style-name="ce1">
            <text:p>0.450032</text:p>
          </table:table-cell>
          <table:table-cell office:value-type="float" office:value="0.64122800000000002" table:style-name="ce1">
            <text:p>0.641228</text:p>
          </table:table-cell>
          <table:table-cell office:value-type="float" office:value="-3.0499999999999972E-4" table:formula="of:=[.G14]-[.$G$5]" table:style-name="ce1">
            <text:p>-0.000305</text:p>
          </table:table-cell>
          <table:table-cell office:value-type="float" office:value="0.64133099999999998" table:style-name="ce1">
            <text:p>0.641331</text:p>
          </table:table-cell>
          <table:table-cell office:value-type="float" office:value="-2.0200000000003548E-4" table:formula="of:=[.I14]-[.$I$5]" table:style-name="ce1">
            <text:p>-0.000202</text:p>
          </table:table-cell>
          <table:table-cell office:value-type="float" office:value="0.45003199999999999" table:style-name="ce1">
            <text:p>0.450032</text:p>
          </table:table-cell>
          <table:table-cell office:value-type="float" office:value="-3.9337900000000002E-4" table:style-name="ce1">
            <text:p>-0.000393379</text:p>
          </table:table-cell>
          <table:table-cell office:value-type="float" office:value="8.3609600000000006E-3" table:style-name="ce1">
            <text:p>0.00836096</text:p>
          </table:table-cell>
          <table:table-cell office:value-type="float" office:value="1.2462E-3" table:style-name="ce1">
            <text:p>0.0012462</text:p>
          </table:table-cell>
          <table:table-cell office:value-type="float" office:value="-1.6608499999999998E-2" table:style-name="ce1">
            <text:p>-0.0166085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3.8539999999999998E-2" table:style-name="ce1">
            <text:p>-0.03854</text:p>
          </table:table-cell>
          <table:table-cell office:value-type="float" office:value="-0.136631" table:style-name="ce1">
            <text:p>-0.136631</text:p>
          </table:table-cell>
          <table:table-cell office:value-type="float" office:value="-4.1738999999999998E-2" table:style-name="ce1">
            <text:p>-0.041739</text:p>
          </table:table-cell>
          <table:table-cell table:style-name="ce3"/>
          <table:table-cell office:value-type="float" office:value="0.50012299999999998" table:style-name="ce1">
            <text:p>0.500123</text:p>
          </table:table-cell>
          <table:table-cell office:value-type="float" office:value="0.64113799999999999" table:style-name="ce1">
            <text:p>0.641138</text:p>
          </table:table-cell>
          <table:table-cell office:value-type="float" office:value="-3.9500000000003421E-4" table:formula="of:=[.G15]-[.$G$5]" table:style-name="ce1">
            <text:p>-0.000395</text:p>
          </table:table-cell>
          <table:table-cell office:value-type="float" office:value="0.64132500000000003" table:style-name="ce1">
            <text:p>0.641325</text:p>
          </table:table-cell>
          <table:table-cell office:value-type="float" office:value="-2.0799999999998597E-4" table:formula="of:=[.I15]-[.$I$5]" table:style-name="ce1">
            <text:p>-0.000208</text:p>
          </table:table-cell>
          <table:table-cell office:value-type="float" office:value="0.50012299999999998" table:style-name="ce1">
            <text:p>0.500123</text:p>
          </table:table-cell>
          <table:table-cell office:value-type="float" office:value="-2.7251700000000001E-4" table:style-name="ce1">
            <text:p>-0.000272517</text:p>
          </table:table-cell>
          <table:table-cell office:value-type="float" office:value="1.03661E-2" table:style-name="ce1">
            <text:p>0.0103661</text:p>
          </table:table-cell>
          <table:table-cell office:value-type="float" office:value="7.8815700000000005E-4" table:style-name="ce1">
            <text:p>0.000788157</text:p>
          </table:table-cell>
          <table:table-cell office:value-type="float" office:value="-2.2879400000000001E-2" table:style-name="ce1">
            <text:p>-0.0228794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4.6077E-2" table:style-name="ce1">
            <text:p>-0.046077</text:p>
          </table:table-cell>
          <table:table-cell office:value-type="float" office:value="-0.17045299999999999" table:style-name="ce1">
            <text:p>-0.170453</text:p>
          </table:table-cell>
          <table:table-cell office:value-type="float" office:value="-2.3923E-2" table:style-name="ce1">
            <text:p>-0.023923</text:p>
          </table:table-cell>
          <table:table-cell table:style-name="ce3"/>
          <table:table-cell office:value-type="float" office:value="0.55009399999999997" table:style-name="ce1">
            <text:p>0.550094</text:p>
          </table:table-cell>
          <table:table-cell office:value-type="float" office:value="0.64110100000000003" table:style-name="ce1">
            <text:p>0.641101</text:p>
          </table:table-cell>
          <table:table-cell office:value-type="float" office:value="-4.3199999999998795E-4" table:formula="of:=[.G16]-[.$G$5]" table:style-name="ce1">
            <text:p>-0.000432</text:p>
          </table:table-cell>
          <table:table-cell office:value-type="float" office:value="0.64126300000000003" table:style-name="ce1">
            <text:p>0.641263</text:p>
          </table:table-cell>
          <table:table-cell office:value-type="float" office:value="-2.6999999999999247E-4" table:formula="of:=[.I16]-[.$I$5]" table:style-name="ce1">
            <text:p>-0.00027</text:p>
          </table:table-cell>
          <table:table-cell office:value-type="float" office:value="0.55009399999999997" table:style-name="ce1">
            <text:p>0.550094</text:p>
          </table:table-cell>
          <table:table-cell office:value-type="float" office:value="-3.0915000000000001E-4" table:style-name="ce1">
            <text:p>-0.00030915</text:p>
          </table:table-cell>
          <table:table-cell office:value-type="float" office:value="6.9107700000000001E-3" table:style-name="ce1">
            <text:p>0.00691077</text:p>
          </table:table-cell>
          <table:table-cell office:value-type="float" office:value="2.62394E-3" table:style-name="ce1">
            <text:p>0.00262394</text:p>
          </table:table-cell>
          <table:table-cell office:value-type="float" office:value="-2.64385E-2" table:style-name="ce1">
            <text:p>-0.0264385</text:p>
          </table:table-cell>
          <table:table-cell table:style-name="ce1">
            <draw:frame draw:z-index="2" draw:id="id1" draw:style-name="a1" draw:name="Gráfico 2" svg:x="0.25804in" svg:y="0.19197in" svg:width="9.775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5.1107E-2" table:style-name="ce1">
            <text:p>-0.051107</text:p>
          </table:table-cell>
          <table:table-cell office:value-type="float" office:value="-0.192277" table:style-name="ce1">
            <text:p>-0.192277</text:p>
          </table:table-cell>
          <table:table-cell office:value-type="float" office:value="-2.464E-3" table:style-name="ce1">
            <text:p>-0.002464</text:p>
          </table:table-cell>
          <table:table-cell table:style-name="ce3"/>
          <table:table-cell office:value-type="float" office:value="0.600074" table:style-name="ce1">
            <text:p>0.600074</text:p>
          </table:table-cell>
          <table:table-cell office:value-type="float" office:value="0.64111099999999999" table:style-name="ce1">
            <text:p>0.641111</text:p>
          </table:table-cell>
          <table:table-cell office:value-type="float" office:value="-4.2200000000003346E-4" table:formula="of:=[.G17]-[.$G$5]" table:style-name="ce1">
            <text:p>-0.000422</text:p>
          </table:table-cell>
          <table:table-cell office:value-type="float" office:value="0.641185" table:style-name="ce1">
            <text:p>0.641185</text:p>
          </table:table-cell>
          <table:table-cell office:value-type="float" office:value="-3.4800000000001496E-4" table:formula="of:=[.I17]-[.$I$5]" table:style-name="ce1">
            <text:p>-0.000348</text:p>
          </table:table-cell>
          <table:table-cell office:value-type="float" office:value="0.600074" table:style-name="ce1">
            <text:p>0.600074</text:p>
          </table:table-cell>
          <table:table-cell office:value-type="float" office:value="1.1813500000000001E-3" table:style-name="ce1">
            <text:p>0.00118135</text:p>
          </table:table-cell>
          <table:table-cell office:value-type="float" office:value="-3.4535499999999999E-4" table:style-name="ce1">
            <text:p>-0.000345355</text:p>
          </table:table-cell>
          <table:table-cell office:value-type="float" office:value="3.02572E-3" table:style-name="ce1">
            <text:p>0.00302572</text:p>
          </table:table-cell>
          <table:table-cell office:value-type="float" office:value="-2.4085200000000001E-2" table:style-name="ce1">
            <text:p>-0.0240852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5.3540999999999998E-2" table:style-name="ce1">
            <text:p>-0.053541</text:p>
          </table:table-cell>
          <table:table-cell office:value-type="float" office:value="-0.19922599999999999" table:style-name="ce1">
            <text:p>-0.199226</text:p>
          </table:table-cell>
          <table:table-cell office:value-type="float" office:value="2.2224000000000001E-2" table:style-name="ce1">
            <text:p>0.022224</text:p>
          </table:table-cell>
          <table:table-cell table:style-name="ce3"/>
          <table:table-cell office:value-type="float" office:value="0.65004399999999996" table:style-name="ce1">
            <text:p>0.650044</text:p>
          </table:table-cell>
          <table:table-cell office:value-type="float" office:value="0.64115900000000003" table:style-name="ce1">
            <text:p>0.641159</text:p>
          </table:table-cell>
          <table:table-cell office:value-type="float" office:value="-3.7399999999998546E-4" table:formula="of:=[.G18]-[.$G$5]" table:style-name="ce1">
            <text:p>-0.000374</text:p>
          </table:table-cell>
          <table:table-cell office:value-type="float" office:value="0.64114800000000005" table:style-name="ce1">
            <text:p>0.641148</text:p>
          </table:table-cell>
          <table:table-cell office:value-type="float" office:value="-3.849999999999687E-4" table:formula="of:=[.I18]-[.$I$5]" table:style-name="ce1">
            <text:p>-0.000385</text:p>
          </table:table-cell>
          <table:table-cell office:value-type="float" office:value="0.65004399999999996" table:style-name="ce1">
            <text:p>0.650044</text:p>
          </table:table-cell>
          <table:table-cell office:value-type="float" office:value="2.3342100000000002E-3" table:style-name="ce1">
            <text:p>0.00233421</text:p>
          </table:table-cell>
          <table:table-cell office:value-type="float" office:value="-5.4924800000000001E-3" table:style-name="ce1">
            <text:p>-0.00549248</text:p>
          </table:table-cell>
          <table:table-cell office:value-type="float" office:value="5.10824E-3" table:style-name="ce1">
            <text:p>0.00510824</text:p>
          </table:table-cell>
          <table:table-cell office:value-type="float" office:value="-1.60952E-2" table:style-name="ce1">
            <text:p>-0.0160952</text:p>
          </table:table-cell>
          <table:table-cell table:number-columns-repeated="16369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5.2579000000000001E-2" table:style-name="ce1">
            <text:p>-0.052579</text:p>
          </table:table-cell>
          <table:table-cell office:value-type="float" office:value="-0.18846499999999999" table:style-name="ce1">
            <text:p>-0.188465</text:p>
          </table:table-cell>
          <table:table-cell office:value-type="float" office:value="4.9931999999999997E-2" table:style-name="ce1">
            <text:p>0.049932</text:p>
          </table:table-cell>
          <table:table-cell table:style-name="ce3"/>
          <table:table-cell office:value-type="float" office:value="0.70000099999999998" table:style-name="ce1">
            <text:p>0.700001</text:p>
          </table:table-cell>
          <table:table-cell office:value-type="float" office:value="0.641235" table:style-name="ce1">
            <text:p>0.641235</text:p>
          </table:table-cell>
          <table:table-cell office:value-type="float" office:value="-2.9800000000002047E-4" table:formula="of:=[.G19]-[.$G$5]" table:style-name="ce1">
            <text:p>-0.000298</text:p>
          </table:table-cell>
          <table:table-cell office:value-type="float" office:value="0.64115" table:style-name="ce1">
            <text:p>0.64115</text:p>
          </table:table-cell>
          <table:table-cell office:value-type="float" office:value="-3.8300000000002221E-4" table:formula="of:=[.I19]-[.$I$5]" table:style-name="ce1">
            <text:p>-0.000383</text:p>
          </table:table-cell>
          <table:table-cell office:value-type="float" office:value="0.70000099999999998" table:style-name="ce1">
            <text:p>0.700001</text:p>
          </table:table-cell>
          <table:table-cell office:value-type="float" office:value="2.21193E-3" table:style-name="ce1">
            <text:p>0.00221193</text:p>
          </table:table-cell>
          <table:table-cell office:value-type="float" office:value="-6.1108100000000004E-3" table:style-name="ce1">
            <text:p>-0.00611081</text:p>
          </table:table-cell>
          <table:table-cell office:value-type="float" office:value="6.8857099999999997E-3" table:style-name="ce1">
            <text:p>0.00688571</text:p>
          </table:table-cell>
          <table:table-cell office:value-type="float" office:value="-9.2777899999999993E-3" table:style-name="ce1">
            <text:p>-0.00927779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4.6698000000000003E-2" table:style-name="ce1">
            <text:p>-0.046698</text:p>
          </table:table-cell>
          <table:table-cell office:value-type="float" office:value="-0.157418" table:style-name="ce1">
            <text:p>-0.157418</text:p>
          </table:table-cell>
          <table:table-cell office:value-type="float" office:value="7.9361000000000001E-2" table:style-name="ce1">
            <text:p>0.079361</text:p>
          </table:table-cell>
          <table:table-cell table:style-name="ce3"/>
          <table:table-cell office:value-type="float" office:value="0.75006600000000001" table:style-name="ce1">
            <text:p>0.750066</text:p>
          </table:table-cell>
          <table:table-cell office:value-type="float" office:value="0.64130200000000004" table:style-name="ce1">
            <text:p>0.641302</text:p>
          </table:table-cell>
          <table:table-cell office:value-type="float" office:value="-2.3099999999998122E-4" table:formula="of:=[.G20]-[.$G$5]" table:style-name="ce1">
            <text:p>-0.000231</text:p>
          </table:table-cell>
          <table:table-cell office:value-type="float" office:value="0.64116399999999996" table:style-name="ce1">
            <text:p>0.641164</text:p>
          </table:table-cell>
          <table:table-cell office:value-type="float" office:value="-3.6900000000006372E-4" table:formula="of:=[.I20]-[.$I$5]" table:style-name="ce1">
            <text:p>-0.000369</text:p>
          </table:table-cell>
          <table:table-cell office:value-type="float" office:value="0.75006600000000001" table:style-name="ce1">
            <text:p>0.750066</text:p>
          </table:table-cell>
          <table:table-cell office:value-type="float" office:value="1.8017E-3" table:style-name="ce1">
            <text:p>0.0018017</text:p>
          </table:table-cell>
          <table:table-cell office:value-type="float" office:value="-3.86747E-3" table:style-name="ce1">
            <text:p>-0.00386747</text:p>
          </table:table-cell>
          <table:table-cell office:value-type="float" office:value="9.3208500000000003E-3" table:style-name="ce1">
            <text:p>0.00932085</text:p>
          </table:table-cell>
          <table:table-cell office:value-type="float" office:value="-6.7197799999999999E-3" table:style-name="ce1">
            <text:p>-0.00671978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3.4348999999999998E-2" table:style-name="ce1">
            <text:p>-0.034349</text:p>
          </table:table-cell>
          <table:table-cell office:value-type="float" office:value="-0.105057" table:style-name="ce1">
            <text:p>-0.105057</text:p>
          </table:table-cell>
          <table:table-cell office:value-type="float" office:value="0.10717599999999999" table:style-name="ce1">
            <text:p>0.107176</text:p>
          </table:table-cell>
          <table:table-cell table:style-name="ce3"/>
          <table:table-cell office:value-type="float" office:value="0.80011200000000005" table:style-name="ce1">
            <text:p>0.800112</text:p>
          </table:table-cell>
          <table:table-cell office:value-type="float" office:value="0.64133300000000004" table:style-name="ce1">
            <text:p>0.641333</text:p>
          </table:table-cell>
          <table:table-cell office:value-type="float" office:value="-1.9999999999997797E-4" table:formula="of:=[.G21]-[.$G$5]" table:style-name="ce1">
            <text:p>-0.0002</text:p>
          </table:table-cell>
          <table:table-cell office:value-type="float" office:value="0.64115699999999998" table:style-name="ce1">
            <text:p>0.641157</text:p>
          </table:table-cell>
          <table:table-cell office:value-type="float" office:value="-3.7600000000004297E-4" table:formula="of:=[.I21]-[.$I$5]" table:style-name="ce1">
            <text:p>-0.000376</text:p>
          </table:table-cell>
          <table:table-cell office:value-type="float" office:value="0.80011200000000005" table:style-name="ce1">
            <text:p>0.800112</text:p>
          </table:table-cell>
          <table:table-cell office:value-type="float" office:value="8.5901700000000001E-4" table:style-name="ce1">
            <text:p>0.000859017</text:p>
          </table:table-cell>
          <table:table-cell office:value-type="float" office:value="-2.8045000000000001E-4" table:style-name="ce1">
            <text:p>-0.00028045</text:p>
          </table:table-cell>
          <table:table-cell office:value-type="float" office:value="1.07534E-2" table:style-name="ce1">
            <text:p>0.0107534</text:p>
          </table:table-cell>
          <table:table-cell office:value-type="float" office:value="-6.8102500000000003E-3" table:style-name="ce1">
            <text:p>-0.00681025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1.5008000000000001E-2" table:style-name="ce1">
            <text:p>-0.015008</text:p>
          </table:table-cell>
          <table:table-cell office:value-type="float" office:value="-3.3619000000000003E-2" table:style-name="ce1">
            <text:p>-0.033619</text:p>
          </table:table-cell>
          <table:table-cell office:value-type="float" office:value="0.12812200000000001" table:style-name="ce1">
            <text:p>0.128122</text:p>
          </table:table-cell>
          <table:table-cell table:style-name="ce3"/>
          <table:table-cell office:value-type="float" office:value="0.85011599999999998" table:style-name="ce1">
            <text:p>0.850116</text:p>
          </table:table-cell>
          <table:table-cell office:value-type="float" office:value="0.64133200000000001" table:style-name="ce1">
            <text:p>0.641332</text:p>
          </table:table-cell>
          <table:table-cell office:value-type="float" office:value="-2.0100000000000673E-4" table:formula="of:=[.G22]-[.$G$5]" table:style-name="ce1">
            <text:p>-0.000201</text:p>
          </table:table-cell>
          <table:table-cell office:value-type="float" office:value="0.64112899999999995" table:style-name="ce1">
            <text:p>0.641129</text:p>
          </table:table-cell>
          <table:table-cell office:value-type="float" office:value="-4.0400000000007097E-4" table:formula="of:=[.I22]-[.$I$5]" table:style-name="ce1">
            <text:p>-0.000404</text:p>
          </table:table-cell>
          <table:table-cell office:value-type="float" office:value="0.85011599999999998" table:style-name="ce1">
            <text:p>0.850116</text:p>
          </table:table-cell>
          <table:table-cell office:value-type="float" office:value="8.7654100000000005E-5" table:style-name="ce6">
            <text:p>8.77E-05</text:p>
          </table:table-cell>
          <table:table-cell office:value-type="float" office:value="2.6934099999999998E-3" table:style-name="ce1">
            <text:p>0.00269341</text:p>
          </table:table-cell>
          <table:table-cell office:value-type="float" office:value="1.06033E-2" table:style-name="ce1">
            <text:p>0.0106033</text:p>
          </table:table-cell>
          <table:table-cell office:value-type="float" office:value="-6.2538300000000002E-3" table:style-name="ce1">
            <text:p>-0.00625383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9.9850000000000008E-3" table:style-name="ce1">
            <text:p>0.009985</text:p>
          </table:table-cell>
          <table:table-cell office:value-type="float" office:value="5.0293999999999998E-2" table:style-name="ce1">
            <text:p>0.050294</text:p>
          </table:table-cell>
          <table:table-cell office:value-type="float" office:value="0.13636599999999999" table:style-name="ce1">
            <text:p>0.136366</text:p>
          </table:table-cell>
          <table:table-cell table:style-name="ce3"/>
          <table:table-cell office:value-type="float" office:value="0.90010800000000002" table:style-name="ce1">
            <text:p>0.900108</text:p>
          </table:table-cell>
          <table:table-cell office:value-type="float" office:value="0.64131099999999996" table:style-name="ce1">
            <text:p>0.641311</text:p>
          </table:table-cell>
          <table:table-cell office:value-type="float" office:value="-2.2200000000005549E-4" table:formula="of:=[.G23]-[.$G$5]" table:style-name="ce1">
            <text:p>-0.000222</text:p>
          </table:table-cell>
          <table:table-cell office:value-type="float" office:value="0.64107899999999995" table:style-name="ce1">
            <text:p>0.641079</text:p>
          </table:table-cell>
          <table:table-cell office:value-type="float" office:value="-4.5400000000006546E-4" table:formula="of:=[.I23]-[.$I$5]" table:style-name="ce1">
            <text:p>-0.000454</text:p>
          </table:table-cell>
          <table:table-cell office:value-type="float" office:value="0.90010800000000002" table:style-name="ce1">
            <text:p>0.900108</text:p>
          </table:table-cell>
          <table:table-cell office:value-type="float" office:value="-3.29895E-6" table:style-name="ce6">
            <text:p>-3.30E-06</text:p>
          </table:table-cell>
          <table:table-cell office:value-type="float" office:value="3.0286699999999998E-3" table:style-name="ce1">
            <text:p>0.00302867</text:p>
          </table:table-cell>
          <table:table-cell office:value-type="float" office:value="1.09493E-2" table:style-name="ce1">
            <text:p>0.0109493</text:p>
          </table:table-cell>
          <table:table-cell office:value-type="float" office:value="-4.4169200000000004E-3" table:style-name="ce1">
            <text:p>-0.00441692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3.7295000000000002E-2" table:style-name="ce1">
            <text:p>0.037295</text:p>
          </table:table-cell>
          <table:table-cell office:value-type="float" office:value="0.136098" table:style-name="ce1">
            <text:p>0.136098</text:p>
          </table:table-cell>
          <table:table-cell office:value-type="float" office:value="0.12751299999999999" table:style-name="ce1">
            <text:p>0.127513</text:p>
          </table:table-cell>
          <table:table-cell table:style-name="ce3"/>
          <table:table-cell office:value-type="float" office:value="0.95004100000000002" table:style-name="ce1">
            <text:p>0.950041</text:p>
          </table:table-cell>
          <table:table-cell office:value-type="float" office:value="0.64128799999999997" table:style-name="ce1">
            <text:p>0.641288</text:p>
          </table:table-cell>
          <table:table-cell office:value-type="float" office:value="-2.4500000000005073E-4" table:formula="of:=[.G24]-[.$G$5]" table:style-name="ce1">
            <text:p>-0.000245</text:p>
          </table:table-cell>
          <table:table-cell office:value-type="float" office:value="0.64102499999999996" table:style-name="ce1">
            <text:p>0.641025</text:p>
          </table:table-cell>
          <table:table-cell office:value-type="float" office:value="-5.0800000000006396E-4" table:formula="of:=[.I24]-[.$I$5]" table:style-name="ce1">
            <text:p>-0.000508</text:p>
          </table:table-cell>
          <table:table-cell office:value-type="float" office:value="0.95004100000000002" table:style-name="ce1">
            <text:p>0.950041</text:p>
          </table:table-cell>
          <table:table-cell office:value-type="float" office:value="4.81628E-4" table:style-name="ce1">
            <text:p>0.000481628</text:p>
          </table:table-cell>
          <table:table-cell office:value-type="float" office:value="1.13867E-3" table:style-name="ce1">
            <text:p>0.00113867</text:p>
          </table:table-cell>
          <table:table-cell office:value-type="float" office:value="1.0093E-2" table:style-name="ce1">
            <text:p>0.010093</text:p>
          </table:table-cell>
          <table:table-cell office:value-type="float" office:value="-2.6817299999999998E-3" table:style-name="ce1">
            <text:p>-0.00268173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1.0000500000000001" table:style-name="ce1">
            <text:p>1.00005</text:p>
          </table:table-cell>
          <table:table-cell office:value-type="float" office:value="0.64127800000000001" table:style-name="ce1">
            <text:p>0.641278</text:p>
          </table:table-cell>
          <table:table-cell office:value-type="float" office:value="-2.5500000000000522E-4" table:formula="of:=[.G25]-[.$G$5]" table:style-name="ce1">
            <text:p>-0.000255</text:p>
          </table:table-cell>
          <table:table-cell office:value-type="float" office:value="0.64095999999999997" table:style-name="ce1">
            <text:p>0.64096</text:p>
          </table:table-cell>
          <table:table-cell office:value-type="float" office:value="-5.730000000000457E-4" table:formula="of:=[.I25]-[.$I$5]" table:style-name="ce1">
            <text:p>-0.000573</text:p>
          </table:table-cell>
          <table:table-cell office:value-type="float" office:value="1.0000500000000001" table:style-name="ce1">
            <text:p>1.00005</text:p>
          </table:table-cell>
          <table:table-cell office:value-type="float" office:value="1.1104400000000001E-3" table:style-name="ce1">
            <text:p>0.00111044</text:p>
          </table:table-cell>
          <table:table-cell office:value-type="float" office:value="-1.11747E-3" table:style-name="ce1">
            <text:p>-0.00111747</text:p>
          </table:table-cell>
          <table:table-cell office:value-type="float" office:value="9.3096900000000007E-3" table:style-name="ce1">
            <text:p>0.00930969</text:p>
          </table:table-cell>
          <table:table-cell office:value-type="float" office:value="-3.5514800000000001E-3" table:style-name="ce1">
            <text:p>-0.00355148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1.0500400000000001" table:style-name="ce1">
            <text:p>1.05004</text:p>
          </table:table-cell>
          <table:table-cell office:value-type="float" office:value="0.64128300000000005" table:style-name="ce1">
            <text:p>0.641283</text:p>
          </table:table-cell>
          <table:table-cell office:value-type="float" office:value="-2.4999999999997247E-4" table:formula="of:=[.G26]-[.$G$5]" table:style-name="ce1">
            <text:p>-0.00025</text:p>
          </table:table-cell>
          <table:table-cell office:value-type="float" office:value="0.64088100000000003" table:style-name="ce1">
            <text:p>0.640881</text:p>
          </table:table-cell>
          <table:table-cell office:value-type="float" office:value="-6.5199999999998592E-4" table:formula="of:=[.I26]-[.$I$5]" table:style-name="ce1">
            <text:p>-0.000652</text:p>
          </table:table-cell>
          <table:table-cell office:value-type="float" office:value="1.0500400000000001" table:style-name="ce1">
            <text:p>1.05004</text:p>
          </table:table-cell>
          <table:table-cell office:value-type="float" office:value="1.62509E-3" table:style-name="ce1">
            <text:p>0.00162509</text:p>
          </table:table-cell>
          <table:table-cell office:value-type="float" office:value="-2.7712399999999999E-3" table:style-name="ce1">
            <text:p>-0.00277124</text:p>
          </table:table-cell>
          <table:table-cell office:value-type="float" office:value="8.5488400000000003E-3" table:style-name="ce1">
            <text:p>0.00854884</text:p>
          </table:table-cell>
          <table:table-cell office:value-type="float" office:value="-5.5859600000000001E-3" table:style-name="ce1">
            <text:p>-0.00558596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1.1000700000000001" table:style-name="ce1">
            <text:p>1.10007</text:p>
          </table:table-cell>
          <table:table-cell office:value-type="float" office:value="0.64129000000000003" table:style-name="ce1">
            <text:p>0.64129</text:p>
          </table:table-cell>
          <table:table-cell office:value-type="float" office:value="-2.4299999999999322E-4" table:formula="of:=[.G27]-[.$G$5]" table:style-name="ce1">
            <text:p>-0.000243</text:p>
          </table:table-cell>
          <table:table-cell office:value-type="float" office:value="0.64080300000000001" table:style-name="ce1">
            <text:p>0.640803</text:p>
          </table:table-cell>
          <table:table-cell office:value-type="float" office:value="-7.3000000000000842E-4" table:formula="of:=[.I27]-[.$I$5]" table:style-name="ce1">
            <text:p>-0.00073</text:p>
          </table:table-cell>
          <table:table-cell office:value-type="float" office:value="1.1000700000000001" table:style-name="ce1">
            <text:p>1.10007</text:p>
          </table:table-cell>
          <table:table-cell office:value-type="float" office:value="1.6065700000000001E-3" table:style-name="ce1">
            <text:p>0.00160657</text:p>
          </table:table-cell>
          <table:table-cell office:value-type="float" office:value="-3.1596200000000001E-3" table:style-name="ce1">
            <text:p>-0.00315962</text:p>
          </table:table-cell>
          <table:table-cell office:value-type="float" office:value="8.9741500000000002E-3" table:style-name="ce1">
            <text:p>0.00897415</text:p>
          </table:table-cell>
          <table:table-cell office:value-type="float" office:value="-6.5118099999999998E-3" table:style-name="ce1">
            <text:p>-0.00651181</text:p>
          </table:table-cell>
          <table:table-cell table:number-columns-repeated="16369"/>
        </table:table-row>
        <table:table-row table:style-name="ro2">
          <table:table-cell office:value-type="float" office:value="2.2999999999999998" table:style-name="ce1">
            <text:p>2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1.1500300000000001" table:style-name="ce1">
            <text:p>1.15003</text:p>
          </table:table-cell>
          <table:table-cell office:value-type="float" office:value="0.64127999999999996" table:style-name="ce1">
            <text:p>0.64128</text:p>
          </table:table-cell>
          <table:table-cell office:value-type="float" office:value="-2.5300000000005873E-4" table:formula="of:=[.G28]-[.$G$5]" table:style-name="ce1">
            <text:p>-0.000253</text:p>
          </table:table-cell>
          <table:table-cell office:value-type="float" office:value="0.64074600000000004" table:style-name="ce1">
            <text:p>0.640746</text:p>
          </table:table-cell>
          <table:table-cell office:value-type="float" office:value="-7.8699999999998216E-4" table:formula="of:=[.I28]-[.$I$5]" table:style-name="ce1">
            <text:p>-0.000787</text:p>
          </table:table-cell>
          <table:table-cell office:value-type="float" office:value="1.1500300000000001" table:style-name="ce1">
            <text:p>1.15003</text:p>
          </table:table-cell>
          <table:table-cell office:value-type="float" office:value="1.2672E-3" table:style-name="ce1">
            <text:p>0.0012672</text:p>
          </table:table-cell>
          <table:table-cell office:value-type="float" office:value="-2.2287700000000001E-3" table:style-name="ce1">
            <text:p>-0.00222877</text:p>
          </table:table-cell>
          <table:table-cell office:value-type="float" office:value="9.3554399999999996E-3" table:style-name="ce1">
            <text:p>0.00935544</text:p>
          </table:table-cell>
          <table:table-cell office:value-type="float" office:value="-3.90341E-3" table:style-name="ce1">
            <text:p>-0.00390341</text:p>
          </table:table-cell>
          <table:table-cell table:number-columns-repeated="16369"/>
        </table:table-row>
        <table:table-row table:style-name="ro2">
          <table:table-cell office:value-type="float" office:value="2.4" table:style-name="ce1">
            <text:p>2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1.2000900000000001" table:style-name="ce1">
            <text:p>1.20009</text:p>
          </table:table-cell>
          <table:table-cell office:value-type="float" office:value="0.64124700000000001" table:style-name="ce1">
            <text:p>0.641247</text:p>
          </table:table-cell>
          <table:table-cell office:value-type="float" office:value="-2.8600000000000847E-4" table:formula="of:=[.G29]-[.$G$5]" table:style-name="ce1">
            <text:p>-0.000286</text:p>
          </table:table-cell>
          <table:table-cell office:value-type="float" office:value="0.64071299999999998" table:style-name="ce1">
            <text:p>0.640713</text:p>
          </table:table-cell>
          <table:table-cell office:value-type="float" office:value="-8.2000000000004292E-4" table:formula="of:=[.I29]-[.$I$5]" table:style-name="ce1">
            <text:p>-0.00082</text:p>
          </table:table-cell>
          <table:table-cell office:value-type="float" office:value="1.2000900000000001" table:style-name="ce1">
            <text:p>1.20009</text:p>
          </table:table-cell>
          <table:table-cell office:value-type="float" office:value="4.21104E-4" table:style-name="ce1">
            <text:p>0.000421104</text:p>
          </table:table-cell>
          <table:table-cell office:value-type="float" office:value="-2.6769400000000002E-4" table:style-name="ce1">
            <text:p>-0.000267694</text:p>
          </table:table-cell>
          <table:table-cell office:value-type="float" office:value="9.2600600000000005E-3" table:style-name="ce1">
            <text:p>0.00926006</text:p>
          </table:table-cell>
          <table:table-cell office:value-type="float" office:value="9.1796E-4" table:style-name="ce1">
            <text:p>0.00091796</text:p>
          </table:table-cell>
          <table:table-cell table:number-columns-repeated="16369"/>
        </table:table-row>
        <table:table-row table:style-name="ro2">
          <table:table-cell office:value-type="float" office:value="2.5" table:style-name="ce1">
            <text:p>2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1.25003" table:style-name="ce1">
            <text:p>1.25003</text:p>
          </table:table-cell>
          <table:table-cell office:value-type="float" office:value="0.64119599999999999" table:style-name="ce1">
            <text:p>0.641196</text:p>
          </table:table-cell>
          <table:table-cell office:value-type="float" office:value="-3.3700000000003172E-4" table:formula="of:=[.G30]-[.$G$5]" table:style-name="ce1">
            <text:p>-0.000337</text:p>
          </table:table-cell>
          <table:table-cell office:value-type="float" office:value="0.64069900000000002" table:style-name="ce1">
            <text:p>0.640699</text:p>
          </table:table-cell>
          <table:table-cell office:value-type="float" office:value="-8.3400000000000141E-4" table:formula="of:=[.I30]-[.$I$5]" table:style-name="ce1">
            <text:p>-0.000834</text:p>
          </table:table-cell>
          <table:table-cell office:value-type="float" office:value="1.25003" table:style-name="ce1">
            <text:p>1.25003</text:p>
          </table:table-cell>
          <table:table-cell office:value-type="float" office:value="-3.9175100000000002E-4" table:style-name="ce1">
            <text:p>-0.000391751</text:p>
          </table:table-cell>
          <table:table-cell office:value-type="float" office:value="1.05781E-3" table:style-name="ce1">
            <text:p>0.00105781</text:p>
          </table:table-cell>
          <table:table-cell office:value-type="float" office:value="9.0700399999999997E-3" table:style-name="ce1">
            <text:p>0.00907004</text:p>
          </table:table-cell>
          <table:table-cell office:value-type="float" office:value="5.2880899999999996E-3" table:style-name="ce1">
            <text:p>0.00528809</text:p>
          </table:table-cell>
          <table:table-cell table:style-name="ce1">
            <draw:frame draw:z-index="3" draw:id="id2" draw:style-name="a2" draw:name="Gráfico 4" svg:x="0.31667in" svg:y="0.05in" svg:width="9.7753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2.6" table:style-name="ce1">
            <text:p>2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1.30002" table:style-name="ce1">
            <text:p>1.30002</text:p>
          </table:table-cell>
          <table:table-cell office:value-type="float" office:value="0.64113799999999999" table:style-name="ce1">
            <text:p>0.641138</text:p>
          </table:table-cell>
          <table:table-cell office:value-type="float" office:value="-3.9500000000003421E-4" table:formula="of:=[.G31]-[.$G$5]" table:style-name="ce1">
            <text:p>-0.000395</text:p>
          </table:table-cell>
          <table:table-cell office:value-type="float" office:value="0.640683" table:style-name="ce1">
            <text:p>0.640683</text:p>
          </table:table-cell>
          <table:table-cell office:value-type="float" office:value="-8.5000000000001741E-4" table:formula="of:=[.I31]-[.$I$5]" table:style-name="ce1">
            <text:p>-0.00085</text:p>
          </table:table-cell>
          <table:table-cell office:value-type="float" office:value="1.30002" table:style-name="ce1">
            <text:p>1.30002</text:p>
          </table:table-cell>
          <table:table-cell office:value-type="float" office:value="-1.1308500000000001E-3" table:style-name="ce1">
            <text:p>-0.00113085</text:p>
          </table:table-cell>
          <table:table-cell office:value-type="float" office:value="1.6136600000000001E-3" table:style-name="ce1">
            <text:p>0.00161366</text:p>
          </table:table-cell>
          <table:table-cell office:value-type="float" office:value="8.7303299999999997E-3" table:style-name="ce1">
            <text:p>0.00873033</text:p>
          </table:table-cell>
          <table:table-cell office:value-type="float" office:value="6.2173799999999998E-3" table:style-name="ce1">
            <text:p>0.00621738</text:p>
          </table:table-cell>
          <table:table-cell table:number-columns-repeated="16369"/>
        </table:table-row>
        <table:table-row table:style-name="ro2">
          <table:table-cell office:value-type="float" office:value="2.7" table:style-name="ce1">
            <text:p>2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1.35002" table:style-name="ce1">
            <text:p>1.35002</text:p>
          </table:table-cell>
          <table:table-cell office:value-type="float" office:value="0.64108900000000002" table:style-name="ce1">
            <text:p>0.641089</text:p>
          </table:table-cell>
          <table:table-cell office:value-type="float" office:value="-4.4399999999999995E-4" table:formula="of:=[.G32]-[.$G$5]" table:style-name="ce1">
            <text:p>-0.000444</text:p>
          </table:table-cell>
          <table:table-cell office:value-type="float" office:value="0.64064200000000004" table:style-name="ce1">
            <text:p>0.640642</text:p>
          </table:table-cell>
          <table:table-cell office:value-type="float" office:value="-8.9099999999997515E-4" table:formula="of:=[.I32]-[.$I$5]" table:style-name="ce1">
            <text:p>-0.000891</text:p>
          </table:table-cell>
          <table:table-cell office:value-type="float" office:value="1.35002" table:style-name="ce1">
            <text:p>1.35002</text:p>
          </table:table-cell>
          <table:table-cell office:value-type="float" office:value="-1.5093299999999999E-3" table:style-name="ce1">
            <text:p>-0.00150933</text:p>
          </table:table-cell>
          <table:table-cell office:value-type="float" office:value="1.28477E-3" table:style-name="ce1">
            <text:p>0.00128477</text:p>
          </table:table-cell>
          <table:table-cell office:value-type="float" office:value="8.1100100000000008E-3" table:style-name="ce1">
            <text:p>0.00811001</text:p>
          </table:table-cell>
          <table:table-cell office:value-type="float" office:value="5.7288399999999998E-3" table:style-name="ce1">
            <text:p>0.00572884</text:p>
          </table:table-cell>
          <table:table-cell table:number-columns-repeated="16369"/>
        </table:table-row>
        <table:table-row table:style-name="ro2">
          <table:table-cell office:value-type="float" office:value="2.8" table:style-name="ce1">
            <text:p>2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1.40004" table:style-name="ce1">
            <text:p>1.40004</text:p>
          </table:table-cell>
          <table:table-cell office:value-type="float" office:value="0.64105599999999996" table:style-name="ce1">
            <text:p>0.641056</text:p>
          </table:table-cell>
          <table:table-cell office:value-type="float" office:value="-4.7700000000006071E-4" table:formula="of:=[.G33]-[.$G$5]" table:style-name="ce1">
            <text:p>-0.000477</text:p>
          </table:table-cell>
          <table:table-cell office:value-type="float" office:value="0.64058199999999998" table:style-name="ce1">
            <text:p>0.640582</text:p>
          </table:table-cell>
          <table:table-cell office:value-type="float" office:value="-9.5100000000003515E-4" table:formula="of:=[.I33]-[.$I$5]" table:style-name="ce1">
            <text:p>-0.000951</text:p>
          </table:table-cell>
          <table:table-cell office:value-type="float" office:value="1.40004" table:style-name="ce1">
            <text:p>1.40004</text:p>
          </table:table-cell>
          <table:table-cell office:value-type="float" office:value="-1.4239999999999999E-3" table:style-name="ce1">
            <text:p>-0.001424</text:p>
          </table:table-cell>
          <table:table-cell office:value-type="float" office:value="5.6648799999999997E-4" table:style-name="ce1">
            <text:p>0.000566488</text:p>
          </table:table-cell>
          <table:table-cell office:value-type="float" office:value="6.8652899999999996E-3" table:style-name="ce1">
            <text:p>0.00686529</text:p>
          </table:table-cell>
          <table:table-cell office:value-type="float" office:value="5.2433999999999996E-3" table:style-name="ce1">
            <text:p>0.0052434</text:p>
          </table:table-cell>
          <table:table-cell table:number-columns-repeated="16369"/>
        </table:table-row>
        <table:table-row table:style-name="ro2">
          <table:table-cell office:value-type="float" office:value="2.9" table:style-name="ce1">
            <text:p>2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1.45004" table:style-name="ce1">
            <text:p>1.45004</text:p>
          </table:table-cell>
          <table:table-cell office:value-type="float" office:value="0.641046" table:style-name="ce1">
            <text:p>0.641046</text:p>
          </table:table-cell>
          <table:table-cell office:value-type="float" office:value="-4.870000000000152E-4" table:formula="of:=[.G34]-[.$G$5]" table:style-name="ce1">
            <text:p>-0.000487</text:p>
          </table:table-cell>
          <table:table-cell office:value-type="float" office:value="0.640517" table:style-name="ce1">
            <text:p>0.640517</text:p>
          </table:table-cell>
          <table:table-cell office:value-type="float" office:value="-1.0160000000000169E-3" table:formula="of:=[.I34]-[.$I$5]" table:style-name="ce1">
            <text:p>-0.001016</text:p>
          </table:table-cell>
          <table:table-cell office:value-type="float" office:value="1.45004" table:style-name="ce1">
            <text:p>1.45004</text:p>
          </table:table-cell>
          <table:table-cell office:value-type="float" office:value="-1.0143800000000001E-3" table:style-name="ce1">
            <text:p>-0.00101438</text:p>
          </table:table-cell>
          <table:table-cell office:value-type="float" office:value="2.0516600000000001E-4" table:style-name="ce1">
            <text:p>0.000205166</text:p>
          </table:table-cell>
          <table:table-cell office:value-type="float" office:value="6.0532700000000004E-3" table:style-name="ce1">
            <text:p>0.00605327</text:p>
          </table:table-cell>
          <table:table-cell office:value-type="float" office:value="5.9960300000000003E-3" table:style-name="ce1">
            <text:p>0.00599603</text:p>
          </table:table-cell>
          <table:table-cell table:number-columns-repeated="1636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1.5001100000000001" table:style-name="ce1">
            <text:p>1.50011</text:p>
          </table:table-cell>
          <table:table-cell office:value-type="float" office:value="0.64105900000000005" table:style-name="ce1">
            <text:p>0.641059</text:p>
          </table:table-cell>
          <table:table-cell office:value-type="float" office:value="-4.7399999999997444E-4" table:formula="of:=[.G35]-[.$G$5]" table:style-name="ce1">
            <text:p>-0.000474</text:p>
          </table:table-cell>
          <table:table-cell office:value-type="float" office:value="0.64046000000000003" table:style-name="ce1">
            <text:p>0.64046</text:p>
          </table:table-cell>
          <table:table-cell office:value-type="float" office:value="-1.0729999999999906E-3" table:formula="of:=[.I35]-[.$I$5]" table:style-name="ce1">
            <text:p>-0.001073</text:p>
          </table:table-cell>
          <table:table-cell office:value-type="float" office:value="1.5001100000000001" table:style-name="ce1">
            <text:p>1.50011</text:p>
          </table:table-cell>
          <table:table-cell office:value-type="float" office:value="-3.8762399999999999E-4" table:style-name="ce1">
            <text:p>-0.000387624</text:p>
          </table:table-cell>
          <table:table-cell office:value-type="float" office:value="4.6853800000000001E-4" table:style-name="ce1">
            <text:p>0.000468538</text:p>
          </table:table-cell>
          <table:table-cell office:value-type="float" office:value="5.7375899999999999E-3" table:style-name="ce1">
            <text:p>0.00573759</text:p>
          </table:table-cell>
          <table:table-cell office:value-type="float" office:value="7.5139999999999998E-3" table:style-name="ce1">
            <text:p>0.007514</text:p>
          </table:table-cell>
          <table:table-cell table:number-columns-repeated="16369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1.5501100000000001" table:style-name="ce1">
            <text:p>1.55011</text:p>
          </table:table-cell>
          <table:table-cell office:value-type="float" office:value="0.64109099999999997" table:style-name="ce1">
            <text:p>0.641091</text:p>
          </table:table-cell>
          <table:table-cell office:value-type="float" office:value="-4.4200000000005346E-4" table:formula="of:=[.G36]-[.$G$5]" table:style-name="ce1">
            <text:p>-0.000442</text:p>
          </table:table-cell>
          <table:table-cell office:value-type="float" office:value="0.64041999999999999" table:style-name="ce1">
            <text:p>0.64042</text:p>
          </table:table-cell>
          <table:table-cell office:value-type="float" office:value="-1.1130000000000306E-3" table:formula="of:=[.I36]-[.$I$5]" table:style-name="ce1">
            <text:p>-0.001113</text:p>
          </table:table-cell>
          <table:table-cell office:value-type="float" office:value="1.5501100000000001" table:style-name="ce1">
            <text:p>1.55011</text:p>
          </table:table-cell>
          <table:table-cell office:value-type="float" office:value="2.6579000000000001E-4" table:style-name="ce1">
            <text:p>0.00026579</text:p>
          </table:table-cell>
          <table:table-cell office:value-type="float" office:value="1.2254399999999999E-3" table:style-name="ce1">
            <text:p>0.00122544</text:p>
          </table:table-cell>
          <table:table-cell office:value-type="float" office:value="6.2336099999999997E-3" table:style-name="ce1">
            <text:p>0.00623361</text:p>
          </table:table-cell>
          <table:table-cell office:value-type="float" office:value="8.3281299999999996E-3" table:style-name="ce1">
            <text:p>0.00832813</text:p>
          </table:table-cell>
          <table:table-cell table:number-columns-repeated="16369"/>
        </table:table-row>
        <table:table-row table:style-name="ro2">
          <table:table-cell office:value-type="float" office:value="3.2" table:style-name="ce1">
            <text:p>3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1.60006" table:style-name="ce1">
            <text:p>1.60006</text:p>
          </table:table-cell>
          <table:table-cell office:value-type="float" office:value="0.64113699999999996" table:style-name="ce1">
            <text:p>0.641137</text:p>
          </table:table-cell>
          <table:table-cell office:value-type="float" office:value="-3.9600000000006297E-4" table:formula="of:=[.G37]-[.$G$5]" table:style-name="ce1">
            <text:p>-0.000396</text:p>
          </table:table-cell>
          <table:table-cell office:value-type="float" office:value="0.64039000000000001" table:style-name="ce1">
            <text:p>0.64039</text:p>
          </table:table-cell>
          <table:table-cell office:value-type="float" office:value="-1.1430000000000051E-3" table:formula="of:=[.I37]-[.$I$5]" table:style-name="ce1">
            <text:p>-0.001143</text:p>
          </table:table-cell>
          <table:table-cell office:value-type="float" office:value="1.60006" table:style-name="ce1">
            <text:p>1.60006</text:p>
          </table:table-cell>
          <table:table-cell office:value-type="float" office:value="8.6453699999999997E-4" table:style-name="ce1">
            <text:p>0.000864537</text:p>
          </table:table-cell>
          <table:table-cell office:value-type="float" office:value="2.0198299999999998E-3" table:style-name="ce1">
            <text:p>0.00201983</text:p>
          </table:table-cell>
          <table:table-cell office:value-type="float" office:value="7.5109499999999997E-3" table:style-name="ce1">
            <text:p>0.00751095</text:p>
          </table:table-cell>
          <table:table-cell office:value-type="float" office:value="7.9586799999999992E-3" table:style-name="ce1">
            <text:p>0.00795868</text:p>
          </table:table-cell>
          <table:table-cell table:number-columns-repeated="16369"/>
        </table:table-row>
        <table:table-row table:style-name="ro2">
          <table:table-cell office:value-type="float" office:value="3.3" table:style-name="ce1">
            <text:p>3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1.6500999999999999" table:style-name="ce1">
            <text:p>1.6501</text:p>
          </table:table-cell>
          <table:table-cell office:value-type="float" office:value="0.64119199999999998" table:style-name="ce1">
            <text:p>0.641192</text:p>
          </table:table-cell>
          <table:table-cell office:value-type="float" office:value="-3.4100000000003572E-4" table:formula="of:=[.G38]-[.$G$5]" table:style-name="ce1">
            <text:p>-0.000341</text:p>
          </table:table-cell>
          <table:table-cell office:value-type="float" office:value="0.64036999999999999" table:style-name="ce1">
            <text:p>0.64037</text:p>
          </table:table-cell>
          <table:table-cell office:value-type="float" office:value="-1.1630000000000251E-3" table:formula="of:=[.I38]-[.$I$5]" table:style-name="ce1">
            <text:p>-0.001163</text:p>
          </table:table-cell>
          <table:table-cell office:value-type="float" office:value="1.6500999999999999" table:style-name="ce1">
            <text:p>1.6501</text:p>
          </table:table-cell>
          <table:table-cell office:value-type="float" office:value="1.31664E-3" table:style-name="ce1">
            <text:p>0.00131664</text:p>
          </table:table-cell>
          <table:table-cell office:value-type="float" office:value="2.3839600000000001E-3" table:style-name="ce1">
            <text:p>0.00238396</text:p>
          </table:table-cell>
          <table:table-cell office:value-type="float" office:value="9.58963E-3" table:style-name="ce1">
            <text:p>0.00958963</text:p>
          </table:table-cell>
          <table:table-cell office:value-type="float" office:value="8.7651499999999993E-3" table:style-name="ce1">
            <text:p>0.00876515</text:p>
          </table:table-cell>
          <table:table-cell table:number-columns-repeated="16369"/>
        </table:table-row>
        <table:table-row table:style-name="ro2">
          <table:table-cell office:value-type="float" office:value="3.4" table:style-name="ce1">
            <text:p>3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1.7000900000000001" table:style-name="ce1">
            <text:p>1.70009</text:p>
          </table:table-cell>
          <table:table-cell office:value-type="float" office:value="0.64125600000000005" table:style-name="ce1">
            <text:p>0.641256</text:p>
          </table:table-cell>
          <table:table-cell office:value-type="float" office:value="-2.7699999999997171E-4" table:formula="of:=[.G39]-[.$G$5]" table:style-name="ce1">
            <text:p>-0.000277</text:p>
          </table:table-cell>
          <table:table-cell office:value-type="float" office:value="0.640374" table:style-name="ce1">
            <text:p>0.640374</text:p>
          </table:table-cell>
          <table:table-cell office:value-type="float" office:value="-1.1590000000000211E-3" table:formula="of:=[.I39]-[.$I$5]" table:style-name="ce1">
            <text:p>-0.001159</text:p>
          </table:table-cell>
          <table:table-cell office:value-type="float" office:value="1.7000900000000001" table:style-name="ce1">
            <text:p>1.70009</text:p>
          </table:table-cell>
          <table:table-cell office:value-type="float" office:value="1.64236E-3" table:style-name="ce1">
            <text:p>0.00164236</text:p>
          </table:table-cell>
          <table:table-cell office:value-type="float" office:value="2.1252599999999999E-3" table:style-name="ce1">
            <text:p>0.00212526</text:p>
          </table:table-cell>
          <table:table-cell office:value-type="float" office:value="1.2340200000000001E-2" table:style-name="ce1">
            <text:p>0.0123402</text:p>
          </table:table-cell>
          <table:table-cell office:value-type="float" office:value="1.08755E-2" table:style-name="ce1">
            <text:p>0.0108755</text:p>
          </table:table-cell>
          <table:table-cell table:number-columns-repeated="16369"/>
        </table:table-row>
        <table:table-row table:style-name="ro2">
          <table:table-cell office:value-type="float" office:value="3.5" table:style-name="ce1">
            <text:p>3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1.7500500000000001" table:style-name="ce1">
            <text:p>1.75005</text:p>
          </table:table-cell>
          <table:table-cell office:value-type="float" office:value="0.64133099999999998" table:style-name="ce1">
            <text:p>0.641331</text:p>
          </table:table-cell>
          <table:table-cell office:value-type="float" office:value="-2.0200000000003548E-4" table:formula="of:=[.G40]-[.$G$5]" table:style-name="ce1">
            <text:p>-0.000202</text:p>
          </table:table-cell>
          <table:table-cell office:value-type="float" office:value="0.64041300000000001" table:style-name="ce1">
            <text:p>0.640413</text:p>
          </table:table-cell>
          <table:table-cell office:value-type="float" office:value="-1.1200000000000099E-3" table:formula="of:=[.I40]-[.$I$5]" table:style-name="ce1">
            <text:p>-0.00112</text:p>
          </table:table-cell>
          <table:table-cell office:value-type="float" office:value="1.7500500000000001" table:style-name="ce1">
            <text:p>1.75005</text:p>
          </table:table-cell>
          <table:table-cell office:value-type="float" office:value="1.8549700000000001E-3" table:style-name="ce1">
            <text:p>0.00185497</text:p>
          </table:table-cell>
          <table:table-cell office:value-type="float" office:value="1.3881099999999999E-3" table:style-name="ce1">
            <text:p>0.00138811</text:p>
          </table:table-cell>
          <table:table-cell office:value-type="float" office:value="1.4977300000000001E-2" table:style-name="ce1">
            <text:p>0.0149773</text:p>
          </table:table-cell>
          <table:table-cell office:value-type="float" office:value="1.3429200000000001E-2" table:style-name="ce1">
            <text:p>0.0134292</text:p>
          </table:table-cell>
          <table:table-cell table:number-columns-repeated="16369"/>
        </table:table-row>
        <table:table-row table:style-name="ro2">
          <table:table-cell office:value-type="float" office:value="3.6" table:style-name="ce1">
            <text:p>3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1.8000700000000001" table:style-name="ce1">
            <text:p>1.80007</text:p>
          </table:table-cell>
          <table:table-cell office:value-type="float" office:value="0.64141800000000004" table:style-name="ce1">
            <text:p>0.641418</text:p>
          </table:table-cell>
          <table:table-cell office:value-type="float" office:value="-1.1499999999997623E-4" table:formula="of:=[.G41]-[.$G$5]" table:style-name="ce1">
            <text:p>-0.000115</text:p>
          </table:table-cell>
          <table:table-cell office:value-type="float" office:value="0.64049100000000003" table:style-name="ce1">
            <text:p>0.640491</text:p>
          </table:table-cell>
          <table:table-cell office:value-type="float" office:value="-1.0419999999999874E-3" table:formula="of:=[.I41]-[.$I$5]" table:style-name="ce1">
            <text:p>-0.001042</text:p>
          </table:table-cell>
          <table:table-cell office:value-type="float" office:value="1.8000700000000001" table:style-name="ce1">
            <text:p>1.80007</text:p>
          </table:table-cell>
          <table:table-cell office:value-type="float" office:value="1.9602700000000001E-3" table:style-name="ce1">
            <text:p>0.00196027</text:p>
          </table:table-cell>
          <table:table-cell office:value-type="float" office:value="4.7657800000000002E-4" table:style-name="ce1">
            <text:p>0.000476578</text:p>
          </table:table-cell>
          <table:table-cell office:value-type="float" office:value="1.7760999999999999E-2" table:style-name="ce1">
            <text:p>0.017761</text:p>
          </table:table-cell>
          <table:table-cell office:value-type="float" office:value="1.47507E-2" table:style-name="ce1">
            <text:p>0.0147507</text:p>
          </table:table-cell>
          <table:table-cell table:number-columns-repeated="16369"/>
        </table:table-row>
        <table:table-row table:style-name="ro2">
          <table:table-cell office:value-type="float" office:value="3.7" table:style-name="ce1">
            <text:p>3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1.8501300000000001" table:style-name="ce1">
            <text:p>1.85013</text:p>
          </table:table-cell>
          <table:table-cell office:value-type="float" office:value="0.64151899999999995" table:style-name="ce1">
            <text:p>0.641519</text:p>
          </table:table-cell>
          <table:table-cell office:value-type="float" office:value="-1.4000000000069512E-5" table:formula="of:=[.G42]-[.$G$5]" table:style-name="ce1">
            <text:p>-1.4E-05</text:p>
          </table:table-cell>
          <table:table-cell office:value-type="float" office:value="0.64058899999999996" table:style-name="ce1">
            <text:p>0.640589</text:p>
          </table:table-cell>
          <table:table-cell office:value-type="float" office:value="-9.4400000000005591E-4" table:formula="of:=[.I42]-[.$I$5]" table:style-name="ce1">
            <text:p>-0.000944</text:p>
          </table:table-cell>
          <table:table-cell office:value-type="float" office:value="1.8501300000000001" table:style-name="ce1">
            <text:p>1.85013</text:p>
          </table:table-cell>
          <table:table-cell office:value-type="float" office:value="2.0062000000000001E-3" table:style-name="ce1">
            <text:p>0.0020062</text:p>
          </table:table-cell>
          <table:table-cell office:value-type="float" office:value="-2.9802399999999998E-4" table:style-name="ce1">
            <text:p>-0.000298024</text:p>
          </table:table-cell>
          <table:table-cell office:value-type="float" office:value="2.0345200000000001E-2" table:style-name="ce1">
            <text:p>0.0203452</text:p>
          </table:table-cell>
          <table:table-cell office:value-type="float" office:value="1.42284E-2" table:style-name="ce1">
            <text:p>0.0142284</text:p>
          </table:table-cell>
          <table:table-cell table:number-columns-repeated="16369"/>
        </table:table-row>
        <table:table-row table:style-name="ro2">
          <table:table-cell office:value-type="float" office:value="3.8" table:style-name="ce1">
            <text:p>3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1.9" table:style-name="ce1">
            <text:p>1.9</text:p>
          </table:table-cell>
          <table:table-cell office:value-type="float" office:value="0.64163199999999998" table:style-name="ce1">
            <text:p>0.641632</text:p>
          </table:table-cell>
          <table:table-cell office:value-type="float" office:value="9.8999999999960231E-5" table:formula="of:=[.G43]-[.$G$5]" table:style-name="ce1">
            <text:p>9.9E-05</text:p>
          </table:table-cell>
          <table:table-cell office:value-type="float" office:value="0.64069900000000002" table:style-name="ce1">
            <text:p>0.640699</text:p>
          </table:table-cell>
          <table:table-cell office:value-type="float" office:value="-8.3400000000000141E-4" table:formula="of:=[.I43]-[.$I$5]" table:style-name="ce1">
            <text:p>-0.000834</text:p>
          </table:table-cell>
          <table:table-cell office:value-type="float" office:value="1.9" table:style-name="ce1">
            <text:p>1.9</text:p>
          </table:table-cell>
          <table:table-cell office:value-type="float" office:value="2.0059700000000001E-3" table:style-name="ce1">
            <text:p>0.00200597</text:p>
          </table:table-cell>
          <table:table-cell office:value-type="float" office:value="-7.5676499999999996E-4" table:style-name="ce1">
            <text:p>-0.000756765</text:p>
          </table:table-cell>
          <table:table-cell office:value-type="float" office:value="2.2870000000000001E-2" table:style-name="ce1">
            <text:p>0.02287</text:p>
          </table:table-cell>
          <table:table-cell office:value-type="float" office:value="1.2136299999999999E-2" table:style-name="ce1">
            <text:p>0.0121363</text:p>
          </table:table-cell>
          <table:table-cell table:number-columns-repeated="16369"/>
        </table:table-row>
        <table:table-row table:style-name="ro2">
          <table:table-cell office:value-type="float" office:value="3.9" table:style-name="ce1">
            <text:p>3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1.95014" table:style-name="ce1">
            <text:p>1.95014</text:p>
          </table:table-cell>
          <table:table-cell office:value-type="float" office:value="0.64175599999999999" table:style-name="ce1">
            <text:p>0.641756</text:p>
          </table:table-cell>
          <table:table-cell office:value-type="float" office:value="2.2299999999997322E-4" table:formula="of:=[.G44]-[.$G$5]" table:style-name="ce1">
            <text:p>0.000223</text:p>
          </table:table-cell>
          <table:table-cell office:value-type="float" office:value="0.64080999999999999" table:style-name="ce1">
            <text:p>0.64081</text:p>
          </table:table-cell>
          <table:table-cell office:value-type="float" office:value="-7.2300000000002917E-4" table:formula="of:=[.I44]-[.$I$5]" table:style-name="ce1">
            <text:p>-0.000723</text:p>
          </table:table-cell>
          <table:table-cell office:value-type="float" office:value="1.95014" table:style-name="ce1">
            <text:p>1.95014</text:p>
          </table:table-cell>
          <table:table-cell office:value-type="float" office:value="2.0440499999999999E-3" table:style-name="ce1">
            <text:p>0.00204405</text:p>
          </table:table-cell>
          <table:table-cell office:value-type="float" office:value="-9.2046100000000002E-4" table:style-name="ce1">
            <text:p>-0.000920461</text:p>
          </table:table-cell>
          <table:table-cell office:value-type="float" office:value="2.4993100000000001E-2" table:style-name="ce1">
            <text:p>0.0249931</text:p>
          </table:table-cell>
          <table:table-cell office:value-type="float" office:value="1.03476E-2" table:style-name="ce1">
            <text:p>0.0103476</text:p>
          </table:table-cell>
          <table:table-cell table:number-columns-repeated="1636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2.00013" table:style-name="ce1">
            <text:p>2.00013</text:p>
          </table:table-cell>
          <table:table-cell office:value-type="float" office:value="0.64188999999999996" table:style-name="ce1">
            <text:p>0.64189</text:p>
          </table:table-cell>
          <table:table-cell office:value-type="float" office:value="3.569999999999407E-4" table:formula="of:=[.G45]-[.$G$5]" table:style-name="ce1">
            <text:p>0.000357</text:p>
          </table:table-cell>
          <table:table-cell office:value-type="float" office:value="0.64093299999999997" table:style-name="ce1">
            <text:p>0.640933</text:p>
          </table:table-cell>
          <table:table-cell office:value-type="float" office:value="-6.0000000000004494E-4" table:formula="of:=[.I45]-[.$I$5]" table:style-name="ce1">
            <text:p>-0.0006</text:p>
          </table:table-cell>
          <table:table-cell office:value-type="float" office:value="2.00013" table:style-name="ce1">
            <text:p>2.00013</text:p>
          </table:table-cell>
          <table:table-cell office:value-type="float" office:value="2.1829200000000001E-3" table:style-name="ce1">
            <text:p>0.00218292</text:p>
          </table:table-cell>
          <table:table-cell office:value-type="float" office:value="-9.5437300000000001E-4" table:style-name="ce1">
            <text:p>-0.000954373</text:p>
          </table:table-cell>
          <table:table-cell office:value-type="float" office:value="2.7084500000000001E-2" table:style-name="ce1">
            <text:p>0.0270845</text:p>
          </table:table-cell>
          <table:table-cell office:value-type="float" office:value="8.8504499999999993E-3" table:style-name="ce1">
            <text:p>0.00885045</text:p>
          </table:table-cell>
          <table:table-cell table:number-columns-repeated="16369"/>
        </table:table-row>
        <table:table-row table:style-name="ro2">
          <table:table-cell office:value-type="float" office:value="4.0999999999999996" table:style-name="ce1">
            <text:p>4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2.0501200000000002" table:style-name="ce1">
            <text:p>2.05012</text:p>
          </table:table-cell>
          <table:table-cell office:value-type="float" office:value="0.64203399999999999" table:style-name="ce1">
            <text:p>0.642034</text:p>
          </table:table-cell>
          <table:table-cell office:value-type="float" office:value="5.0099999999997369E-4" table:formula="of:=[.G46]-[.$G$5]" table:style-name="ce1">
            <text:p>0.000501</text:p>
          </table:table-cell>
          <table:table-cell office:value-type="float" office:value="0.64106200000000002" table:style-name="ce1">
            <text:p>0.641062</text:p>
          </table:table-cell>
          <table:table-cell office:value-type="float" office:value="-4.709999999999992E-4" table:formula="of:=[.I46]-[.$I$5]" table:style-name="ce1">
            <text:p>-0.000471</text:p>
          </table:table-cell>
          <table:table-cell office:value-type="float" office:value="2.0501200000000002" table:style-name="ce1">
            <text:p>2.05012</text:p>
          </table:table-cell>
          <table:table-cell office:value-type="float" office:value="2.4955300000000001E-3" table:style-name="ce1">
            <text:p>0.00249553</text:p>
          </table:table-cell>
          <table:table-cell office:value-type="float" office:value="-9.9087799999999994E-4" table:style-name="ce1">
            <text:p>-0.000990878</text:p>
          </table:table-cell>
          <table:table-cell office:value-type="float" office:value="2.9352E-2" table:style-name="ce1">
            <text:p>0.029352</text:p>
          </table:table-cell>
          <table:table-cell office:value-type="float" office:value="7.3572000000000004E-3" table:style-name="ce1">
            <text:p>0.0073572</text:p>
          </table:table-cell>
          <table:table-cell table:number-columns-repeated="16369"/>
        </table:table-row>
        <table:table-row table:style-name="ro2">
          <table:table-cell office:value-type="float" office:value="4.2" table:style-name="ce1">
            <text:p>4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2.1000399999999999" table:style-name="ce1">
            <text:p>2.10004</text:p>
          </table:table-cell>
          <table:table-cell office:value-type="float" office:value="0.64218600000000003" table:style-name="ce1">
            <text:p>0.642186</text:p>
          </table:table-cell>
          <table:table-cell office:value-type="float" office:value="6.5300000000001468E-4" table:formula="of:=[.G47]-[.$G$5]" table:style-name="ce1">
            <text:p>0.000653</text:p>
          </table:table-cell>
          <table:table-cell office:value-type="float" office:value="0.64119499999999996" table:style-name="ce1">
            <text:p>0.641195</text:p>
          </table:table-cell>
          <table:table-cell office:value-type="float" office:value="-3.3800000000006047E-4" table:formula="of:=[.I47]-[.$I$5]" table:style-name="ce1">
            <text:p>-0.000338</text:p>
          </table:table-cell>
          <table:table-cell office:value-type="float" office:value="2.1000399999999999" table:style-name="ce1">
            <text:p>2.10004</text:p>
          </table:table-cell>
          <table:table-cell office:value-type="float" office:value="2.9824299999999999E-3" table:style-name="ce1">
            <text:p>0.00298243</text:p>
          </table:table-cell>
          <table:table-cell office:value-type="float" office:value="-1.0765099999999999E-3" table:style-name="ce1">
            <text:p>-0.00107651</text:p>
          </table:table-cell>
          <table:table-cell office:value-type="float" office:value="3.18313E-2" table:style-name="ce1">
            <text:p>0.0318313</text:p>
          </table:table-cell>
          <table:table-cell office:value-type="float" office:value="5.4182500000000003E-3" table:style-name="ce1">
            <text:p>0.00541825</text:p>
          </table:table-cell>
          <table:table-cell table:number-columns-repeated="16369"/>
        </table:table-row>
        <table:table-row table:style-name="ro2">
          <table:table-cell office:value-type="float" office:value="4.3" table:style-name="ce1">
            <text:p>4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2.1501199999999998" table:style-name="ce1">
            <text:p>2.15012</text:p>
          </table:table-cell>
          <table:table-cell office:value-type="float" office:value="0.64234100000000005" table:style-name="ce1">
            <text:p>0.642341</text:p>
          </table:table-cell>
          <table:table-cell office:value-type="float" office:value="8.0800000000003092E-4" table:formula="of:=[.G48]-[.$G$5]" table:style-name="ce1">
            <text:p>0.000808</text:p>
          </table:table-cell>
          <table:table-cell office:value-type="float" office:value="0.64131899999999997" table:style-name="ce1">
            <text:p>0.641319</text:p>
          </table:table-cell>
          <table:table-cell office:value-type="float" office:value="-2.1400000000004749E-4" table:formula="of:=[.I48]-[.$I$5]" table:style-name="ce1">
            <text:p>-0.000214</text:p>
          </table:table-cell>
          <table:table-cell office:value-type="float" office:value="2.1501199999999998" table:style-name="ce1">
            <text:p>2.15012</text:p>
          </table:table-cell>
          <table:table-cell office:value-type="float" office:value="3.8306799999999999E-3" table:style-name="ce1">
            <text:p>0.00383068</text:p>
          </table:table-cell>
          <table:table-cell office:value-type="float" office:value="-9.7177799999999996E-4" table:style-name="ce1">
            <text:p>-0.000971778</text:p>
          </table:table-cell>
          <table:table-cell office:value-type="float" office:value="3.4298099999999998E-2" table:style-name="ce1">
            <text:p>0.0342981</text:p>
          </table:table-cell>
          <table:table-cell office:value-type="float" office:value="3.3061700000000002E-3" table:style-name="ce1">
            <text:p>0.00330617</text:p>
          </table:table-cell>
          <table:table-cell table:number-columns-repeated="16369"/>
        </table:table-row>
        <table:table-row table:style-name="ro2">
          <table:table-cell office:value-type="float" office:value="4.4000000000000004" table:style-name="ce1">
            <text:p>4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2.2000199999999999" table:style-name="ce1">
            <text:p>2.20002</text:p>
          </table:table-cell>
          <table:table-cell office:value-type="float" office:value="0.64249900000000004" table:style-name="ce1">
            <text:p>0.642499</text:p>
          </table:table-cell>
          <table:table-cell office:value-type="float" office:value="9.660000000000224E-4" table:formula="of:=[.G49]-[.$G$5]" table:style-name="ce1">
            <text:p>0.000966</text:p>
          </table:table-cell>
          <table:table-cell office:value-type="float" office:value="0.64142600000000005" table:style-name="ce1">
            <text:p>0.641426</text:p>
          </table:table-cell>
          <table:table-cell office:value-type="float" office:value="-1.0699999999996823E-4" table:formula="of:=[.I49]-[.$I$5]" table:style-name="ce1">
            <text:p>-0.000107</text:p>
          </table:table-cell>
          <table:table-cell office:value-type="float" office:value="2.2000199999999999" table:style-name="ce1">
            <text:p>2.20002</text:p>
          </table:table-cell>
          <table:table-cell office:value-type="float" office:value="4.5684000000000002E-3" table:style-name="ce1">
            <text:p>0.0045684</text:p>
          </table:table-cell>
          <table:table-cell office:value-type="float" office:value="-8.5253900000000003E-4" table:style-name="ce1">
            <text:p>-0.000852539</text:p>
          </table:table-cell>
          <table:table-cell office:value-type="float" office:value="3.6375600000000001E-2" table:style-name="ce1">
            <text:p>0.0363756</text:p>
          </table:table-cell>
          <table:table-cell office:value-type="float" office:value="1.59268E-3" table:style-name="ce1">
            <text:p>0.00159268</text:p>
          </table:table-cell>
          <table:table-cell table:number-columns-repeated="16369"/>
        </table:table-row>
        <table:table-row table:style-name="ro2">
          <table:table-cell office:value-type="float" office:value="4.5" table:style-name="ce1">
            <text:p>4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2.2501099999999998" table:style-name="ce1">
            <text:p>2.25011</text:p>
          </table:table-cell>
          <table:table-cell office:value-type="float" office:value="0.642648" table:style-name="ce1">
            <text:p>0.642648</text:p>
          </table:table-cell>
          <table:table-cell office:value-type="float" office:value="1.1149999999999771E-3" table:formula="of:=[.G50]-[.$G$5]" table:style-name="ce1">
            <text:p>0.001115</text:p>
          </table:table-cell>
          <table:table-cell office:value-type="float" office:value="0.64151899999999995" table:style-name="ce1">
            <text:p>0.641519</text:p>
          </table:table-cell>
          <table:table-cell office:value-type="float" office:value="-1.4000000000069512E-5" table:formula="of:=[.I50]-[.$I$5]" table:style-name="ce1">
            <text:p>-1.4E-05</text:p>
          </table:table-cell>
          <table:table-cell office:value-type="float" office:value="2.2501099999999998" table:style-name="ce1">
            <text:p>2.25011</text:p>
          </table:table-cell>
          <table:table-cell office:value-type="float" office:value="5.4329599999999997E-3" table:style-name="ce1">
            <text:p>0.00543296</text:p>
          </table:table-cell>
          <table:table-cell office:value-type="float" office:value="-7.9326600000000004E-4" table:style-name="ce1">
            <text:p>-0.000793266</text:p>
          </table:table-cell>
          <table:table-cell office:value-type="float" office:value="3.7885799999999997E-2" table:style-name="ce1">
            <text:p>0.0378858</text:p>
          </table:table-cell>
          <table:table-cell office:value-type="float" office:value="4.3079899999999999E-4" table:style-name="ce1">
            <text:p>0.000430799</text:p>
          </table:table-cell>
          <table:table-cell table:number-columns-repeated="16369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2.30002" table:style-name="ce1">
            <text:p>2.30002</text:p>
          </table:table-cell>
          <table:table-cell office:value-type="float" office:value="0.64278199999999996" table:style-name="ce1">
            <text:p>0.642782</text:p>
          </table:table-cell>
          <table:table-cell office:value-type="float" office:value="1.2489999999999446E-3" table:formula="of:=[.G51]-[.$G$5]" table:style-name="ce1">
            <text:p>0.001249</text:p>
          </table:table-cell>
          <table:table-cell office:value-type="float" office:value="0.64159500000000003" table:style-name="ce1">
            <text:p>0.641595</text:p>
          </table:table-cell>
          <table:table-cell office:value-type="float" office:value="6.2000000000006494E-5" table:formula="of:=[.I51]-[.$I$5]" table:style-name="ce1">
            <text:p>6.2E-05</text:p>
          </table:table-cell>
          <table:table-cell office:value-type="float" office:value="2.30002" table:style-name="ce1">
            <text:p>2.30002</text:p>
          </table:table-cell>
          <table:table-cell office:value-type="float" office:value="6.2509599999999998E-3" table:style-name="ce1">
            <text:p>0.00625096</text:p>
          </table:table-cell>
          <table:table-cell office:value-type="float" office:value="-8.3667799999999999E-4" table:style-name="ce1">
            <text:p>-0.000836678</text:p>
          </table:table-cell>
          <table:table-cell office:value-type="float" office:value="3.8424899999999998E-2" table:style-name="ce1">
            <text:p>0.0384249</text:p>
          </table:table-cell>
          <table:table-cell office:value-type="float" office:value="-9.8408900000000006E-4" table:style-name="ce1">
            <text:p>-0.000984089</text:p>
          </table:table-cell>
          <table:table-cell table:number-columns-repeated="16369"/>
        </table:table-row>
        <table:table-row table:style-name="ro2">
          <table:table-cell office:value-type="float" office:value="4.7" table:style-name="ce1">
            <text:p>4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2.3500999999999999" table:style-name="ce1">
            <text:p>2.3501</text:p>
          </table:table-cell>
          <table:table-cell office:value-type="float" office:value="0.64288800000000001" table:style-name="ce1">
            <text:p>0.642888</text:p>
          </table:table-cell>
          <table:table-cell office:value-type="float" office:value="1.3549999999999951E-3" table:formula="of:=[.G52]-[.$G$5]" table:style-name="ce1">
            <text:p>0.001355</text:p>
          </table:table-cell>
          <table:table-cell office:value-type="float" office:value="0.64163199999999998" table:style-name="ce1">
            <text:p>0.641632</text:p>
          </table:table-cell>
          <table:table-cell office:value-type="float" office:value="9.8999999999960231E-5" table:formula="of:=[.I52]-[.$I$5]" table:style-name="ce1">
            <text:p>9.9E-05</text:p>
          </table:table-cell>
          <table:table-cell office:value-type="float" office:value="2.3500999999999999" table:style-name="ce1">
            <text:p>2.3501</text:p>
          </table:table-cell>
          <table:table-cell office:value-type="float" office:value="7.0065800000000001E-3" table:style-name="ce1">
            <text:p>0.00700658</text:p>
          </table:table-cell>
          <table:table-cell office:value-type="float" office:value="-8.9232299999999999E-4" table:style-name="ce1">
            <text:p>-0.000892323</text:p>
          </table:table-cell>
          <table:table-cell office:value-type="float" office:value="3.7950400000000002E-2" table:style-name="ce1">
            <text:p>0.0379504</text:p>
          </table:table-cell>
          <table:table-cell office:value-type="float" office:value="-3.6430500000000001E-3" table:style-name="ce1">
            <text:p>-0.00364305</text:p>
          </table:table-cell>
          <table:table-cell table:number-columns-repeated="16369"/>
        </table:table-row>
        <table:table-row table:style-name="ro2">
          <table:table-cell office:value-type="float" office:value="4.8" table:style-name="ce1">
            <text:p>4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2.4000900000000001" table:style-name="ce1">
            <text:p>2.40009</text:p>
          </table:table-cell>
          <table:table-cell office:value-type="float" office:value="0.64295400000000003" table:style-name="ce1">
            <text:p>0.642954</text:p>
          </table:table-cell>
          <table:table-cell office:value-type="float" office:value="1.4210000000000056E-3" table:formula="of:=[.G53]-[.$G$5]" table:style-name="ce1">
            <text:p>0.001421</text:p>
          </table:table-cell>
          <table:table-cell office:value-type="float" office:value="0.64161299999999999" table:style-name="ce1">
            <text:p>0.641613</text:p>
          </table:table-cell>
          <table:table-cell office:value-type="float" office:value="7.9999999999968985E-5" table:formula="of:=[.I53]-[.$I$5]" table:style-name="ce1">
            <text:p>8E-05</text:p>
          </table:table-cell>
          <table:table-cell office:value-type="float" office:value="2.4000900000000001" table:style-name="ce1">
            <text:p>2.40009</text:p>
          </table:table-cell>
          <table:table-cell office:value-type="float" office:value="7.5553199999999999E-3" table:style-name="ce1">
            <text:p>0.00755532</text:p>
          </table:table-cell>
          <table:table-cell office:value-type="float" office:value="-1.0115199999999999E-3" table:style-name="ce1">
            <text:p>-0.00101152</text:p>
          </table:table-cell>
          <table:table-cell office:value-type="float" office:value="3.6570499999999999E-2" table:style-name="ce1">
            <text:p>0.0365705</text:p>
          </table:table-cell>
          <table:table-cell office:value-type="float" office:value="-7.0669000000000001E-3" table:style-name="ce1">
            <text:p>-0.0070669</text:p>
          </table:table-cell>
          <table:table-cell table:number-columns-repeated="16369"/>
        </table:table-row>
        <table:table-row table:style-name="ro2">
          <table:table-cell office:value-type="float" office:value="4.9000000000000004" table:style-name="ce1">
            <text:p>4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2.4500899999999999" table:style-name="ce1">
            <text:p>2.45009</text:p>
          </table:table-cell>
          <table:table-cell office:value-type="float" office:value="0.64296799999999998" table:style-name="ce1">
            <text:p>0.642968</text:p>
          </table:table-cell>
          <table:table-cell office:value-type="float" office:value="1.4349999999999641E-3" table:formula="of:=[.G54]-[.$G$5]" table:style-name="ce1">
            <text:p>0.001435</text:p>
          </table:table-cell>
          <table:table-cell office:value-type="float" office:value="0.64151999999999998" table:style-name="ce1">
            <text:p>0.64152</text:p>
          </table:table-cell>
          <table:table-cell office:value-type="float" office:value="-1.3000000000040757E-5" table:formula="of:=[.I54]-[.$I$5]" table:style-name="ce1">
            <text:p>-1.3E-05</text:p>
          </table:table-cell>
          <table:table-cell office:value-type="float" office:value="2.4500899999999999" table:style-name="ce1">
            <text:p>2.45009</text:p>
          </table:table-cell>
          <table:table-cell office:value-type="float" office:value="7.8465600000000007E-3" table:style-name="ce1">
            <text:p>0.00784656</text:p>
          </table:table-cell>
          <table:table-cell office:value-type="float" office:value="-1.38294E-3" table:style-name="ce1">
            <text:p>-0.00138294</text:p>
          </table:table-cell>
          <table:table-cell office:value-type="float" office:value="3.4422300000000003E-2" table:style-name="ce1">
            <text:p>0.0344223</text:p>
          </table:table-cell>
          <table:table-cell office:value-type="float" office:value="-1.0792599999999999E-2" table:style-name="ce1">
            <text:p>-0.0107926</text:p>
          </table:table-cell>
          <table:table-cell table:number-columns-repeated="1636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2.5001199999999999" table:style-name="ce1">
            <text:p>2.50012</text:p>
          </table:table-cell>
          <table:table-cell office:value-type="float" office:value="0.64290999999999998" table:style-name="ce1">
            <text:p>0.64291</text:p>
          </table:table-cell>
          <table:table-cell office:value-type="float" office:value="1.3769999999999616E-3" table:formula="of:=[.G55]-[.$G$5]" table:style-name="ce1">
            <text:p>0.001377</text:p>
          </table:table-cell>
          <table:table-cell office:value-type="float" office:value="0.64134100000000005" table:style-name="ce1">
            <text:p>0.641341</text:p>
          </table:table-cell>
          <table:table-cell office:value-type="float" office:value="-1.9199999999996997E-4" table:formula="of:=[.I55]-[.$I$5]" table:style-name="ce1">
            <text:p>-0.000192</text:p>
          </table:table-cell>
          <table:table-cell office:value-type="float" office:value="2.5001199999999999" table:style-name="ce1">
            <text:p>2.50012</text:p>
          </table:table-cell>
          <table:table-cell office:value-type="float" office:value="7.7789000000000001E-3" table:style-name="ce1">
            <text:p>0.0077789</text:p>
          </table:table-cell>
          <table:table-cell office:value-type="float" office:value="-1.86118E-3" table:style-name="ce1">
            <text:p>-0.00186118</text:p>
          </table:table-cell>
          <table:table-cell office:value-type="float" office:value="3.1528300000000002E-2" table:style-name="ce1">
            <text:p>0.0315283</text:p>
          </table:table-cell>
          <table:table-cell office:value-type="float" office:value="-1.35721E-2" table:style-name="ce1">
            <text:p>-0.0135721</text:p>
          </table:table-cell>
          <table:table-cell table:number-columns-repeated="16369"/>
        </table:table-row>
        <table:table-row table:style-name="ro2">
          <table:table-cell office:value-type="float" office:value="5.0999999999999996" table:style-name="ce1">
            <text:p>5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2.5500600000000002" table:style-name="ce1">
            <text:p>2.55006</text:p>
          </table:table-cell>
          <table:table-cell office:value-type="float" office:value="0.642764" table:style-name="ce1">
            <text:p>0.642764</text:p>
          </table:table-cell>
          <table:table-cell office:value-type="float" office:value="1.2309999999999821E-3" table:formula="of:=[.G56]-[.$G$5]" table:style-name="ce1">
            <text:p>0.001231</text:p>
          </table:table-cell>
          <table:table-cell office:value-type="float" office:value="0.64106700000000005" table:style-name="ce1">
            <text:p>0.641067</text:p>
          </table:table-cell>
          <table:table-cell office:value-type="float" office:value="-4.6599999999996644E-4" table:formula="of:=[.I56]-[.$I$5]" table:style-name="ce1">
            <text:p>-0.000466</text:p>
          </table:table-cell>
          <table:table-cell office:value-type="float" office:value="2.5500600000000002" table:style-name="ce1">
            <text:p>2.55006</text:p>
          </table:table-cell>
          <table:table-cell office:value-type="float" office:value="7.3268200000000004E-3" table:style-name="ce1">
            <text:p>0.00732682</text:p>
          </table:table-cell>
          <table:table-cell office:value-type="float" office:value="-2.58961E-3" table:style-name="ce1">
            <text:p>-0.00258961</text:p>
          </table:table-cell>
          <table:table-cell office:value-type="float" office:value="2.8161800000000001E-2" table:style-name="ce1">
            <text:p>0.0281618</text:p>
          </table:table-cell>
          <table:table-cell office:value-type="float" office:value="-1.55905E-2" table:style-name="ce1">
            <text:p>-0.0155905</text:p>
          </table:table-cell>
          <table:table-cell table:number-columns-repeated="16369"/>
        </table:table-row>
        <table:table-row table:style-name="ro2">
          <table:table-cell office:value-type="float" office:value="5.2" table:style-name="ce1">
            <text:p>5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2.6001300000000001" table:style-name="ce1">
            <text:p>2.60013</text:p>
          </table:table-cell>
          <table:table-cell office:value-type="float" office:value="0.64251199999999997" table:style-name="ce1">
            <text:p>0.642512</text:p>
          </table:table-cell>
          <table:table-cell office:value-type="float" office:value="9.7899999999995213E-4" table:formula="of:=[.G57]-[.$G$5]" table:style-name="ce1">
            <text:p>0.000979</text:p>
          </table:table-cell>
          <table:table-cell office:value-type="float" office:value="0.64069100000000001" table:style-name="ce1">
            <text:p>0.640691</text:p>
          </table:table-cell>
          <table:table-cell office:value-type="float" office:value="-8.4200000000000941E-4" table:formula="of:=[.I57]-[.$I$5]" table:style-name="ce1">
            <text:p>-0.000842</text:p>
          </table:table-cell>
          <table:table-cell office:value-type="float" office:value="2.6001300000000001" table:style-name="ce1">
            <text:p>2.60013</text:p>
          </table:table-cell>
          <table:table-cell office:value-type="float" office:value="6.4069799999999996E-3" table:style-name="ce1">
            <text:p>0.00640698</text:p>
          </table:table-cell>
          <table:table-cell office:value-type="float" office:value="-3.4855799999999998E-3" table:style-name="ce1">
            <text:p>-0.00348558</text:p>
          </table:table-cell>
          <table:table-cell office:value-type="float" office:value="2.45918E-2" table:style-name="ce1">
            <text:p>0.0245918</text:p>
          </table:table-cell>
          <table:table-cell office:value-type="float" office:value="-1.76516E-2" table:style-name="ce1">
            <text:p>-0.0176516</text:p>
          </table:table-cell>
          <table:table-cell table:number-columns-repeated="16369"/>
        </table:table-row>
        <table:table-row table:style-name="ro2">
          <table:table-cell office:value-type="float" office:value="5.3" table:style-name="ce1">
            <text:p>5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2.6501100000000002" table:style-name="ce1">
            <text:p>2.65011</text:p>
          </table:table-cell>
          <table:table-cell office:value-type="float" office:value="0.64213900000000002" table:style-name="ce1">
            <text:p>0.642139</text:p>
          </table:table-cell>
          <table:table-cell office:value-type="float" office:value="6.0599999999999543E-4" table:formula="of:=[.G58]-[.$G$5]" table:style-name="ce1">
            <text:p>0.000606</text:p>
          </table:table-cell>
          <table:table-cell office:value-type="float" office:value="0.64018699999999995" table:style-name="ce1">
            <text:p>0.640187</text:p>
          </table:table-cell>
          <table:table-cell office:value-type="float" office:value="-1.3460000000000694E-3" table:formula="of:=[.I58]-[.$I$5]" table:style-name="ce1">
            <text:p>-0.001346</text:p>
          </table:table-cell>
          <table:table-cell office:value-type="float" office:value="2.6501100000000002" table:style-name="ce1">
            <text:p>2.65011</text:p>
          </table:table-cell>
          <table:table-cell office:value-type="float" office:value="5.0014400000000002E-3" table:style-name="ce1">
            <text:p>0.00500144</text:p>
          </table:table-cell>
          <table:table-cell office:value-type="float" office:value="-4.5765299999999997E-3" table:style-name="ce1">
            <text:p>-0.00457653</text:p>
          </table:table-cell>
          <table:table-cell office:value-type="float" office:value="2.0670600000000001E-2" table:style-name="ce1">
            <text:p>0.0206706</text:p>
          </table:table-cell>
          <table:table-cell office:value-type="float" office:value="-1.9635099999999999E-2" table:style-name="ce1">
            <text:p>-0.0196351</text:p>
          </table:table-cell>
          <table:table-cell table:number-columns-repeated="16369"/>
        </table:table-row>
        <table:table-row table:style-name="ro2">
          <table:table-cell office:value-type="float" office:value="5.4" table:style-name="ce1">
            <text:p>5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2.7000299999999999" table:style-name="ce1">
            <text:p>2.70003</text:p>
          </table:table-cell>
          <table:table-cell office:value-type="float" office:value="0.64163599999999998" table:style-name="ce1">
            <text:p>0.641636</text:p>
          </table:table-cell>
          <table:table-cell office:value-type="float" office:value="1.0299999999996423E-4" table:formula="of:=[.G59]-[.$G$5]" table:style-name="ce1">
            <text:p>0.000103</text:p>
          </table:table-cell>
          <table:table-cell office:value-type="float" office:value="0.63954999999999995" table:style-name="ce1">
            <text:p>0.63955</text:p>
          </table:table-cell>
          <table:table-cell office:value-type="float" office:value="-1.983000000000068E-3" table:formula="of:=[.I59]-[.$I$5]" table:style-name="ce1">
            <text:p>-0.001983</text:p>
          </table:table-cell>
          <table:table-cell office:value-type="float" office:value="2.7000299999999999" table:style-name="ce1">
            <text:p>2.70003</text:p>
          </table:table-cell>
          <table:table-cell office:value-type="float" office:value="3.04704E-3" table:style-name="ce1">
            <text:p>0.00304704</text:p>
          </table:table-cell>
          <table:table-cell office:value-type="float" office:value="-5.8092600000000001E-3" table:style-name="ce1">
            <text:p>-0.00580926</text:p>
          </table:table-cell>
          <table:table-cell office:value-type="float" office:value="1.6463999999999999E-2" table:style-name="ce1">
            <text:p>0.016464</text:p>
          </table:table-cell>
          <table:table-cell office:value-type="float" office:value="-2.1821900000000002E-2" table:style-name="ce1">
            <text:p>-0.0218219</text:p>
          </table:table-cell>
          <table:table-cell table:number-columns-repeated="16369"/>
        </table:table-row>
        <table:table-row table:style-name="ro2">
          <table:table-cell office:value-type="float" office:value="5.5" table:style-name="ce1">
            <text:p>5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2.7500300000000002" table:style-name="ce1">
            <text:p>2.75003</text:p>
          </table:table-cell>
          <table:table-cell office:value-type="float" office:value="0.64098999999999995" table:style-name="ce1">
            <text:p>0.64099</text:p>
          </table:table-cell>
          <table:table-cell office:value-type="float" office:value="-5.430000000000712E-4" table:formula="of:=[.G60]-[.$G$5]" table:style-name="ce1">
            <text:p>-0.000543</text:p>
          </table:table-cell>
          <table:table-cell office:value-type="float" office:value="0.63875999999999999" table:style-name="ce1">
            <text:p>0.63876</text:p>
          </table:table-cell>
          <table:table-cell office:value-type="float" office:value="-2.7730000000000254E-3" table:formula="of:=[.I60]-[.$I$5]" table:style-name="ce1">
            <text:p>-0.002773</text:p>
          </table:table-cell>
          <table:table-cell office:value-type="float" office:value="2.7500300000000002" table:style-name="ce1">
            <text:p>2.75003</text:p>
          </table:table-cell>
          <table:table-cell office:value-type="float" office:value="5.0679800000000004E-4" table:style-name="ce1">
            <text:p>0.000506798</text:p>
          </table:table-cell>
          <table:table-cell office:value-type="float" office:value="-7.1528399999999997E-3" table:style-name="ce1">
            <text:p>-0.00715284</text:p>
          </table:table-cell>
          <table:table-cell office:value-type="float" office:value="1.1809200000000001E-2" table:style-name="ce1">
            <text:p>0.0118092</text:p>
          </table:table-cell>
          <table:table-cell office:value-type="float" office:value="-2.35911E-2" table:style-name="ce1">
            <text:p>-0.0235911</text:p>
          </table:table-cell>
          <table:table-cell table:number-columns-repeated="16369"/>
        </table:table-row>
        <table:table-row table:style-name="ro2">
          <table:table-cell office:value-type="float" office:value="5.6" table:style-name="ce1">
            <text:p>5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2.8001299999999998" table:style-name="ce1">
            <text:p>2.80013</text:p>
          </table:table-cell>
          <table:table-cell office:value-type="float" office:value="0.64020299999999997" table:style-name="ce1">
            <text:p>0.640203</text:p>
          </table:table-cell>
          <table:table-cell office:value-type="float" office:value="-1.3300000000000534E-3" table:formula="of:=[.G61]-[.$G$5]" table:style-name="ce1">
            <text:p>-0.00133</text:p>
          </table:table-cell>
          <table:table-cell office:value-type="float" office:value="0.637822" table:style-name="ce1">
            <text:p>0.637822</text:p>
          </table:table-cell>
          <table:table-cell office:value-type="float" office:value="-3.7110000000000198E-3" table:formula="of:=[.I61]-[.$I$5]" table:style-name="ce1">
            <text:p>-0.003711</text:p>
          </table:table-cell>
          <table:table-cell office:value-type="float" office:value="2.8001299999999998" table:style-name="ce1">
            <text:p>2.80013</text:p>
          </table:table-cell>
          <table:table-cell office:value-type="float" office:value="-2.6527299999999998E-3" table:style-name="ce1">
            <text:p>-0.00265273</text:p>
          </table:table-cell>
          <table:table-cell office:value-type="float" office:value="-8.5567899999999999E-3" table:style-name="ce1">
            <text:p>-0.00855679</text:p>
          </table:table-cell>
          <table:table-cell office:value-type="float" office:value="6.8353600000000004E-3" table:style-name="ce1">
            <text:p>0.00683536</text:p>
          </table:table-cell>
          <table:table-cell office:value-type="float" office:value="-2.5227900000000001E-2" table:style-name="ce1">
            <text:p>-0.0252279</text:p>
          </table:table-cell>
          <table:table-cell table:number-columns-repeated="16369"/>
        </table:table-row>
        <table:table-row table:style-name="ro2">
          <table:table-cell office:value-type="float" office:value="5.7" table:style-name="ce1">
            <text:p>5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2.8500999999999999" table:style-name="ce1">
            <text:p>2.8501</text:p>
          </table:table-cell>
          <table:table-cell office:value-type="float" office:value="0.63927299999999998" table:style-name="ce1">
            <text:p>0.639273</text:p>
          </table:table-cell>
          <table:table-cell office:value-type="float" office:value="-2.2600000000000398E-3" table:formula="of:=[.G62]-[.$G$5]" table:style-name="ce1">
            <text:p>-0.00226</text:p>
          </table:table-cell>
          <table:table-cell office:value-type="float" office:value="0.63672700000000004" table:style-name="ce1">
            <text:p>0.636727</text:p>
          </table:table-cell>
          <table:table-cell office:value-type="float" office:value="-4.805999999999977E-3" table:formula="of:=[.I62]-[.$I$5]" table:style-name="ce1">
            <text:p>-0.004806</text:p>
          </table:table-cell>
          <table:table-cell office:value-type="float" office:value="2.8500999999999999" table:style-name="ce1">
            <text:p>2.8501</text:p>
          </table:table-cell>
          <table:table-cell office:value-type="float" office:value="-6.4361399999999999E-3" table:style-name="ce1">
            <text:p>-0.00643614</text:p>
          </table:table-cell>
          <table:table-cell office:value-type="float" office:value="-9.9662299999999995E-3" table:style-name="ce1">
            <text:p>-0.00996623</text:p>
          </table:table-cell>
          <table:table-cell office:value-type="float" office:value="1.3385599999999999E-3" table:style-name="ce1">
            <text:p>0.00133856</text:p>
          </table:table-cell>
          <table:table-cell office:value-type="float" office:value="-2.6815700000000001E-2" table:style-name="ce1">
            <text:p>-0.0268157</text:p>
          </table:table-cell>
          <table:table-cell table:number-columns-repeated="16369"/>
        </table:table-row>
        <table:table-row table:style-name="ro2">
          <table:table-cell office:value-type="float" office:value="5.8" table:style-name="ce1">
            <text:p>5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2.9000400000000002" table:style-name="ce1">
            <text:p>2.90004</text:p>
          </table:table-cell>
          <table:table-cell office:value-type="float" office:value="0.63820399999999999" table:style-name="ce1">
            <text:p>0.638204</text:p>
          </table:table-cell>
          <table:table-cell office:value-type="float" office:value="-3.3290000000000264E-3" table:formula="of:=[.G63]-[.$G$5]" table:style-name="ce1">
            <text:p>-0.003329</text:p>
          </table:table-cell>
          <table:table-cell office:value-type="float" office:value="0.63549" table:style-name="ce1">
            <text:p>0.63549</text:p>
          </table:table-cell>
          <table:table-cell office:value-type="float" office:value="-6.0430000000000206E-3" table:formula="of:=[.I63]-[.$I$5]" table:style-name="ce1">
            <text:p>-0.006043</text:p>
          </table:table-cell>
          <table:table-cell office:value-type="float" office:value="2.9000400000000002" table:style-name="ce1">
            <text:p>2.90004</text:p>
          </table:table-cell>
          <table:table-cell office:value-type="float" office:value="-1.08267E-2" table:style-name="ce1">
            <text:p>-0.0108267</text:p>
          </table:table-cell>
          <table:table-cell office:value-type="float" office:value="-1.1321700000000001E-2" table:style-name="ce1">
            <text:p>-0.0113217</text:p>
          </table:table-cell>
          <table:table-cell office:value-type="float" office:value="-4.4849800000000004E-3" table:style-name="ce1">
            <text:p>-0.00448498</text:p>
          </table:table-cell>
          <table:table-cell office:value-type="float" office:value="-2.89816E-2" table:style-name="ce1">
            <text:p>-0.0289816</text:p>
          </table:table-cell>
          <table:table-cell table:number-columns-repeated="16369"/>
        </table:table-row>
        <table:table-row table:style-name="ro2">
          <table:table-cell office:value-type="float" office:value="5.9" table:style-name="ce1">
            <text:p>5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2.9500199999999999" table:style-name="ce1">
            <text:p>2.95002</text:p>
          </table:table-cell>
          <table:table-cell office:value-type="float" office:value="0.63700900000000005" table:style-name="ce1">
            <text:p>0.637009</text:p>
          </table:table-cell>
          <table:table-cell office:value-type="float" office:value="-4.5239999999999725E-3" table:formula="of:=[.G64]-[.$G$5]" table:style-name="ce1">
            <text:p>-0.004524</text:p>
          </table:table-cell>
          <table:table-cell office:value-type="float" office:value="0.634104" table:style-name="ce1">
            <text:p>0.634104</text:p>
          </table:table-cell>
          <table:table-cell office:value-type="float" office:value="-7.4290000000000189E-3" table:formula="of:=[.I64]-[.$I$5]" table:style-name="ce1">
            <text:p>-0.007429</text:p>
          </table:table-cell>
          <table:table-cell office:value-type="float" office:value="2.9500199999999999" table:style-name="ce1">
            <text:p>2.95002</text:p>
          </table:table-cell>
          <table:table-cell office:value-type="float" office:value="-1.5783100000000001E-2" table:style-name="ce1">
            <text:p>-0.0157831</text:p>
          </table:table-cell>
          <table:table-cell office:value-type="float" office:value="-1.25519E-2" table:style-name="ce1">
            <text:p>-0.0125519</text:p>
          </table:table-cell>
          <table:table-cell office:value-type="float" office:value="-1.0588800000000001E-2" table:style-name="ce1">
            <text:p>-0.0105888</text:p>
          </table:table-cell>
          <table:table-cell office:value-type="float" office:value="-3.12336E-2" table:style-name="ce1">
            <text:p>-0.0312336</text:p>
          </table:table-cell>
          <table:table-cell table:number-columns-repeated="1636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3.0000800000000001" table:style-name="ce1">
            <text:p>3.00008</text:p>
          </table:table-cell>
          <table:table-cell office:value-type="float" office:value="0.63570300000000002" table:style-name="ce1">
            <text:p>0.635703</text:p>
          </table:table-cell>
          <table:table-cell office:value-type="float" office:value="-5.8300000000000018E-3" table:formula="of:=[.G65]-[.$G$5]" table:style-name="ce1">
            <text:p>-0.00583</text:p>
          </table:table-cell>
          <table:table-cell office:value-type="float" office:value="0.63260799999999995" table:style-name="ce1">
            <text:p>0.632608</text:p>
          </table:table-cell>
          <table:table-cell office:value-type="float" office:value="-8.9250000000000718E-3" table:formula="of:=[.I65]-[.$I$5]" table:style-name="ce1">
            <text:p>-0.008925</text:p>
          </table:table-cell>
          <table:table-cell office:value-type="float" office:value="3.0000800000000001" table:style-name="ce1">
            <text:p>3.00008</text:p>
          </table:table-cell>
          <table:table-cell office:value-type="float" office:value="-2.12426E-2" table:style-name="ce1">
            <text:p>-0.0212426</text:p>
          </table:table-cell>
          <table:table-cell office:value-type="float" office:value="-1.35859E-2" table:style-name="ce1">
            <text:p>-0.0135859</text:p>
          </table:table-cell>
          <table:table-cell office:value-type="float" office:value="-1.6768700000000001E-2" table:style-name="ce1">
            <text:p>-0.0167687</text:p>
          </table:table-cell>
          <table:table-cell office:value-type="float" office:value="-3.3137E-2" table:style-name="ce1">
            <text:p>-0.033137</text:p>
          </table:table-cell>
          <table:table-cell table:number-columns-repeated="16369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3.0501100000000001" table:style-name="ce1">
            <text:p>3.05011</text:p>
          </table:table-cell>
          <table:table-cell office:value-type="float" office:value="0.63431400000000004" table:style-name="ce1">
            <text:p>0.634314</text:p>
          </table:table-cell>
          <table:table-cell office:value-type="float" office:value="-7.2189999999999754E-3" table:formula="of:=[.G66]-[.$G$5]" table:style-name="ce1">
            <text:p>-0.007219</text:p>
          </table:table-cell>
          <table:table-cell office:value-type="float" office:value="0.63101600000000002" table:style-name="ce1">
            <text:p>0.631016</text:p>
          </table:table-cell>
          <table:table-cell office:value-type="float" office:value="-1.0516999999999999E-2" table:formula="of:=[.I66]-[.$I$5]" table:style-name="ce1">
            <text:p>-0.010517</text:p>
          </table:table-cell>
          <table:table-cell office:value-type="float" office:value="3.0501100000000001" table:style-name="ce1">
            <text:p>3.05011</text:p>
          </table:table-cell>
          <table:table-cell office:value-type="float" office:value="-2.7084299999999999E-2" table:style-name="ce1">
            <text:p>-0.0270843</text:p>
          </table:table-cell>
          <table:table-cell office:value-type="float" office:value="-1.43368E-2" table:style-name="ce1">
            <text:p>-0.0143368</text:p>
          </table:table-cell>
          <table:table-cell office:value-type="float" office:value="-2.3008399999999998E-2" table:style-name="ce1">
            <text:p>-0.0230084</text:p>
          </table:table-cell>
          <table:table-cell office:value-type="float" office:value="-3.4022299999999998E-2" table:style-name="ce1">
            <text:p>-0.0340223</text:p>
          </table:table-cell>
          <table:table-cell table:number-columns-repeated="16369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3.10012" table:style-name="ce1">
            <text:p>3.10012</text:p>
          </table:table-cell>
          <table:table-cell office:value-type="float" office:value="0.63286799999999999" table:style-name="ce1">
            <text:p>0.632868</text:p>
          </table:table-cell>
          <table:table-cell office:value-type="float" office:value="-8.6650000000000338E-3" table:formula="of:=[.G67]-[.$G$5]" table:style-name="ce1">
            <text:p>-0.008665</text:p>
          </table:table-cell>
          <table:table-cell office:value-type="float" office:value="0.62939199999999995" table:style-name="ce1">
            <text:p>0.629392</text:p>
          </table:table-cell>
          <table:table-cell office:value-type="float" office:value="-1.2141000000000068E-2" table:formula="of:=[.I67]-[.$I$5]" table:style-name="ce1">
            <text:p>-0.012141</text:p>
          </table:table-cell>
          <table:table-cell office:value-type="float" office:value="3.10012" table:style-name="ce1">
            <text:p>3.10012</text:p>
          </table:table-cell>
          <table:table-cell office:value-type="float" office:value="-3.3191100000000001E-2" table:style-name="ce1">
            <text:p>-0.0331911</text:p>
          </table:table-cell>
          <table:table-cell office:value-type="float" office:value="-1.4728400000000001E-2" table:style-name="ce1">
            <text:p>-0.0147284</text:p>
          </table:table-cell>
          <table:table-cell office:value-type="float" office:value="-2.9124899999999999E-2" table:style-name="ce1">
            <text:p>-0.0291249</text:p>
          </table:table-cell>
          <table:table-cell office:value-type="float" office:value="-3.3919199999999997E-2" table:style-name="ce1">
            <text:p>-0.0339192</text:p>
          </table:table-cell>
          <table:table-cell table:number-columns-repeated="16369"/>
        </table:table-row>
        <table:table-row table:style-name="ro2">
          <table:table-cell office:value-type="float" office:value="6.3" table:style-name="ce1">
            <text:p>6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3.1500400000000002" table:style-name="ce1">
            <text:p>3.15004</text:p>
          </table:table-cell>
          <table:table-cell office:value-type="float" office:value="0.63141400000000003" table:style-name="ce1">
            <text:p>0.631414</text:p>
          </table:table-cell>
          <table:table-cell office:value-type="float" office:value="-1.0118999999999989E-2" table:formula="of:=[.G68]-[.$G$5]" table:style-name="ce1">
            <text:p>-0.010119</text:p>
          </table:table-cell>
          <table:table-cell office:value-type="float" office:value="0.62776699999999996" table:style-name="ce1">
            <text:p>0.627767</text:p>
          </table:table-cell>
          <table:table-cell office:value-type="float" office:value="-1.3766000000000056E-2" table:formula="of:=[.I68]-[.$I$5]" table:style-name="ce1">
            <text:p>-0.013766</text:p>
          </table:table-cell>
          <table:table-cell office:value-type="float" office:value="3.1500400000000002" table:style-name="ce1">
            <text:p>3.15004</text:p>
          </table:table-cell>
          <table:table-cell office:value-type="float" office:value="-3.9368399999999998E-2" table:style-name="ce1">
            <text:p>-0.0393684</text:p>
          </table:table-cell>
          <table:table-cell office:value-type="float" office:value="-1.46675E-2" table:style-name="ce1">
            <text:p>-0.0146675</text:p>
          </table:table-cell>
          <table:table-cell office:value-type="float" office:value="-3.4935000000000001E-2" table:style-name="ce1">
            <text:p>-0.034935</text:p>
          </table:table-cell>
          <table:table-cell office:value-type="float" office:value="-3.2898400000000001E-2" table:style-name="ce1">
            <text:p>-0.0328984</text:p>
          </table:table-cell>
          <table:table-cell table:number-columns-repeated="16369"/>
        </table:table-row>
        <table:table-row table:style-name="ro2">
          <table:table-cell office:value-type="float" office:value="6.4" table:style-name="ce1">
            <text:p>6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3.2000199999999999" table:style-name="ce1">
            <text:p>3.20002</text:p>
          </table:table-cell>
          <table:table-cell office:value-type="float" office:value="0.62997800000000004" table:style-name="ce1">
            <text:p>0.629978</text:p>
          </table:table-cell>
          <table:table-cell office:value-type="float" office:value="-1.1554999999999982E-2" table:formula="of:=[.G69]-[.$G$5]" table:style-name="ce1">
            <text:p>-0.011555</text:p>
          </table:table-cell>
          <table:table-cell office:value-type="float" office:value="0.62620399999999998" table:style-name="ce1">
            <text:p>0.626204</text:p>
          </table:table-cell>
          <table:table-cell office:value-type="float" office:value="-1.5329000000000037E-2" table:formula="of:=[.I69]-[.$I$5]" table:style-name="ce1">
            <text:p>-0.015329</text:p>
          </table:table-cell>
          <table:table-cell office:value-type="float" office:value="3.2000199999999999" table:style-name="ce1">
            <text:p>3.20002</text:p>
          </table:table-cell>
          <table:table-cell office:value-type="float" office:value="-4.5476799999999998E-2" table:style-name="ce1">
            <text:p>-0.0454768</text:p>
          </table:table-cell>
          <table:table-cell office:value-type="float" office:value="-1.40538E-2" table:style-name="ce1">
            <text:p>-0.0140538</text:p>
          </table:table-cell>
          <table:table-cell office:value-type="float" office:value="-4.0401199999999998E-2" table:style-name="ce1">
            <text:p>-0.0404012</text:p>
          </table:table-cell>
          <table:table-cell office:value-type="float" office:value="-3.1112500000000001E-2" table:style-name="ce1">
            <text:p>-0.0311125</text:p>
          </table:table-cell>
          <table:table-cell table:number-columns-repeated="16369"/>
        </table:table-row>
        <table:table-row table:style-name="ro2">
          <table:table-cell office:value-type="float" office:value="6.5" table:style-name="ce1">
            <text:p>6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3.25013" table:style-name="ce1">
            <text:p>3.25013</text:p>
          </table:table-cell>
          <table:table-cell office:value-type="float" office:value="0.62862600000000002" table:style-name="ce1">
            <text:p>0.628626</text:p>
          </table:table-cell>
          <table:table-cell office:value-type="float" office:value="-1.2907000000000002E-2" table:formula="of:=[.G70]-[.$G$5]" table:style-name="ce1">
            <text:p>-0.012907</text:p>
          </table:table-cell>
          <table:table-cell office:value-type="float" office:value="0.62477000000000005" table:style-name="ce1">
            <text:p>0.62477</text:p>
          </table:table-cell>
          <table:table-cell office:value-type="float" office:value="-1.6762999999999972E-2" table:formula="of:=[.I70]-[.$I$5]" table:style-name="ce1">
            <text:p>-0.016763</text:p>
          </table:table-cell>
          <table:table-cell office:value-type="float" office:value="3.25013" table:style-name="ce1">
            <text:p>3.25013</text:p>
          </table:table-cell>
          <table:table-cell office:value-type="float" office:value="-5.12349E-2" table:style-name="ce1">
            <text:p>-0.0512349</text:p>
          </table:table-cell>
          <table:table-cell office:value-type="float" office:value="-1.28021E-2" table:style-name="ce1">
            <text:p>-0.0128021</text:p>
          </table:table-cell>
          <table:table-cell office:value-type="float" office:value="-4.5434599999999999E-2" table:style-name="ce1">
            <text:p>-0.0454346</text:p>
          </table:table-cell>
          <table:table-cell office:value-type="float" office:value="-2.8311300000000001E-2" table:style-name="ce1">
            <text:p>-0.0283113</text:p>
          </table:table-cell>
          <table:table-cell table:number-columns-repeated="16369"/>
        </table:table-row>
        <table:table-row table:style-name="ro2">
          <table:table-cell office:value-type="float" office:value="6.6" table:style-name="ce1">
            <text:p>6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3.3000799999999999" table:style-name="ce1">
            <text:p>3.30008</text:p>
          </table:table-cell>
          <table:table-cell office:value-type="float" office:value="0.62740499999999999" table:style-name="ce1">
            <text:p>0.627405</text:p>
          </table:table-cell>
          <table:table-cell office:value-type="float" office:value="-1.4128000000000029E-2" table:formula="of:=[.G71]-[.$G$5]" table:style-name="ce1">
            <text:p>-0.014128</text:p>
          </table:table-cell>
          <table:table-cell office:value-type="float" office:value="0.623525" table:style-name="ce1">
            <text:p>0.623525</text:p>
          </table:table-cell>
          <table:table-cell office:value-type="float" office:value="-1.8008000000000024E-2" table:formula="of:=[.I71]-[.$I$5]" table:style-name="ce1">
            <text:p>-0.018008</text:p>
          </table:table-cell>
          <table:table-cell office:value-type="float" office:value="3.3000799999999999" table:style-name="ce1">
            <text:p>3.30008</text:p>
          </table:table-cell>
          <table:table-cell office:value-type="float" office:value="-5.6405400000000001E-2" table:style-name="ce1">
            <text:p>-0.0564054</text:p>
          </table:table-cell>
          <table:table-cell office:value-type="float" office:value="-1.08117E-2" table:style-name="ce1">
            <text:p>-0.0108117</text:p>
          </table:table-cell>
          <table:table-cell office:value-type="float" office:value="-4.9897499999999997E-2" table:style-name="ce1">
            <text:p>-0.0498975</text:p>
          </table:table-cell>
          <table:table-cell office:value-type="float" office:value="-2.4340500000000001E-2" table:style-name="ce1">
            <text:p>-0.0243405</text:p>
          </table:table-cell>
          <table:table-cell table:number-columns-repeated="16369"/>
        </table:table-row>
        <table:table-row table:style-name="ro2">
          <table:table-cell office:value-type="float" office:value="6.7" table:style-name="ce1">
            <text:p>6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3.3501300000000001" table:style-name="ce1">
            <text:p>3.35013</text:p>
          </table:table-cell>
          <table:table-cell office:value-type="float" office:value="0.62637100000000001" table:style-name="ce1">
            <text:p>0.626371</text:p>
          </table:table-cell>
          <table:table-cell office:value-type="float" office:value="-1.5162000000000009E-2" table:formula="of:=[.G72]-[.$G$5]" table:style-name="ce1">
            <text:p>-0.015162</text:p>
          </table:table-cell>
          <table:table-cell office:value-type="float" office:value="0.62253499999999995" table:style-name="ce1">
            <text:p>0.622535</text:p>
          </table:table-cell>
          <table:table-cell office:value-type="float" office:value="-1.899800000000007E-2" table:formula="of:=[.I72]-[.$I$5]" table:style-name="ce1">
            <text:p>-0.018998</text:p>
          </table:table-cell>
          <table:table-cell office:value-type="float" office:value="3.3501300000000001" table:style-name="ce1">
            <text:p>3.35013</text:p>
          </table:table-cell>
          <table:table-cell office:value-type="float" office:value="-6.0724100000000003E-2" table:style-name="ce1">
            <text:p>-0.0607241</text:p>
          </table:table-cell>
          <table:table-cell office:value-type="float" office:value="-7.9854999999999995E-3" table:style-name="ce1">
            <text:p>-0.0079855</text:p>
          </table:table-cell>
          <table:table-cell office:value-type="float" office:value="-5.3584800000000002E-2" table:style-name="ce1">
            <text:p>-0.0535848</text:p>
          </table:table-cell>
          <table:table-cell office:value-type="float" office:value="-1.9202299999999999E-2" table:style-name="ce1">
            <text:p>-0.0192023</text:p>
          </table:table-cell>
          <table:table-cell table:number-columns-repeated="16369"/>
        </table:table-row>
        <table:table-row table:style-name="ro2">
          <table:table-cell office:value-type="float" office:value="6.8" table:style-name="ce1">
            <text:p>6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3.4000599999999999" table:style-name="ce1">
            <text:p>3.40006</text:p>
          </table:table-cell>
          <table:table-cell office:value-type="float" office:value="0.62560199999999999" table:style-name="ce1">
            <text:p>0.625602</text:p>
          </table:table-cell>
          <table:table-cell office:value-type="float" office:value="-1.5931000000000028E-2" table:formula="of:=[.G73]-[.$G$5]" table:style-name="ce1">
            <text:p>-0.015931</text:p>
          </table:table-cell>
          <table:table-cell office:value-type="float" office:value="0.62188299999999996" table:style-name="ce1">
            <text:p>0.621883</text:p>
          </table:table-cell>
          <table:table-cell office:value-type="float" office:value="-1.9650000000000056E-2" table:formula="of:=[.I73]-[.$I$5]" table:style-name="ce1">
            <text:p>-0.01965</text:p>
          </table:table-cell>
          <table:table-cell office:value-type="float" office:value="3.4000599999999999" table:style-name="ce1">
            <text:p>3.40006</text:p>
          </table:table-cell>
          <table:table-cell office:value-type="float" office:value="-6.3859200000000005E-2" table:style-name="ce1">
            <text:p>-0.0638592</text:p>
          </table:table-cell>
          <table:table-cell office:value-type="float" office:value="-4.27765E-3" table:style-name="ce1">
            <text:p>-0.00427765</text:p>
          </table:table-cell>
          <table:table-cell office:value-type="float" office:value="-5.6134400000000001E-2" table:style-name="ce1">
            <text:p>-0.0561344</text:p>
          </table:table-cell>
          <table:table-cell office:value-type="float" office:value="-1.3202200000000001E-2" table:style-name="ce1">
            <text:p>-0.0132022</text:p>
          </table:table-cell>
          <table:table-cell table:number-columns-repeated="16369"/>
        </table:table-row>
        <table:table-row table:style-name="ro2">
          <table:table-cell office:value-type="float" office:value="6.9" table:style-name="ce1">
            <text:p>6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3.4500299999999999" table:style-name="ce1">
            <text:p>3.45003</text:p>
          </table:table-cell>
          <table:table-cell office:value-type="float" office:value="0.62516899999999997" table:style-name="ce1">
            <text:p>0.625169</text:p>
          </table:table-cell>
          <table:table-cell office:value-type="float" office:value="-1.6364000000000045E-2" table:formula="of:=[.G74]-[.$G$5]" table:style-name="ce1">
            <text:p>-0.016364</text:p>
          </table:table-cell>
          <table:table-cell office:value-type="float" office:value="0.62163800000000002" table:style-name="ce1">
            <text:p>0.621638</text:p>
          </table:table-cell>
          <table:table-cell office:value-type="float" office:value="-1.9894999999999996E-2" table:formula="of:=[.I74]-[.$I$5]" table:style-name="ce1">
            <text:p>-0.019895</text:p>
          </table:table-cell>
          <table:table-cell office:value-type="float" office:value="3.4500299999999999" table:style-name="ce1">
            <text:p>3.45003</text:p>
          </table:table-cell>
          <table:table-cell office:value-type="float" office:value="-6.5526699999999993E-2" table:style-name="ce1">
            <text:p>-0.0655267</text:p>
          </table:table-cell>
          <table:table-cell office:value-type="float" office:value="3.7911999999999999E-4" table:style-name="ce1">
            <text:p>0.00037912</text:p>
          </table:table-cell>
          <table:table-cell office:value-type="float" office:value="-5.7285999999999997E-2" table:style-name="ce1">
            <text:p>-0.057286</text:p>
          </table:table-cell>
          <table:table-cell office:value-type="float" office:value="-6.2988100000000002E-3" table:style-name="ce1">
            <text:p>-0.00629881</text:p>
          </table:table-cell>
          <table:table-cell table:number-columns-repeated="1636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3.50013" table:style-name="ce1">
            <text:p>3.50013</text:p>
          </table:table-cell>
          <table:table-cell office:value-type="float" office:value="0.62515900000000002" table:style-name="ce1">
            <text:p>0.625159</text:p>
          </table:table-cell>
          <table:table-cell office:value-type="float" office:value="-1.6374E-2" table:formula="of:=[.G75]-[.$G$5]" table:style-name="ce1">
            <text:p>-0.016374</text:p>
          </table:table-cell>
          <table:table-cell office:value-type="float" office:value="0.62188600000000005" table:style-name="ce1">
            <text:p>0.621886</text:p>
          </table:table-cell>
          <table:table-cell office:value-type="float" office:value="-1.964699999999997E-2" table:formula="of:=[.I75]-[.$I$5]" table:style-name="ce1">
            <text:p>-0.019647</text:p>
          </table:table-cell>
          <table:table-cell office:value-type="float" office:value="3.50013" table:style-name="ce1">
            <text:p>3.50013</text:p>
          </table:table-cell>
          <table:table-cell office:value-type="float" office:value="-6.5380999999999995E-2" table:style-name="ce1">
            <text:p>-0.065381</text:p>
          </table:table-cell>
          <table:table-cell office:value-type="float" office:value="5.9770400000000003E-3" table:style-name="ce1">
            <text:p>0.00597704</text:p>
          </table:table-cell>
          <table:table-cell office:value-type="float" office:value="-5.6573400000000003E-2" table:style-name="ce1">
            <text:p>-0.0565734</text:p>
          </table:table-cell>
          <table:table-cell office:value-type="float" office:value="1.6203000000000001E-3" table:style-name="ce1">
            <text:p>0.0016203</text:p>
          </table:table-cell>
          <table:table-cell table:number-columns-repeated="16369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3.55009" table:style-name="ce1">
            <text:p>3.55009</text:p>
          </table:table-cell>
          <table:table-cell office:value-type="float" office:value="0.62565700000000002" table:style-name="ce1">
            <text:p>0.625657</text:p>
          </table:table-cell>
          <table:table-cell office:value-type="float" office:value="-1.5876000000000001E-2" table:formula="of:=[.G76]-[.$G$5]" table:style-name="ce1">
            <text:p>-0.015876</text:p>
          </table:table-cell>
          <table:table-cell office:value-type="float" office:value="0.62271600000000005" table:style-name="ce1">
            <text:p>0.622716</text:p>
          </table:table-cell>
          <table:table-cell office:value-type="float" office:value="-1.8816999999999973E-2" table:formula="of:=[.I76]-[.$I$5]" table:style-name="ce1">
            <text:p>-0.018817</text:p>
          </table:table-cell>
          <table:table-cell office:value-type="float" office:value="3.55009" table:style-name="ce1">
            <text:p>3.55009</text:p>
          </table:table-cell>
          <table:table-cell office:value-type="float" office:value="-6.3122300000000006E-2" table:style-name="ce1">
            <text:p>-0.0631223</text:p>
          </table:table-cell>
          <table:table-cell office:value-type="float" office:value="1.24847E-2" table:style-name="ce1">
            <text:p>0.0124847</text:p>
          </table:table-cell>
          <table:table-cell office:value-type="float" office:value="-5.3665200000000003E-2" table:style-name="ce1">
            <text:p>-0.0536652</text:p>
          </table:table-cell>
          <table:table-cell office:value-type="float" office:value="1.08413E-2" table:style-name="ce1">
            <text:p>0.0108413</text:p>
          </table:table-cell>
          <table:table-cell table:number-columns-repeated="16369"/>
        </table:table-row>
        <table:table-row table:style-name="ro2">
          <table:table-cell office:value-type="float" office:value="7.2" table:style-name="ce1">
            <text:p>7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3.6000800000000002" table:style-name="ce1">
            <text:p>3.60008</text:p>
          </table:table-cell>
          <table:table-cell office:value-type="float" office:value="0.62674399999999997" table:style-name="ce1">
            <text:p>0.626744</text:p>
          </table:table-cell>
          <table:table-cell office:value-type="float" office:value="-1.4789000000000052E-2" table:formula="of:=[.G77]-[.$G$5]" table:style-name="ce1">
            <text:p>-0.014789</text:p>
          </table:table-cell>
          <table:table-cell office:value-type="float" office:value="0.624224" table:style-name="ce1">
            <text:p>0.624224</text:p>
          </table:table-cell>
          <table:table-cell office:value-type="float" office:value="-1.7309000000000019E-2" table:formula="of:=[.I77]-[.$I$5]" table:style-name="ce1">
            <text:p>-0.017309</text:p>
          </table:table-cell>
          <table:table-cell office:value-type="float" office:value="3.6000800000000002" table:style-name="ce1">
            <text:p>3.60008</text:p>
          </table:table-cell>
          <table:table-cell office:value-type="float" office:value="-5.8425400000000002E-2" table:style-name="ce1">
            <text:p>-0.0584254</text:p>
          </table:table-cell>
          <table:table-cell office:value-type="float" office:value="1.98213E-2" table:style-name="ce1">
            <text:p>0.0198213</text:p>
          </table:table-cell>
          <table:table-cell office:value-type="float" office:value="-4.8181300000000003E-2" table:style-name="ce1">
            <text:p>-0.0481813</text:p>
          </table:table-cell>
          <table:table-cell office:value-type="float" office:value="2.11462E-2" table:style-name="ce1">
            <text:p>0.0211462</text:p>
          </table:table-cell>
          <table:table-cell table:number-columns-repeated="16369"/>
        </table:table-row>
        <table:table-row table:style-name="ro2">
          <table:table-cell office:value-type="float" office:value="7.3" table:style-name="ce1">
            <text:p>7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3.6500699999999999" table:style-name="ce1">
            <text:p>3.65007</text:p>
          </table:table-cell>
          <table:table-cell office:value-type="float" office:value="0.62849500000000003" table:style-name="ce1">
            <text:p>0.628495</text:p>
          </table:table-cell>
          <table:table-cell office:value-type="float" office:value="-1.3037999999999994E-2" table:formula="of:=[.G78]-[.$G$5]" table:style-name="ce1">
            <text:p>-0.013038</text:p>
          </table:table-cell>
          <table:table-cell office:value-type="float" office:value="0.62648099999999995" table:style-name="ce1">
            <text:p>0.626481</text:p>
          </table:table-cell>
          <table:table-cell office:value-type="float" office:value="-1.5052000000000065E-2" table:formula="of:=[.I78]-[.$I$5]" table:style-name="ce1">
            <text:p>-0.015052</text:p>
          </table:table-cell>
          <table:table-cell office:value-type="float" office:value="3.6500699999999999" table:style-name="ce1">
            <text:p>3.65007</text:p>
          </table:table-cell>
          <table:table-cell office:value-type="float" office:value="-5.1023300000000001E-2" table:style-name="ce1">
            <text:p>-0.0510233</text:p>
          </table:table-cell>
          <table:table-cell office:value-type="float" office:value="2.7785000000000001E-2" table:style-name="ce1">
            <text:p>0.027785</text:p>
          </table:table-cell>
          <table:table-cell office:value-type="float" office:value="-3.9804300000000001E-2" table:style-name="ce1">
            <text:p>-0.0398043</text:p>
          </table:table-cell>
          <table:table-cell office:value-type="float" office:value="3.1895399999999997E-2" table:style-name="ce1">
            <text:p>0.0318954</text:p>
          </table:table-cell>
          <table:table-cell table:number-columns-repeated="16369"/>
        </table:table-row>
        <table:table-row table:style-name="ro2">
          <table:table-cell office:value-type="float" office:value="7.4" table:style-name="ce1">
            <text:p>7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3.7000500000000001" table:style-name="ce1">
            <text:p>3.70005</text:p>
          </table:table-cell>
          <table:table-cell office:value-type="float" office:value="0.63097800000000004" table:style-name="ce1">
            <text:p>0.630978</text:p>
          </table:table-cell>
          <table:table-cell office:value-type="float" office:value="-1.0554999999999981E-2" table:formula="of:=[.G79]-[.$G$5]" table:style-name="ce1">
            <text:p>-0.010555</text:p>
          </table:table-cell>
          <table:table-cell office:value-type="float" office:value="0.62957700000000005" table:style-name="ce1">
            <text:p>0.629577</text:p>
          </table:table-cell>
          <table:table-cell office:value-type="float" office:value="-1.1955999999999967E-2" table:formula="of:=[.I79]-[.$I$5]" table:style-name="ce1">
            <text:p>-0.011956</text:p>
          </table:table-cell>
          <table:table-cell office:value-type="float" office:value="3.7000500000000001" table:style-name="ce1">
            <text:p>3.70005</text:p>
          </table:table-cell>
          <table:table-cell office:value-type="float" office:value="-4.0713199999999998E-2" table:style-name="ce1">
            <text:p>-0.0407132</text:p>
          </table:table-cell>
          <table:table-cell office:value-type="float" office:value="3.6137799999999998E-2" table:style-name="ce1">
            <text:p>0.0361378</text:p>
          </table:table-cell>
          <table:table-cell office:value-type="float" office:value="-2.82934E-2" table:style-name="ce1">
            <text:p>-0.0282934</text:p>
          </table:table-cell>
          <table:table-cell office:value-type="float" office:value="4.2814100000000001E-2" table:style-name="ce1">
            <text:p>0.0428141</text:p>
          </table:table-cell>
          <table:table-cell table:number-columns-repeated="16369"/>
        </table:table-row>
        <table:table-row table:style-name="ro2">
          <table:table-cell office:value-type="float" office:value="7.5" table:style-name="ce1">
            <text:p>7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3.7500100000000001" table:style-name="ce1">
            <text:p>3.75001</text:p>
          </table:table-cell>
          <table:table-cell office:value-type="float" office:value="0.63425600000000004" table:style-name="ce1">
            <text:p>0.634256</text:p>
          </table:table-cell>
          <table:table-cell office:value-type="float" office:value="-7.2769999999999779E-3" table:formula="of:=[.G80]-[.$G$5]" table:style-name="ce1">
            <text:p>-0.007277</text:p>
          </table:table-cell>
          <table:table-cell office:value-type="float" office:value="0.633544" table:style-name="ce1">
            <text:p>0.633544</text:p>
          </table:table-cell>
          <table:table-cell office:value-type="float" office:value="-7.9890000000000239E-3" table:formula="of:=[.I80]-[.$I$5]" table:style-name="ce1">
            <text:p>-0.007989</text:p>
          </table:table-cell>
          <table:table-cell office:value-type="float" office:value="3.7500100000000001" table:style-name="ce1">
            <text:p>3.75001</text:p>
          </table:table-cell>
          <table:table-cell office:value-type="float" office:value="-2.73796E-2" table:style-name="ce1">
            <text:p>-0.0273796</text:p>
          </table:table-cell>
          <table:table-cell office:value-type="float" office:value="4.4546200000000001E-2" table:style-name="ce1">
            <text:p>0.0445462</text:p>
          </table:table-cell>
          <table:table-cell office:value-type="float" office:value="-1.36347E-2" table:style-name="ce1">
            <text:p>-0.0136347</text:p>
          </table:table-cell>
          <table:table-cell office:value-type="float" office:value="5.3067299999999998E-2" table:style-name="ce1">
            <text:p>0.0530673</text:p>
          </table:table-cell>
          <table:table-cell table:number-columns-repeated="16369"/>
        </table:table-row>
        <table:table-row table:style-name="ro2">
          <table:table-cell office:value-type="float" office:value="7.6" table:style-name="ce1">
            <text:p>7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3.8001100000000001" table:style-name="ce1">
            <text:p>3.80011</text:p>
          </table:table-cell>
          <table:table-cell office:value-type="float" office:value="0.638374" table:style-name="ce1">
            <text:p>0.638374</text:p>
          </table:table-cell>
          <table:table-cell office:value-type="float" office:value="-3.1590000000000229E-3" table:formula="of:=[.G81]-[.$G$5]" table:style-name="ce1">
            <text:p>-0.003159</text:p>
          </table:table-cell>
          <table:table-cell office:value-type="float" office:value="0.63842500000000002" table:style-name="ce1">
            <text:p>0.638425</text:p>
          </table:table-cell>
          <table:table-cell office:value-type="float" office:value="-3.1079999999999997E-3" table:formula="of:=[.I81]-[.$I$5]" table:style-name="ce1">
            <text:p>-0.003108</text:p>
          </table:table-cell>
          <table:table-cell office:value-type="float" office:value="3.8001100000000001" table:style-name="ce1">
            <text:p>3.80011</text:p>
          </table:table-cell>
          <table:table-cell office:value-type="float" office:value="-1.1011699999999999E-2" table:style-name="ce1">
            <text:p>-0.0110117</text:p>
          </table:table-cell>
          <table:table-cell office:value-type="float" office:value="5.2622099999999998E-2" table:style-name="ce1">
            <text:p>0.0526221</text:p>
          </table:table-cell>
          <table:table-cell office:value-type="float" office:value="4.1842099999999998E-3" table:style-name="ce1">
            <text:p>0.00418421</text:p>
          </table:table-cell>
          <table:table-cell office:value-type="float" office:value="6.2282200000000003E-2" table:style-name="ce1">
            <text:p>0.0622822</text:p>
          </table:table-cell>
          <table:table-cell table:number-columns-repeated="16369"/>
        </table:table-row>
        <table:table-row table:style-name="ro2">
          <table:table-cell office:value-type="float" office:value="7.7" table:style-name="ce1">
            <text:p>7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3.85006" table:style-name="ce1">
            <text:p>3.85006</text:p>
          </table:table-cell>
          <table:table-cell office:value-type="float" office:value="0.64335399999999998" table:style-name="ce1">
            <text:p>0.643354</text:p>
          </table:table-cell>
          <table:table-cell office:value-type="float" office:value="1.8209999999999615E-3" table:formula="of:=[.G82]-[.$G$5]" table:style-name="ce1">
            <text:p>0.001821</text:p>
          </table:table-cell>
          <table:table-cell office:value-type="float" office:value="0.64422599999999997" table:style-name="ce1">
            <text:p>0.644226</text:p>
          </table:table-cell>
          <table:table-cell office:value-type="float" office:value="2.6929999999999454E-3" table:formula="of:=[.I82]-[.$I$5]" table:style-name="ce1">
            <text:p>0.002693</text:p>
          </table:table-cell>
          <table:table-cell office:value-type="float" office:value="3.85006" table:style-name="ce1">
            <text:p>3.85006</text:p>
          </table:table-cell>
          <table:table-cell office:value-type="float" office:value="8.2217000000000002E-3" table:style-name="ce1">
            <text:p>0.0082217</text:p>
          </table:table-cell>
          <table:table-cell office:value-type="float" office:value="5.9893700000000001E-2" table:style-name="ce1">
            <text:p>0.0598937</text:p>
          </table:table-cell>
          <table:table-cell office:value-type="float" office:value="2.5061400000000001E-2" table:style-name="ce1">
            <text:p>0.0250614</text:p>
          </table:table-cell>
          <table:table-cell office:value-type="float" office:value="6.9743200000000005E-2" table:style-name="ce1">
            <text:p>0.0697432</text:p>
          </table:table-cell>
          <table:table-cell table:number-columns-repeated="16369"/>
        </table:table-row>
        <table:table-row table:style-name="ro2">
          <table:table-cell office:value-type="float" office:value="7.8" table:style-name="ce1">
            <text:p>7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3.9000300000000001" table:style-name="ce1">
            <text:p>3.90003</text:p>
          </table:table-cell>
          <table:table-cell office:value-type="float" office:value="0.64921200000000001" table:style-name="ce1">
            <text:p>0.649212</text:p>
          </table:table-cell>
          <table:table-cell office:value-type="float" office:value="7.6789999999999914E-3" table:formula="of:=[.G83]-[.$G$5]" table:style-name="ce1">
            <text:p>0.007679</text:p>
          </table:table-cell>
          <table:table-cell office:value-type="float" office:value="0.65093599999999996" table:style-name="ce1">
            <text:p>0.650936</text:p>
          </table:table-cell>
          <table:table-cell office:value-type="float" office:value="9.4029999999999392E-3" table:formula="of:=[.I83]-[.$I$5]" table:style-name="ce1">
            <text:p>0.009403</text:p>
          </table:table-cell>
          <table:table-cell office:value-type="float" office:value="3.9000300000000001" table:style-name="ce1">
            <text:p>3.90003</text:p>
          </table:table-cell>
          <table:table-cell office:value-type="float" office:value="3.0107499999999999E-2" table:style-name="ce1">
            <text:p>0.0301075</text:p>
          </table:table-cell>
          <table:table-cell office:value-type="float" office:value="6.5877199999999997E-2" table:style-name="ce1">
            <text:p>0.0658772</text:p>
          </table:table-cell>
          <table:table-cell office:value-type="float" office:value="4.8701599999999998E-2" table:style-name="ce1">
            <text:p>0.0487016</text:p>
          </table:table-cell>
          <table:table-cell office:value-type="float" office:value="7.4995599999999996E-2" table:style-name="ce1">
            <text:p>0.0749956</text:p>
          </table:table-cell>
          <table:table-cell table:number-columns-repeated="16369"/>
        </table:table-row>
        <table:table-row table:style-name="ro2">
          <table:table-cell office:value-type="float" office:value="7.9" table:style-name="ce1">
            <text:p>7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3.9500299999999999" table:style-name="ce1">
            <text:p>3.95003</text:p>
          </table:table-cell>
          <table:table-cell office:value-type="float" office:value="0.65586900000000004" table:style-name="ce1">
            <text:p>0.655869</text:p>
          </table:table-cell>
          <table:table-cell office:value-type="float" office:value="1.4336000000000015E-2" table:formula="of:=[.G84]-[.$G$5]" table:style-name="ce1">
            <text:p>0.014336</text:p>
          </table:table-cell>
          <table:table-cell office:value-type="float" office:value="0.65841099999999997" table:style-name="ce1">
            <text:p>0.658411</text:p>
          </table:table-cell>
          <table:table-cell office:value-type="float" office:value="1.6877999999999949E-2" table:formula="of:=[.I84]-[.$I$5]" table:style-name="ce1">
            <text:p>0.016878</text:p>
          </table:table-cell>
          <table:table-cell office:value-type="float" office:value="3.9500299999999999" table:style-name="ce1">
            <text:p>3.95003</text:p>
          </table:table-cell>
          <table:table-cell office:value-type="float" office:value="5.4083199999999998E-2" table:style-name="ce1">
            <text:p>0.0540832</text:p>
          </table:table-cell>
          <table:table-cell office:value-type="float" office:value="6.9917699999999999E-2" table:style-name="ce1">
            <text:p>0.0699177</text:p>
          </table:table-cell>
          <table:table-cell office:value-type="float" office:value="7.4273800000000001E-2" table:style-name="ce1">
            <text:p>0.0742738</text:p>
          </table:table-cell>
          <table:table-cell office:value-type="float" office:value="7.7337900000000001E-2" table:style-name="ce1">
            <text:p>0.0773379</text:p>
          </table:table-cell>
          <table:table-cell table:number-columns-repeated="1636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4.0000999999999998" table:style-name="ce1">
            <text:p>4.0001</text:p>
          </table:table-cell>
          <table:table-cell office:value-type="float" office:value="0.663188" table:style-name="ce1">
            <text:p>0.663188</text:p>
          </table:table-cell>
          <table:table-cell office:value-type="float" office:value="2.165499999999998E-2" table:formula="of:=[.G85]-[.$G$5]" table:style-name="ce1">
            <text:p>0.021655</text:p>
          </table:table-cell>
          <table:table-cell office:value-type="float" office:value="0.66656300000000002" table:style-name="ce1">
            <text:p>0.666563</text:p>
          </table:table-cell>
          <table:table-cell office:value-type="float" office:value="2.5029999999999997E-2" table:formula="of:=[.I85]-[.$I$5]" table:style-name="ce1">
            <text:p>0.02503</text:p>
          </table:table-cell>
          <table:table-cell office:value-type="float" office:value="4.0000999999999998" table:style-name="ce1">
            <text:p>4.0001</text:p>
          </table:table-cell>
          <table:table-cell office:value-type="float" office:value="7.9502600000000007E-2" table:style-name="ce1">
            <text:p>0.0795026</text:p>
          </table:table-cell>
          <table:table-cell office:value-type="float" office:value="7.1322800000000006E-2" table:style-name="ce1">
            <text:p>0.0713228</text:p>
          </table:table-cell>
          <table:table-cell office:value-type="float" office:value="0.101151" table:style-name="ce1">
            <text:p>0.101151</text:p>
          </table:table-cell>
          <table:table-cell office:value-type="float" office:value="7.6609300000000005E-2" table:style-name="ce1">
            <text:p>0.0766093</text:p>
          </table:table-cell>
          <table:table-cell table:number-columns-repeated="16369"/>
        </table:table-row>
        <table:table-row table:style-name="ro2">
          <table:table-cell office:value-type="float" office:value="8.1" table:style-name="ce1">
            <text:p>8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4.05" table:style-name="ce1">
            <text:p>4.05</text:p>
          </table:table-cell>
          <table:table-cell office:value-type="float" office:value="0.67102499999999998" table:style-name="ce1">
            <text:p>0.671025</text:p>
          </table:table-cell>
          <table:table-cell office:value-type="float" office:value="2.9491999999999963E-2" table:formula="of:=[.G86]-[.$G$5]" table:style-name="ce1">
            <text:p>0.029492</text:p>
          </table:table-cell>
          <table:table-cell office:value-type="float" office:value="0.67507399999999995" table:style-name="ce1">
            <text:p>0.675074</text:p>
          </table:table-cell>
          <table:table-cell office:value-type="float" office:value="3.3540999999999932E-2" table:formula="of:=[.I86]-[.$I$5]" table:style-name="ce1">
            <text:p>0.033541</text:p>
          </table:table-cell>
          <table:table-cell office:value-type="float" office:value="4.05" table:style-name="ce1">
            <text:p>4.05</text:p>
          </table:table-cell>
          <table:table-cell office:value-type="float" office:value="0.105824" table:style-name="ce1">
            <text:p>0.105824</text:p>
          </table:table-cell>
          <table:table-cell office:value-type="float" office:value="6.9632700000000006E-2" table:style-name="ce1">
            <text:p>0.0696327</text:p>
          </table:table-cell>
          <table:table-cell office:value-type="float" office:value="0.128246" table:style-name="ce1">
            <text:p>0.128246</text:p>
          </table:table-cell>
          <table:table-cell office:value-type="float" office:value="7.2305499999999995E-2" table:style-name="ce1">
            <text:p>0.0723055</text:p>
          </table:table-cell>
          <table:table-cell table:number-columns-repeated="16369"/>
        </table:table-row>
        <table:table-row table:style-name="ro2">
          <table:table-cell office:value-type="float" office:value="8.1999999999999993" table:style-name="ce1">
            <text:p>8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4.0999999999999996" table:style-name="ce1">
            <text:p>4.1</text:p>
          </table:table-cell>
          <table:table-cell office:value-type="float" office:value="0.67902399999999996" table:style-name="ce1">
            <text:p>0.679024</text:p>
          </table:table-cell>
          <table:table-cell office:value-type="float" office:value="3.7490999999999941E-2" table:formula="of:=[.G87]-[.$G$5]" table:style-name="ce1">
            <text:p>0.037491</text:p>
          </table:table-cell>
          <table:table-cell office:value-type="float" office:value="0.68363300000000005" table:style-name="ce1">
            <text:p>0.683633</text:p>
          </table:table-cell>
          <table:table-cell office:value-type="float" office:value="4.2100000000000026E-2" table:formula="of:=[.I87]-[.$I$5]" table:style-name="ce1">
            <text:p>0.042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13176299999999999" table:style-name="ce1">
            <text:p>0.131763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0.15465300000000001" table:style-name="ce1">
            <text:p>0.154653</text:p>
          </table:table-cell>
          <table:table-cell office:value-type="float" office:value="6.4645499999999995E-2" table:style-name="ce1">
            <text:p>0.0646455</text:p>
          </table:table-cell>
          <table:table-cell table:number-columns-repeated="16369"/>
        </table:table-row>
        <table:table-row table:style-name="ro2">
          <table:table-cell office:value-type="float" office:value="8.3000000000000007" table:style-name="ce1">
            <text:p>8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4.1500599999999999" table:style-name="ce1">
            <text:p>4.15006</text:p>
          </table:table-cell>
          <table:table-cell office:value-type="float" office:value="0.68683300000000003" table:style-name="ce1">
            <text:p>0.686833</text:p>
          </table:table-cell>
          <table:table-cell office:value-type="float" office:value="4.5300000000000007E-2" table:formula="of:=[.G88]-[.$G$5]" table:style-name="ce1">
            <text:p>0.0453</text:p>
          </table:table-cell>
          <table:table-cell office:value-type="float" office:value="0.69181400000000004" table:style-name="ce1">
            <text:p>0.691814</text:p>
          </table:table-cell>
          <table:table-cell office:value-type="float" office:value="5.028100000000002E-2" table:formula="of:=[.I88]-[.$I$5]" table:style-name="ce1">
            <text:p>0.050281</text:p>
          </table:table-cell>
          <table:table-cell office:value-type="float" office:value="4.1500599999999999" table:style-name="ce1">
            <text:p>4.15006</text:p>
          </table:table-cell>
          <table:table-cell office:value-type="float" office:value="0.15601899999999999" table:style-name="ce1">
            <text:p>0.156019</text:p>
          </table:table-cell>
          <table:table-cell office:value-type="float" office:value="5.6152800000000003E-2" table:style-name="ce1">
            <text:p>0.0561528</text:p>
          </table:table-cell>
          <table:table-cell office:value-type="float" office:value="0.178846" table:style-name="ce1">
            <text:p>0.178846</text:p>
          </table:table-cell>
          <table:table-cell office:value-type="float" office:value="5.3204700000000001E-2" table:style-name="ce1">
            <text:p>0.0532047</text:p>
          </table:table-cell>
          <table:table-cell table:number-columns-repeated="16369"/>
        </table:table-row>
        <table:table-row table:style-name="ro2">
          <table:table-cell office:value-type="float" office:value="8.4" table:style-name="ce1">
            <text:p>8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4.2000099999999998" table:style-name="ce1">
            <text:p>4.20001</text:p>
          </table:table-cell>
          <table:table-cell office:value-type="float" office:value="0.69391499999999995" table:style-name="ce1">
            <text:p>0.693915</text:p>
          </table:table-cell>
          <table:table-cell office:value-type="float" office:value="5.2381999999999929E-2" table:formula="of:=[.G89]-[.$G$5]" table:style-name="ce1">
            <text:p>0.052382</text:p>
          </table:table-cell>
          <table:table-cell office:value-type="float" office:value="0.69898400000000005" table:style-name="ce1">
            <text:p>0.698984</text:p>
          </table:table-cell>
          <table:table-cell office:value-type="float" office:value="5.745100000000003E-2" table:formula="of:=[.I89]-[.$I$5]" table:style-name="ce1">
            <text:p>0.057451</text:p>
          </table:table-cell>
          <table:table-cell office:value-type="float" office:value="4.2000099999999998" table:style-name="ce1">
            <text:p>4.20001</text:p>
          </table:table-cell>
          <table:table-cell office:value-type="float" office:value="0.17682600000000001" table:style-name="ce1">
            <text:p>0.176826</text:p>
          </table:table-cell>
          <table:table-cell office:value-type="float" office:value="4.4231199999999998E-2" table:style-name="ce1">
            <text:p>0.0442312</text:p>
          </table:table-cell>
          <table:table-cell office:value-type="float" office:value="0.198966" table:style-name="ce1">
            <text:p>0.198966</text:p>
          </table:table-cell>
          <table:table-cell office:value-type="float" office:value="3.7960800000000003E-2" table:style-name="ce1">
            <text:p>0.0379608</text:p>
          </table:table-cell>
          <table:table-cell table:number-columns-repeated="16369"/>
        </table:table-row>
        <table:table-row table:style-name="ro2">
          <table:table-cell office:value-type="float" office:value="8.5" table:style-name="ce1">
            <text:p>8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4.2500900000000001" table:style-name="ce1">
            <text:p>4.25009</text:p>
          </table:table-cell>
          <table:table-cell office:value-type="float" office:value="0.69976799999999995" table:style-name="ce1">
            <text:p>0.699768</text:p>
          </table:table-cell>
          <table:table-cell office:value-type="float" office:value="5.8234999999999926E-2" table:formula="of:=[.G90]-[.$G$5]" table:style-name="ce1">
            <text:p>0.058235</text:p>
          </table:table-cell>
          <table:table-cell office:value-type="float" office:value="0.70457000000000003" table:style-name="ce1">
            <text:p>0.70457</text:p>
          </table:table-cell>
          <table:table-cell office:value-type="float" office:value="6.303700000000001E-2" table:formula="of:=[.I90]-[.$I$5]" table:style-name="ce1">
            <text:p>0.063037</text:p>
          </table:table-cell>
          <table:table-cell office:value-type="float" office:value="4.2500900000000001" table:style-name="ce1">
            <text:p>4.25009</text:p>
          </table:table-cell>
          <table:table-cell office:value-type="float" office:value="0.192717" table:style-name="ce1">
            <text:p>0.192717</text:p>
          </table:table-cell>
          <table:table-cell office:value-type="float" office:value="2.8879599999999998E-2" table:style-name="ce1">
            <text:p>0.0288796</text:p>
          </table:table-cell>
          <table:table-cell office:value-type="float" office:value="0.21396399999999999" table:style-name="ce1">
            <text:p>0.213964</text:p>
          </table:table-cell>
          <table:table-cell office:value-type="float" office:value="2.0028299999999999E-2" table:style-name="ce1">
            <text:p>0.0200283</text:p>
          </table:table-cell>
          <table:table-cell table:number-columns-repeated="16369"/>
        </table:table-row>
        <table:table-row table:style-name="ro2">
          <table:table-cell office:value-type="float" office:value="8.6" table:style-name="ce1">
            <text:p>8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4.3001300000000002" table:style-name="ce1">
            <text:p>4.30013</text:p>
          </table:table-cell>
          <table:table-cell office:value-type="float" office:value="0.70381800000000005" table:style-name="ce1">
            <text:p>0.703818</text:p>
          </table:table-cell>
          <table:table-cell office:value-type="float" office:value="6.2285000000000035E-2" table:formula="of:=[.G91]-[.$G$5]" table:style-name="ce1">
            <text:p>0.062285</text:p>
          </table:table-cell>
          <table:table-cell office:value-type="float" office:value="0.70794000000000001" table:style-name="ce1">
            <text:p>0.70794</text:p>
          </table:table-cell>
          <table:table-cell office:value-type="float" office:value="6.6406999999999994E-2" table:formula="of:=[.I91]-[.$I$5]" table:style-name="ce1">
            <text:p>0.066407</text:p>
          </table:table-cell>
          <table:table-cell office:value-type="float" office:value="4.3001300000000002" table:style-name="ce1">
            <text:p>4.30013</text:p>
          </table:table-cell>
          <table:table-cell office:value-type="float" office:value="0.20246400000000001" table:style-name="ce1">
            <text:p>0.202464</text:p>
          </table:table-cell>
          <table:table-cell office:value-type="float" office:value="1.04428E-2" table:style-name="ce1">
            <text:p>0.0104428</text:p>
          </table:table-cell>
          <table:table-cell office:value-type="float" office:value="0.22231500000000001" table:style-name="ce1">
            <text:p>0.222315</text:p>
          </table:table-cell>
          <table:table-cell office:value-type="float" office:value="8.6176999999999998E-5" table:style-name="ce6">
            <text:p>8.62E-05</text:p>
          </table:table-cell>
          <table:table-cell table:number-columns-repeated="16369"/>
        </table:table-row>
        <table:table-row table:style-name="ro2">
          <table:table-cell office:value-type="float" office:value="8.6999999999999993" table:style-name="ce1">
            <text:p>8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4.3501000000000003" table:style-name="ce1">
            <text:p>4.3501</text:p>
          </table:table-cell>
          <table:table-cell office:value-type="float" office:value="0.70555599999999996" table:style-name="ce1">
            <text:p>0.705556</text:p>
          </table:table-cell>
          <table:table-cell office:value-type="float" office:value="6.4022999999999941E-2" table:formula="of:=[.G92]-[.$G$5]" table:style-name="ce1">
            <text:p>0.064023</text:p>
          </table:table-cell>
          <table:table-cell office:value-type="float" office:value="0.70861200000000002" table:style-name="ce1">
            <text:p>0.708612</text:p>
          </table:table-cell>
          <table:table-cell office:value-type="float" office:value="6.7079E-2" table:formula="of:=[.I92]-[.$I$5]" table:style-name="ce1">
            <text:p>0.067079</text:p>
          </table:table-cell>
          <table:table-cell office:value-type="float" office:value="4.3501000000000003" table:style-name="ce1">
            <text:p>4.3501</text:p>
          </table:table-cell>
          <table:table-cell office:value-type="float" office:value="0.20480400000000001" table:style-name="ce1">
            <text:p>0.204804</text:p>
          </table:table-cell>
          <table:table-cell office:value-type="float" office:value="-1.0414100000000001E-2" table:style-name="ce1">
            <text:p>-0.0104141</text:p>
          </table:table-cell>
          <table:table-cell office:value-type="float" office:value="0.223244" table:style-name="ce1">
            <text:p>0.223244</text:p>
          </table:table-cell>
          <table:table-cell office:value-type="float" office:value="-2.1936299999999999E-2" table:style-name="ce1">
            <text:p>-0.0219363</text:p>
          </table:table-cell>
          <table:table-cell table:number-columns-repeated="16369"/>
        </table:table-row>
        <table:table-row table:style-name="ro2">
          <table:table-cell office:value-type="float" office:value="8.8000000000000007" table:style-name="ce1">
            <text:p>8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4.4000899999999996" table:style-name="ce1">
            <text:p>4.40009</text:p>
          </table:table-cell>
          <table:table-cell office:value-type="float" office:value="0.70461099999999999" table:style-name="ce1">
            <text:p>0.704611</text:p>
          </table:table-cell>
          <table:table-cell office:value-type="float" office:value="6.3077999999999967E-2" table:formula="of:=[.G93]-[.$G$5]" table:style-name="ce1">
            <text:p>0.063078</text:p>
          </table:table-cell>
          <table:table-cell office:value-type="float" office:value="0.706287" table:style-name="ce1">
            <text:p>0.706287</text:p>
          </table:table-cell>
          <table:table-cell office:value-type="float" office:value="6.4753999999999978E-2" table:formula="of:=[.I93]-[.$I$5]" table:style-name="ce1">
            <text:p>0.064754</text:p>
          </table:table-cell>
          <table:table-cell office:value-type="float" office:value="4.4000899999999996" table:style-name="ce1">
            <text:p>4.40009</text:p>
          </table:table-cell>
          <table:table-cell office:value-type="float" office:value="0.19928699999999999" table:style-name="ce1">
            <text:p>0.199287</text:p>
          </table:table-cell>
          <table:table-cell office:value-type="float" office:value="-3.3272400000000001E-2" table:style-name="ce1">
            <text:p>-0.0332724</text:p>
          </table:table-cell>
          <table:table-cell office:value-type="float" office:value="0.21609200000000001" table:style-name="ce1">
            <text:p>0.216092</text:p>
          </table:table-cell>
          <table:table-cell office:value-type="float" office:value="-4.4009399999999997E-2" table:style-name="ce1">
            <text:p>-0.0440094</text:p>
          </table:table-cell>
          <table:table-cell table:number-columns-repeated="16369"/>
        </table:table-row>
        <table:table-row table:style-name="ro2">
          <table:table-cell office:value-type="float" office:value="8.9" table:style-name="ce1">
            <text:p>8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4.4500900000000003" table:style-name="ce1">
            <text:p>4.45009</text:p>
          </table:table-cell>
          <table:table-cell office:value-type="float" office:value="0.70079599999999997" table:style-name="ce1">
            <text:p>0.700796</text:p>
          </table:table-cell>
          <table:table-cell office:value-type="float" office:value="5.9262999999999955E-2" table:formula="of:=[.G94]-[.$G$5]" table:style-name="ce1">
            <text:p>0.059263</text:p>
          </table:table-cell>
          <table:table-cell office:value-type="float" office:value="0.70102799999999998" table:style-name="ce1">
            <text:p>0.701028</text:p>
          </table:table-cell>
          <table:table-cell office:value-type="float" office:value="5.9494999999999965E-2" table:formula="of:=[.I94]-[.$I$5]" table:style-name="ce1">
            <text:p>0.059495</text:p>
          </table:table-cell>
          <table:table-cell office:value-type="float" office:value="4.4500900000000003" table:style-name="ce1">
            <text:p>4.45009</text:p>
          </table:table-cell>
          <table:table-cell office:value-type="float" office:value="0.185783" table:style-name="ce1">
            <text:p>0.185783</text:p>
          </table:table-cell>
          <table:table-cell office:value-type="float" office:value="-5.6717099999999999E-2" table:style-name="ce1">
            <text:p>-0.0567171</text:p>
          </table:table-cell>
          <table:table-cell office:value-type="float" office:value="0.20072100000000001" table:style-name="ce1">
            <text:p>0.200721</text:p>
          </table:table-cell>
          <table:table-cell office:value-type="float" office:value="-6.5764699999999995E-2" table:style-name="ce1">
            <text:p>-0.0657647</text:p>
          </table:table-cell>
          <table:table-cell table:number-columns-repeated="1636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4.5001199999999999" table:style-name="ce1">
            <text:p>4.50012</text:p>
          </table:table-cell>
          <table:table-cell office:value-type="float" office:value="0.69420599999999999" table:style-name="ce1">
            <text:p>0.694206</text:p>
          </table:table-cell>
          <table:table-cell office:value-type="float" office:value="5.267299999999997E-2" table:formula="of:=[.G95]-[.$G$5]" table:style-name="ce1">
            <text:p>0.052673</text:p>
          </table:table-cell>
          <table:table-cell office:value-type="float" office:value="0.69305499999999998" table:style-name="ce1">
            <text:p>0.693055</text:p>
          </table:table-cell>
          <table:table-cell office:value-type="float" office:value="5.1521999999999957E-2" table:formula="of:=[.I95]-[.$I$5]" table:style-name="ce1">
            <text:p>0.051522</text:p>
          </table:table-cell>
          <table:table-cell office:value-type="float" office:value="4.5001199999999999" table:style-name="ce1">
            <text:p>4.50012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-7.9424099999999997E-2" table:style-name="ce1">
            <text:p>-0.0794241</text:p>
          </table:table-cell>
          <table:table-cell office:value-type="float" office:value="0.17762900000000001" table:style-name="ce1">
            <text:p>0.177629</text:p>
          </table:table-cell>
          <table:table-cell office:value-type="float" office:value="-8.7162400000000001E-2" table:style-name="ce1">
            <text:p>-0.0871624</text:p>
          </table:table-cell>
          <table:table-cell table:number-columns-repeated="16369"/>
        </table:table-row>
        <table:table-row table:style-name="ro2">
          <table:table-cell office:value-type="float" office:value="9.1" table:style-name="ce1">
            <text:p>9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4.5500499999999997" table:style-name="ce1">
            <text:p>4.55005</text:p>
          </table:table-cell>
          <table:table-cell office:value-type="float" office:value="0.68522499999999997" table:style-name="ce1">
            <text:p>0.685225</text:p>
          </table:table-cell>
          <table:table-cell office:value-type="float" office:value="4.3691999999999953E-2" table:formula="of:=[.G96]-[.$G$5]" table:style-name="ce1">
            <text:p>0.043692</text:p>
          </table:table-cell>
          <table:table-cell office:value-type="float" office:value="0.68291999999999997" table:style-name="ce1">
            <text:p>0.68292</text:p>
          </table:table-cell>
          <table:table-cell office:value-type="float" office:value="4.1386999999999952E-2" table:formula="of:=[.I96]-[.$I$5]" table:style-name="ce1">
            <text:p>0.041387</text:p>
          </table:table-cell>
          <table:table-cell office:value-type="float" office:value="4.5500499999999997" table:style-name="ce1">
            <text:p>4.55005</text:p>
          </table:table-cell>
          <table:table-cell office:value-type="float" office:value="0.136597" table:style-name="ce1">
            <text:p>0.136597</text:p>
          </table:table-cell>
          <table:table-cell office:value-type="float" office:value="-0.100273" table:style-name="ce1">
            <text:p>-0.100273</text:p>
          </table:table-cell>
          <table:table-cell office:value-type="float" office:value="0.14760400000000001" table:style-name="ce1">
            <text:p>0.147604</text:p>
          </table:table-cell>
          <table:table-cell office:value-type="float" office:value="-0.106056" table:style-name="ce1">
            <text:p>-0.106056</text:p>
          </table:table-cell>
          <table:table-cell table:number-columns-repeated="16369"/>
        </table:table-row>
        <table:table-row table:style-name="ro2">
          <table:table-cell office:value-type="float" office:value="9.1999999999999993" table:style-name="ce1">
            <text:p>9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4.6000800000000002" table:style-name="ce1">
            <text:p>4.60008</text:p>
          </table:table-cell>
          <table:table-cell office:value-type="float" office:value="0.67451399999999995" table:style-name="ce1">
            <text:p>0.674514</text:p>
          </table:table-cell>
          <table:table-cell office:value-type="float" office:value="3.2980999999999927E-2" table:formula="of:=[.G97]-[.$G$5]" table:style-name="ce1">
            <text:p>0.032981</text:p>
          </table:table-cell>
          <table:table-cell office:value-type="float" office:value="0.67128200000000005" table:style-name="ce1">
            <text:p>0.671282</text:p>
          </table:table-cell>
          <table:table-cell office:value-type="float" office:value="2.9749000000000025E-2" table:formula="of:=[.I97]-[.$I$5]" table:style-name="ce1">
            <text:p>0.029749</text:p>
          </table:table-cell>
          <table:table-cell office:value-type="float" office:value="4.6000800000000002" table:style-name="ce1">
            <text:p>4.60008</text:p>
          </table:table-cell>
          <table:table-cell office:value-type="float" office:value="0.102755" table:style-name="ce1">
            <text:p>0.102755</text:p>
          </table:table-cell>
          <table:table-cell office:value-type="float" office:value="-0.11795" table:style-name="ce1">
            <text:p>-0.11795</text:p>
          </table:table-cell>
          <table:table-cell office:value-type="float" office:value="0.11199099999999999" table:style-name="ce1">
            <text:p>0.111991</text:p>
          </table:table-cell>
          <table:table-cell office:value-type="float" office:value="-0.12230000000000001" table:style-name="ce1">
            <text:p>-0.1223</text:p>
          </table:table-cell>
          <table:table-cell table:number-columns-repeated="16369"/>
        </table:table-row>
        <table:table-row table:style-name="ro2">
          <table:table-cell office:value-type="float" office:value="9.3000000000000007" table:style-name="ce1">
            <text:p>9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4.6501400000000004" table:style-name="ce1">
            <text:p>4.65014</text:p>
          </table:table-cell>
          <table:table-cell office:value-type="float" office:value="0.66270600000000002" table:style-name="ce1">
            <text:p>0.662706</text:p>
          </table:table-cell>
          <table:table-cell office:value-type="float" office:value="2.1172999999999997E-2" table:formula="of:=[.G98]-[.$G$5]" table:style-name="ce1">
            <text:p>0.021173</text:p>
          </table:table-cell>
          <table:table-cell office:value-type="float" office:value="0.65868499999999996" table:style-name="ce1">
            <text:p>0.658685</text:p>
          </table:table-cell>
          <table:table-cell office:value-type="float" office:value="1.7151999999999945E-2" table:formula="of:=[.I98]-[.$I$5]" table:style-name="ce1">
            <text:p>0.017152</text:p>
          </table:table-cell>
          <table:table-cell office:value-type="float" office:value="4.6501400000000004" table:style-name="ce1">
            <text:p>4.65014</text:p>
          </table:table-cell>
          <table:table-cell office:value-type="float" office:value="6.4476699999999998E-2" table:style-name="ce1">
            <text:p>0.0644767</text:p>
          </table:table-cell>
          <table:table-cell office:value-type="float" office:value="-0.13145799999999999" table:style-name="ce1">
            <text:p>-0.131458</text:p>
          </table:table-cell>
          <table:table-cell office:value-type="float" office:value="7.1663599999999994E-2" table:style-name="ce1">
            <text:p>0.0716636</text:p>
          </table:table-cell>
          <table:table-cell office:value-type="float" office:value="-0.135127" table:style-name="ce1">
            <text:p>-0.135127</text:p>
          </table:table-cell>
          <table:table-cell table:number-columns-repeated="16369"/>
        </table:table-row>
        <table:table-row table:style-name="ro2">
          <table:table-cell office:value-type="float" office:value="9.4" table:style-name="ce1">
            <text:p>9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4.7000999999999999" table:style-name="ce1">
            <text:p>4.7001</text:p>
          </table:table-cell>
          <table:table-cell office:value-type="float" office:value="0.650478" table:style-name="ce1">
            <text:p>0.650478</text:p>
          </table:table-cell>
          <table:table-cell office:value-type="float" office:value="8.9449999999999807E-3" table:formula="of:=[.G99]-[.$G$5]" table:style-name="ce1">
            <text:p>0.008945</text:p>
          </table:table-cell>
          <table:table-cell office:value-type="float" office:value="0.64586100000000002" table:style-name="ce1">
            <text:p>0.645861</text:p>
          </table:table-cell>
          <table:table-cell office:value-type="float" office:value="4.3279999999999985E-3" table:formula="of:=[.I99]-[.$I$5]" table:style-name="ce1">
            <text:p>0.004328</text:p>
          </table:table-cell>
          <table:table-cell office:value-type="float" office:value="4.7000999999999999" table:style-name="ce1">
            <text:p>4.7001</text:p>
          </table:table-cell>
          <table:table-cell office:value-type="float" office:value="2.34421E-2" table:style-name="ce1">
            <text:p>0.0234421</text:p>
          </table:table-cell>
          <table:table-cell office:value-type="float" office:value="-0.140072" table:style-name="ce1">
            <text:p>-0.140072</text:p>
          </table:table-cell>
          <table:table-cell office:value-type="float" office:value="2.8258599999999998E-2" table:style-name="ce1">
            <text:p>0.0282586</text:p>
          </table:table-cell>
          <table:table-cell office:value-type="float" office:value="-0.142925" table:style-name="ce1">
            <text:p>-0.142925</text:p>
          </table:table-cell>
          <table:table-cell table:number-columns-repeated="16369"/>
        </table:table-row>
        <table:table-row table:style-name="ro2">
          <table:table-cell office:value-type="float" office:value="9.5" table:style-name="ce1">
            <text:p>9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4.7500900000000001" table:style-name="ce1">
            <text:p>4.75009</text:p>
          </table:table-cell>
          <table:table-cell office:value-type="float" office:value="0.63840699999999995" table:style-name="ce1">
            <text:p>0.638407</text:p>
          </table:table-cell>
          <table:table-cell office:value-type="float" office:value="-3.1260000000000732E-3" table:formula="of:=[.G100]-[.$G$5]" table:style-name="ce1">
            <text:p>-0.003126</text:p>
          </table:table-cell>
          <table:table-cell office:value-type="float" office:value="0.63325100000000001" table:style-name="ce1">
            <text:p>0.633251</text:p>
          </table:table-cell>
          <table:table-cell office:value-type="float" office:value="-8.2820000000000116E-3" table:formula="of:=[.I100]-[.$I$5]" table:style-name="ce1">
            <text:p>-0.008282</text:p>
          </table:table-cell>
          <table:table-cell office:value-type="float" office:value="4.7500900000000001" table:style-name="ce1">
            <text:p>4.75009</text:p>
          </table:table-cell>
          <table:table-cell office:value-type="float" office:value="-1.8826300000000001E-2" table:style-name="ce1">
            <text:p>-0.0188263</text:p>
          </table:table-cell>
          <table:table-cell office:value-type="float" office:value="-0.14335800000000001" table:style-name="ce1">
            <text:p>-0.143358</text:p>
          </table:table-cell>
          <table:table-cell office:value-type="float" office:value="-1.6540800000000001E-2" table:style-name="ce1">
            <text:p>-0.0165408</text:p>
          </table:table-cell>
          <table:table-cell office:value-type="float" office:value="-0.145729" table:style-name="ce1">
            <text:p>-0.145729</text:p>
          </table:table-cell>
          <table:table-cell table:number-columns-repeated="16369"/>
        </table:table-row>
        <table:table-row table:style-name="ro2">
          <table:table-cell office:value-type="float" office:value="9.6" table:style-name="ce1">
            <text:p>9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4.8000499999999997" table:style-name="ce1">
            <text:p>4.80005</text:p>
          </table:table-cell>
          <table:table-cell office:value-type="float" office:value="0.62689499999999998" table:style-name="ce1">
            <text:p>0.626895</text:p>
          </table:table-cell>
          <table:table-cell office:value-type="float" office:value="-1.463800000000004E-2" table:formula="of:=[.G101]-[.$G$5]" table:style-name="ce1">
            <text:p>-0.014638</text:p>
          </table:table-cell>
          <table:table-cell office:value-type="float" office:value="0.62139100000000003" table:style-name="ce1">
            <text:p>0.621391</text:p>
          </table:table-cell>
          <table:table-cell office:value-type="float" office:value="-2.0141999999999993E-2" table:formula="of:=[.I101]-[.$I$5]" table:style-name="ce1">
            <text:p>-0.020142</text:p>
          </table:table-cell>
          <table:table-cell office:value-type="float" office:value="4.8000499999999997" table:style-name="ce1">
            <text:p>4.80005</text:p>
          </table:table-cell>
          <table:table-cell office:value-type="float" office:value="-6.1031599999999998E-2" table:style-name="ce1">
            <text:p>-0.0610316</text:p>
          </table:table-cell>
          <table:table-cell office:value-type="float" office:value="-0.141374" table:style-name="ce1">
            <text:p>-0.141374</text:p>
          </table:table-cell>
          <table:table-cell office:value-type="float" office:value="-6.0647199999999998E-2" table:style-name="ce1">
            <text:p>-0.0606472</text:p>
          </table:table-cell>
          <table:table-cell office:value-type="float" office:value="-0.14369000000000001" table:style-name="ce1">
            <text:p>-0.14369</text:p>
          </table:table-cell>
          <table:table-cell table:number-columns-repeated="16369"/>
        </table:table-row>
        <table:table-row table:style-name="ro2">
          <table:table-cell office:value-type="float" office:value="9.6999999999999993" table:style-name="ce1">
            <text:p>9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4.8501399999999997" table:style-name="ce1">
            <text:p>4.85014</text:p>
          </table:table-cell>
          <table:table-cell office:value-type="float" office:value="0.61627500000000002" table:style-name="ce1">
            <text:p>0.616275</text:p>
          </table:table-cell>
          <table:table-cell office:value-type="float" office:value="-2.5258000000000003E-2" table:formula="of:=[.G102]-[.$G$5]" table:style-name="ce1">
            <text:p>-0.025258</text:p>
          </table:table-cell>
          <table:table-cell office:value-type="float" office:value="0.61049100000000001" table:style-name="ce1">
            <text:p>0.610491</text:p>
          </table:table-cell>
          <table:table-cell office:value-type="float" office:value="-3.1042000000000014E-2" table:formula="of:=[.I102]-[.$I$5]" table:style-name="ce1">
            <text:p>-0.031042</text:p>
          </table:table-cell>
          <table:table-cell office:value-type="float" office:value="4.8501399999999997" table:style-name="ce1">
            <text:p>4.85014</text:p>
          </table:table-cell>
          <table:table-cell office:value-type="float" office:value="-0.101549" table:style-name="ce1">
            <text:p>-0.101549</text:p>
          </table:table-cell>
          <table:table-cell office:value-type="float" office:value="-0.13475599999999999" table:style-name="ce1">
            <text:p>-0.134756</text:p>
          </table:table-cell>
          <table:table-cell office:value-type="float" office:value="-0.102809" table:style-name="ce1">
            <text:p>-0.102809</text:p>
          </table:table-cell>
          <table:table-cell office:value-type="float" office:value="-0.137235" table:style-name="ce1">
            <text:p>-0.137235</text:p>
          </table:table-cell>
          <table:table-cell table:number-columns-repeated="16369"/>
        </table:table-row>
        <table:table-row table:style-name="ro2">
          <table:table-cell office:value-type="float" office:value="9.8000000000000007" table:style-name="ce1">
            <text:p>9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4.9001200000000003" table:style-name="ce1">
            <text:p>4.90012</text:p>
          </table:table-cell>
          <table:table-cell office:value-type="float" office:value="0.60661500000000002" table:style-name="ce1">
            <text:p>0.606615</text:p>
          </table:table-cell>
          <table:table-cell office:value-type="float" office:value="-3.4918000000000005E-2" table:formula="of:=[.G103]-[.$G$5]" table:style-name="ce1">
            <text:p>-0.034918</text:p>
          </table:table-cell>
          <table:table-cell office:value-type="float" office:value="0.600858" table:style-name="ce1">
            <text:p>0.600858</text:p>
          </table:table-cell>
          <table:table-cell office:value-type="float" office:value="-4.0675000000000017E-2" table:formula="of:=[.I103]-[.$I$5]" table:style-name="ce1">
            <text:p>-0.040675</text:p>
          </table:table-cell>
          <table:table-cell office:value-type="float" office:value="4.9001200000000003" table:style-name="ce1">
            <text:p>4.90012</text:p>
          </table:table-cell>
          <table:table-cell office:value-type="float" office:value="-0.139377" table:style-name="ce1">
            <text:p>-0.139377</text:p>
          </table:table-cell>
          <table:table-cell office:value-type="float" office:value="-0.12411899999999999" table:style-name="ce1">
            <text:p>-0.124119</text:p>
          </table:table-cell>
          <table:table-cell office:value-type="float" office:value="-0.14154800000000001" table:style-name="ce1">
            <text:p>-0.141548</text:p>
          </table:table-cell>
          <table:table-cell office:value-type="float" office:value="-0.12701799999999999" table:style-name="ce1">
            <text:p>-0.127018</text:p>
          </table:table-cell>
          <table:table-cell table:number-columns-repeated="16369"/>
        </table:table-row>
        <table:table-row table:style-name="ro2">
          <table:table-cell office:value-type="float" office:value="9.9" table:style-name="ce1">
            <text:p>9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4.9501099999999996" table:style-name="ce1">
            <text:p>4.95011</text:p>
          </table:table-cell>
          <table:table-cell office:value-type="float" office:value="0.59810099999999999" table:style-name="ce1">
            <text:p>0.598101</text:p>
          </table:table-cell>
          <table:table-cell office:value-type="float" office:value="-4.3432000000000026E-2" table:formula="of:=[.G104]-[.$G$5]" table:style-name="ce1">
            <text:p>-0.043432</text:p>
          </table:table-cell>
          <table:table-cell office:value-type="float" office:value="0.59253" table:style-name="ce1">
            <text:p>0.59253</text:p>
          </table:table-cell>
          <table:table-cell office:value-type="float" office:value="-4.9003000000000019E-2" table:formula="of:=[.I104]-[.$I$5]" table:style-name="ce1">
            <text:p>-0.049003</text:p>
          </table:table-cell>
          <table:table-cell office:value-type="float" office:value="4.9501099999999996" table:style-name="ce1">
            <text:p>4.95011</text:p>
          </table:table-cell>
          <table:table-cell office:value-type="float" office:value="-0.17288300000000001" table:style-name="ce1">
            <text:p>-0.172883</text:p>
          </table:table-cell>
          <table:table-cell office:value-type="float" office:value="-0.110585" table:style-name="ce1">
            <text:p>-0.110585</text:p>
          </table:table-cell>
          <table:table-cell office:value-type="float" office:value="-0.176478" table:style-name="ce1">
            <text:p>-0.176478</text:p>
          </table:table-cell>
          <table:table-cell office:value-type="float" office:value="-0.11372699999999999" table:style-name="ce1">
            <text:p>-0.113727</text:p>
          </table:table-cell>
          <table:table-cell table:number-columns-repeated="1636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5.0000999999999998" table:style-name="ce1">
            <text:p>5.0001</text:p>
          </table:table-cell>
          <table:table-cell office:value-type="float" office:value="0.59085699999999997" table:style-name="ce1">
            <text:p>0.590857</text:p>
          </table:table-cell>
          <table:table-cell office:value-type="float" office:value="-5.0676000000000054E-2" table:formula="of:=[.G105]-[.$G$5]" table:style-name="ce1">
            <text:p>-0.050676</text:p>
          </table:table-cell>
          <table:table-cell office:value-type="float" office:value="0.58558399999999999" table:style-name="ce1">
            <text:p>0.585584</text:p>
          </table:table-cell>
          <table:table-cell office:value-type="float" office:value="-5.5949000000000026E-2" table:formula="of:=[.I105]-[.$I$5]" table:style-name="ce1">
            <text:p>-0.055949</text:p>
          </table:table-cell>
          <table:table-cell office:value-type="float" office:value="5.0000999999999998" table:style-name="ce1">
            <text:p>5.0001</text:p>
          </table:table-cell>
          <table:table-cell office:value-type="float" office:value="-0.201317" table:style-name="ce1">
            <text:p>-0.201317</text:p>
          </table:table-cell>
          <table:table-cell office:value-type="float" office:value="-9.5147700000000002E-2" table:style-name="ce1">
            <text:p>-0.0951477</text:p>
          </table:table-cell>
          <table:table-cell office:value-type="float" office:value="-0.20692099999999999" table:style-name="ce1">
            <text:p>-0.206921</text:p>
          </table:table-cell>
          <table:table-cell office:value-type="float" office:value="-9.8150299999999996E-2" table:style-name="ce1">
            <text:p>-0.0981503</text:p>
          </table:table-cell>
          <table:table-cell table:number-columns-repeated="16369"/>
        </table:table-row>
        <table:table-row table:style-name="ro2">
          <table:table-cell office:value-type="float" office:value="10.1" table:style-name="ce1">
            <text:p>10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5.05002" table:style-name="ce1">
            <text:p>5.05002</text:p>
          </table:table-cell>
          <table:table-cell office:value-type="float" office:value="0.58504599999999995" table:style-name="ce1">
            <text:p>0.585046</text:p>
          </table:table-cell>
          <table:table-cell office:value-type="float" office:value="-5.6487000000000065E-2" table:formula="of:=[.G106]-[.$G$5]" table:style-name="ce1">
            <text:p>-0.056487</text:p>
          </table:table-cell>
          <table:table-cell office:value-type="float" office:value="0.57998899999999998" table:style-name="ce1">
            <text:p>0.579989</text:p>
          </table:table-cell>
          <table:table-cell office:value-type="float" office:value="-6.1544000000000043E-2" table:formula="of:=[.I106]-[.$I$5]" table:style-name="ce1">
            <text:p>-0.061544</text:p>
          </table:table-cell>
          <table:table-cell office:value-type="float" office:value="5.05002" table:style-name="ce1">
            <text:p>5.05002</text:p>
          </table:table-cell>
          <table:table-cell office:value-type="float" office:value="-0.22406899999999999" table:style-name="ce1">
            <text:p>-0.224069</text:p>
          </table:table-cell>
          <table:table-cell office:value-type="float" office:value="-7.8541E-2" table:style-name="ce1">
            <text:p>-0.078541</text:p>
          </table:table-cell>
          <table:table-cell office:value-type="float" office:value="-0.23261999999999999" table:style-name="ce1">
            <text:p>-0.23262</text:p>
          </table:table-cell>
          <table:table-cell office:value-type="float" office:value="-8.0612699999999995E-2" table:style-name="ce1">
            <text:p>-0.0806127</text:p>
          </table:table-cell>
          <table:table-cell table:number-columns-repeated="16369"/>
        </table:table-row>
        <table:table-row table:style-name="ro2">
          <table:table-cell office:value-type="float" office:value="10.199999999999999" table:style-name="ce1">
            <text:p>10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5.1001399999999997" table:style-name="ce1">
            <text:p>5.10014</text:p>
          </table:table-cell>
          <table:table-cell office:value-type="float" office:value="0.58053200000000005" table:style-name="ce1">
            <text:p>0.580532</text:p>
          </table:table-cell>
          <table:table-cell office:value-type="float" office:value="-6.1000999999999972E-2" table:formula="of:=[.G107]-[.$G$5]" table:style-name="ce1">
            <text:p>-0.061001</text:p>
          </table:table-cell>
          <table:table-cell office:value-type="float" office:value="0.57571799999999995" table:style-name="ce1">
            <text:p>0.575718</text:p>
          </table:table-cell>
          <table:table-cell office:value-type="float" office:value="-6.5815000000000068E-2" table:formula="of:=[.I107]-[.$I$5]" table:style-name="ce1">
            <text:p>-0.065815</text:p>
          </table:table-cell>
          <table:table-cell office:value-type="float" office:value="5.1001399999999997" table:style-name="ce1">
            <text:p>5.10014</text:p>
          </table:table-cell>
          <table:table-cell office:value-type="float" office:value="-0.241897" table:style-name="ce1">
            <text:p>-0.241897</text:p>
          </table:table-cell>
          <table:table-cell office:value-type="float" office:value="-6.0732099999999997E-2" table:style-name="ce1">
            <text:p>-0.0607321</text:p>
          </table:table-cell>
          <table:table-cell office:value-type="float" office:value="-0.252606" table:style-name="ce1">
            <text:p>-0.252606</text:p>
          </table:table-cell>
          <table:table-cell office:value-type="float" office:value="-6.16617E-2" table:style-name="ce1">
            <text:p>-0.0616617</text:p>
          </table:table-cell>
          <table:table-cell table:number-columns-repeated="16369"/>
        </table:table-row>
        <table:table-row table:style-name="ro2">
          <table:table-cell office:value-type="float" office:value="10.3" table:style-name="ce1">
            <text:p>10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5.1500199999999996" table:style-name="ce1">
            <text:p>5.15002</text:p>
          </table:table-cell>
          <table:table-cell office:value-type="float" office:value="0.57739799999999997" table:style-name="ce1">
            <text:p>0.577398</text:p>
          </table:table-cell>
          <table:table-cell office:value-type="float" office:value="-6.4135000000000053E-2" table:formula="of:=[.G108]-[.$G$5]" table:style-name="ce1">
            <text:p>-0.064135</text:p>
          </table:table-cell>
          <table:table-cell office:value-type="float" office:value="0.57268399999999997" table:style-name="ce1">
            <text:p>0.572684</text:p>
          </table:table-cell>
          <table:table-cell office:value-type="float" office:value="-6.8849000000000049E-2" table:formula="of:=[.I108]-[.$I$5]" table:style-name="ce1">
            <text:p>-0.068849</text:p>
          </table:table-cell>
          <table:table-cell office:value-type="float" office:value="5.1500199999999996" table:style-name="ce1">
            <text:p>5.15002</text:p>
          </table:table-cell>
          <table:table-cell office:value-type="float" office:value="-0.25486199999999998" table:style-name="ce1">
            <text:p>-0.254862</text:p>
          </table:table-cell>
          <table:table-cell office:value-type="float" office:value="-4.2104700000000002E-2" table:style-name="ce1">
            <text:p>-0.0421047</text:p>
          </table:table-cell>
          <table:table-cell office:value-type="float" office:value="-0.26644899999999999" table:style-name="ce1">
            <text:p>-0.266449</text:p>
          </table:table-cell>
          <table:table-cell office:value-type="float" office:value="-4.14869E-2" table:style-name="ce1">
            <text:p>-0.0414869</text:p>
          </table:table-cell>
          <table:table-cell table:number-columns-repeated="16369"/>
        </table:table-row>
        <table:table-row table:style-name="ro2">
          <table:table-cell office:value-type="float" office:value="10.4" table:style-name="ce1">
            <text:p>10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5.2000200000000003" table:style-name="ce1">
            <text:p>5.20002</text:p>
          </table:table-cell>
          <table:table-cell office:value-type="float" office:value="0.57548699999999997" table:style-name="ce1">
            <text:p>0.575487</text:p>
          </table:table-cell>
          <table:table-cell office:value-type="float" office:value="-6.6046000000000049E-2" table:formula="of:=[.G109]-[.$G$5]" table:style-name="ce1">
            <text:p>-0.066046</text:p>
          </table:table-cell>
          <table:table-cell office:value-type="float" office:value="0.57085399999999997" table:style-name="ce1">
            <text:p>0.570854</text:p>
          </table:table-cell>
          <table:table-cell office:value-type="float" office:value="-7.0679000000000047E-2" table:formula="of:=[.I109]-[.$I$5]" table:style-name="ce1">
            <text:p>-0.070679</text:p>
          </table:table-cell>
          <table:table-cell office:value-type="float" office:value="5.2000200000000003" table:style-name="ce1">
            <text:p>5.20002</text:p>
          </table:table-cell>
          <table:table-cell office:value-type="float" office:value="-0.26251799999999997" table:style-name="ce1">
            <text:p>-0.262518</text:p>
          </table:table-cell>
          <table:table-cell office:value-type="float" office:value="-2.3457499999999999E-2" table:style-name="ce1">
            <text:p>-0.0234575</text:p>
          </table:table-cell>
          <table:table-cell office:value-type="float" office:value="-0.27349600000000002" table:style-name="ce1">
            <text:p>-0.273496</text:p>
          </table:table-cell>
          <table:table-cell office:value-type="float" office:value="-2.0815799999999999E-2" table:style-name="ce1">
            <text:p>-0.0208158</text:p>
          </table:table-cell>
          <table:table-cell table:number-columns-repeated="16369"/>
        </table:table-row>
        <table:table-row table:style-name="ro2">
          <table:table-cell office:value-type="float" office:value="10.5" table:style-name="ce1">
            <text:p>10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5.2501199999999999" table:style-name="ce1">
            <text:p>5.25012</text:p>
          </table:table-cell>
          <table:table-cell office:value-type="float" office:value="0.57485699999999995" table:style-name="ce1">
            <text:p>0.574857</text:p>
          </table:table-cell>
          <table:table-cell office:value-type="float" office:value="-6.6676000000000069E-2" table:formula="of:=[.G110]-[.$G$5]" table:style-name="ce1">
            <text:p>-0.066676</text:p>
          </table:table-cell>
          <table:table-cell office:value-type="float" office:value="0.570268" table:style-name="ce1">
            <text:p>0.570268</text:p>
          </table:table-cell>
          <table:table-cell office:value-type="float" office:value="-7.1265000000000023E-2" table:formula="of:=[.I110]-[.$I$5]" table:style-name="ce1">
            <text:p>-0.071265</text:p>
          </table:table-cell>
          <table:table-cell office:value-type="float" office:value="5.2501199999999999" table:style-name="ce1">
            <text:p>5.25012</text:p>
          </table:table-cell>
          <table:table-cell office:value-type="float" office:value="-0.263957" table:style-name="ce1">
            <text:p>-0.263957</text:p>
          </table:table-cell>
          <table:table-cell office:value-type="float" office:value="-4.8017299999999997E-3" table:style-name="ce1">
            <text:p>-0.00480173</text:p>
          </table:table-cell>
          <table:table-cell office:value-type="float" office:value="-0.27413999999999999" table:style-name="ce1">
            <text:p>-0.27414</text:p>
          </table:table-cell>
          <table:table-cell office:value-type="float" office:value="-7.3759700000000005E-5" table:style-name="ce6">
            <text:p>-7.38E-05</text:p>
          </table:table-cell>
          <table:table-cell table:number-columns-repeated="16369"/>
        </table:table-row>
        <table:table-row table:style-name="ro2">
          <table:table-cell office:value-type="float" office:value="10.6" table:style-name="ce1">
            <text:p>10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5.3000299999999996" table:style-name="ce1">
            <text:p>5.30003</text:p>
          </table:table-cell>
          <table:table-cell office:value-type="float" office:value="0.57547400000000004" table:style-name="ce1">
            <text:p>0.575474</text:p>
          </table:table-cell>
          <table:table-cell office:value-type="float" office:value="-6.6058999999999979E-2" table:formula="of:=[.G111]-[.$G$5]" table:style-name="ce1">
            <text:p>-0.066059</text:p>
          </table:table-cell>
          <table:table-cell office:value-type="float" office:value="0.57089000000000001" table:style-name="ce1">
            <text:p>0.57089</text:p>
          </table:table-cell>
          <table:table-cell office:value-type="float" office:value="-7.0643000000000011E-2" table:formula="of:=[.I111]-[.$I$5]" table:style-name="ce1">
            <text:p>-0.070643</text:p>
          </table:table-cell>
          <table:table-cell office:value-type="float" office:value="5.3000299999999996" table:style-name="ce1">
            <text:p>5.30003</text:p>
          </table:table-cell>
          <table:table-cell office:value-type="float" office:value="-0.25922600000000001" table:style-name="ce1">
            <text:p>-0.259226</text:p>
          </table:table-cell>
          <table:table-cell office:value-type="float" office:value="1.4419299999999999E-2" table:style-name="ce1">
            <text:p>0.0144193</text:p>
          </table:table-cell>
          <table:table-cell office:value-type="float" office:value="-0.26895799999999997" table:style-name="ce1">
            <text:p>-0.268958</text:p>
          </table:table-cell>
          <table:table-cell office:value-type="float" office:value="2.0327499999999998E-2" table:style-name="ce1">
            <text:p>0.0203275</text:p>
          </table:table-cell>
          <table:table-cell table:number-columns-repeated="16369"/>
        </table:table-row>
        <table:table-row table:style-name="ro2">
          <table:table-cell office:value-type="float" office:value="10.7" table:style-name="ce1">
            <text:p>10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5.3500199999999998" table:style-name="ce1">
            <text:p>5.35002</text:p>
          </table:table-cell>
          <table:table-cell office:value-type="float" office:value="0.57740100000000005" table:style-name="ce1">
            <text:p>0.577401</text:p>
          </table:table-cell>
          <table:table-cell office:value-type="float" office:value="-6.4131999999999967E-2" table:formula="of:=[.G112]-[.$G$5]" table:style-name="ce1">
            <text:p>-0.064132</text:p>
          </table:table-cell>
          <table:table-cell office:value-type="float" office:value="0.57280500000000001" table:style-name="ce1">
            <text:p>0.572805</text:p>
          </table:table-cell>
          <table:table-cell office:value-type="float" office:value="-6.8728000000000011E-2" table:formula="of:=[.I112]-[.$I$5]" table:style-name="ce1">
            <text:p>-0.068728</text:p>
          </table:table-cell>
          <table:table-cell office:value-type="float" office:value="5.3500199999999998" table:style-name="ce1">
            <text:p>5.35002</text:p>
          </table:table-cell>
          <table:table-cell office:value-type="float" office:value="-0.248747" table:style-name="ce1">
            <text:p>-0.248747</text:p>
          </table:table-cell>
          <table:table-cell office:value-type="float" office:value="3.35991E-2" table:style-name="ce1">
            <text:p>0.0335991</text:p>
          </table:table-cell>
          <table:table-cell office:value-type="float" office:value="-0.25844600000000001" table:style-name="ce1">
            <text:p>-0.258446</text:p>
          </table:table-cell>
          <table:table-cell office:value-type="float" office:value="3.99102E-2" table:style-name="ce1">
            <text:p>0.0399102</text:p>
          </table:table-cell>
          <table:table-cell table:number-columns-repeated="16369"/>
        </table:table-row>
        <table:table-row table:style-name="ro2">
          <table:table-cell office:value-type="float" office:value="10.8" table:style-name="ce1">
            <text:p>10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5.4000300000000001" table:style-name="ce1">
            <text:p>5.40003</text:p>
          </table:table-cell>
          <table:table-cell office:value-type="float" office:value="0.58065599999999995" table:style-name="ce1">
            <text:p>0.580656</text:p>
          </table:table-cell>
          <table:table-cell office:value-type="float" office:value="-6.087700000000007E-2" table:formula="of:=[.G113]-[.$G$5]" table:style-name="ce1">
            <text:p>-0.060877</text:p>
          </table:table-cell>
          <table:table-cell office:value-type="float" office:value="0.57607399999999997" table:style-name="ce1">
            <text:p>0.576074</text:p>
          </table:table-cell>
          <table:table-cell office:value-type="float" office:value="-6.5459000000000045E-2" table:formula="of:=[.I113]-[.$I$5]" table:style-name="ce1">
            <text:p>-0.065459</text:p>
          </table:table-cell>
          <table:table-cell office:value-type="float" office:value="5.4000300000000001" table:style-name="ce1">
            <text:p>5.40003</text:p>
          </table:table-cell>
          <table:table-cell office:value-type="float" office:value="-0.23275499999999999" table:style-name="ce1">
            <text:p>-0.232755</text:p>
          </table:table-cell>
          <table:table-cell office:value-type="float" office:value="5.2174400000000003E-2" table:style-name="ce1">
            <text:p>0.0521744</text:p>
          </table:table-cell>
          <table:table-cell office:value-type="float" office:value="-0.242725" table:style-name="ce1">
            <text:p>-0.242725</text:p>
          </table:table-cell>
          <table:table-cell office:value-type="float" office:value="5.8757700000000003E-2" table:style-name="ce1">
            <text:p>0.0587577</text:p>
          </table:table-cell>
          <table:table-cell table:number-columns-repeated="16369"/>
        </table:table-row>
        <table:table-row table:style-name="ro2">
          <table:table-cell office:value-type="float" office:value="10.9" table:style-name="ce1">
            <text:p>10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5.4501299999999997" table:style-name="ce1">
            <text:p>5.45013</text:p>
          </table:table-cell>
          <table:table-cell office:value-type="float" office:value="0.58529399999999998" table:style-name="ce1">
            <text:p>0.585294</text:p>
          </table:table-cell>
          <table:table-cell office:value-type="float" office:value="-5.6239000000000039E-2" table:formula="of:=[.G114]-[.$G$5]" table:style-name="ce1">
            <text:p>-0.056239</text:p>
          </table:table-cell>
          <table:table-cell office:value-type="float" office:value="0.58080200000000004" table:style-name="ce1">
            <text:p>0.580802</text:p>
          </table:table-cell>
          <table:table-cell office:value-type="float" office:value="-6.0730999999999979E-2" table:formula="of:=[.I114]-[.$I$5]" table:style-name="ce1">
            <text:p>-0.060731</text:p>
          </table:table-cell>
          <table:table-cell office:value-type="float" office:value="5.4501299999999997" table:style-name="ce1">
            <text:p>5.45013</text:p>
          </table:table-cell>
          <table:table-cell office:value-type="float" office:value="-0.211063" table:style-name="ce1">
            <text:p>-0.211063</text:p>
          </table:table-cell>
          <table:table-cell office:value-type="float" office:value="6.9878399999999993E-2" table:style-name="ce1">
            <text:p>0.0698784</text:p>
          </table:table-cell>
          <table:table-cell office:value-type="float" office:value="-0.22215499999999999" table:style-name="ce1">
            <text:p>-0.222155</text:p>
          </table:table-cell>
          <table:table-cell office:value-type="float" office:value="7.6439800000000002E-2" table:style-name="ce1">
            <text:p>0.0764398</text:p>
          </table:table-cell>
          <table:table-cell table:number-columns-repeated="1636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5.5000999999999998" table:style-name="ce1">
            <text:p>5.5001</text:p>
          </table:table-cell>
          <table:table-cell office:value-type="float" office:value="0.59131800000000001" table:style-name="ce1">
            <text:p>0.591318</text:p>
          </table:table-cell>
          <table:table-cell office:value-type="float" office:value="-5.021500000000001E-2" table:formula="of:=[.G115]-[.$G$5]" table:style-name="ce1">
            <text:p>-0.050215</text:p>
          </table:table-cell>
          <table:table-cell office:value-type="float" office:value="0.58693300000000004" table:style-name="ce1">
            <text:p>0.586933</text:p>
          </table:table-cell>
          <table:table-cell office:value-type="float" office:value="-5.4599999999999982E-2" table:formula="of:=[.I115]-[.$I$5]" table:style-name="ce1">
            <text:p>-0.0546</text:p>
          </table:table-cell>
          <table:table-cell office:value-type="float" office:value="5.5000999999999998" table:style-name="ce1">
            <text:p>5.5001</text:p>
          </table:table-cell>
          <table:table-cell office:value-type="float" office:value="-0.18371999999999999" table:style-name="ce1">
            <text:p>-0.18372</text:p>
          </table:table-cell>
          <table:table-cell office:value-type="float" office:value="8.6339399999999997E-2" table:style-name="ce1">
            <text:p>0.0863394</text:p>
          </table:table-cell>
          <table:table-cell office:value-type="float" office:value="-0.19666400000000001" table:style-name="ce1">
            <text:p>-0.196664</text:p>
          </table:table-cell>
          <table:table-cell office:value-type="float" office:value="9.2728099999999994E-2" table:style-name="ce1">
            <text:p>0.0927281</text:p>
          </table:table-cell>
          <table:table-cell table:number-columns-repeated="16369"/>
        </table:table-row>
        <table:table-row table:style-name="ro2">
          <table:table-cell office:value-type="float" office:value="11.1" table:style-name="ce1">
            <text:p>11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5.5500600000000002" table:style-name="ce1">
            <text:p>5.55006</text:p>
          </table:table-cell>
          <table:table-cell office:value-type="float" office:value="0.59867000000000004" table:style-name="ce1">
            <text:p>0.59867</text:p>
          </table:table-cell>
          <table:table-cell office:value-type="float" office:value="-4.2862999999999984E-2" table:formula="of:=[.G116]-[.$G$5]" table:style-name="ce1">
            <text:p>-0.042863</text:p>
          </table:table-cell>
          <table:table-cell office:value-type="float" office:value="0.59440400000000004" table:style-name="ce1">
            <text:p>0.594404</text:p>
          </table:table-cell>
          <table:table-cell office:value-type="float" office:value="-4.7128999999999976E-2" table:formula="of:=[.I116]-[.$I$5]" table:style-name="ce1">
            <text:p>-0.047129</text:p>
          </table:table-cell>
          <table:table-cell office:value-type="float" office:value="5.5500600000000002" table:style-name="ce1">
            <text:p>5.55006</text:p>
          </table:table-cell>
          <table:table-cell office:value-type="float" office:value="-0.151062" table:style-name="ce1">
            <text:p>-0.151062</text:p>
          </table:table-cell>
          <table:table-cell office:value-type="float" office:value="0.10097100000000001" table:style-name="ce1">
            <text:p>0.100971</text:p>
          </table:table-cell>
          <table:table-cell office:value-type="float" office:value="-0.166515" table:style-name="ce1">
            <text:p>-0.166515</text:p>
          </table:table-cell>
          <table:table-cell office:value-type="float" office:value="0.10742599999999999" table:style-name="ce1">
            <text:p>0.107426</text:p>
          </table:table-cell>
          <table:table-cell table:number-columns-repeated="16369"/>
        </table:table-row>
        <table:table-row table:style-name="ro2">
          <table:table-cell office:value-type="float" office:value="11.2" table:style-name="ce1">
            <text:p>11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5.6000399999999999" table:style-name="ce1">
            <text:p>5.60004</text:p>
          </table:table-cell>
          <table:table-cell office:value-type="float" office:value="0.60735899999999998" table:style-name="ce1">
            <text:p>0.607359</text:p>
          </table:table-cell>
          <table:table-cell office:value-type="float" office:value="-3.4174000000000038E-2" table:formula="of:=[.G117]-[.$G$5]" table:style-name="ce1">
            <text:p>-0.034174</text:p>
          </table:table-cell>
          <table:table-cell office:value-type="float" office:value="0.60319699999999998" table:style-name="ce1">
            <text:p>0.603197</text:p>
          </table:table-cell>
          <table:table-cell office:value-type="float" office:value="-3.8336000000000037E-2" table:formula="of:=[.I117]-[.$I$5]" table:style-name="ce1">
            <text:p>-0.038336</text:p>
          </table:table-cell>
          <table:table-cell office:value-type="float" office:value="5.6000399999999999" table:style-name="ce1">
            <text:p>5.60004</text:p>
          </table:table-cell>
          <table:table-cell office:value-type="float" office:value="-0.113695" table:style-name="ce1">
            <text:p>-0.113695</text:p>
          </table:table-cell>
          <table:table-cell office:value-type="float" office:value="0.113265" table:style-name="ce1">
            <text:p>0.113265</text:p>
          </table:table-cell>
          <table:table-cell office:value-type="float" office:value="-0.131658" table:style-name="ce1">
            <text:p>-0.131658</text:p>
          </table:table-cell>
          <table:table-cell office:value-type="float" office:value="0.120208" table:style-name="ce1">
            <text:p>0.120208</text:p>
          </table:table-cell>
          <table:table-cell table:number-columns-repeated="16369"/>
        </table:table-row>
        <table:table-row table:style-name="ro2">
          <table:table-cell office:value-type="float" office:value="11.3" table:style-name="ce1">
            <text:p>11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5.6501099999999997" table:style-name="ce1">
            <text:p>5.65011</text:p>
          </table:table-cell>
          <table:table-cell office:value-type="float" office:value="0.61729500000000004" table:style-name="ce1">
            <text:p>0.617295</text:p>
          </table:table-cell>
          <table:table-cell office:value-type="float" office:value="-2.4237999999999982E-2" table:formula="of:=[.G118]-[.$G$5]" table:style-name="ce1">
            <text:p>-0.024238</text:p>
          </table:table-cell>
          <table:table-cell office:value-type="float" office:value="0.613178" table:style-name="ce1">
            <text:p>0.613178</text:p>
          </table:table-cell>
          <table:table-cell office:value-type="float" office:value="-2.8355000000000019E-2" table:formula="of:=[.I118]-[.$I$5]" table:style-name="ce1">
            <text:p>-0.028355</text:p>
          </table:table-cell>
          <table:table-cell office:value-type="float" office:value="5.6501099999999997" table:style-name="ce1">
            <text:p>5.65011</text:p>
          </table:table-cell>
          <table:table-cell office:value-type="float" office:value="-7.2956199999999999E-2" table:style-name="ce1">
            <text:p>-0.0729562</text:p>
          </table:table-cell>
          <table:table-cell office:value-type="float" office:value="0.12270200000000001" table:style-name="ce1">
            <text:p>0.122702</text:p>
          </table:table-cell>
          <table:table-cell office:value-type="float" office:value="-9.2968800000000004E-2" table:style-name="ce1">
            <text:p>-0.0929688</text:p>
          </table:table-cell>
          <table:table-cell office:value-type="float" office:value="0.13037299999999999" table:style-name="ce1">
            <text:p>0.130373</text:p>
          </table:table-cell>
          <table:table-cell table:number-columns-repeated="16369"/>
        </table:table-row>
        <table:table-row table:style-name="ro2">
          <table:table-cell office:value-type="float" office:value="11.4" table:style-name="ce1">
            <text:p>11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5.7000599999999997" table:style-name="ce1">
            <text:p>5.70006</text:p>
          </table:table-cell>
          <table:table-cell office:value-type="float" office:value="0.62832299999999996" table:style-name="ce1">
            <text:p>0.628323</text:p>
          </table:table-cell>
          <table:table-cell office:value-type="float" office:value="-1.3210000000000055E-2" table:formula="of:=[.G119]-[.$G$5]" table:style-name="ce1">
            <text:p>-0.01321</text:p>
          </table:table-cell>
          <table:table-cell office:value-type="float" office:value="0.62428600000000001" table:style-name="ce1">
            <text:p>0.624286</text:p>
          </table:table-cell>
          <table:table-cell office:value-type="float" office:value="-1.7247000000000012E-2" table:formula="of:=[.I119]-[.$I$5]" table:style-name="ce1">
            <text:p>-0.017247</text:p>
          </table:table-cell>
          <table:table-cell office:value-type="float" office:value="5.7000599999999997" table:style-name="ce1">
            <text:p>5.70006</text:p>
          </table:table-cell>
          <table:table-cell office:value-type="float" office:value="-3.0609600000000001E-2" table:style-name="ce1">
            <text:p>-0.0306096</text:p>
          </table:table-cell>
          <table:table-cell office:value-type="float" office:value="0.128222" table:style-name="ce1">
            <text:p>0.128222</text:p>
          </table:table-cell>
          <table:table-cell office:value-type="float" office:value="-5.1194999999999997E-2" table:style-name="ce1">
            <text:p>-0.051195</text:p>
          </table:table-cell>
          <table:table-cell office:value-type="float" office:value="0.13741200000000001" table:style-name="ce1">
            <text:p>0.137412</text:p>
          </table:table-cell>
          <table:table-cell table:number-columns-repeated="16369"/>
        </table:table-row>
        <table:table-row table:style-name="ro2">
          <table:table-cell office:value-type="float" office:value="11.5" table:style-name="ce1">
            <text:p>11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5.7500200000000001" table:style-name="ce1">
            <text:p>5.75002</text:p>
          </table:table-cell>
          <table:table-cell office:value-type="float" office:value="0.64020699999999997" table:style-name="ce1">
            <text:p>0.640207</text:p>
          </table:table-cell>
          <table:table-cell office:value-type="float" office:value="-1.3260000000000494E-3" table:formula="of:=[.G120]-[.$G$5]" table:style-name="ce1">
            <text:p>-0.001326</text:p>
          </table:table-cell>
          <table:table-cell office:value-type="float" office:value="0.63640600000000003" table:style-name="ce1">
            <text:p>0.636406</text:p>
          </table:table-cell>
          <table:table-cell office:value-type="float" office:value="-5.1269999999999927E-3" table:formula="of:=[.I120]-[.$I$5]" table:style-name="ce1">
            <text:p>-0.005127</text:p>
          </table:table-cell>
          <table:table-cell office:value-type="float" office:value="5.7500200000000001" table:style-name="ce1">
            <text:p>5.75002</text:p>
          </table:table-cell>
          <table:table-cell office:value-type="float" office:value="1.1795999999999999E-2" table:style-name="ce1">
            <text:p>0.011796</text:p>
          </table:table-cell>
          <table:table-cell office:value-type="float" office:value="0.12876399999999999" table:style-name="ce1">
            <text:p>0.128764</text:p>
          </table:table-cell>
          <table:table-cell office:value-type="float" office:value="-7.2825700000000004E-3" table:style-name="ce1">
            <text:p>-0.00728257</text:p>
          </table:table-cell>
          <table:table-cell office:value-type="float" office:value="0.140315" table:style-name="ce1">
            <text:p>0.140315</text:p>
          </table:table-cell>
          <table:table-cell table:number-columns-repeated="16369"/>
        </table:table-row>
        <table:table-row table:style-name="ro2">
          <table:table-cell office:value-type="float" office:value="11.6" table:style-name="ce1">
            <text:p>11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5.8000100000000003" table:style-name="ce1">
            <text:p>5.80001</text:p>
          </table:table-cell>
          <table:table-cell office:value-type="float" office:value="0.65265499999999999" table:style-name="ce1">
            <text:p>0.652655</text:p>
          </table:table-cell>
          <table:table-cell office:value-type="float" office:value="1.1121999999999965E-2" table:formula="of:=[.G121]-[.$G$5]" table:style-name="ce1">
            <text:p>0.011122</text:p>
          </table:table-cell>
          <table:table-cell office:value-type="float" office:value="0.6492" table:style-name="ce1">
            <text:p>0.6492</text:p>
          </table:table-cell>
          <table:table-cell office:value-type="float" office:value="7.6669999999999794E-3" table:formula="of:=[.I121]-[.$I$5]" table:style-name="ce1">
            <text:p>0.007667</text:p>
          </table:table-cell>
          <table:table-cell office:value-type="float" office:value="5.8000100000000003" table:style-name="ce1">
            <text:p>5.80001</text:p>
          </table:table-cell>
          <table:table-cell office:value-type="float" office:value="5.3098600000000003E-2" table:style-name="ce1">
            <text:p>0.0530986</text:p>
          </table:table-cell>
          <table:table-cell office:value-type="float" office:value="0.124374" table:style-name="ce1">
            <text:p>0.124374</text:p>
          </table:table-cell>
          <table:table-cell office:value-type="float" office:value="3.6891800000000002E-2" table:style-name="ce1">
            <text:p>0.0368918</text:p>
          </table:table-cell>
          <table:table-cell office:value-type="float" office:value="0.13869000000000001" table:style-name="ce1">
            <text:p>0.13869</text:p>
          </table:table-cell>
          <table:table-cell table:number-columns-repeated="16369"/>
        </table:table-row>
        <table:table-row table:style-name="ro2">
          <table:table-cell office:value-type="float" office:value="11.7" table:style-name="ce1">
            <text:p>11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5.8501000000000003" table:style-name="ce1">
            <text:p>5.8501</text:p>
          </table:table-cell>
          <table:table-cell office:value-type="float" office:value="0.66528600000000004" table:style-name="ce1">
            <text:p>0.665286</text:p>
          </table:table-cell>
          <table:table-cell office:value-type="float" office:value="2.3753000000000024E-2" table:formula="of:=[.G122]-[.$G$5]" table:style-name="ce1">
            <text:p>0.023753</text:p>
          </table:table-cell>
          <table:table-cell office:value-type="float" office:value="0.66242800000000002" table:style-name="ce1">
            <text:p>0.662428</text:p>
          </table:table-cell>
          <table:table-cell office:value-type="float" office:value="2.0894999999999997E-2" table:formula="of:=[.I122]-[.$I$5]" table:style-name="ce1">
            <text:p>0.020895</text:p>
          </table:table-cell>
          <table:table-cell office:value-type="float" office:value="5.8501000000000003" table:style-name="ce1">
            <text:p>5.8501</text:p>
          </table:table-cell>
          <table:table-cell office:value-type="float" office:value="9.2445299999999994E-2" table:style-name="ce1">
            <text:p>0.0924453</text:p>
          </table:table-cell>
          <table:table-cell office:value-type="float" office:value="0.115871" table:style-name="ce1">
            <text:p>0.115871</text:p>
          </table:table-cell>
          <table:table-cell office:value-type="float" office:value="8.0428799999999995E-2" table:style-name="ce1">
            <text:p>0.0804288</text:p>
          </table:table-cell>
          <table:table-cell office:value-type="float" office:value="0.132608" table:style-name="ce1">
            <text:p>0.132608</text:p>
          </table:table-cell>
          <table:table-cell table:number-columns-repeated="16369"/>
        </table:table-row>
        <table:table-row table:style-name="ro2">
          <table:table-cell office:value-type="float" office:value="11.8" table:style-name="ce1">
            <text:p>11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5.9001000000000001" table:style-name="ce1">
            <text:p>5.9001</text:p>
          </table:table-cell>
          <table:table-cell office:value-type="float" office:value="0.677508" table:style-name="ce1">
            <text:p>0.677508</text:p>
          </table:table-cell>
          <table:table-cell office:value-type="float" office:value="3.5974999999999979E-2" table:formula="of:=[.G123]-[.$G$5]" table:style-name="ce1">
            <text:p>0.035975</text:p>
          </table:table-cell>
          <table:table-cell office:value-type="float" office:value="0.675485" table:style-name="ce1">
            <text:p>0.675485</text:p>
          </table:table-cell>
          <table:table-cell office:value-type="float" office:value="3.3951999999999982E-2" table:formula="of:=[.I123]-[.$I$5]" table:style-name="ce1">
            <text:p>0.033952</text:p>
          </table:table-cell>
          <table:table-cell office:value-type="float" office:value="5.9001000000000001" table:style-name="ce1">
            <text:p>5.9001</text:p>
          </table:table-cell>
          <table:table-cell office:value-type="float" office:value="0.128529" table:style-name="ce1">
            <text:p>0.128529</text:p>
          </table:table-cell>
          <table:table-cell office:value-type="float" office:value="0.10408199999999999" table:style-name="ce1">
            <text:p>0.104082</text:p>
          </table:table-cell>
          <table:table-cell office:value-type="float" office:value="0.12164999999999999" table:style-name="ce1">
            <text:p>0.12165</text:p>
          </table:table-cell>
          <table:table-cell office:value-type="float" office:value="0.12220200000000001" table:style-name="ce1">
            <text:p>0.122202</text:p>
          </table:table-cell>
          <table:table-cell table:number-columns-repeated="16369"/>
        </table:table-row>
        <table:table-row table:style-name="ro2">
          <table:table-cell office:value-type="float" office:value="11.9" table:style-name="ce1">
            <text:p>11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5.9500799999999998" table:style-name="ce1">
            <text:p>5.95008</text:p>
          </table:table-cell>
          <table:table-cell office:value-type="float" office:value="0.68866400000000005" table:style-name="ce1">
            <text:p>0.688664</text:p>
          </table:table-cell>
          <table:table-cell office:value-type="float" office:value="4.7131000000000034E-2" table:formula="of:=[.G124]-[.$G$5]" table:style-name="ce1">
            <text:p>0.047131</text:p>
          </table:table-cell>
          <table:table-cell office:value-type="float" office:value="0.68775500000000001" table:style-name="ce1">
            <text:p>0.687755</text:p>
          </table:table-cell>
          <table:table-cell office:value-type="float" office:value="4.6221999999999985E-2" table:formula="of:=[.I124]-[.$I$5]" table:style-name="ce1">
            <text:p>0.046222</text:p>
          </table:table-cell>
          <table:table-cell office:value-type="float" office:value="5.9500799999999998" table:style-name="ce1">
            <text:p>5.95008</text:p>
          </table:table-cell>
          <table:table-cell office:value-type="float" office:value="0.16031000000000001" table:style-name="ce1">
            <text:p>0.16031</text:p>
          </table:table-cell>
          <table:table-cell office:value-type="float" office:value="8.9424699999999996E-2" table:style-name="ce1">
            <text:p>0.0894247</text:p>
          </table:table-cell>
          <table:table-cell office:value-type="float" office:value="0.15954099999999999" table:style-name="ce1">
            <text:p>0.159541</text:p>
          </table:table-cell>
          <table:table-cell office:value-type="float" office:value="0.107599" table:style-name="ce1">
            <text:p>0.107599</text:p>
          </table:table-cell>
          <table:table-cell table:number-columns-repeated="1636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6" table:style-name="ce1">
            <text:p>6</text:p>
          </table:table-cell>
          <table:table-cell office:value-type="float" office:value="0.69801599999999997" table:style-name="ce1">
            <text:p>0.698016</text:p>
          </table:table-cell>
          <table:table-cell office:value-type="float" office:value="5.648299999999995E-2" table:formula="of:=[.G125]-[.$G$5]" table:style-name="ce1">
            <text:p>0.056483</text:p>
          </table:table-cell>
          <table:table-cell office:value-type="float" office:value="0.69852499999999995" table:style-name="ce1">
            <text:p>0.698525</text:p>
          </table:table-cell>
          <table:table-cell office:value-type="float" office:value="5.6991999999999932E-2" table:formula="of:=[.I125]-[.$I$5]" table:style-name="ce1">
            <text:p>0.056992</text:p>
          </table:table-cell>
          <table:table-cell office:value-type="float" office:value="6" table:style-name="ce1">
            <text:p>6</text:p>
          </table:table-cell>
          <table:table-cell office:value-type="float" office:value="0.18711900000000001" table:style-name="ce1">
            <text:p>0.187119</text:p>
          </table:table-cell>
          <table:table-cell office:value-type="float" office:value="7.2198399999999996E-2" table:style-name="ce1">
            <text:p>0.0721984</text:p>
          </table:table-cell>
          <table:table-cell office:value-type="float" office:value="0.19325999999999999" table:style-name="ce1">
            <text:p>0.19326</text:p>
          </table:table-cell>
          <table:table-cell office:value-type="float" office:value="8.9408000000000001E-2" table:style-name="ce1">
            <text:p>0.089408</text:p>
          </table:table-cell>
          <table:table-cell table:number-columns-repeated="16369"/>
        </table:table-row>
        <table:table-row table:style-name="ro2">
          <table:table-cell office:value-type="float" office:value="12.1" table:style-name="ce1">
            <text:p>12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6.0500600000000002" table:style-name="ce1">
            <text:p>6.05006</text:p>
          </table:table-cell>
          <table:table-cell office:value-type="float" office:value="0.70516500000000004" table:style-name="ce1">
            <text:p>0.705165</text:p>
          </table:table-cell>
          <table:table-cell office:value-type="float" office:value="6.3632000000000022E-2" table:formula="of:=[.G126]-[.$G$5]" table:style-name="ce1">
            <text:p>0.063632</text:p>
          </table:table-cell>
          <table:table-cell office:value-type="float" office:value="0.70715600000000001" table:style-name="ce1">
            <text:p>0.707156</text:p>
          </table:table-cell>
          <table:table-cell office:value-type="float" office:value="6.5622999999999987E-2" table:formula="of:=[.I126]-[.$I$5]" table:style-name="ce1">
            <text:p>0.065623</text:p>
          </table:table-cell>
          <table:table-cell office:value-type="float" office:value="6.0500600000000002" table:style-name="ce1">
            <text:p>6.05006</text:p>
          </table:table-cell>
          <table:table-cell office:value-type="float" office:value="0.209092" table:style-name="ce1">
            <text:p>0.209092</text:p>
          </table:table-cell>
          <table:table-cell office:value-type="float" office:value="5.31475E-2" table:style-name="ce1">
            <text:p>0.0531475</text:p>
          </table:table-cell>
          <table:table-cell office:value-type="float" office:value="0.222105" table:style-name="ce1">
            <text:p>0.222105</text:p>
          </table:table-cell>
          <table:table-cell office:value-type="float" office:value="6.8710199999999999E-2" table:style-name="ce1">
            <text:p>0.0687102</text:p>
          </table:table-cell>
          <table:table-cell table:number-columns-repeated="16369"/>
        </table:table-row>
        <table:table-row table:style-name="ro2">
          <table:table-cell office:value-type="float" office:value="12.2" table:style-name="ce1">
            <text:p>12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6.1001000000000003" table:style-name="ce1">
            <text:p>6.1001</text:p>
          </table:table-cell>
          <table:table-cell office:value-type="float" office:value="0.70987100000000003" table:style-name="ce1">
            <text:p>0.709871</text:p>
          </table:table-cell>
          <table:table-cell office:value-type="float" office:value="6.833800000000001E-2" table:formula="of:=[.G127]-[.$G$5]" table:style-name="ce1">
            <text:p>0.068338</text:p>
          </table:table-cell>
          <table:table-cell office:value-type="float" office:value="0.71326900000000004" table:style-name="ce1">
            <text:p>0.713269</text:p>
          </table:table-cell>
          <table:table-cell office:value-type="float" office:value="7.1736000000000022E-2" table:formula="of:=[.I127]-[.$I$5]" table:style-name="ce1">
            <text:p>0.071736</text:p>
          </table:table-cell>
          <table:table-cell office:value-type="float" office:value="6.1001000000000003" table:style-name="ce1">
            <text:p>6.1001</text:p>
          </table:table-cell>
          <table:table-cell office:value-type="float" office:value="0.225962" table:style-name="ce1">
            <text:p>0.225962</text:p>
          </table:table-cell>
          <table:table-cell office:value-type="float" office:value="3.3394699999999999E-2" table:style-name="ce1">
            <text:p>0.0333947</text:p>
          </table:table-cell>
          <table:table-cell office:value-type="float" office:value="0.244837" table:style-name="ce1">
            <text:p>0.244837</text:p>
          </table:table-cell>
          <table:table-cell office:value-type="float" office:value="4.60022E-2" table:style-name="ce1">
            <text:p>0.0460022</text:p>
          </table:table-cell>
          <table:table-cell table:number-columns-repeated="16369"/>
        </table:table-row>
        <table:table-row table:style-name="ro2">
          <table:table-cell office:value-type="float" office:value="12.3" table:style-name="ce1">
            <text:p>12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6.1501200000000003" table:style-name="ce1">
            <text:p>6.15012</text:p>
          </table:table-cell>
          <table:table-cell office:value-type="float" office:value="0.712171" table:style-name="ce1">
            <text:p>0.712171</text:p>
          </table:table-cell>
          <table:table-cell office:value-type="float" office:value="7.0637999999999979E-2" table:formula="of:=[.G128]-[.$G$5]" table:style-name="ce1">
            <text:p>0.070638</text:p>
          </table:table-cell>
          <table:table-cell office:value-type="float" office:value="0.71671799999999997" table:style-name="ce1">
            <text:p>0.716718</text:p>
          </table:table-cell>
          <table:table-cell office:value-type="float" office:value="7.5184999999999946E-2" table:formula="of:=[.I128]-[.$I$5]" table:style-name="ce1">
            <text:p>0.075185</text:p>
          </table:table-cell>
          <table:table-cell office:value-type="float" office:value="6.1501200000000003" table:style-name="ce1">
            <text:p>6.15012</text:p>
          </table:table-cell>
          <table:table-cell office:value-type="float" office:value="0.23687" table:style-name="ce1">
            <text:p>0.23687</text:p>
          </table:table-cell>
          <table:table-cell office:value-type="float" office:value="1.34714E-2" table:style-name="ce1">
            <text:p>0.0134714</text:p>
          </table:table-cell>
          <table:table-cell office:value-type="float" office:value="0.26021499999999997" table:style-name="ce1">
            <text:p>0.260215</text:p>
          </table:table-cell>
          <table:table-cell office:value-type="float" office:value="2.2201100000000001E-2" table:style-name="ce1">
            <text:p>0.0222011</text:p>
          </table:table-cell>
          <table:table-cell table:number-columns-repeated="16369"/>
        </table:table-row>
        <table:table-row table:style-name="ro2">
          <table:table-cell office:value-type="float" office:value="12.4" table:style-name="ce1">
            <text:p>12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6.2000299999999999" table:style-name="ce1">
            <text:p>6.20003</text:p>
          </table:table-cell>
          <table:table-cell office:value-type="float" office:value="0.71203399999999994" table:style-name="ce1">
            <text:p>0.712034</text:p>
          </table:table-cell>
          <table:table-cell office:value-type="float" office:value="7.0500999999999925E-2" table:formula="of:=[.G129]-[.$G$5]" table:style-name="ce1">
            <text:p>0.070501</text:p>
          </table:table-cell>
          <table:table-cell office:value-type="float" office:value="0.71740700000000002" table:style-name="ce1">
            <text:p>0.717407</text:p>
          </table:table-cell>
          <table:table-cell office:value-type="float" office:value="7.5873999999999997E-2" table:formula="of:=[.I129]-[.$I$5]" table:style-name="ce1">
            <text:p>0.075874</text:p>
          </table:table-cell>
          <table:table-cell office:value-type="float" office:value="6.2000299999999999" table:style-name="ce1">
            <text:p>6.20003</text:p>
          </table:table-cell>
          <table:table-cell office:value-type="float" office:value="0.24034800000000001" table:style-name="ce1">
            <text:p>0.240348</text:p>
          </table:table-cell>
          <table:table-cell office:value-type="float" office:value="-6.8330200000000004E-3" table:style-name="ce1">
            <text:p>-0.00683302</text:p>
          </table:table-cell>
          <table:table-cell office:value-type="float" office:value="0.26710600000000001" table:style-name="ce1">
            <text:p>0.267106</text:p>
          </table:table-cell>
          <table:table-cell office:value-type="float" office:value="-1.0769E-3" table:style-name="ce1">
            <text:p>-0.0010769</text:p>
          </table:table-cell>
          <table:table-cell table:number-columns-repeated="16369"/>
        </table:table-row>
        <table:table-row table:style-name="ro2">
          <table:table-cell office:value-type="float" office:value="12.5" table:style-name="ce1">
            <text:p>12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6.2500200000000001" table:style-name="ce1">
            <text:p>6.25002</text:p>
          </table:table-cell>
          <table:table-cell office:value-type="float" office:value="0.70956900000000001" table:style-name="ce1">
            <text:p>0.709569</text:p>
          </table:table-cell>
          <table:table-cell office:value-type="float" office:value="6.8035999999999985E-2" table:formula="of:=[.G130]-[.$G$5]" table:style-name="ce1">
            <text:p>0.068036</text:p>
          </table:table-cell>
          <table:table-cell office:value-type="float" office:value="0.71537099999999998" table:style-name="ce1">
            <text:p>0.715371</text:p>
          </table:table-cell>
          <table:table-cell office:value-type="float" office:value="7.3837999999999959E-2" table:formula="of:=[.I130]-[.$I$5]" table:style-name="ce1">
            <text:p>0.073838</text:p>
          </table:table-cell>
          <table:table-cell office:value-type="float" office:value="6.2500200000000001" table:style-name="ce1">
            <text:p>6.25002</text:p>
          </table:table-cell>
          <table:table-cell office:value-type="float" office:value="0.23573" table:style-name="ce1">
            <text:p>0.23573</text:p>
          </table:table-cell>
          <table:table-cell office:value-type="float" office:value="-2.6546400000000001E-2" table:style-name="ce1">
            <text:p>-0.0265464</text:p>
          </table:table-cell>
          <table:table-cell office:value-type="float" office:value="0.26480900000000002" table:style-name="ce1">
            <text:p>0.264809</text:p>
          </table:table-cell>
          <table:table-cell office:value-type="float" office:value="-2.4177799999999999E-2" table:style-name="ce1">
            <text:p>-0.0241778</text:p>
          </table:table-cell>
          <table:table-cell table:number-columns-repeated="16369"/>
        </table:table-row>
        <table:table-row table:style-name="ro2">
          <table:table-cell office:value-type="float" office:value="12.6" table:style-name="ce1">
            <text:p>12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6.3000100000000003" table:style-name="ce1">
            <text:p>6.30001</text:p>
          </table:table-cell>
          <table:table-cell office:value-type="float" office:value="0.70496300000000001" table:style-name="ce1">
            <text:p>0.704963</text:p>
          </table:table-cell>
          <table:table-cell office:value-type="float" office:value="6.3429999999999986E-2" table:formula="of:=[.G131]-[.$G$5]" table:style-name="ce1">
            <text:p>0.06343</text:p>
          </table:table-cell>
          <table:table-cell office:value-type="float" office:value="0.710762" table:style-name="ce1">
            <text:p>0.710762</text:p>
          </table:table-cell>
          <table:table-cell office:value-type="float" office:value="6.9228999999999985E-2" table:formula="of:=[.I131]-[.$I$5]" table:style-name="ce1">
            <text:p>0.069229</text:p>
          </table:table-cell>
          <table:table-cell office:value-type="float" office:value="6.3000100000000003" table:style-name="ce1">
            <text:p>6.30001</text:p>
          </table:table-cell>
          <table:table-cell office:value-type="float" office:value="0.22411300000000001" table:style-name="ce1">
            <text:p>0.224113</text:p>
          </table:table-cell>
          <table:table-cell office:value-type="float" office:value="-4.5724000000000001E-2" table:style-name="ce1">
            <text:p>-0.045724</text:p>
          </table:table-cell>
          <table:table-cell office:value-type="float" office:value="0.25332700000000002" table:style-name="ce1">
            <text:p>0.253327</text:p>
          </table:table-cell>
          <table:table-cell office:value-type="float" office:value="-4.63048E-2" table:style-name="ce1">
            <text:p>-0.0463048</text:p>
          </table:table-cell>
          <table:table-cell table:number-columns-repeated="16369"/>
        </table:table-row>
        <table:table-row table:style-name="ro2">
          <table:table-cell office:value-type="float" office:value="12.7" table:style-name="ce1">
            <text:p>12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6.3500800000000002" table:style-name="ce1">
            <text:p>6.35008</text:p>
          </table:table-cell>
          <table:table-cell office:value-type="float" office:value="0.69852300000000001" table:style-name="ce1">
            <text:p>0.698523</text:p>
          </table:table-cell>
          <table:table-cell office:value-type="float" office:value="5.6989999999999985E-2" table:formula="of:=[.G132]-[.$G$5]" table:style-name="ce1">
            <text:p>0.05699</text:p>
          </table:table-cell>
          <table:table-cell office:value-type="float" office:value="0.70408000000000004" table:style-name="ce1">
            <text:p>0.70408</text:p>
          </table:table-cell>
          <table:table-cell office:value-type="float" office:value="6.2547000000000019E-2" table:formula="of:=[.I132]-[.$I$5]" table:style-name="ce1">
            <text:p>0.062547</text:p>
          </table:table-cell>
          <table:table-cell office:value-type="float" office:value="6.3500800000000002" table:style-name="ce1">
            <text:p>6.35008</text:p>
          </table:table-cell>
          <table:table-cell office:value-type="float" office:value="0.20555499999999999" table:style-name="ce1">
            <text:p>0.205555</text:p>
          </table:table-cell>
          <table:table-cell office:value-type="float" office:value="-6.4209100000000005E-2" table:style-name="ce1">
            <text:p>-0.0642091</text:p>
          </table:table-cell>
          <table:table-cell office:value-type="float" office:value="0.234206" table:style-name="ce1">
            <text:p>0.234206</text:p>
          </table:table-cell>
          <table:table-cell office:value-type="float" office:value="-6.6165500000000002E-2" table:style-name="ce1">
            <text:p>-0.0661655</text:p>
          </table:table-cell>
          <table:table-cell table:number-columns-repeated="16369"/>
        </table:table-row>
        <table:table-row table:style-name="ro2">
          <table:table-cell office:value-type="float" office:value="12.8" table:style-name="ce1">
            <text:p>12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6.4001000000000001" table:style-name="ce1">
            <text:p>6.4001</text:p>
          </table:table-cell>
          <table:table-cell office:value-type="float" office:value="0.69071700000000003" table:style-name="ce1">
            <text:p>0.690717</text:p>
          </table:table-cell>
          <table:table-cell office:value-type="float" office:value="4.9184000000000005E-2" table:formula="of:=[.G133]-[.$G$5]" table:style-name="ce1">
            <text:p>0.049184</text:p>
          </table:table-cell>
          <table:table-cell office:value-type="float" office:value="0.695797" table:style-name="ce1">
            <text:p>0.695797</text:p>
          </table:table-cell>
          <table:table-cell office:value-type="float" office:value="5.4263999999999979E-2" table:formula="of:=[.I133]-[.$I$5]" table:style-name="ce1">
            <text:p>0.054264</text:p>
          </table:table-cell>
          <table:table-cell office:value-type="float" office:value="6.4001000000000001" table:style-name="ce1">
            <text:p>6.4001</text:p>
          </table:table-cell>
          <table:table-cell office:value-type="float" office:value="0.18149399999999999" table:style-name="ce1">
            <text:p>0.181494</text:p>
          </table:table-cell>
          <table:table-cell office:value-type="float" office:value="-8.0719100000000002E-2" table:style-name="ce1">
            <text:p>-0.0807191</text:p>
          </table:table-cell>
          <table:table-cell office:value-type="float" office:value="0.209231" table:style-name="ce1">
            <text:p>0.209231</text:p>
          </table:table-cell>
          <table:table-cell office:value-type="float" office:value="-8.5020200000000004E-2" table:style-name="ce1">
            <text:p>-0.0850202</text:p>
          </table:table-cell>
          <table:table-cell table:number-columns-repeated="16369"/>
        </table:table-row>
        <table:table-row table:style-name="ro2">
          <table:table-cell office:value-type="float" office:value="12.9" table:style-name="ce1">
            <text:p>12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6.45" table:style-name="ce1">
            <text:p>6.45</text:p>
          </table:table-cell>
          <table:table-cell office:value-type="float" office:value="0.68189299999999997" table:style-name="ce1">
            <text:p>0.681893</text:p>
          </table:table-cell>
          <table:table-cell office:value-type="float" office:value="4.0359999999999951E-2" table:formula="of:=[.G134]-[.$G$5]" table:style-name="ce1">
            <text:p>0.04036</text:p>
          </table:table-cell>
          <table:table-cell office:value-type="float" office:value="0.68639899999999998" table:style-name="ce1">
            <text:p>0.686399</text:p>
          </table:table-cell>
          <table:table-cell office:value-type="float" office:value="4.4865999999999961E-2" table:formula="of:=[.I134]-[.$I$5]" table:style-name="ce1">
            <text:p>0.044866</text:p>
          </table:table-cell>
          <table:table-cell office:value-type="float" office:value="6.45" table:style-name="ce1">
            <text:p>6.45</text:p>
          </table:table-cell>
          <table:table-cell office:value-type="float" office:value="0.15329100000000001" table:style-name="ce1">
            <text:p>0.153291</text:p>
          </table:table-cell>
          <table:table-cell office:value-type="float" office:value="-9.46182E-2" table:style-name="ce1">
            <text:p>-0.0946182</text:p>
          </table:table-cell>
          <table:table-cell office:value-type="float" office:value="0.179312" table:style-name="ce1">
            <text:p>0.179312</text:p>
          </table:table-cell>
          <table:table-cell office:value-type="float" office:value="-9.9891599999999997E-2" table:style-name="ce1">
            <text:p>-0.0998916</text:p>
          </table:table-cell>
          <table:table-cell table:number-columns-repeated="1636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6.5001300000000004" table:style-name="ce1">
            <text:p>6.50013</text:p>
          </table:table-cell>
          <table:table-cell office:value-type="float" office:value="0.67244599999999999" table:style-name="ce1">
            <text:p>0.672446</text:p>
          </table:table-cell>
          <table:table-cell office:value-type="float" office:value="3.0912999999999968E-2" table:formula="of:=[.G135]-[.$G$5]" table:style-name="ce1">
            <text:p>0.030913</text:p>
          </table:table-cell>
          <table:table-cell office:value-type="float" office:value="0.67629499999999998" table:style-name="ce1">
            <text:p>0.676295</text:p>
          </table:table-cell>
          <table:table-cell office:value-type="float" office:value="3.476199999999996E-2" table:formula="of:=[.I135]-[.$I$5]" table:style-name="ce1">
            <text:p>0.034762</text:p>
          </table:table-cell>
          <table:table-cell office:value-type="float" office:value="6.5001300000000004" table:style-name="ce1">
            <text:p>6.50013</text:p>
          </table:table-cell>
          <table:table-cell office:value-type="float" office:value="0.122636" table:style-name="ce1">
            <text:p>0.122636</text:p>
          </table:table-cell>
          <table:table-cell office:value-type="float" office:value="-0.10492" table:style-name="ce1">
            <text:p>-0.10492</text:p>
          </table:table-cell>
          <table:table-cell office:value-type="float" office:value="0.14687900000000001" table:style-name="ce1">
            <text:p>0.146879</text:p>
          </table:table-cell>
          <table:table-cell office:value-type="float" office:value="-0.11129799999999999" table:style-name="ce1">
            <text:p>-0.111298</text:p>
          </table:table-cell>
          <table:table-cell table:number-columns-repeated="16369"/>
        </table:table-row>
        <table:table-row table:style-name="ro2">
          <table:table-cell office:value-type="float" office:value="13.1" table:style-name="ce1">
            <text:p>13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6.5500299999999996" table:style-name="ce1">
            <text:p>6.55003</text:p>
          </table:table-cell>
          <table:table-cell office:value-type="float" office:value="0.66267399999999999" table:style-name="ce1">
            <text:p>0.662674</text:p>
          </table:table-cell>
          <table:table-cell office:value-type="float" office:value="2.1140999999999965E-2" table:formula="of:=[.G136]-[.$G$5]" table:style-name="ce1">
            <text:p>0.021141</text:p>
          </table:table-cell>
          <table:table-cell office:value-type="float" office:value="0.66580799999999996" table:style-name="ce1">
            <text:p>0.665808</text:p>
          </table:table-cell>
          <table:table-cell office:value-type="float" office:value="2.4274999999999936E-2" table:formula="of:=[.I136]-[.$I$5]" table:style-name="ce1">
            <text:p>0.024275</text:p>
          </table:table-cell>
          <table:table-cell office:value-type="float" office:value="6.5500299999999996" table:style-name="ce1">
            <text:p>6.55003</text:p>
          </table:table-cell>
          <table:table-cell office:value-type="float" office:value="9.0583499999999997E-2" table:style-name="ce1">
            <text:p>0.0905835</text:p>
          </table:table-cell>
          <table:table-cell office:value-type="float" office:value="-0.111737" table:style-name="ce1">
            <text:p>-0.111737</text:p>
          </table:table-cell>
          <table:table-cell office:value-type="float" office:value="0.11205900000000001" table:style-name="ce1">
            <text:p>0.112059</text:p>
          </table:table-cell>
          <table:table-cell office:value-type="float" office:value="-0.119267" table:style-name="ce1">
            <text:p>-0.119267</text:p>
          </table:table-cell>
          <table:table-cell table:number-columns-repeated="16369"/>
        </table:table-row>
        <table:table-row table:style-name="ro2">
          <table:table-cell office:value-type="float" office:value="13.2" table:style-name="ce1">
            <text:p>13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6.6001300000000001" table:style-name="ce1">
            <text:p>6.60013</text:p>
          </table:table-cell>
          <table:table-cell office:value-type="float" office:value="0.65280700000000003" table:style-name="ce1">
            <text:p>0.652807</text:p>
          </table:table-cell>
          <table:table-cell office:value-type="float" office:value="1.1274000000000006E-2" table:formula="of:=[.G137]-[.$G$5]" table:style-name="ce1">
            <text:p>0.011274</text:p>
          </table:table-cell>
          <table:table-cell office:value-type="float" office:value="0.65512999999999999" table:style-name="ce1">
            <text:p>0.65513</text:p>
          </table:table-cell>
          <table:table-cell office:value-type="float" office:value="1.359699999999997E-2" table:formula="of:=[.I137]-[.$I$5]" table:style-name="ce1">
            <text:p>0.013597</text:p>
          </table:table-cell>
          <table:table-cell office:value-type="float" office:value="6.6001300000000001" table:style-name="ce1">
            <text:p>6.60013</text:p>
          </table:table-cell>
          <table:table-cell office:value-type="float" office:value="5.7339500000000002E-2" table:style-name="ce1">
            <text:p>0.0573395</text:p>
          </table:table-cell>
          <table:table-cell office:value-type="float" office:value="-0.114965" table:style-name="ce1">
            <text:p>-0.114965</text:p>
          </table:table-cell>
          <table:table-cell office:value-type="float" office:value="7.4822299999999994E-2" table:style-name="ce1">
            <text:p>0.0748223</text:p>
          </table:table-cell>
          <table:table-cell office:value-type="float" office:value="-0.123652" table:style-name="ce1">
            <text:p>-0.123652</text:p>
          </table:table-cell>
          <table:table-cell table:number-columns-repeated="16369"/>
        </table:table-row>
        <table:table-row table:style-name="ro2">
          <table:table-cell office:value-type="float" office:value="13.3" table:style-name="ce1">
            <text:p>13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6.6500300000000001" table:style-name="ce1">
            <text:p>6.65003</text:p>
          </table:table-cell>
          <table:table-cell office:value-type="float" office:value="0.64311399999999996" table:style-name="ce1">
            <text:p>0.643114</text:p>
          </table:table-cell>
          <table:table-cell office:value-type="float" office:value="1.5809999999999436E-3" table:formula="of:=[.G138]-[.$G$5]" table:style-name="ce1">
            <text:p>0.001581</text:p>
          </table:table-cell>
          <table:table-cell office:value-type="float" office:value="0.64454299999999998" table:style-name="ce1">
            <text:p>0.644543</text:p>
          </table:table-cell>
          <table:table-cell office:value-type="float" office:value="3.0099999999999572E-3" table:formula="of:=[.I138]-[.$I$5]" table:style-name="ce1">
            <text:p>0.00301</text:p>
          </table:table-cell>
          <table:table-cell office:value-type="float" office:value="6.6500300000000001" table:style-name="ce1">
            <text:p>6.65003</text:p>
          </table:table-cell>
          <table:table-cell office:value-type="float" office:value="2.3389699999999999E-2" table:style-name="ce1">
            <text:p>0.0233897</text:p>
          </table:table-cell>
          <table:table-cell office:value-type="float" office:value="-0.114768" table:style-name="ce1">
            <text:p>-0.114768</text:p>
          </table:table-cell>
          <table:table-cell office:value-type="float" office:value="3.5952499999999998E-2" table:style-name="ce1">
            <text:p>0.0359525</text:p>
          </table:table-cell>
          <table:table-cell office:value-type="float" office:value="-0.124583" table:style-name="ce1">
            <text:p>-0.124583</text:p>
          </table:table-cell>
          <table:table-cell table:number-columns-repeated="16369"/>
        </table:table-row>
        <table:table-row table:style-name="ro2">
          <table:table-cell office:value-type="float" office:value="13.4" table:style-name="ce1">
            <text:p>13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6.7000700000000002" table:style-name="ce1">
            <text:p>6.70007</text:p>
          </table:table-cell>
          <table:table-cell office:value-type="float" office:value="0.63375300000000001" table:style-name="ce1">
            <text:p>0.633753</text:p>
          </table:table-cell>
          <table:table-cell office:value-type="float" office:value="-7.7800000000000091E-3" table:formula="of:=[.G139]-[.$G$5]" table:style-name="ce1">
            <text:p>-0.00778</text:p>
          </table:table-cell>
          <table:table-cell office:value-type="float" office:value="0.634274" table:style-name="ce1">
            <text:p>0.634274</text:p>
          </table:table-cell>
          <table:table-cell office:value-type="float" office:value="-7.2590000000000154E-3" table:formula="of:=[.I139]-[.$I$5]" table:style-name="ce1">
            <text:p>-0.007259</text:p>
          </table:table-cell>
          <table:table-cell office:value-type="float" office:value="6.7000700000000002" table:style-name="ce1">
            <text:p>6.70007</text:p>
          </table:table-cell>
          <table:table-cell office:value-type="float" office:value="-1.07934E-2" table:style-name="ce1">
            <text:p>-0.0107934</text:p>
          </table:table-cell>
          <table:table-cell office:value-type="float" office:value="-0.111785" table:style-name="ce1">
            <text:p>-0.111785</text:p>
          </table:table-cell>
          <table:table-cell office:value-type="float" office:value="-3.5849800000000002E-3" table:style-name="ce1">
            <text:p>-0.00358498</text:p>
          </table:table-cell>
          <table:table-cell office:value-type="float" office:value="-0.12275999999999999" table:style-name="ce1">
            <text:p>-0.12276</text:p>
          </table:table-cell>
          <table:table-cell table:number-columns-repeated="16369"/>
        </table:table-row>
        <table:table-row table:style-name="ro2">
          <table:table-cell office:value-type="float" office:value="13.5" table:style-name="ce1">
            <text:p>13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6.7500299999999998" table:style-name="ce1">
            <text:p>6.75003</text:p>
          </table:table-cell>
          <table:table-cell office:value-type="float" office:value="0.62497199999999997" table:style-name="ce1">
            <text:p>0.624972</text:p>
          </table:table-cell>
          <table:table-cell office:value-type="float" office:value="-1.6561000000000048E-2" table:formula="of:=[.G140]-[.$G$5]" table:style-name="ce1">
            <text:p>-0.016561</text:p>
          </table:table-cell>
          <table:table-cell office:value-type="float" office:value="0.62450799999999995" table:style-name="ce1">
            <text:p>0.624508</text:p>
          </table:table-cell>
          <table:table-cell office:value-type="float" office:value="-1.7025000000000068E-2" table:formula="of:=[.I140]-[.$I$5]" table:style-name="ce1">
            <text:p>-0.017025</text:p>
          </table:table-cell>
          <table:table-cell office:value-type="float" office:value="6.7500299999999998" table:style-name="ce1">
            <text:p>6.75003</text:p>
          </table:table-cell>
          <table:table-cell office:value-type="float" office:value="-4.4447199999999999E-2" table:style-name="ce1">
            <text:p>-0.0444472</text:p>
          </table:table-cell>
          <table:table-cell office:value-type="float" office:value="-0.106714" table:style-name="ce1">
            <text:p>-0.106714</text:p>
          </table:table-cell>
          <table:table-cell office:value-type="float" office:value="-4.2733E-2" table:style-name="ce1">
            <text:p>-0.042733</text:p>
          </table:table-cell>
          <table:table-cell office:value-type="float" office:value="-0.118783" table:style-name="ce1">
            <text:p>-0.118783</text:p>
          </table:table-cell>
          <table:table-cell table:number-columns-repeated="16369"/>
        </table:table-row>
        <table:table-row table:style-name="ro2">
          <table:table-cell office:value-type="float" office:value="13.6" table:style-name="ce1">
            <text:p>13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6.8001199999999997" table:style-name="ce1">
            <text:p>6.80012</text:p>
          </table:table-cell>
          <table:table-cell office:value-type="float" office:value="0.61692800000000003" table:style-name="ce1">
            <text:p>0.616928</text:p>
          </table:table-cell>
          <table:table-cell office:value-type="float" office:value="-2.4604999999999988E-2" table:formula="of:=[.G141]-[.$G$5]" table:style-name="ce1">
            <text:p>-0.024605</text:p>
          </table:table-cell>
          <table:table-cell office:value-type="float" office:value="0.615394" table:style-name="ce1">
            <text:p>0.615394</text:p>
          </table:table-cell>
          <table:table-cell office:value-type="float" office:value="-2.6139000000000023E-2" table:formula="of:=[.I141]-[.$I$5]" table:style-name="ce1">
            <text:p>-0.026139</text:p>
          </table:table-cell>
          <table:table-cell office:value-type="float" office:value="6.8001199999999997" table:style-name="ce1">
            <text:p>6.80012</text:p>
          </table:table-cell>
          <table:table-cell office:value-type="float" office:value="-7.7201400000000003E-2" table:style-name="ce1">
            <text:p>-0.0772014</text:p>
          </table:table-cell>
          <table:table-cell office:value-type="float" office:value="-9.9979600000000002E-2" table:style-name="ce1">
            <text:p>-0.0999796</text:p>
          </table:table-cell>
          <table:table-cell office:value-type="float" office:value="-8.0360000000000001E-2" table:style-name="ce1">
            <text:p>-0.08036</text:p>
          </table:table-cell>
          <table:table-cell office:value-type="float" office:value="-0.11323800000000001" table:style-name="ce1">
            <text:p>-0.113238</text:p>
          </table:table-cell>
          <table:table-cell table:number-columns-repeated="16369"/>
        </table:table-row>
        <table:table-row table:style-name="ro2">
          <table:table-cell office:value-type="float" office:value="13.7" table:style-name="ce1">
            <text:p>13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6.8500399999999999" table:style-name="ce1">
            <text:p>6.85004</text:p>
          </table:table-cell>
          <table:table-cell office:value-type="float" office:value="0.60967899999999997" table:style-name="ce1">
            <text:p>0.609679</text:p>
          </table:table-cell>
          <table:table-cell office:value-type="float" office:value="-3.1854000000000049E-2" table:formula="of:=[.G142]-[.$G$5]" table:style-name="ce1">
            <text:p>-0.031854</text:p>
          </table:table-cell>
          <table:table-cell office:value-type="float" office:value="0.60708099999999998" table:style-name="ce1">
            <text:p>0.607081</text:p>
          </table:table-cell>
          <table:table-cell office:value-type="float" office:value="-3.4452000000000038E-2" table:formula="of:=[.I142]-[.$I$5]" table:style-name="ce1">
            <text:p>-0.034452</text:p>
          </table:table-cell>
          <table:table-cell office:value-type="float" office:value="6.8500399999999999" table:style-name="ce1">
            <text:p>6.85004</text:p>
          </table:table-cell>
          <table:table-cell office:value-type="float" office:value="-0.10875899999999999" table:style-name="ce1">
            <text:p>-0.108759</text:p>
          </table:table-cell>
          <table:table-cell office:value-type="float" office:value="-9.16661E-2" table:style-name="ce1">
            <text:p>-0.0916661</text:p>
          </table:table-cell>
          <table:table-cell office:value-type="float" office:value="-0.115525" table:style-name="ce1">
            <text:p>-0.115525</text:p>
          </table:table-cell>
          <table:table-cell office:value-type="float" office:value="-0.10621700000000001" table:style-name="ce1">
            <text:p>-0.106217</text:p>
          </table:table-cell>
          <table:table-cell table:number-columns-repeated="16369"/>
        </table:table-row>
        <table:table-row table:style-name="ro2">
          <table:table-cell office:value-type="float" office:value="13.8" table:style-name="ce1">
            <text:p>13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6.9000599999999999" table:style-name="ce1">
            <text:p>6.90006</text:p>
          </table:table-cell>
          <table:table-cell office:value-type="float" office:value="0.60330600000000001" table:style-name="ce1">
            <text:p>0.603306</text:p>
          </table:table-cell>
          <table:table-cell office:value-type="float" office:value="-3.8227000000000011E-2" table:formula="of:=[.G143]-[.$G$5]" table:style-name="ce1">
            <text:p>-0.038227</text:p>
          </table:table-cell>
          <table:table-cell office:value-type="float" office:value="0.59963999999999995" table:style-name="ce1">
            <text:p>0.59964</text:p>
          </table:table-cell>
          <table:table-cell office:value-type="float" office:value="-4.1893000000000069E-2" table:formula="of:=[.I143]-[.$I$5]" table:style-name="ce1">
            <text:p>-0.041893</text:p>
          </table:table-cell>
          <table:table-cell office:value-type="float" office:value="6.9000599999999999" table:style-name="ce1">
            <text:p>6.90006</text:p>
          </table:table-cell>
          <table:table-cell office:value-type="float" office:value="-0.13800899999999999" table:style-name="ce1">
            <text:p>-0.138009</text:p>
          </table:table-cell>
          <table:table-cell office:value-type="float" office:value="-8.1793099999999994E-2" table:style-name="ce1">
            <text:p>-0.0817931</text:p>
          </table:table-cell>
          <table:table-cell office:value-type="float" office:value="-0.14710200000000001" table:style-name="ce1">
            <text:p>-0.147102</text:p>
          </table:table-cell>
          <table:table-cell office:value-type="float" office:value="-9.8315100000000002E-2" table:style-name="ce1">
            <text:p>-0.0983151</text:p>
          </table:table-cell>
          <table:table-cell table:number-columns-repeated="16369"/>
        </table:table-row>
        <table:table-row table:style-name="ro2">
          <table:table-cell office:value-type="float" office:value="13.9" table:style-name="ce1">
            <text:p>13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6.9500500000000001" table:style-name="ce1">
            <text:p>6.95005</text:p>
          </table:table-cell>
          <table:table-cell office:value-type="float" office:value="0.59778399999999998" table:style-name="ce1">
            <text:p>0.597784</text:p>
          </table:table-cell>
          <table:table-cell office:value-type="float" office:value="-4.3749000000000038E-2" table:formula="of:=[.G144]-[.$G$5]" table:style-name="ce1">
            <text:p>-0.043749</text:p>
          </table:table-cell>
          <table:table-cell office:value-type="float" office:value="0.59309599999999996" table:style-name="ce1">
            <text:p>0.593096</text:p>
          </table:table-cell>
          <table:table-cell office:value-type="float" office:value="-4.8437000000000063E-2" table:formula="of:=[.I144]-[.$I$5]" table:style-name="ce1">
            <text:p>-0.048437</text:p>
          </table:table-cell>
          <table:table-cell office:value-type="float" office:value="6.9500500000000001" table:style-name="ce1">
            <text:p>6.95005</text:p>
          </table:table-cell>
          <table:table-cell office:value-type="float" office:value="-0.16394900000000001" table:style-name="ce1">
            <text:p>-0.163949</text:p>
          </table:table-cell>
          <table:table-cell office:value-type="float" office:value="-7.0572399999999993E-2" table:style-name="ce1">
            <text:p>-0.0705724</text:p>
          </table:table-cell>
          <table:table-cell office:value-type="float" office:value="-0.17483599999999999" table:style-name="ce1">
            <text:p>-0.174836</text:p>
          </table:table-cell>
          <table:table-cell office:value-type="float" office:value="-8.9156600000000003E-2" table:style-name="ce1">
            <text:p>-0.0891566</text:p>
          </table:table-cell>
          <table:table-cell table:number-columns-repeated="1636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7.0000799999999996" table:style-name="ce1">
            <text:p>7.00008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-4.8367000000000049E-2" table:formula="of:=[.G145]-[.$G$5]" table:style-name="ce1">
            <text:p>-0.048367</text:p>
          </table:table-cell>
          <table:table-cell office:value-type="float" office:value="0.58760900000000005" table:style-name="ce1">
            <text:p>0.587609</text:p>
          </table:table-cell>
          <table:table-cell office:value-type="float" office:value="-5.3923999999999972E-2" table:formula="of:=[.I145]-[.$I$5]" table:style-name="ce1">
            <text:p>-0.053924</text:p>
          </table:table-cell>
          <table:table-cell office:value-type="float" office:value="7.0000799999999996" table:style-name="ce1">
            <text:p>7.00008</text:p>
          </table:table-cell>
          <table:table-cell office:value-type="float" office:value="-0.186058" table:style-name="ce1">
            <text:p>-0.186058</text:p>
          </table:table-cell>
          <table:table-cell office:value-type="float" office:value="-5.8367799999999997E-2" table:style-name="ce1">
            <text:p>-0.0583678</text:p>
          </table:table-cell>
          <table:table-cell office:value-type="float" office:value="-0.19849700000000001" table:style-name="ce1">
            <text:p>-0.198497</text:p>
          </table:table-cell>
          <table:table-cell office:value-type="float" office:value="-7.8857800000000006E-2" table:style-name="ce1">
            <text:p>-0.0788578</text:p>
          </table:table-cell>
          <table:table-cell table:number-columns-repeated="16369"/>
        </table:table-row>
        <table:table-row table:style-name="ro2">
          <table:table-cell office:value-type="float" office:value="14.1" table:style-name="ce1">
            <text:p>14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7.0501199999999997" table:style-name="ce1">
            <text:p>7.05012</text:p>
          </table:table-cell>
          <table:table-cell office:value-type="float" office:value="0.58950499999999995" table:style-name="ce1">
            <text:p>0.589505</text:p>
          </table:table-cell>
          <table:table-cell office:value-type="float" office:value="-5.2028000000000074E-2" table:formula="of:=[.G146]-[.$G$5]" table:style-name="ce1">
            <text:p>-0.052028</text:p>
          </table:table-cell>
          <table:table-cell office:value-type="float" office:value="0.58320700000000003" table:style-name="ce1">
            <text:p>0.583207</text:p>
          </table:table-cell>
          <table:table-cell office:value-type="float" office:value="-5.8325999999999989E-2" table:formula="of:=[.I146]-[.$I$5]" table:style-name="ce1">
            <text:p>-0.058326</text:p>
          </table:table-cell>
          <table:table-cell office:value-type="float" office:value="7.0501199999999997" table:style-name="ce1">
            <text:p>7.05012</text:p>
          </table:table-cell>
          <table:table-cell office:value-type="float" office:value="-0.20399900000000001" table:style-name="ce1">
            <text:p>-0.203999</text:p>
          </table:table-cell>
          <table:table-cell office:value-type="float" office:value="-4.5253799999999997E-2" table:style-name="ce1">
            <text:p>-0.0452538</text:p>
          </table:table-cell>
          <table:table-cell office:value-type="float" office:value="-0.21790599999999999" table:style-name="ce1">
            <text:p>-0.217906</text:p>
          </table:table-cell>
          <table:table-cell office:value-type="float" office:value="-6.7546999999999996E-2" table:style-name="ce1">
            <text:p>-0.067547</text:p>
          </table:table-cell>
          <table:table-cell table:number-columns-repeated="16369"/>
        </table:table-row>
        <table:table-row table:style-name="ro2">
          <table:table-cell office:value-type="float" office:value="14.2" table:style-name="ce1">
            <text:p>14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7.1000100000000002" table:style-name="ce1">
            <text:p>7.10001</text:p>
          </table:table-cell>
          <table:table-cell office:value-type="float" office:value="0.58670100000000003" table:style-name="ce1">
            <text:p>0.586701</text:p>
          </table:table-cell>
          <table:table-cell office:value-type="float" office:value="-5.4831999999999992E-2" table:formula="of:=[.G147]-[.$G$5]" table:style-name="ce1">
            <text:p>-0.054832</text:p>
          </table:table-cell>
          <table:table-cell office:value-type="float" office:value="0.57985200000000003" table:style-name="ce1">
            <text:p>0.579852</text:p>
          </table:table-cell>
          <table:table-cell office:value-type="float" office:value="-6.1680999999999986E-2" table:formula="of:=[.I147]-[.$I$5]" table:style-name="ce1">
            <text:p>-0.061681</text:p>
          </table:table-cell>
          <table:table-cell office:value-type="float" office:value="7.1000100000000002" table:style-name="ce1">
            <text:p>7.10001</text:p>
          </table:table-cell>
          <table:table-cell office:value-type="float" office:value="-0.21729899999999999" table:style-name="ce1">
            <text:p>-0.217299</text:p>
          </table:table-cell>
          <table:table-cell office:value-type="float" office:value="-3.1814700000000001E-2" table:style-name="ce1">
            <text:p>-0.0318147</text:p>
          </table:table-cell>
          <table:table-cell office:value-type="float" office:value="-0.23288600000000001" table:style-name="ce1">
            <text:p>-0.232886</text:p>
          </table:table-cell>
          <table:table-cell office:value-type="float" office:value="-5.5197099999999999E-2" table:style-name="ce1">
            <text:p>-0.0551971</text:p>
          </table:table-cell>
          <table:table-cell table:number-columns-repeated="16369"/>
        </table:table-row>
        <table:table-row table:style-name="ro2">
          <table:table-cell office:value-type="float" office:value="14.3" table:style-name="ce1">
            <text:p>14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7.1501299999999999" table:style-name="ce1">
            <text:p>7.15013</text:p>
          </table:table-cell>
          <table:table-cell office:value-type="float" office:value="0.58479899999999996" table:style-name="ce1">
            <text:p>0.584799</text:p>
          </table:table-cell>
          <table:table-cell office:value-type="float" office:value="-5.6734000000000062E-2" table:formula="of:=[.G148]-[.$G$5]" table:style-name="ce1">
            <text:p>-0.056734</text:p>
          </table:table-cell>
          <table:table-cell office:value-type="float" office:value="0.57744899999999999" table:style-name="ce1">
            <text:p>0.577449</text:p>
          </table:table-cell>
          <table:table-cell office:value-type="float" office:value="-6.408400000000003E-2" table:formula="of:=[.I148]-[.$I$5]" table:style-name="ce1">
            <text:p>-0.064084</text:p>
          </table:table-cell>
          <table:table-cell office:value-type="float" office:value="7.1501299999999999" table:style-name="ce1">
            <text:p>7.15013</text:p>
          </table:table-cell>
          <table:table-cell office:value-type="float" office:value="-0.22586200000000001" table:style-name="ce1">
            <text:p>-0.225862</text:p>
          </table:table-cell>
          <table:table-cell office:value-type="float" office:value="-1.8116699999999999E-2" table:style-name="ce1">
            <text:p>-0.0181167</text:p>
          </table:table-cell>
          <table:table-cell office:value-type="float" office:value="-0.24343000000000001" table:style-name="ce1">
            <text:p>-0.24343</text:p>
          </table:table-cell>
          <table:table-cell office:value-type="float" office:value="-4.1240199999999998E-2" table:style-name="ce1">
            <text:p>-0.0412402</text:p>
          </table:table-cell>
          <table:table-cell table:number-columns-repeated="16369"/>
        </table:table-row>
        <table:table-row table:style-name="ro2">
          <table:table-cell office:value-type="float" office:value="14.4" table:style-name="ce1">
            <text:p>14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7.2000900000000003" table:style-name="ce1">
            <text:p>7.20009</text:p>
          </table:table-cell>
          <table:table-cell office:value-type="float" office:value="0.58380100000000001" table:style-name="ce1">
            <text:p>0.583801</text:p>
          </table:table-cell>
          <table:table-cell office:value-type="float" office:value="-5.7732000000000006E-2" table:formula="of:=[.G149]-[.$G$5]" table:style-name="ce1">
            <text:p>-0.057732</text:p>
          </table:table-cell>
          <table:table-cell office:value-type="float" office:value="0.57598300000000002" table:style-name="ce1">
            <text:p>0.575983</text:p>
          </table:table-cell>
          <table:table-cell office:value-type="float" office:value="-6.5549999999999997E-2" table:formula="of:=[.I149]-[.$I$5]" table:style-name="ce1">
            <text:p>-0.06555</text:p>
          </table:table-cell>
          <table:table-cell office:value-type="float" office:value="7.2000900000000003" table:style-name="ce1">
            <text:p>7.20009</text:p>
          </table:table-cell>
          <table:table-cell office:value-type="float" office:value="-0.22984299999999999" table:style-name="ce1">
            <text:p>-0.229843</text:p>
          </table:table-cell>
          <table:table-cell office:value-type="float" office:value="-3.8831500000000001E-3" table:style-name="ce1">
            <text:p>-0.00388315</text:p>
          </table:table-cell>
          <table:table-cell office:value-type="float" office:value="-0.24923300000000001" table:style-name="ce1">
            <text:p>-0.249233</text:p>
          </table:table-cell>
          <table:table-cell office:value-type="float" office:value="-2.5709300000000001E-2" table:style-name="ce1">
            <text:p>-0.0257093</text:p>
          </table:table-cell>
          <table:table-cell table:number-columns-repeated="16369"/>
        </table:table-row>
        <table:table-row table:style-name="ro2">
          <table:table-cell office:value-type="float" office:value="14.5" table:style-name="ce1">
            <text:p>14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7.2501100000000003" table:style-name="ce1">
            <text:p>7.25011</text:p>
          </table:table-cell>
          <table:table-cell office:value-type="float" office:value="0.58375500000000002" table:style-name="ce1">
            <text:p>0.583755</text:p>
          </table:table-cell>
          <table:table-cell office:value-type="float" office:value="-5.7777999999999996E-2" table:formula="of:=[.G150]-[.$G$5]" table:style-name="ce1">
            <text:p>-0.057778</text:p>
          </table:table-cell>
          <table:table-cell office:value-type="float" office:value="0.57572100000000004" table:style-name="ce1">
            <text:p>0.575721</text:p>
          </table:table-cell>
          <table:table-cell office:value-type="float" office:value="-6.5811999999999982E-2" table:formula="of:=[.I150]-[.$I$5]" table:style-name="ce1">
            <text:p>-0.065812</text:p>
          </table:table-cell>
          <table:table-cell office:value-type="float" office:value="7.2501100000000003" table:style-name="ce1">
            <text:p>7.25011</text:p>
          </table:table-cell>
          <table:table-cell office:value-type="float" office:value="-0.229134" table:style-name="ce1">
            <text:p>-0.229134</text:p>
          </table:table-cell>
          <table:table-cell office:value-type="float" office:value="1.1343199999999999E-2" table:style-name="ce1">
            <text:p>0.0113432</text:p>
          </table:table-cell>
          <table:table-cell office:value-type="float" office:value="-0.250303" table:style-name="ce1">
            <text:p>-0.250303</text:p>
          </table:table-cell>
          <table:table-cell office:value-type="float" office:value="-9.0969899999999992E-3" table:style-name="ce1">
            <text:p>-0.00909699</text:p>
          </table:table-cell>
          <table:table-cell table:number-columns-repeated="16369"/>
        </table:table-row>
        <table:table-row table:style-name="ro2">
          <table:table-cell office:value-type="float" office:value="14.6" table:style-name="ce1">
            <text:p>14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7.3001199999999997" table:style-name="ce1">
            <text:p>7.30012</text:p>
          </table:table-cell>
          <table:table-cell office:value-type="float" office:value="0.58488200000000001" table:style-name="ce1">
            <text:p>0.584882</text:p>
          </table:table-cell>
          <table:table-cell office:value-type="float" office:value="-5.6651000000000007E-2" table:formula="of:=[.G151]-[.$G$5]" table:style-name="ce1">
            <text:p>-0.056651</text:p>
          </table:table-cell>
          <table:table-cell office:value-type="float" office:value="0.57645500000000005" table:style-name="ce1">
            <text:p>0.576455</text:p>
          </table:table-cell>
          <table:table-cell office:value-type="float" office:value="-6.5077999999999969E-2" table:formula="of:=[.I151]-[.$I$5]" table:style-name="ce1">
            <text:p>-0.065078</text:p>
          </table:table-cell>
          <table:table-cell office:value-type="float" office:value="7.3001199999999997" table:style-name="ce1">
            <text:p>7.30012</text:p>
          </table:table-cell>
          <table:table-cell office:value-type="float" office:value="-0.223636" table:style-name="ce1">
            <text:p>-0.223636</text:p>
          </table:table-cell>
          <table:table-cell office:value-type="float" office:value="2.7424400000000002E-2" table:style-name="ce1">
            <text:p>0.0274244</text:p>
          </table:table-cell>
          <table:table-cell office:value-type="float" office:value="-0.246947" table:style-name="ce1">
            <text:p>-0.246947</text:p>
          </table:table-cell>
          <table:table-cell office:value-type="float" office:value="7.91912E-3" table:style-name="ce1">
            <text:p>0.00791912</text:p>
          </table:table-cell>
          <table:table-cell table:number-columns-repeated="16369"/>
        </table:table-row>
        <table:table-row table:style-name="ro2">
          <table:table-cell office:value-type="float" office:value="14.7" table:style-name="ce1">
            <text:p>14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7.3500699999999997" table:style-name="ce1">
            <text:p>7.35007</text:p>
          </table:table-cell>
          <table:table-cell office:value-type="float" office:value="0.58711800000000003" table:style-name="ce1">
            <text:p>0.587118</text:p>
          </table:table-cell>
          <table:table-cell office:value-type="float" office:value="-5.4414999999999991E-2" table:formula="of:=[.G152]-[.$G$5]" table:style-name="ce1">
            <text:p>-0.054415</text:p>
          </table:table-cell>
          <table:table-cell office:value-type="float" office:value="0.57838100000000003" table:style-name="ce1">
            <text:p>0.578381</text:p>
          </table:table-cell>
          <table:table-cell office:value-type="float" office:value="-6.3151999999999986E-2" table:formula="of:=[.I152]-[.$I$5]" table:style-name="ce1">
            <text:p>-0.063152</text:p>
          </table:table-cell>
          <table:table-cell office:value-type="float" office:value="7.3500699999999997" table:style-name="ce1">
            <text:p>7.35007</text:p>
          </table:table-cell>
          <table:table-cell office:value-type="float" office:value="-0.21342900000000001" table:style-name="ce1">
            <text:p>-0.213429</text:p>
          </table:table-cell>
          <table:table-cell office:value-type="float" office:value="4.3450299999999997E-2" table:style-name="ce1">
            <text:p>0.0434503</text:p>
          </table:table-cell>
          <table:table-cell office:value-type="float" office:value="-0.23924899999999999" table:style-name="ce1">
            <text:p>-0.239249</text:p>
          </table:table-cell>
          <table:table-cell office:value-type="float" office:value="2.4280400000000001E-2" table:style-name="ce1">
            <text:p>0.0242804</text:p>
          </table:table-cell>
          <table:table-cell table:number-columns-repeated="16369"/>
        </table:table-row>
        <table:table-row table:style-name="ro2">
          <table:table-cell office:value-type="float" office:value="14.8" table:style-name="ce1">
            <text:p>14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7.4000899999999996" table:style-name="ce1">
            <text:p>7.40009</text:p>
          </table:table-cell>
          <table:table-cell office:value-type="float" office:value="0.59044799999999997" table:style-name="ce1">
            <text:p>0.590448</text:p>
          </table:table-cell>
          <table:table-cell office:value-type="float" office:value="-5.1085000000000047E-2" table:formula="of:=[.G153]-[.$G$5]" table:style-name="ce1">
            <text:p>-0.051085</text:p>
          </table:table-cell>
          <table:table-cell office:value-type="float" office:value="0.58162100000000005" table:style-name="ce1">
            <text:p>0.581621</text:p>
          </table:table-cell>
          <table:table-cell office:value-type="float" office:value="-5.9911999999999965E-2" table:formula="of:=[.I153]-[.$I$5]" table:style-name="ce1">
            <text:p>-0.059912</text:p>
          </table:table-cell>
          <table:table-cell office:value-type="float" office:value="7.4000899999999996" table:style-name="ce1">
            <text:p>7.40009</text:p>
          </table:table-cell>
          <table:table-cell office:value-type="float" office:value="-0.19919000000000001" table:style-name="ce1">
            <text:p>-0.19919</text:p>
          </table:table-cell>
          <table:table-cell office:value-type="float" office:value="5.8215000000000003E-2" table:style-name="ce1">
            <text:p>0.058215</text:p>
          </table:table-cell>
          <table:table-cell office:value-type="float" office:value="-0.22719500000000001" table:style-name="ce1">
            <text:p>-0.227195</text:p>
          </table:table-cell>
          <table:table-cell office:value-type="float" office:value="3.96981E-2" table:style-name="ce1">
            <text:p>0.0396981</text:p>
          </table:table-cell>
          <table:table-cell table:number-columns-repeated="16369"/>
        </table:table-row>
        <table:table-row table:style-name="ro2">
          <table:table-cell office:value-type="float" office:value="14.9" table:style-name="ce1">
            <text:p>14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7.4500900000000003" table:style-name="ce1">
            <text:p>7.45009</text:p>
          </table:table-cell>
          <table:table-cell office:value-type="float" office:value="0.59484999999999999" table:style-name="ce1">
            <text:p>0.59485</text:p>
          </table:table-cell>
          <table:table-cell office:value-type="float" office:value="-4.668300000000003E-2" table:formula="of:=[.G154]-[.$G$5]" table:style-name="ce1">
            <text:p>-0.046683</text:p>
          </table:table-cell>
          <table:table-cell office:value-type="float" office:value="0.586094" table:style-name="ce1">
            <text:p>0.586094</text:p>
          </table:table-cell>
          <table:table-cell office:value-type="float" office:value="-5.5439000000000016E-2" table:formula="of:=[.I154]-[.$I$5]" table:style-name="ce1">
            <text:p>-0.055439</text:p>
          </table:table-cell>
          <table:table-cell office:value-type="float" office:value="7.4500900000000003" table:style-name="ce1">
            <text:p>7.45009</text:p>
          </table:table-cell>
          <table:table-cell office:value-type="float" office:value="-0.181534" table:style-name="ce1">
            <text:p>-0.181534</text:p>
          </table:table-cell>
          <table:table-cell office:value-type="float" office:value="7.1184700000000004E-2" table:style-name="ce1">
            <text:p>0.0711847</text:p>
          </table:table-cell>
          <table:table-cell office:value-type="float" office:value="-0.21069399999999999" table:style-name="ce1">
            <text:p>-0.210694</text:p>
          </table:table-cell>
          <table:table-cell office:value-type="float" office:value="5.4479199999999998E-2" table:style-name="ce1">
            <text:p>0.0544792</text:p>
          </table:table-cell>
          <table:table-cell table:number-columns-repeated="1636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7.50007" table:style-name="ce1">
            <text:p>7.50007</text:p>
          </table:table-cell>
          <table:table-cell office:value-type="float" office:value="0.600298" table:style-name="ce1">
            <text:p>0.600298</text:p>
          </table:table-cell>
          <table:table-cell office:value-type="float" office:value="-4.1235000000000022E-2" table:formula="of:=[.G155]-[.$G$5]" table:style-name="ce1">
            <text:p>-0.041235</text:p>
          </table:table-cell>
          <table:table-cell office:value-type="float" office:value="0.59150800000000003" table:style-name="ce1">
            <text:p>0.591508</text:p>
          </table:table-cell>
          <table:table-cell office:value-type="float" office:value="-5.0024999999999986E-2" table:formula="of:=[.I155]-[.$I$5]" table:style-name="ce1">
            <text:p>-0.050025</text:p>
          </table:table-cell>
          <table:table-cell office:value-type="float" office:value="7.50007" table:style-name="ce1">
            <text:p>7.50007</text:p>
          </table:table-cell>
          <table:table-cell office:value-type="float" office:value="-0.16056799999999999" table:style-name="ce1">
            <text:p>-0.160568</text:p>
          </table:table-cell>
          <table:table-cell office:value-type="float" office:value="8.2136000000000001E-2" table:style-name="ce1">
            <text:p>0.082136</text:p>
          </table:table-cell>
          <table:table-cell office:value-type="float" office:value="-0.189688" table:style-name="ce1">
            <text:p>-0.189688</text:p>
          </table:table-cell>
          <table:table-cell office:value-type="float" office:value="6.91832E-2" table:style-name="ce1">
            <text:p>0.0691832</text:p>
          </table:table-cell>
          <table:table-cell table:number-columns-repeated="16369"/>
        </table:table-row>
        <table:table-row table:style-name="ro2">
          <table:table-cell office:value-type="float" office:value="15.1" table:style-name="ce1">
            <text:p>15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7.5500999999999996" table:style-name="ce1">
            <text:p>7.5501</text:p>
          </table:table-cell>
          <table:table-cell office:value-type="float" office:value="0.60677599999999998" table:style-name="ce1">
            <text:p>0.606776</text:p>
          </table:table-cell>
          <table:table-cell office:value-type="float" office:value="-3.4757000000000038E-2" table:formula="of:=[.G156]-[.$G$5]" table:style-name="ce1">
            <text:p>-0.034757</text:p>
          </table:table-cell>
          <table:table-cell office:value-type="float" office:value="0.59772999999999998" table:style-name="ce1">
            <text:p>0.59773</text:p>
          </table:table-cell>
          <table:table-cell office:value-type="float" office:value="-4.3803000000000036E-2" table:formula="of:=[.I156]-[.$I$5]" table:style-name="ce1">
            <text:p>-0.043803</text:p>
          </table:table-cell>
          <table:table-cell office:value-type="float" office:value="7.5500999999999996" table:style-name="ce1">
            <text:p>7.5501</text:p>
          </table:table-cell>
          <table:table-cell office:value-type="float" office:value="-0.13589000000000001" table:style-name="ce1">
            <text:p>-0.13589</text:p>
          </table:table-cell>
          <table:table-cell office:value-type="float" office:value="9.1401800000000005E-2" table:style-name="ce1">
            <text:p>0.0914018</text:p>
          </table:table-cell>
          <table:table-cell office:value-type="float" office:value="-0.16417599999999999" table:style-name="ce1">
            <text:p>-0.164176</text:p>
          </table:table-cell>
          <table:table-cell office:value-type="float" office:value="8.3896799999999994E-2" table:style-name="ce1">
            <text:p>0.0838968</text:p>
          </table:table-cell>
          <table:table-cell table:number-columns-repeated="16369"/>
        </table:table-row>
        <table:table-row table:style-name="ro2">
          <table:table-cell office:value-type="float" office:value="15.2" table:style-name="ce1">
            <text:p>15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7.6000199999999998" table:style-name="ce1">
            <text:p>7.60002</text:p>
          </table:table-cell>
          <table:table-cell office:value-type="float" office:value="0.61422100000000002" table:style-name="ce1">
            <text:p>0.614221</text:p>
          </table:table-cell>
          <table:table-cell office:value-type="float" office:value="-2.7312000000000003E-2" table:formula="of:=[.G157]-[.$G$5]" table:style-name="ce1">
            <text:p>-0.027312</text:p>
          </table:table-cell>
          <table:table-cell office:value-type="float" office:value="0.60486799999999996" table:style-name="ce1">
            <text:p>0.604868</text:p>
          </table:table-cell>
          <table:table-cell office:value-type="float" office:value="-3.6665000000000059E-2" table:formula="of:=[.I157]-[.$I$5]" table:style-name="ce1">
            <text:p>-0.036665</text:p>
          </table:table-cell>
          <table:table-cell office:value-type="float" office:value="7.6000199999999998" table:style-name="ce1">
            <text:p>7.60002</text:p>
          </table:table-cell>
          <table:table-cell office:value-type="float" office:value="-0.107281" table:style-name="ce1">
            <text:p>-0.107281</text:p>
          </table:table-cell>
          <table:table-cell office:value-type="float" office:value="9.9363400000000004E-2" table:style-name="ce1">
            <text:p>0.0993634</text:p>
          </table:table-cell>
          <table:table-cell office:value-type="float" office:value="-0.134657" table:style-name="ce1">
            <text:p>-0.134657</text:p>
          </table:table-cell>
          <table:table-cell office:value-type="float" office:value="9.7682199999999997E-2" table:style-name="ce1">
            <text:p>0.0976822</text:p>
          </table:table-cell>
          <table:table-cell table:number-columns-repeated="16369"/>
        </table:table-row>
        <table:table-row table:style-name="ro2">
          <table:table-cell office:value-type="float" office:value="15.3" table:style-name="ce1">
            <text:p>15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7.6501000000000001" table:style-name="ce1">
            <text:p>7.6501</text:p>
          </table:table-cell>
          <table:table-cell office:value-type="float" office:value="0.62263100000000005" table:style-name="ce1">
            <text:p>0.622631</text:p>
          </table:table-cell>
          <table:table-cell office:value-type="float" office:value="-1.8901999999999974E-2" table:formula="of:=[.G158]-[.$G$5]" table:style-name="ce1">
            <text:p>-0.018902</text:p>
          </table:table-cell>
          <table:table-cell office:value-type="float" office:value="0.613039" table:style-name="ce1">
            <text:p>0.613039</text:p>
          </table:table-cell>
          <table:table-cell office:value-type="float" office:value="-2.8494000000000019E-2" table:formula="of:=[.I158]-[.$I$5]" table:style-name="ce1">
            <text:p>-0.028494</text:p>
          </table:table-cell>
          <table:table-cell office:value-type="float" office:value="7.6501000000000001" table:style-name="ce1">
            <text:p>7.6501</text:p>
          </table:table-cell>
          <table:table-cell office:value-type="float" office:value="-7.4971700000000002E-2" table:style-name="ce1">
            <text:p>-0.0749717</text:p>
          </table:table-cell>
          <table:table-cell office:value-type="float" office:value="0.10612000000000001" table:style-name="ce1">
            <text:p>0.10612</text:p>
          </table:table-cell>
          <table:table-cell office:value-type="float" office:value="-0.101561" table:style-name="ce1">
            <text:p>-0.101561</text:p>
          </table:table-cell>
          <table:table-cell office:value-type="float" office:value="0.109988" table:style-name="ce1">
            <text:p>0.109988</text:p>
          </table:table-cell>
          <table:table-cell table:number-columns-repeated="16369"/>
        </table:table-row>
        <table:table-row table:style-name="ro2">
          <table:table-cell office:value-type="float" office:value="15.4" table:style-name="ce1">
            <text:p>15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7.7000599999999997" table:style-name="ce1">
            <text:p>7.70006</text:p>
          </table:table-cell>
          <table:table-cell office:value-type="float" office:value="0.63190800000000003" table:style-name="ce1">
            <text:p>0.631908</text:p>
          </table:table-cell>
          <table:table-cell office:value-type="float" office:value="-9.6249999999999947E-3" table:formula="of:=[.G159]-[.$G$5]" table:style-name="ce1">
            <text:p>-0.009625</text:p>
          </table:table-cell>
          <table:table-cell office:value-type="float" office:value="0.622193" table:style-name="ce1">
            <text:p>0.622193</text:p>
          </table:table-cell>
          <table:table-cell office:value-type="float" office:value="-1.9340000000000024E-2" table:formula="of:=[.I159]-[.$I$5]" table:style-name="ce1">
            <text:p>-0.01934</text:p>
          </table:table-cell>
          <table:table-cell office:value-type="float" office:value="7.7000599999999997" table:style-name="ce1">
            <text:p>7.70006</text:p>
          </table:table-cell>
          <table:table-cell office:value-type="float" office:value="-3.9880699999999998E-2" table:style-name="ce1">
            <text:p>-0.0398807</text:p>
          </table:table-cell>
          <table:table-cell office:value-type="float" office:value="0.110788" table:style-name="ce1">
            <text:p>0.110788</text:p>
          </table:table-cell>
          <table:table-cell office:value-type="float" office:value="-6.5893800000000002E-2" table:style-name="ce1">
            <text:p>-0.0658938</text:p>
          </table:table-cell>
          <table:table-cell office:value-type="float" office:value="0.120171" table:style-name="ce1">
            <text:p>0.120171</text:p>
          </table:table-cell>
          <table:table-cell table:number-columns-repeated="16369"/>
        </table:table-row>
        <table:table-row table:style-name="ro2">
          <table:table-cell office:value-type="float" office:value="15.5" table:style-name="ce1">
            <text:p>15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7.7500400000000003" table:style-name="ce1">
            <text:p>7.75004</text:p>
          </table:table-cell>
          <table:table-cell office:value-type="float" office:value="0.64195999999999998" table:style-name="ce1">
            <text:p>0.64196</text:p>
          </table:table-cell>
          <table:table-cell office:value-type="float" office:value="4.2699999999995519E-4" table:formula="of:=[.G160]-[.$G$5]" table:style-name="ce1">
            <text:p>0.000427</text:p>
          </table:table-cell>
          <table:table-cell office:value-type="float" office:value="0.63230299999999995" table:style-name="ce1">
            <text:p>0.632303</text:p>
          </table:table-cell>
          <table:table-cell office:value-type="float" office:value="-9.2300000000000715E-3" table:formula="of:=[.I160]-[.$I$5]" table:style-name="ce1">
            <text:p>-0.00923</text:p>
          </table:table-cell>
          <table:table-cell office:value-type="float" office:value="7.7500400000000003" table:style-name="ce1">
            <text:p>7.75004</text:p>
          </table:table-cell>
          <table:table-cell office:value-type="float" office:value="-2.8174599999999999E-3" table:style-name="ce1">
            <text:p>-0.00281746</text:p>
          </table:table-cell>
          <table:table-cell office:value-type="float" office:value="0.112377" table:style-name="ce1">
            <text:p>0.112377</text:p>
          </table:table-cell>
          <table:table-cell office:value-type="float" office:value="-2.8318200000000002E-2" table:style-name="ce1">
            <text:p>-0.0283182</text:p>
          </table:table-cell>
          <table:table-cell office:value-type="float" office:value="0.127604" table:style-name="ce1">
            <text:p>0.127604</text:p>
          </table:table-cell>
          <table:table-cell table:number-columns-repeated="16369"/>
        </table:table-row>
        <table:table-row table:style-name="ro2">
          <table:table-cell office:value-type="float" office:value="15.6" table:style-name="ce1">
            <text:p>15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7.8001199999999997" table:style-name="ce1">
            <text:p>7.80012</text:p>
          </table:table-cell>
          <table:table-cell office:value-type="float" office:value="0.65256099999999995" table:style-name="ce1">
            <text:p>0.652561</text:p>
          </table:table-cell>
          <table:table-cell office:value-type="float" office:value="1.1027999999999927E-2" table:formula="of:=[.G161]-[.$G$5]" table:style-name="ce1">
            <text:p>0.011028</text:p>
          </table:table-cell>
          <table:table-cell office:value-type="float" office:value="0.64317000000000002" table:style-name="ce1">
            <text:p>0.64317</text:p>
          </table:table-cell>
          <table:table-cell office:value-type="float" office:value="1.6369999999999996E-3" table:formula="of:=[.I161]-[.$I$5]" table:style-name="ce1">
            <text:p>0.001637</text:p>
          </table:table-cell>
          <table:table-cell office:value-type="float" office:value="7.8001199999999997" table:style-name="ce1">
            <text:p>7.80012</text:p>
          </table:table-cell>
          <table:table-cell office:value-type="float" office:value="3.5354700000000003E-2" table:style-name="ce1">
            <text:p>0.0353547</text:p>
          </table:table-cell>
          <table:table-cell office:value-type="float" office:value="0.109986" table:style-name="ce1">
            <text:p>0.109986</text:p>
          </table:table-cell>
          <table:table-cell office:value-type="float" office:value="1.0259900000000001E-2" table:style-name="ce1">
            <text:p>0.0102599</text:p>
          </table:table-cell>
          <table:table-cell office:value-type="float" office:value="0.13167300000000001" table:style-name="ce1">
            <text:p>0.131673</text:p>
          </table:table-cell>
          <table:table-cell table:number-columns-repeated="16369" table:style-name="ce1"/>
        </table:table-row>
        <table:table-row table:style-name="ro2">
          <table:table-cell office:value-type="float" office:value="15.7" table:style-name="ce1">
            <text:p>15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7.85006" table:style-name="ce1">
            <text:p>7.85006</text:p>
          </table:table-cell>
          <table:table-cell office:value-type="float" office:value="0.66339199999999998" table:style-name="ce1">
            <text:p>0.663392</text:p>
          </table:table-cell>
          <table:table-cell office:value-type="float" office:value="2.1858999999999962E-2" table:formula="of:=[.G162]-[.$G$5]" table:style-name="ce1">
            <text:p>0.021859</text:p>
          </table:table-cell>
          <table:table-cell office:value-type="float" office:value="0.65459900000000004" table:style-name="ce1">
            <text:p>0.654599</text:p>
          </table:table-cell>
          <table:table-cell office:value-type="float" office:value="1.3066000000000022E-2" table:formula="of:=[.I162]-[.$I$5]" table:style-name="ce1">
            <text:p>0.013066</text:p>
          </table:table-cell>
          <table:table-cell office:value-type="float" office:value="7.85006" table:style-name="ce1">
            <text:p>7.85006</text:p>
          </table:table-cell>
          <table:table-cell office:value-type="float" office:value="7.4012900000000006E-2" table:style-name="ce1">
            <text:p>0.0740129</text:p>
          </table:table-cell>
          <table:table-cell office:value-type="float" office:value="0.10335999999999999" table:style-name="ce1">
            <text:p>0.10336</text:p>
          </table:table-cell>
          <table:table-cell office:value-type="float" office:value="4.9293299999999998E-2" table:style-name="ce1">
            <text:p>0.0492933</text:p>
          </table:table-cell>
          <table:table-cell office:value-type="float" office:value="0.13192799999999999" table:style-name="ce1">
            <text:p>0.13192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5.8" table:style-name="ce1">
            <text:p>15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7.9000300000000001" table:style-name="ce1">
            <text:p>7.90003</text:p>
          </table:table-cell>
          <table:table-cell office:value-type="float" office:value="0.67398800000000003" table:style-name="ce1">
            <text:p>0.673988</text:p>
          </table:table-cell>
          <table:table-cell office:value-type="float" office:value="3.2455000000000012E-2" table:formula="of:=[.G163]-[.$G$5]" table:style-name="ce1">
            <text:p>0.032455</text:p>
          </table:table-cell>
          <table:table-cell office:value-type="float" office:value="0.66623600000000005" table:style-name="ce1">
            <text:p>0.666236</text:p>
          </table:table-cell>
          <table:table-cell office:value-type="float" office:value="2.470300000000003E-2" table:formula="of:=[.I163]-[.$I$5]" table:style-name="ce1">
            <text:p>0.024703</text:p>
          </table:table-cell>
          <table:table-cell office:value-type="float" office:value="7.9000300000000001" table:style-name="ce1">
            <text:p>7.90003</text:p>
          </table:table-cell>
          <table:table-cell office:value-type="float" office:value="0.11221299999999999" table:style-name="ce1">
            <text:p>0.112213</text:p>
          </table:table-cell>
          <table:table-cell office:value-type="float" office:value="9.3020400000000003E-2" table:style-name="ce1">
            <text:p>0.0930204</text:p>
          </table:table-cell>
          <table:table-cell office:value-type="float" office:value="8.7981799999999999E-2" table:style-name="ce1">
            <text:p>0.0879818</text:p>
          </table:table-cell>
          <table:table-cell office:value-type="float" office:value="0.12831100000000001" table:style-name="ce1">
            <text:p>0.12831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5.9" table:style-name="ce1">
            <text:p>15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7.9500900000000003" table:style-name="ce1">
            <text:p>7.95009</text:p>
          </table:table-cell>
          <table:table-cell office:value-type="float" office:value="0.68397600000000003" table:style-name="ce1">
            <text:p>0.683976</text:p>
          </table:table-cell>
          <table:table-cell office:value-type="float" office:value="4.2443000000000008E-2" table:formula="of:=[.G164]-[.$G$5]" table:style-name="ce1">
            <text:p>0.042443</text:p>
          </table:table-cell>
          <table:table-cell office:value-type="float" office:value="0.67780600000000002" table:style-name="ce1">
            <text:p>0.677806</text:p>
          </table:table-cell>
          <table:table-cell office:value-type="float" office:value="3.6273E-2" table:formula="of:=[.I164]-[.$I$5]" table:style-name="ce1">
            <text:p>0.036273</text:p>
          </table:table-cell>
          <table:table-cell office:value-type="float" office:value="7.9500900000000003" table:style-name="ce1">
            <text:p>7.95009</text:p>
          </table:table-cell>
          <table:table-cell office:value-type="float" office:value="0.14852000000000001" table:style-name="ce1">
            <text:p>0.14852</text:p>
          </table:table-cell>
          <table:table-cell office:value-type="float" office:value="7.9689499999999996E-2" table:style-name="ce1">
            <text:p>0.0796895</text:p>
          </table:table-cell>
          <table:table-cell office:value-type="float" office:value="0.12568699999999999" table:style-name="ce1">
            <text:p>0.125687</text:p>
          </table:table-cell>
          <table:table-cell office:value-type="float" office:value="0.12053899999999999" table:style-name="ce1">
            <text:p>0.12053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8.0000499999999999" table:style-name="ce1">
            <text:p>8.00005</text:p>
          </table:table-cell>
          <table:table-cell office:value-type="float" office:value="0.69290399999999996" table:style-name="ce1">
            <text:p>0.692904</text:p>
          </table:table-cell>
          <table:table-cell office:value-type="float" office:value="5.1370999999999944E-2" table:formula="of:=[.G165]-[.$G$5]" table:style-name="ce1">
            <text:p>0.051371</text:p>
          </table:table-cell>
          <table:table-cell office:value-type="float" office:value="0.68879900000000005" table:style-name="ce1">
            <text:p>0.688799</text:p>
          </table:table-cell>
          <table:table-cell office:value-type="float" office:value="4.726600000000003E-2" table:formula="of:=[.I165]-[.$I$5]" table:style-name="ce1">
            <text:p>0.047266</text:p>
          </table:table-cell>
          <table:table-cell office:value-type="float" office:value="8.0000499999999999" table:style-name="ce1">
            <text:p>8.00005</text:p>
          </table:table-cell>
          <table:table-cell office:value-type="float" office:value="0.18071999999999999" table:style-name="ce1">
            <text:p>0.18072</text:p>
          </table:table-cell>
          <table:table-cell office:value-type="float" office:value="6.4876699999999995E-2" table:style-name="ce1">
            <text:p>0.0648767</text:p>
          </table:table-cell>
          <table:table-cell office:value-type="float" office:value="0.160611" table:style-name="ce1">
            <text:p>0.160611</text:p>
          </table:table-cell>
          <table:table-cell office:value-type="float" office:value="0.108629" table:style-name="ce1">
            <text:p>0.10862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100000000000001" table:style-name="ce1">
            <text:p>16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8.0500600000000002" table:style-name="ce1">
            <text:p>8.05006</text:p>
          </table:table-cell>
          <table:table-cell office:value-type="float" office:value="0.70040999999999998" table:style-name="ce1">
            <text:p>0.70041</text:p>
          </table:table-cell>
          <table:table-cell office:value-type="float" office:value="5.8876999999999957E-2" table:formula="of:=[.G166]-[.$G$5]" table:style-name="ce1">
            <text:p>0.058877</text:p>
          </table:table-cell>
          <table:table-cell office:value-type="float" office:value="0.69862800000000003" table:style-name="ce1">
            <text:p>0.698628</text:p>
          </table:table-cell>
          <table:table-cell office:value-type="float" office:value="5.7095000000000007E-2" table:formula="of:=[.I166]-[.$I$5]" table:style-name="ce1">
            <text:p>0.057095</text:p>
          </table:table-cell>
          <table:table-cell office:value-type="float" office:value="8.0500600000000002" table:style-name="ce1">
            <text:p>8.05006</text:p>
          </table:table-cell>
          <table:table-cell office:value-type="float" office:value="0.20752499999999999" table:style-name="ce1">
            <text:p>0.207525</text:p>
          </table:table-cell>
          <table:table-cell office:value-type="float" office:value="5.0102500000000001E-2" table:style-name="ce1">
            <text:p>0.0501025</text:p>
          </table:table-cell>
          <table:table-cell office:value-type="float" office:value="0.19089200000000001" table:style-name="ce1">
            <text:p>0.190892</text:p>
          </table:table-cell>
          <table:table-cell office:value-type="float" office:value="9.2473E-2" table:style-name="ce1">
            <text:p>0.09247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2" table:style-name="ce1">
            <text:p>16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8.1000700000000005" table:style-name="ce1">
            <text:p>8.10007</text:p>
          </table:table-cell>
          <table:table-cell office:value-type="float" office:value="0.70622300000000005" table:style-name="ce1">
            <text:p>0.706223</text:p>
          </table:table-cell>
          <table:table-cell office:value-type="float" office:value="6.4690000000000025E-2" table:formula="of:=[.G167]-[.$G$5]" table:style-name="ce1">
            <text:p>0.06469</text:p>
          </table:table-cell>
          <table:table-cell office:value-type="float" office:value="0.70674899999999996" table:style-name="ce1">
            <text:p>0.706749</text:p>
          </table:table-cell>
          <table:table-cell office:value-type="float" office:value="6.5215999999999941E-2" table:formula="of:=[.I167]-[.$I$5]" table:style-name="ce1">
            <text:p>0.065216</text:p>
          </table:table-cell>
          <table:table-cell office:value-type="float" office:value="8.1000700000000005" table:style-name="ce1">
            <text:p>8.10007</text:p>
          </table:table-cell>
          <table:table-cell office:value-type="float" office:value="0.22802900000000001" table:style-name="ce1">
            <text:p>0.228029</text:p>
          </table:table-cell>
          <table:table-cell office:value-type="float" office:value="3.4583900000000001E-2" table:style-name="ce1">
            <text:p>0.0345839</text:p>
          </table:table-cell>
          <table:table-cell office:value-type="float" office:value="0.21529599999999999" table:style-name="ce1">
            <text:p>0.215296</text:p>
          </table:table-cell>
          <table:table-cell office:value-type="float" office:value="7.2064600000000006E-2" table:style-name="ce1">
            <text:p>0.072064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3" table:style-name="ce1">
            <text:p>16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8.1501099999999997" table:style-name="ce1">
            <text:p>8.15011</text:p>
          </table:table-cell>
          <table:table-cell office:value-type="float" office:value="0.71000399999999997" table:style-name="ce1">
            <text:p>0.710004</text:p>
          </table:table-cell>
          <table:table-cell office:value-type="float" office:value="6.8470999999999949E-2" table:formula="of:=[.G168]-[.$G$5]" table:style-name="ce1">
            <text:p>0.068471</text:p>
          </table:table-cell>
          <table:table-cell office:value-type="float" office:value="0.71274999999999999" table:style-name="ce1">
            <text:p>0.71275</text:p>
          </table:table-cell>
          <table:table-cell office:value-type="float" office:value="7.1216999999999975E-2" table:formula="of:=[.I168]-[.$I$5]" table:style-name="ce1">
            <text:p>0.071217</text:p>
          </table:table-cell>
          <table:table-cell office:value-type="float" office:value="8.1501099999999997" table:style-name="ce1">
            <text:p>8.15011</text:p>
          </table:table-cell>
          <table:table-cell office:value-type="float" office:value="0.24071200000000001" table:style-name="ce1">
            <text:p>0.240712</text:p>
          </table:table-cell>
          <table:table-cell office:value-type="float" office:value="1.7585900000000002E-2" table:style-name="ce1">
            <text:p>0.0175859</text:p>
          </table:table-cell>
          <table:table-cell office:value-type="float" office:value="0.233157" table:style-name="ce1">
            <text:p>0.233157</text:p>
          </table:table-cell>
          <table:table-cell office:value-type="float" office:value="4.7960599999999999E-2" table:style-name="ce1">
            <text:p>0.04796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399999999999999" table:style-name="ce1">
            <text:p>16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8.2001000000000008" table:style-name="ce1">
            <text:p>8.2001</text:p>
          </table:table-cell>
          <table:table-cell office:value-type="float" office:value="0.71154600000000001" table:style-name="ce1">
            <text:p>0.711546</text:p>
          </table:table-cell>
          <table:table-cell office:value-type="float" office:value="7.0012999999999992E-2" table:formula="of:=[.G169]-[.$G$5]" table:style-name="ce1">
            <text:p>0.070013</text:p>
          </table:table-cell>
          <table:table-cell office:value-type="float" office:value="0.71634900000000001" table:style-name="ce1">
            <text:p>0.716349</text:p>
          </table:table-cell>
          <table:table-cell office:value-type="float" office:value="7.4815999999999994E-2" table:formula="of:=[.I169]-[.$I$5]" table:style-name="ce1">
            <text:p>0.074816</text:p>
          </table:table-cell>
          <table:table-cell office:value-type="float" office:value="8.2001000000000008" table:style-name="ce1">
            <text:p>8.2001</text:p>
          </table:table-cell>
          <table:table-cell office:value-type="float" office:value="0.24507699999999999" table:style-name="ce1">
            <text:p>0.245077</text:p>
          </table:table-cell>
          <table:table-cell office:value-type="float" office:value="-1.25238E-3" table:style-name="ce1">
            <text:p>-0.00125238</text:p>
          </table:table-cell>
          <table:table-cell office:value-type="float" office:value="0.243677" table:style-name="ce1">
            <text:p>0.243677</text:p>
          </table:table-cell>
          <table:table-cell office:value-type="float" office:value="2.1041899999999999E-2" table:style-name="ce1">
            <text:p>0.021041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5" table:style-name="ce1">
            <text:p>16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8.2501099999999994" table:style-name="ce1">
            <text:p>8.25011</text:p>
          </table:table-cell>
          <table:table-cell office:value-type="float" office:value="0.71069300000000002" table:style-name="ce1">
            <text:p>0.710693</text:p>
          </table:table-cell>
          <table:table-cell office:value-type="float" office:value="6.9159999999999999E-2" table:formula="of:=[.G170]-[.$G$5]" table:style-name="ce1">
            <text:p>0.06916</text:p>
          </table:table-cell>
          <table:table-cell office:value-type="float" office:value="0.71723999999999999" table:style-name="ce1">
            <text:p>0.71724</text:p>
          </table:table-cell>
          <table:table-cell office:value-type="float" office:value="7.5706999999999969E-2" table:formula="of:=[.I170]-[.$I$5]" table:style-name="ce1">
            <text:p>0.075707</text:p>
          </table:table-cell>
          <table:table-cell office:value-type="float" office:value="8.2501099999999994" table:style-name="ce1">
            <text:p>8.25011</text:p>
          </table:table-cell>
          <table:table-cell office:value-type="float" office:value="0.241009" table:style-name="ce1">
            <text:p>0.241009</text:p>
          </table:table-cell>
          <table:table-cell office:value-type="float" office:value="-2.11656E-2" table:style-name="ce1">
            <text:p>-0.0211656</text:p>
          </table:table-cell>
          <table:table-cell office:value-type="float" office:value="0.245752" table:style-name="ce1">
            <text:p>0.245752</text:p>
          </table:table-cell>
          <table:table-cell office:value-type="float" office:value="-7.6182400000000001E-3" table:style-name="ce1">
            <text:p>-0.0076182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600000000000001" table:style-name="ce1">
            <text:p>16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8.3001299999999993" table:style-name="ce1">
            <text:p>8.30013</text:p>
          </table:table-cell>
          <table:table-cell office:value-type="float" office:value="0.70744499999999999" table:style-name="ce1">
            <text:p>0.707445</text:p>
          </table:table-cell>
          <table:table-cell office:value-type="float" office:value="6.5911999999999971E-2" table:formula="of:=[.G171]-[.$G$5]" table:style-name="ce1">
            <text:p>0.065912</text:p>
          </table:table-cell>
          <table:table-cell office:value-type="float" office:value="0.71533100000000005" table:style-name="ce1">
            <text:p>0.715331</text:p>
          </table:table-cell>
          <table:table-cell office:value-type="float" office:value="7.379800000000003E-2" table:formula="of:=[.I171]-[.$I$5]" table:style-name="ce1">
            <text:p>0.073798</text:p>
          </table:table-cell>
          <table:table-cell office:value-type="float" office:value="8.3001299999999993" table:style-name="ce1">
            <text:p>8.30013</text:p>
          </table:table-cell>
          <table:table-cell office:value-type="float" office:value="0.228572" table:style-name="ce1">
            <text:p>0.228572</text:p>
          </table:table-cell>
          <table:table-cell office:value-type="float" office:value="-4.0972300000000003E-2" table:style-name="ce1">
            <text:p>-0.0409723</text:p>
          </table:table-cell>
          <table:table-cell office:value-type="float" office:value="0.23955599999999999" table:style-name="ce1">
            <text:p>0.239556</text:p>
          </table:table-cell>
          <table:table-cell office:value-type="float" office:value="-3.6356800000000002E-2" table:style-name="ce1">
            <text:p>-0.03635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7" table:style-name="ce1">
            <text:p>16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8.3500300000000003" table:style-name="ce1">
            <text:p>8.35003</text:p>
          </table:table-cell>
          <table:table-cell office:value-type="float" office:value="0.70202100000000001" table:style-name="ce1">
            <text:p>0.702021</text:p>
          </table:table-cell>
          <table:table-cell office:value-type="float" office:value="6.0487999999999986E-2" table:formula="of:=[.G172]-[.$G$5]" table:style-name="ce1">
            <text:p>0.060488</text:p>
          </table:table-cell>
          <table:table-cell office:value-type="float" office:value="0.71072199999999996" table:style-name="ce1">
            <text:p>0.710722</text:p>
          </table:table-cell>
          <table:table-cell office:value-type="float" office:value="6.9188999999999945E-2" table:formula="of:=[.I172]-[.$I$5]" table:style-name="ce1">
            <text:p>0.069189</text:p>
          </table:table-cell>
          <table:table-cell office:value-type="float" office:value="8.3500300000000003" table:style-name="ce1">
            <text:p>8.35003</text:p>
          </table:table-cell>
          <table:table-cell office:value-type="float" office:value="0.20880199999999999" table:style-name="ce1">
            <text:p>0.208802</text:p>
          </table:table-cell>
          <table:table-cell office:value-type="float" office:value="-5.9900500000000002E-2" table:style-name="ce1">
            <text:p>-0.0599005</text:p>
          </table:table-cell>
          <table:table-cell office:value-type="float" office:value="0.22605500000000001" table:style-name="ce1">
            <text:p>0.226055</text:p>
          </table:table-cell>
          <table:table-cell office:value-type="float" office:value="-6.2787300000000004E-2" table:style-name="ce1">
            <text:p>-0.062787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8" table:style-name="ce1">
            <text:p>16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8.4000500000000002" table:style-name="ce1">
            <text:p>8.40005</text:p>
          </table:table-cell>
          <table:table-cell office:value-type="float" office:value="0.69472699999999998" table:style-name="ce1">
            <text:p>0.694727</text:p>
          </table:table-cell>
          <table:table-cell office:value-type="float" office:value="5.3193999999999964E-2" table:formula="of:=[.G173]-[.$G$5]" table:style-name="ce1">
            <text:p>0.053194</text:p>
          </table:table-cell>
          <table:table-cell office:value-type="float" office:value="0.70375399999999999" table:style-name="ce1">
            <text:p>0.703754</text:p>
          </table:table-cell>
          <table:table-cell office:value-type="float" office:value="6.2220999999999971E-2" table:formula="of:=[.I173]-[.$I$5]" table:style-name="ce1">
            <text:p>0.062221</text:p>
          </table:table-cell>
          <table:table-cell office:value-type="float" office:value="8.4000500000000002" table:style-name="ce1">
            <text:p>8.40005</text:p>
          </table:table-cell>
          <table:table-cell office:value-type="float" office:value="0.18279899999999999" table:style-name="ce1">
            <text:p>0.182799</text:p>
          </table:table-cell>
          <table:table-cell office:value-type="float" office:value="-7.7772499999999994E-2" table:style-name="ce1">
            <text:p>-0.0777725</text:p>
          </table:table-cell>
          <table:table-cell office:value-type="float" office:value="0.206041" table:style-name="ce1">
            <text:p>0.206041</text:p>
          </table:table-cell>
          <table:table-cell office:value-type="float" office:value="-8.5607199999999994E-2" table:style-name="ce1">
            <text:p>-0.085607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6.899999999999999" table:style-name="ce1">
            <text:p>16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8.4500499999999992" table:style-name="ce1">
            <text:p>8.45005</text:p>
          </table:table-cell>
          <table:table-cell office:value-type="float" office:value="0.68587900000000002" table:style-name="ce1">
            <text:p>0.685879</text:p>
          </table:table-cell>
          <table:table-cell office:value-type="float" office:value="4.4345999999999997E-2" table:formula="of:=[.G174]-[.$G$5]" table:style-name="ce1">
            <text:p>0.044346</text:p>
          </table:table-cell>
          <table:table-cell office:value-type="float" office:value="0.69475299999999995" table:style-name="ce1">
            <text:p>0.694753</text:p>
          </table:table-cell>
          <table:table-cell office:value-type="float" office:value="5.3219999999999934E-2" table:formula="of:=[.I174]-[.$I$5]" table:style-name="ce1">
            <text:p>0.05322</text:p>
          </table:table-cell>
          <table:table-cell office:value-type="float" office:value="8.4500499999999992" table:style-name="ce1">
            <text:p>8.45005</text:p>
          </table:table-cell>
          <table:table-cell office:value-type="float" office:value="0.15181600000000001" table:style-name="ce1">
            <text:p>0.151816</text:p>
          </table:table-cell>
          <table:table-cell office:value-type="float" office:value="-9.4314200000000001E-2" table:style-name="ce1">
            <text:p>-0.0943142</text:p>
          </table:table-cell>
          <table:table-cell office:value-type="float" office:value="0.180197" table:style-name="ce1">
            <text:p>0.180197</text:p>
          </table:table-cell>
          <table:table-cell office:value-type="float" office:value="-0.103508" table:style-name="ce1">
            <text:p>-0.10350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8.5001099999999994" table:style-name="ce1">
            <text:p>8.50011</text:p>
          </table:table-cell>
          <table:table-cell office:value-type="float" office:value="0.67575799999999997" table:style-name="ce1">
            <text:p>0.675758</text:p>
          </table:table-cell>
          <table:table-cell office:value-type="float" office:value="3.422499999999995E-2" table:formula="of:=[.G175]-[.$G$5]" table:style-name="ce1">
            <text:p>0.034225</text:p>
          </table:table-cell>
          <table:table-cell office:value-type="float" office:value="0.68398000000000003" table:style-name="ce1">
            <text:p>0.68398</text:p>
          </table:table-cell>
          <table:table-cell office:value-type="float" office:value="4.2447000000000012E-2" table:formula="of:=[.I175]-[.$I$5]" table:style-name="ce1">
            <text:p>0.042447</text:p>
          </table:table-cell>
          <table:table-cell office:value-type="float" office:value="8.5001099999999994" table:style-name="ce1">
            <text:p>8.50011</text:p>
          </table:table-cell>
          <table:table-cell office:value-type="float" office:value="0.11741600000000001" table:style-name="ce1">
            <text:p>0.117416</text:p>
          </table:table-cell>
          <table:table-cell office:value-type="float" office:value="-0.109033" table:style-name="ce1">
            <text:p>-0.109033</text:p>
          </table:table-cell>
          <table:table-cell office:value-type="float" office:value="0.149089" table:style-name="ce1">
            <text:p>0.149089</text:p>
          </table:table-cell>
          <table:table-cell office:value-type="float" office:value="-0.11762400000000001" table:style-name="ce1">
            <text:p>-0.11762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100000000000001" table:style-name="ce1">
            <text:p>17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8.5500000000000007" table:style-name="ce1">
            <text:p>8.55</text:p>
          </table:table-cell>
          <table:table-cell office:value-type="float" office:value="0.66486199999999995" table:style-name="ce1">
            <text:p>0.664862</text:p>
          </table:table-cell>
          <table:table-cell office:value-type="float" office:value="2.3328999999999933E-2" table:formula="of:=[.G176]-[.$G$5]" table:style-name="ce1">
            <text:p>0.023329</text:p>
          </table:table-cell>
          <table:table-cell office:value-type="float" office:value="0.67191199999999995" table:style-name="ce1">
            <text:p>0.671912</text:p>
          </table:table-cell>
          <table:table-cell office:value-type="float" office:value="3.0378999999999934E-2" table:formula="of:=[.I176]-[.$I$5]" table:style-name="ce1">
            <text:p>0.030379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8.1205399999999997E-2" table:style-name="ce1">
            <text:p>0.0812054</text:p>
          </table:table-cell>
          <table:table-cell office:value-type="float" office:value="-0.12105399999999999" table:style-name="ce1">
            <text:p>-0.121054</text:p>
          </table:table-cell>
          <table:table-cell office:value-type="float" office:value="0.112799" table:style-name="ce1">
            <text:p>0.112799</text:p>
          </table:table-cell>
          <table:table-cell office:value-type="float" office:value="-0.12818499999999999" table:style-name="ce1">
            <text:p>-0.12818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2" table:style-name="ce1">
            <text:p>17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8.6000800000000002" table:style-name="ce1">
            <text:p>8.60008</text:p>
          </table:table-cell>
          <table:table-cell office:value-type="float" office:value="0.65376299999999998" table:style-name="ce1">
            <text:p>0.653763</text:p>
          </table:table-cell>
          <table:table-cell office:value-type="float" office:value="1.2229999999999963E-2" table:formula="of:=[.G177]-[.$G$5]" table:style-name="ce1">
            <text:p>0.01223</text:p>
          </table:table-cell>
          <table:table-cell office:value-type="float" office:value="0.65920999999999996" table:style-name="ce1">
            <text:p>0.65921</text:p>
          </table:table-cell>
          <table:table-cell office:value-type="float" office:value="1.7676999999999943E-2" table:formula="of:=[.I177]-[.$I$5]" table:style-name="ce1">
            <text:p>0.017677</text:p>
          </table:table-cell>
          <table:table-cell office:value-type="float" office:value="8.6000800000000002" table:style-name="ce1">
            <text:p>8.60008</text:p>
          </table:table-cell>
          <table:table-cell office:value-type="float" office:value="4.4222200000000003E-2" table:style-name="ce1">
            <text:p>0.0442222</text:p>
          </table:table-cell>
          <table:table-cell office:value-type="float" office:value="-0.129383" table:style-name="ce1">
            <text:p>-0.129383</text:p>
          </table:table-cell>
          <table:table-cell office:value-type="float" office:value="7.2399500000000006E-2" table:style-name="ce1">
            <text:p>0.0723995</text:p>
          </table:table-cell>
          <table:table-cell office:value-type="float" office:value="-0.133996" table:style-name="ce1">
            <text:p>-0.1339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3" table:style-name="ce1">
            <text:p>17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8.6500800000000009" table:style-name="ce1">
            <text:p>8.65008</text:p>
          </table:table-cell>
          <table:table-cell office:value-type="float" office:value="0.64292400000000005" table:style-name="ce1">
            <text:p>0.642924</text:p>
          </table:table-cell>
          <table:table-cell office:value-type="float" office:value="1.3910000000000311E-3" table:formula="of:=[.G178]-[.$G$5]" table:style-name="ce1">
            <text:p>0.001391</text:p>
          </table:table-cell>
          <table:table-cell office:value-type="float" office:value="0.64658700000000002" table:style-name="ce1">
            <text:p>0.646587</text:p>
          </table:table-cell>
          <table:table-cell office:value-type="float" office:value="5.0540000000000029E-3" table:formula="of:=[.I178]-[.$I$5]" table:style-name="ce1">
            <text:p>0.005054</text:p>
          </table:table-cell>
          <table:table-cell office:value-type="float" office:value="8.6500800000000009" table:style-name="ce1">
            <text:p>8.65008</text:p>
          </table:table-cell>
          <table:table-cell office:value-type="float" office:value="7.1207099999999997E-3" table:style-name="ce1">
            <text:p>0.00712071</text:p>
          </table:table-cell>
          <table:table-cell office:value-type="float" office:value="-0.133548" table:style-name="ce1">
            <text:p>-0.133548</text:p>
          </table:table-cell>
          <table:table-cell office:value-type="float" office:value="3.0019899999999999E-2" table:style-name="ce1">
            <text:p>0.0300199</text:p>
          </table:table-cell>
          <table:table-cell office:value-type="float" office:value="-0.13537199999999999" table:style-name="ce1">
            <text:p>-0.13537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399999999999999" table:style-name="ce1">
            <text:p>17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8.7000200000000003" table:style-name="ce1">
            <text:p>8.70002</text:p>
          </table:table-cell>
          <table:table-cell office:value-type="float" office:value="0.63269900000000001" table:style-name="ce1">
            <text:p>0.632699</text:p>
          </table:table-cell>
          <table:table-cell office:value-type="float" office:value="-8.8340000000000085E-3" table:formula="of:=[.G179]-[.$G$5]" table:style-name="ce1">
            <text:p>-0.008834</text:p>
          </table:table-cell>
          <table:table-cell office:value-type="float" office:value="0.63453599999999999" table:style-name="ce1">
            <text:p>0.634536</text:p>
          </table:table-cell>
          <table:table-cell office:value-type="float" office:value="-6.997000000000031E-3" table:formula="of:=[.I179]-[.$I$5]" table:style-name="ce1">
            <text:p>-0.006997</text:p>
          </table:table-cell>
          <table:table-cell office:value-type="float" office:value="8.7000200000000003" table:style-name="ce1">
            <text:p>8.70002</text:p>
          </table:table-cell>
          <table:table-cell office:value-type="float" office:value="-2.9401900000000002E-2" table:style-name="ce1">
            <text:p>-0.0294019</text:p>
          </table:table-cell>
          <table:table-cell office:value-type="float" office:value="-0.13347400000000001" table:style-name="ce1">
            <text:p>-0.133474</text:p>
          </table:table-cell>
          <table:table-cell office:value-type="float" office:value="-1.2607E-2" table:style-name="ce1">
            <text:p>-0.012607</text:p>
          </table:table-cell>
          <table:table-cell office:value-type="float" office:value="-0.13242000000000001" table:style-name="ce1">
            <text:p>-0.1324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5" table:style-name="ce1">
            <text:p>17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8.7500099999999996" table:style-name="ce1">
            <text:p>8.75001</text:p>
          </table:table-cell>
          <table:table-cell office:value-type="float" office:value="0.62331700000000001" table:style-name="ce1">
            <text:p>0.623317</text:p>
          </table:table-cell>
          <table:table-cell office:value-type="float" office:value="-1.821600000000001E-2" table:formula="of:=[.G180]-[.$G$5]" table:style-name="ce1">
            <text:p>-0.018216</text:p>
          </table:table-cell>
          <table:table-cell office:value-type="float" office:value="0.62357700000000005" table:style-name="ce1">
            <text:p>0.623577</text:p>
          </table:table-cell>
          <table:table-cell office:value-type="float" office:value="-1.7955999999999972E-2" table:formula="of:=[.I180]-[.$I$5]" table:style-name="ce1">
            <text:p>-0.017956</text:p>
          </table:table-cell>
          <table:table-cell office:value-type="float" office:value="8.7500099999999996" table:style-name="ce1">
            <text:p>8.75001</text:p>
          </table:table-cell>
          <table:table-cell office:value-type="float" office:value="-6.4593399999999995E-2" table:style-name="ce1">
            <text:p>-0.0645934</text:p>
          </table:table-cell>
          <table:table-cell office:value-type="float" office:value="-0.12919900000000001" table:style-name="ce1">
            <text:p>-0.129199</text:p>
          </table:table-cell>
          <table:table-cell office:value-type="float" office:value="-5.3336700000000001E-2" table:style-name="ce1">
            <text:p>-0.0533367</text:p>
          </table:table-cell>
          <table:table-cell office:value-type="float" office:value="-0.125196" table:style-name="ce1">
            <text:p>-0.1251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600000000000001" table:style-name="ce1">
            <text:p>17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8.8001100000000001" table:style-name="ce1">
            <text:p>8.80011</text:p>
          </table:table-cell>
          <table:table-cell office:value-type="float" office:value="0.61491899999999999" table:style-name="ce1">
            <text:p>0.614919</text:p>
          </table:table-cell>
          <table:table-cell office:value-type="float" office:value="-2.6614000000000027E-2" table:formula="of:=[.G181]-[.$G$5]" table:style-name="ce1">
            <text:p>-0.026614</text:p>
          </table:table-cell>
          <table:table-cell office:value-type="float" office:value="0.61393600000000004" table:style-name="ce1">
            <text:p>0.613936</text:p>
          </table:table-cell>
          <table:table-cell office:value-type="float" office:value="-2.7596999999999983E-2" table:formula="of:=[.I181]-[.$I$5]" table:style-name="ce1">
            <text:p>-0.027597</text:p>
          </table:table-cell>
          <table:table-cell office:value-type="float" office:value="8.8001100000000001" table:style-name="ce1">
            <text:p>8.80011</text:p>
          </table:table-cell>
          <table:table-cell office:value-type="float" office:value="-9.7894300000000004E-2" table:style-name="ce1">
            <text:p>-0.0978943</text:p>
          </table:table-cell>
          <table:table-cell office:value-type="float" office:value="-0.12112199999999999" table:style-name="ce1">
            <text:p>-0.121122</text:p>
          </table:table-cell>
          <table:table-cell office:value-type="float" office:value="-9.0730099999999994E-2" table:style-name="ce1">
            <text:p>-0.0907301</text:p>
          </table:table-cell>
          <table:table-cell office:value-type="float" office:value="-0.114602" table:style-name="ce1">
            <text:p>-0.11460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7" table:style-name="ce1">
            <text:p>17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8.8501100000000008" table:style-name="ce1">
            <text:p>8.85011</text:p>
          </table:table-cell>
          <table:table-cell office:value-type="float" office:value="0.60758699999999999" table:style-name="ce1">
            <text:p>0.607587</text:p>
          </table:table-cell>
          <table:table-cell office:value-type="float" office:value="-3.3946000000000032E-2" table:formula="of:=[.G182]-[.$G$5]" table:style-name="ce1">
            <text:p>-0.033946</text:p>
          </table:table-cell>
          <table:table-cell office:value-type="float" office:value="0.60561399999999999" table:style-name="ce1">
            <text:p>0.605614</text:p>
          </table:table-cell>
          <table:table-cell office:value-type="float" office:value="-3.5919000000000034E-2" table:formula="of:=[.I182]-[.$I$5]" table:style-name="ce1">
            <text:p>-0.035919</text:p>
          </table:table-cell>
          <table:table-cell office:value-type="float" office:value="8.8501100000000008" table:style-name="ce1">
            <text:p>8.85011</text:p>
          </table:table-cell>
          <table:table-cell office:value-type="float" office:value="-0.12873999999999999" table:style-name="ce1">
            <text:p>-0.12874</text:p>
          </table:table-cell>
          <table:table-cell office:value-type="float" office:value="-0.109859" table:style-name="ce1">
            <text:p>-0.109859</text:p>
          </table:table-cell>
          <table:table-cell office:value-type="float" office:value="-0.124572" table:style-name="ce1">
            <text:p>-0.124572</text:p>
          </table:table-cell>
          <table:table-cell office:value-type="float" office:value="-0.101378" table:style-name="ce1">
            <text:p>-0.10137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8" table:style-name="ce1">
            <text:p>17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8.9000199999999996" table:style-name="ce1">
            <text:p>8.90002</text:p>
          </table:table-cell>
          <table:table-cell office:value-type="float" office:value="0.60132600000000003" table:style-name="ce1">
            <text:p>0.601326</text:p>
          </table:table-cell>
          <table:table-cell office:value-type="float" office:value="-4.0206999999999993E-2" table:formula="of:=[.G183]-[.$G$5]" table:style-name="ce1">
            <text:p>-0.040207</text:p>
          </table:table-cell>
          <table:table-cell office:value-type="float" office:value="0.59850300000000001" table:style-name="ce1">
            <text:p>0.598503</text:p>
          </table:table-cell>
          <table:table-cell office:value-type="float" office:value="-4.3030000000000013E-2" table:formula="of:=[.I183]-[.$I$5]" table:style-name="ce1">
            <text:p>-0.04303</text:p>
          </table:table-cell>
          <table:table-cell office:value-type="float" office:value="8.9000199999999996" table:style-name="ce1">
            <text:p>8.90002</text:p>
          </table:table-cell>
          <table:table-cell office:value-type="float" office:value="-0.15645800000000001" table:style-name="ce1">
            <text:p>-0.156458</text:p>
          </table:table-cell>
          <table:table-cell office:value-type="float" office:value="-9.6153500000000003E-2" table:style-name="ce1">
            <text:p>-0.0961535</text:p>
          </table:table-cell>
          <table:table-cell office:value-type="float" office:value="-0.15495400000000001" table:style-name="ce1">
            <text:p>-0.154954</text:p>
          </table:table-cell>
          <table:table-cell office:value-type="float" office:value="-8.6619399999999999E-2" table:style-name="ce1">
            <text:p>-0.086619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7.899999999999999" table:style-name="ce1">
            <text:p>17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8.9500799999999998" table:style-name="ce1">
            <text:p>8.95008</text:p>
          </table:table-cell>
          <table:table-cell office:value-type="float" office:value="0.59606899999999996" table:style-name="ce1">
            <text:p>0.596069</text:p>
          </table:table-cell>
          <table:table-cell office:value-type="float" office:value="-4.546400000000006E-2" table:formula="of:=[.G184]-[.$G$5]" table:style-name="ce1">
            <text:p>-0.045464</text:p>
          </table:table-cell>
          <table:table-cell office:value-type="float" office:value="0.59241900000000003" table:style-name="ce1">
            <text:p>0.592419</text:p>
          </table:table-cell>
          <table:table-cell office:value-type="float" office:value="-4.9113999999999991E-2" table:formula="of:=[.I184]-[.$I$5]" table:style-name="ce1">
            <text:p>-0.049114</text:p>
          </table:table-cell>
          <table:table-cell office:value-type="float" office:value="8.9500799999999998" table:style-name="ce1">
            <text:p>8.95008</text:p>
          </table:table-cell>
          <table:table-cell office:value-type="float" office:value="-0.180338" table:style-name="ce1">
            <text:p>-0.180338</text:p>
          </table:table-cell>
          <table:table-cell office:value-type="float" office:value="-8.1028600000000006E-2" table:style-name="ce1">
            <text:p>-0.0810286</text:p>
          </table:table-cell>
          <table:table-cell office:value-type="float" office:value="-0.18206700000000001" table:style-name="ce1">
            <text:p>-0.182067</text:p>
          </table:table-cell>
          <table:table-cell office:value-type="float" office:value="-7.1751599999999999E-2" table:style-name="ce1">
            <text:p>-0.071751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9.0001300000000004" table:style-name="ce1">
            <text:p>9.00013</text:p>
          </table:table-cell>
          <table:table-cell office:value-type="float" office:value="0.59170900000000004" table:style-name="ce1">
            <text:p>0.591709</text:p>
          </table:table-cell>
          <table:table-cell office:value-type="float" office:value="-4.9823999999999979E-2" table:formula="of:=[.G185]-[.$G$5]" table:style-name="ce1">
            <text:p>-0.049824</text:p>
          </table:table-cell>
          <table:table-cell office:value-type="float" office:value="0.58725499999999997" table:style-name="ce1">
            <text:p>0.587255</text:p>
          </table:table-cell>
          <table:table-cell office:value-type="float" office:value="-5.4278000000000048E-2" table:formula="of:=[.I185]-[.$I$5]" table:style-name="ce1">
            <text:p>-0.054278</text:p>
          </table:table-cell>
          <table:table-cell office:value-type="float" office:value="9.0001300000000004" table:style-name="ce1">
            <text:p>9.00013</text:p>
          </table:table-cell>
          <table:table-cell office:value-type="float" office:value="-0.19992599999999999" table:style-name="ce1">
            <text:p>-0.199926</text:p>
          </table:table-cell>
          <table:table-cell office:value-type="float" office:value="-6.5153600000000006E-2" table:style-name="ce1">
            <text:p>-0.0651536</text:p>
          </table:table-cell>
          <table:table-cell office:value-type="float" office:value="-0.205677" table:style-name="ce1">
            <text:p>-0.205677</text:p>
          </table:table-cell>
          <table:table-cell office:value-type="float" office:value="-5.7814400000000002E-2" table:style-name="ce1">
            <text:p>-0.057814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100000000000001" table:style-name="ce1">
            <text:p>18.1</text:p>
          </table:table-cell>
          <table:table-cell office:value-type="float" office:value="8.0291000000000001E-2" table:style-name="ce1">
            <text:p>0.080291</text:p>
          </table:table-cell>
          <table:table-cell office:value-type="float" office:value="0.263797" table:style-name="ce1">
            <text:p>0.263797</text:p>
          </table:table-cell>
          <table:table-cell office:value-type="float" office:value="5.7745999999999999E-2" table:style-name="ce1">
            <text:p>0.057746</text:p>
          </table:table-cell>
          <table:table-cell table:style-name="ce3"/>
          <table:table-cell office:value-type="float" office:value="9.0500900000000009" table:style-name="ce1">
            <text:p>9.05009</text:p>
          </table:table-cell>
          <table:table-cell office:value-type="float" office:value="0.58824200000000004" table:style-name="ce1">
            <text:p>0.588242</text:p>
          </table:table-cell>
          <table:table-cell office:value-type="float" office:value="-5.3290999999999977E-2" table:formula="of:=[.G186]-[.$G$5]" table:style-name="ce1">
            <text:p>-0.053291</text:p>
          </table:table-cell>
          <table:table-cell office:value-type="float" office:value="0.58322799999999997" table:style-name="ce1">
            <text:p>0.583228</text:p>
          </table:table-cell>
          <table:table-cell office:value-type="float" office:value="-5.8305000000000051E-2" table:formula="of:=[.I186]-[.$I$5]" table:style-name="ce1">
            <text:p>-0.058305</text:p>
          </table:table-cell>
          <table:table-cell office:value-type="float" office:value="9.0500900000000009" table:style-name="ce1">
            <text:p>9.05009</text:p>
          </table:table-cell>
          <table:table-cell office:value-type="float" office:value="-0.2147" table:style-name="ce1">
            <text:p>-0.2147</text:p>
          </table:table-cell>
          <table:table-cell office:value-type="float" office:value="-4.9708099999999998E-2" table:style-name="ce1">
            <text:p>-0.0497081</text:p>
          </table:table-cell>
          <table:table-cell office:value-type="float" office:value="-0.22516800000000001" table:style-name="ce1">
            <text:p>-0.225168</text:p>
          </table:table-cell>
          <table:table-cell office:value-type="float" office:value="-4.5061200000000003E-2" table:style-name="ce1">
            <text:p>-0.045061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2" table:style-name="ce1">
            <text:p>18.2</text:p>
          </table:table-cell>
          <table:table-cell office:value-type="float" office:value="8.7651999999999994E-2" table:style-name="ce1">
            <text:p>0.087652</text:p>
          </table:table-cell>
          <table:table-cell office:value-type="float" office:value="0.28501900000000002" table:style-name="ce1">
            <text:p>0.285019</text:p>
          </table:table-cell>
          <table:table-cell office:value-type="float" office:value="5.7250000000000001E-3" table:style-name="ce1">
            <text:p>0.005725</text:p>
          </table:table-cell>
          <table:table-cell table:style-name="ce3"/>
          <table:table-cell office:value-type="float" office:value="9.1001100000000008" table:style-name="ce1">
            <text:p>9.10011</text:p>
          </table:table-cell>
          <table:table-cell office:value-type="float" office:value="0.58574099999999996" table:style-name="ce1">
            <text:p>0.585741</text:p>
          </table:table-cell>
          <table:table-cell office:value-type="float" office:value="-5.5792000000000064E-2" table:formula="of:=[.G187]-[.$G$5]" table:style-name="ce1">
            <text:p>-0.055792</text:p>
          </table:table-cell>
          <table:table-cell office:value-type="float" office:value="0.58043" table:style-name="ce1">
            <text:p>0.58043</text:p>
          </table:table-cell>
          <table:table-cell office:value-type="float" office:value="-6.1103000000000018E-2" table:formula="of:=[.I187]-[.$I$5]" table:style-name="ce1">
            <text:p>-0.061103</text:p>
          </table:table-cell>
          <table:table-cell office:value-type="float" office:value="9.1001100000000008" table:style-name="ce1">
            <text:p>9.10011</text:p>
          </table:table-cell>
          <table:table-cell office:value-type="float" office:value="-0.224575" table:style-name="ce1">
            <text:p>-0.224575</text:p>
          </table:table-cell>
          <table:table-cell office:value-type="float" office:value="-3.5011500000000001E-2" table:style-name="ce1">
            <text:p>-0.0350115</text:p>
          </table:table-cell>
          <table:table-cell office:value-type="float" office:value="-0.240007" table:style-name="ce1">
            <text:p>-0.240007</text:p>
          </table:table-cell>
          <table:table-cell office:value-type="float" office:value="-3.2576599999999997E-2" table:style-name="ce1">
            <text:p>-0.032576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3" table:style-name="ce1">
            <text:p>18.3</text:p>
          </table:table-cell>
          <table:table-cell office:value-type="float" office:value="8.2827999999999999E-2" table:style-name="ce1">
            <text:p>0.082828</text:p>
          </table:table-cell>
          <table:table-cell office:value-type="float" office:value="0.27112999999999998" table:style-name="ce1">
            <text:p>0.27113</text:p>
          </table:table-cell>
          <table:table-cell office:value-type="float" office:value="-4.7243E-2" table:style-name="ce1">
            <text:p>-0.047243</text:p>
          </table:table-cell>
          <table:table-cell table:style-name="ce3"/>
          <table:table-cell office:value-type="float" office:value="9.1500900000000005" table:style-name="ce1">
            <text:p>9.15009</text:p>
          </table:table-cell>
          <table:table-cell office:value-type="float" office:value="0.58430700000000002" table:style-name="ce1">
            <text:p>0.584307</text:p>
          </table:table-cell>
          <table:table-cell office:value-type="float" office:value="-5.7225999999999999E-2" table:formula="of:=[.G188]-[.$G$5]" table:style-name="ce1">
            <text:p>-0.057226</text:p>
          </table:table-cell>
          <table:table-cell office:value-type="float" office:value="0.57872400000000002" table:style-name="ce1">
            <text:p>0.578724</text:p>
          </table:table-cell>
          <table:table-cell office:value-type="float" office:value="-6.2809000000000004E-2" table:formula="of:=[.I188]-[.$I$5]" table:style-name="ce1">
            <text:p>-0.062809</text:p>
          </table:table-cell>
          <table:table-cell office:value-type="float" office:value="9.1500900000000005" table:style-name="ce1">
            <text:p>9.15009</text:p>
          </table:table-cell>
          <table:table-cell office:value-type="float" office:value="-0.22950000000000001" table:style-name="ce1">
            <text:p>-0.2295</text:p>
          </table:table-cell>
          <table:table-cell office:value-type="float" office:value="-2.1368399999999999E-2" table:style-name="ce1">
            <text:p>-0.0213684</text:p>
          </table:table-cell>
          <table:table-cell office:value-type="float" office:value="-0.249749" table:style-name="ce1">
            <text:p>-0.249749</text:p>
          </table:table-cell>
          <table:table-cell office:value-type="float" office:value="-1.9481999999999999E-2" table:style-name="ce1">
            <text:p>-0.01948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399999999999999" table:style-name="ce1">
            <text:p>18.4</text:p>
          </table:table-cell>
          <table:table-cell office:value-type="float" office:value="6.6836999999999994E-2" table:style-name="ce1">
            <text:p>0.066837</text:p>
          </table:table-cell>
          <table:table-cell office:value-type="float" office:value="0.22458600000000001" table:style-name="ce1">
            <text:p>0.224586</text:p>
          </table:table-cell>
          <table:table-cell office:value-type="float" office:value="-9.2490000000000003E-2" table:style-name="ce1">
            <text:p>-0.09249</text:p>
          </table:table-cell>
          <table:table-cell table:style-name="ce3"/>
          <table:table-cell office:value-type="float" office:value="9.2000200000000003" table:style-name="ce1">
            <text:p>9.20002</text:p>
          </table:table-cell>
          <table:table-cell office:value-type="float" office:value="0.58388099999999998" table:style-name="ce1">
            <text:p>0.583881</text:p>
          </table:table-cell>
          <table:table-cell office:value-type="float" office:value="-5.7652000000000037E-2" table:formula="of:=[.G189]-[.$G$5]" table:style-name="ce1">
            <text:p>-0.057652</text:p>
          </table:table-cell>
          <table:table-cell office:value-type="float" office:value="0.57796400000000003" table:style-name="ce1">
            <text:p>0.577964</text:p>
          </table:table-cell>
          <table:table-cell office:value-type="float" office:value="-6.3568999999999987E-2" table:formula="of:=[.I189]-[.$I$5]" table:style-name="ce1">
            <text:p>-0.063569</text:p>
          </table:table-cell>
          <table:table-cell office:value-type="float" office:value="9.2000200000000003" table:style-name="ce1">
            <text:p>9.20002</text:p>
          </table:table-cell>
          <table:table-cell office:value-type="float" office:value="-0.22999700000000001" table:style-name="ce1">
            <text:p>-0.229997</text:p>
          </table:table-cell>
          <table:table-cell office:value-type="float" office:value="-8.3207999999999997E-3" table:style-name="ce1">
            <text:p>-0.0083208</text:p>
          </table:table-cell>
          <table:table-cell office:value-type="float" office:value="-0.254193" table:style-name="ce1">
            <text:p>-0.254193</text:p>
          </table:table-cell>
          <table:table-cell office:value-type="float" office:value="-5.2208200000000001E-3" table:style-name="ce1">
            <text:p>-0.0052208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5" table:style-name="ce1">
            <text:p>18.5</text:p>
          </table:table-cell>
          <table:table-cell office:value-type="float" office:value="4.2960999999999999E-2" table:style-name="ce1">
            <text:p>0.042961</text:p>
          </table:table-cell>
          <table:table-cell office:value-type="float" office:value="0.15337200000000001" table:style-name="ce1">
            <text:p>0.153372</text:p>
          </table:table-cell>
          <table:table-cell office:value-type="float" office:value="-0.12328600000000001" table:style-name="ce1">
            <text:p>-0.123286</text:p>
          </table:table-cell>
          <table:table-cell table:style-name="ce3"/>
          <table:table-cell office:value-type="float" office:value="9.2500199999999992" table:style-name="ce1">
            <text:p>9.25002</text:p>
          </table:table-cell>
          <table:table-cell office:value-type="float" office:value="0.58454099999999998" table:style-name="ce1">
            <text:p>0.584541</text:p>
          </table:table-cell>
          <table:table-cell office:value-type="float" office:value="-5.6992000000000043E-2" table:formula="of:=[.G190]-[.$G$5]" table:style-name="ce1">
            <text:p>-0.056992</text:p>
          </table:table-cell>
          <table:table-cell office:value-type="float" office:value="0.57815300000000003" table:style-name="ce1">
            <text:p>0.578153</text:p>
          </table:table-cell>
          <table:table-cell office:value-type="float" office:value="-6.3379999999999992E-2" table:formula="of:=[.I190]-[.$I$5]" table:style-name="ce1">
            <text:p>-0.06338</text:p>
          </table:table-cell>
          <table:table-cell office:value-type="float" office:value="9.2500199999999992" table:style-name="ce1">
            <text:p>9.25002</text:p>
          </table:table-cell>
          <table:table-cell office:value-type="float" office:value="-0.22658600000000001" table:style-name="ce1">
            <text:p>-0.226586</text:p>
          </table:table-cell>
          <table:table-cell office:value-type="float" office:value="4.5412600000000001E-3" table:style-name="ce1">
            <text:p>0.00454126</text:p>
          </table:table-cell>
          <table:table-cell office:value-type="float" office:value="-0.253639" table:style-name="ce1">
            <text:p>-0.253639</text:p>
          </table:table-cell>
          <table:table-cell office:value-type="float" office:value="9.9358099999999998E-3" table:style-name="ce1">
            <text:p>0.0099358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600000000000001" table:style-name="ce1">
            <text:p>18.6</text:p>
          </table:table-cell>
          <table:table-cell office:value-type="float" office:value="1.5765000000000001E-2" table:style-name="ce1">
            <text:p>0.015765</text:p>
          </table:table-cell>
          <table:table-cell office:value-type="float" office:value="6.8916000000000005E-2" table:style-name="ce1">
            <text:p>0.068916</text:p>
          </table:table-cell>
          <table:table-cell office:value-type="float" office:value="-0.136378" table:style-name="ce1">
            <text:p>-0.136378</text:p>
          </table:table-cell>
          <table:table-cell table:style-name="ce3"/>
          <table:table-cell office:value-type="float" office:value="9.3000100000000003" table:style-name="ce1">
            <text:p>9.30001</text:p>
          </table:table-cell>
          <table:table-cell office:value-type="float" office:value="0.58618400000000004" table:style-name="ce1">
            <text:p>0.586184</text:p>
          </table:table-cell>
          <table:table-cell office:value-type="float" office:value="-5.5348999999999982E-2" table:formula="of:=[.G191]-[.$G$5]" table:style-name="ce1">
            <text:p>-0.055349</text:p>
          </table:table-cell>
          <table:table-cell office:value-type="float" office:value="0.57910099999999998" table:style-name="ce1">
            <text:p>0.579101</text:p>
          </table:table-cell>
          <table:table-cell office:value-type="float" office:value="-6.2432000000000043E-2" table:formula="of:=[.I191]-[.$I$5]" table:style-name="ce1">
            <text:p>-0.062432</text:p>
          </table:table-cell>
          <table:table-cell office:value-type="float" office:value="9.3000100000000003" table:style-name="ce1">
            <text:p>9.30001</text:p>
          </table:table-cell>
          <table:table-cell office:value-type="float" office:value="-0.219501" table:style-name="ce1">
            <text:p>-0.219501</text:p>
          </table:table-cell>
          <table:table-cell office:value-type="float" office:value="1.7533099999999999E-2" table:style-name="ce1">
            <text:p>0.0175331</text:p>
          </table:table-cell>
          <table:table-cell office:value-type="float" office:value="-0.24884200000000001" table:style-name="ce1">
            <text:p>-0.248842</text:p>
          </table:table-cell>
          <table:table-cell office:value-type="float" office:value="2.4637099999999999E-2" table:style-name="ce1">
            <text:p>0.024637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7" table:style-name="ce1">
            <text:p>18.7</text:p>
          </table:table-cell>
          <table:table-cell office:value-type="float" office:value="-1.0198E-2" table:style-name="ce1">
            <text:p>-0.010198</text:p>
          </table:table-cell>
          <table:table-cell office:value-type="float" office:value="-1.6735E-2" table:style-name="ce1">
            <text:p>-0.016735</text:p>
          </table:table-cell>
          <table:table-cell office:value-type="float" office:value="-0.13239899999999999" table:style-name="ce1">
            <text:p>-0.132399</text:p>
          </table:table-cell>
          <table:table-cell table:style-name="ce3"/>
          <table:table-cell office:value-type="float" office:value="9.3500700000000005" table:style-name="ce1">
            <text:p>9.35007</text:p>
          </table:table-cell>
          <table:table-cell office:value-type="float" office:value="0.58873399999999998" table:style-name="ce1">
            <text:p>0.588734</text:p>
          </table:table-cell>
          <table:table-cell office:value-type="float" office:value="-5.279900000000004E-2" table:formula="of:=[.G192]-[.$G$5]" table:style-name="ce1">
            <text:p>-0.052799</text:p>
          </table:table-cell>
          <table:table-cell office:value-type="float" office:value="0.58099599999999996" table:style-name="ce1">
            <text:p>0.580996</text:p>
          </table:table-cell>
          <table:table-cell office:value-type="float" office:value="-6.0537000000000063E-2" table:formula="of:=[.I192]-[.$I$5]" table:style-name="ce1">
            <text:p>-0.060537</text:p>
          </table:table-cell>
          <table:table-cell office:value-type="float" office:value="9.3500700000000005" table:style-name="ce1">
            <text:p>9.35007</text:p>
          </table:table-cell>
          <table:table-cell office:value-type="float" office:value="-0.20898" table:style-name="ce1">
            <text:p>-0.20898</text:p>
          </table:table-cell>
          <table:table-cell office:value-type="float" office:value="3.0244799999999999E-2" table:style-name="ce1">
            <text:p>0.0302448</text:p>
          </table:table-cell>
          <table:table-cell office:value-type="float" office:value="-0.24018300000000001" table:style-name="ce1">
            <text:p>-0.240183</text:p>
          </table:table-cell>
          <table:table-cell office:value-type="float" office:value="3.8229199999999998E-2" table:style-name="ce1">
            <text:p>0.038229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8" table:style-name="ce1">
            <text:p>18.8</text:p>
          </table:table-cell>
          <table:table-cell office:value-type="float" office:value="-3.1557000000000002E-2" table:style-name="ce1">
            <text:p>-0.031557</text:p>
          </table:table-cell>
          <table:table-cell office:value-type="float" office:value="-9.3537999999999996E-2" table:style-name="ce1">
            <text:p>-0.093538</text:p>
          </table:table-cell>
          <table:table-cell office:value-type="float" office:value="-0.11507199999999999" table:style-name="ce1">
            <text:p>-0.115072</text:p>
          </table:table-cell>
          <table:table-cell table:style-name="ce3"/>
          <table:table-cell office:value-type="float" office:value="9.4000199999999996" table:style-name="ce1">
            <text:p>9.40002</text:p>
          </table:table-cell>
          <table:table-cell office:value-type="float" office:value="0.59219200000000005" table:style-name="ce1">
            <text:p>0.592192</text:p>
          </table:table-cell>
          <table:table-cell office:value-type="float" office:value="-4.9340999999999968E-2" table:formula="of:=[.G193]-[.$G$5]" table:style-name="ce1">
            <text:p>-0.049341</text:p>
          </table:table-cell>
          <table:table-cell office:value-type="float" office:value="0.58390600000000004" table:style-name="ce1">
            <text:p>0.583906</text:p>
          </table:table-cell>
          <table:table-cell office:value-type="float" office:value="-5.7626999999999984E-2" table:formula="of:=[.I193]-[.$I$5]" table:style-name="ce1">
            <text:p>-0.057627</text:p>
          </table:table-cell>
          <table:table-cell office:value-type="float" office:value="9.4000199999999996" table:style-name="ce1">
            <text:p>9.40002</text:p>
          </table:table-cell>
          <table:table-cell office:value-type="float" office:value="-0.19505800000000001" table:style-name="ce1">
            <text:p>-0.195058</text:p>
          </table:table-cell>
          <table:table-cell office:value-type="float" office:value="4.2637799999999997E-2" table:style-name="ce1">
            <text:p>0.0426378</text:p>
          </table:table-cell>
          <table:table-cell office:value-type="float" office:value="-0.22791500000000001" table:style-name="ce1">
            <text:p>-0.227915</text:p>
          </table:table-cell>
          <table:table-cell office:value-type="float" office:value="5.1467199999999998E-2" table:style-name="ce1">
            <text:p>0.051467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8.899999999999999" table:style-name="ce1">
            <text:p>18.9</text:p>
          </table:table-cell>
          <table:table-cell office:value-type="float" office:value="-4.6767999999999997E-2" table:style-name="ce1">
            <text:p>-0.046768</text:p>
          </table:table-cell>
          <table:table-cell office:value-type="float" office:value="-0.15506900000000001" table:style-name="ce1">
            <text:p>-0.155069</text:p>
          </table:table-cell>
          <table:table-cell office:value-type="float" office:value="-8.9578000000000005E-2" table:style-name="ce1">
            <text:p>-0.089578</text:p>
          </table:table-cell>
          <table:table-cell table:style-name="ce3"/>
          <table:table-cell office:value-type="float" office:value="9.4500899999999994" table:style-name="ce1">
            <text:p>9.45009</text:p>
          </table:table-cell>
          <table:table-cell office:value-type="float" office:value="0.59649799999999997" table:style-name="ce1">
            <text:p>0.596498</text:p>
          </table:table-cell>
          <table:table-cell office:value-type="float" office:value="-4.5035000000000047E-2" table:formula="of:=[.G194]-[.$G$5]" table:style-name="ce1">
            <text:p>-0.045035</text:p>
          </table:table-cell>
          <table:table-cell office:value-type="float" office:value="0.58793799999999996" table:style-name="ce1">
            <text:p>0.587938</text:p>
          </table:table-cell>
          <table:table-cell office:value-type="float" office:value="-5.3595000000000059E-2" table:formula="of:=[.I194]-[.$I$5]" table:style-name="ce1">
            <text:p>-0.053595</text:p>
          </table:table-cell>
          <table:table-cell office:value-type="float" office:value="9.4500899999999994" table:style-name="ce1">
            <text:p>9.45009</text:p>
          </table:table-cell>
          <table:table-cell office:value-type="float" office:value="-0.17793999999999999" table:style-name="ce1">
            <text:p>-0.17794</text:p>
          </table:table-cell>
          <table:table-cell office:value-type="float" office:value="5.4707800000000001E-2" table:style-name="ce1">
            <text:p>0.0547078</text:p>
          </table:table-cell>
          <table:table-cell office:value-type="float" office:value="-0.21204300000000001" table:style-name="ce1">
            <text:p>-0.212043</text:p>
          </table:table-cell>
          <table:table-cell office:value-type="float" office:value="6.4739400000000002E-2" table:style-name="ce1">
            <text:p>0.064739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-5.6057999999999997E-2" table:style-name="ce1">
            <text:p>-0.056058</text:p>
          </table:table-cell>
          <table:table-cell office:value-type="float" office:value="-0.19873499999999999" table:style-name="ce1">
            <text:p>-0.198735</text:p>
          </table:table-cell>
          <table:table-cell office:value-type="float" office:value="-6.0712000000000002E-2" table:style-name="ce1">
            <text:p>-0.060712</text:p>
          </table:table-cell>
          <table:table-cell table:style-name="ce3"/>
          <table:table-cell office:value-type="float" office:value="9.5000599999999995" table:style-name="ce1">
            <text:p>9.50006</text:p>
          </table:table-cell>
          <table:table-cell office:value-type="float" office:value="0.60178699999999996" table:style-name="ce1">
            <text:p>0.601787</text:p>
          </table:table-cell>
          <table:table-cell office:value-type="float" office:value="-3.9746000000000059E-2" table:formula="of:=[.G195]-[.$G$5]" table:style-name="ce1">
            <text:p>-0.039746</text:p>
          </table:table-cell>
          <table:table-cell office:value-type="float" office:value="0.59314699999999998" table:style-name="ce1">
            <text:p>0.593147</text:p>
          </table:table-cell>
          <table:table-cell office:value-type="float" office:value="-4.838600000000004E-2" table:formula="of:=[.I195]-[.$I$5]" table:style-name="ce1">
            <text:p>-0.048386</text:p>
          </table:table-cell>
          <table:table-cell office:value-type="float" office:value="9.5000599999999995" table:style-name="ce1">
            <text:p>9.50006</text:p>
          </table:table-cell>
          <table:table-cell office:value-type="float" office:value="-0.15720100000000001" table:style-name="ce1">
            <text:p>-0.157201</text:p>
          </table:table-cell>
          <table:table-cell office:value-type="float" office:value="6.6339200000000001E-2" table:style-name="ce1">
            <text:p>0.0663392</text:p>
          </table:table-cell>
          <table:table-cell office:value-type="float" office:value="-0.19180700000000001" table:style-name="ce1">
            <text:p>-0.191807</text:p>
          </table:table-cell>
          <table:table-cell office:value-type="float" office:value="7.7706200000000003E-2" table:style-name="ce1">
            <text:p>0.077706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100000000000001" table:style-name="ce1">
            <text:p>19.1</text:p>
          </table:table-cell>
          <table:table-cell office:value-type="float" office:value="-6.0746000000000001E-2" table:style-name="ce1">
            <text:p>-0.060746</text:p>
          </table:table-cell>
          <table:table-cell office:value-type="float" office:value="-0.224719" table:style-name="ce1">
            <text:p>-0.224719</text:p>
          </table:table-cell>
          <table:table-cell office:value-type="float" office:value="-3.1539999999999999E-2" table:style-name="ce1">
            <text:p>-0.03154</text:p>
          </table:table-cell>
          <table:table-cell table:style-name="ce3"/>
          <table:table-cell office:value-type="float" office:value="9.5500100000000003" table:style-name="ce1">
            <text:p>9.55001</text:p>
          </table:table-cell>
          <table:table-cell office:value-type="float" office:value="0.60806300000000002" table:style-name="ce1">
            <text:p>0.608063</text:p>
          </table:table-cell>
          <table:table-cell office:value-type="float" office:value="-3.347E-2" table:formula="of:=[.G196]-[.$G$5]" table:style-name="ce1">
            <text:p>-0.03347</text:p>
          </table:table-cell>
          <table:table-cell office:value-type="float" office:value="0.59953999999999996" table:style-name="ce1">
            <text:p>0.59954</text:p>
          </table:table-cell>
          <table:table-cell office:value-type="float" office:value="-4.1993000000000058E-2" table:formula="of:=[.I196]-[.$I$5]" table:style-name="ce1">
            <text:p>-0.041993</text:p>
          </table:table-cell>
          <table:table-cell office:value-type="float" office:value="9.5500100000000003" table:style-name="ce1">
            <text:p>9.55001</text:p>
          </table:table-cell>
          <table:table-cell office:value-type="float" office:value="-0.132551" table:style-name="ce1">
            <text:p>-0.132551</text:p>
          </table:table-cell>
          <table:table-cell office:value-type="float" office:value="7.6795199999999994E-2" table:style-name="ce1">
            <text:p>0.0767952</text:p>
          </table:table-cell>
          <table:table-cell office:value-type="float" office:value="-0.16664799999999999" table:style-name="ce1">
            <text:p>-0.166648</text:p>
          </table:table-cell>
          <table:table-cell office:value-type="float" office:value="9.0885099999999996E-2" table:style-name="ce1">
            <text:p>0.09088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2" table:style-name="ce1">
            <text:p>19.2</text:p>
          </table:table-cell>
          <table:table-cell office:value-type="float" office:value="-6.2264E-2" table:style-name="ce1">
            <text:p>-0.062264</text:p>
          </table:table-cell>
          <table:table-cell office:value-type="float" office:value="-0.23425599999999999" table:style-name="ce1">
            <text:p>-0.234256</text:p>
          </table:table-cell>
          <table:table-cell office:value-type="float" office:value="-3.0019999999999999E-3" table:style-name="ce1">
            <text:p>-0.003002</text:p>
          </table:table-cell>
          <table:table-cell table:style-name="ce3"/>
          <table:table-cell office:value-type="float" office:value="9.6000499999999995" table:style-name="ce1">
            <text:p>9.60005</text:p>
          </table:table-cell>
          <table:table-cell office:value-type="float" office:value="0.61528700000000003" table:style-name="ce1">
            <text:p>0.615287</text:p>
          </table:table-cell>
          <table:table-cell office:value-type="float" office:value="-2.6245999999999992E-2" table:formula="of:=[.G197]-[.$G$5]" table:style-name="ce1">
            <text:p>-0.026246</text:p>
          </table:table-cell>
          <table:table-cell office:value-type="float" office:value="0.60709500000000005" table:style-name="ce1">
            <text:p>0.607095</text:p>
          </table:table-cell>
          <table:table-cell office:value-type="float" office:value="-3.4437999999999969E-2" table:formula="of:=[.I197]-[.$I$5]" table:style-name="ce1">
            <text:p>-0.034438</text:p>
          </table:table-cell>
          <table:table-cell office:value-type="float" office:value="9.6000499999999995" table:style-name="ce1">
            <text:p>9.60005</text:p>
          </table:table-cell>
          <table:table-cell office:value-type="float" office:value="-0.103925" table:style-name="ce1">
            <text:p>-0.103925</text:p>
          </table:table-cell>
          <table:table-cell office:value-type="float" office:value="8.5355399999999998E-2" table:style-name="ce1">
            <text:p>0.0853554</text:p>
          </table:table-cell>
          <table:table-cell office:value-type="float" office:value="-0.13694300000000001" table:style-name="ce1">
            <text:p>-0.136943</text:p>
          </table:table-cell>
          <table:table-cell office:value-type="float" office:value="0.10378" table:style-name="ce1">
            <text:p>0.1037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3" table:style-name="ce1">
            <text:p>19.3</text:p>
          </table:table-cell>
          <table:table-cell office:value-type="float" office:value="-6.1294000000000001E-2" table:style-name="ce1">
            <text:p>-0.061294</text:p>
          </table:table-cell>
          <table:table-cell office:value-type="float" office:value="-0.228073" table:style-name="ce1">
            <text:p>-0.228073</text:p>
          </table:table-cell>
          <table:table-cell office:value-type="float" office:value="2.5441999999999999E-2" table:style-name="ce1">
            <text:p>0.025442</text:p>
          </table:table-cell>
          <table:table-cell table:style-name="ce3"/>
          <table:table-cell office:value-type="float" office:value="9.6500699999999995" table:style-name="ce1">
            <text:p>9.65007</text:p>
          </table:table-cell>
          <table:table-cell office:value-type="float" office:value="0.62343099999999996" table:style-name="ce1">
            <text:p>0.623431</text:p>
          </table:table-cell>
          <table:table-cell office:value-type="float" office:value="-1.8102000000000062E-2" table:formula="of:=[.G198]-[.$G$5]" table:style-name="ce1">
            <text:p>-0.018102</text:p>
          </table:table-cell>
          <table:table-cell office:value-type="float" office:value="0.61563100000000004" table:style-name="ce1">
            <text:p>0.615631</text:p>
          </table:table-cell>
          <table:table-cell office:value-type="float" office:value="-2.5901999999999981E-2" table:formula="of:=[.I198]-[.$I$5]" table:style-name="ce1">
            <text:p>-0.025902</text:p>
          </table:table-cell>
          <table:table-cell office:value-type="float" office:value="9.6500699999999995" table:style-name="ce1">
            <text:p>9.65007</text:p>
          </table:table-cell>
          <table:table-cell office:value-type="float" office:value="-7.1569400000000005E-2" table:style-name="ce1">
            <text:p>-0.0715694</text:p>
          </table:table-cell>
          <table:table-cell office:value-type="float" office:value="9.1639999999999999E-2" table:style-name="ce1">
            <text:p>0.09164</text:p>
          </table:table-cell>
          <table:table-cell office:value-type="float" office:value="-0.10356700000000001" table:style-name="ce1">
            <text:p>-0.103567</text:p>
          </table:table-cell>
          <table:table-cell office:value-type="float" office:value="0.114288" table:style-name="ce1">
            <text:p>0.11428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399999999999999" table:style-name="ce1">
            <text:p>19.4</text:p>
          </table:table-cell>
          <table:table-cell office:value-type="float" office:value="-5.7382000000000002E-2" table:style-name="ce1">
            <text:p>-0.057382</text:p>
          </table:table-cell>
          <table:table-cell office:value-type="float" office:value="-0.20568" table:style-name="ce1">
            <text:p>-0.20568</text:p>
          </table:table-cell>
          <table:table-cell office:value-type="float" office:value="5.4493E-2" table:style-name="ce1">
            <text:p>0.054493</text:p>
          </table:table-cell>
          <table:table-cell table:style-name="ce3"/>
          <table:table-cell office:value-type="float" office:value="9.7001200000000001" table:style-name="ce1">
            <text:p>9.70012</text:p>
          </table:table-cell>
          <table:table-cell office:value-type="float" office:value="0.63240499999999999" table:style-name="ce1">
            <text:p>0.632405</text:p>
          </table:table-cell>
          <table:table-cell office:value-type="float" office:value="-9.128000000000025E-3" table:formula="of:=[.G199]-[.$G$5]" table:style-name="ce1">
            <text:p>-0.009128</text:p>
          </table:table-cell>
          <table:table-cell office:value-type="float" office:value="0.62512100000000004" table:style-name="ce1">
            <text:p>0.625121</text:p>
          </table:table-cell>
          <table:table-cell office:value-type="float" office:value="-1.6411999999999982E-2" table:formula="of:=[.I199]-[.$I$5]" table:style-name="ce1">
            <text:p>-0.016412</text:p>
          </table:table-cell>
          <table:table-cell office:value-type="float" office:value="9.7001200000000001" table:style-name="ce1">
            <text:p>9.70012</text:p>
          </table:table-cell>
          <table:table-cell office:value-type="float" office:value="-3.6174499999999998E-2" table:style-name="ce1">
            <text:p>-0.0361745</text:p>
          </table:table-cell>
          <table:table-cell office:value-type="float" office:value="9.5308100000000007E-2" table:style-name="ce1">
            <text:p>0.0953081</text:p>
          </table:table-cell>
          <table:table-cell office:value-type="float" office:value="-6.7183099999999996E-2" table:style-name="ce1">
            <text:p>-0.0671831</text:p>
          </table:table-cell>
          <table:table-cell office:value-type="float" office:value="0.12248000000000001" table:style-name="ce1">
            <text:p>0.1224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5" table:style-name="ce1">
            <text:p>19.5</text:p>
          </table:table-cell>
          <table:table-cell office:value-type="float" office:value="-4.9196999999999998E-2" table:style-name="ce1">
            <text:p>-0.049197</text:p>
          </table:table-cell>
          <table:table-cell office:value-type="float" office:value="-0.16583899999999999" table:style-name="ce1">
            <text:p>-0.165839</text:p>
          </table:table-cell>
          <table:table-cell office:value-type="float" office:value="8.3607000000000001E-2" table:style-name="ce1">
            <text:p>0.083607</text:p>
          </table:table-cell>
          <table:table-cell table:style-name="ce3"/>
          <table:table-cell office:value-type="float" office:value="9.7500400000000003" table:style-name="ce1">
            <text:p>9.75004</text:p>
          </table:table-cell>
          <table:table-cell office:value-type="float" office:value="0.64202599999999999" table:style-name="ce1">
            <text:p>0.642026</text:p>
          </table:table-cell>
          <table:table-cell office:value-type="float" office:value="4.9299999999996569E-4" table:formula="of:=[.G200]-[.$G$5]" table:style-name="ce1">
            <text:p>0.000493</text:p>
          </table:table-cell>
          <table:table-cell office:value-type="float" office:value="0.63536300000000001" table:style-name="ce1">
            <text:p>0.635363</text:p>
          </table:table-cell>
          <table:table-cell office:value-type="float" office:value="-6.1700000000000088E-3" table:formula="of:=[.I200]-[.$I$5]" table:style-name="ce1">
            <text:p>-0.00617</text:p>
          </table:table-cell>
          <table:table-cell office:value-type="float" office:value="9.7500400000000003" table:style-name="ce1">
            <text:p>9.75004</text:p>
          </table:table-cell>
          <table:table-cell office:value-type="float" office:value="9.5753099999999996E-4" table:style-name="ce1">
            <text:p>0.000957531</text:p>
          </table:table-cell>
          <table:table-cell office:value-type="float" office:value="9.6088300000000001E-2" table:style-name="ce1">
            <text:p>0.0960883</text:p>
          </table:table-cell>
          <table:table-cell office:value-type="float" office:value="-2.9180399999999999E-2" table:style-name="ce1">
            <text:p>-0.0291804</text:p>
          </table:table-cell>
          <table:table-cell office:value-type="float" office:value="0.12782299999999999" table:style-name="ce1">
            <text:p>0.12782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600000000000001" table:style-name="ce1">
            <text:p>19.6</text:p>
          </table:table-cell>
          <table:table-cell office:value-type="float" office:value="-3.5310000000000001E-2" table:style-name="ce1">
            <text:p>-0.03531</text:p>
          </table:table-cell>
          <table:table-cell office:value-type="float" office:value="-0.10799400000000001" table:style-name="ce1">
            <text:p>-0.107994</text:p>
          </table:table-cell>
          <table:table-cell office:value-type="float" office:value="0.11017200000000001" table:style-name="ce1">
            <text:p>0.110172</text:p>
          </table:table-cell>
          <table:table-cell table:style-name="ce3"/>
          <table:table-cell office:value-type="float" office:value="9.8001000000000005" table:style-name="ce1">
            <text:p>9.8001</text:p>
          </table:table-cell>
          <table:table-cell office:value-type="float" office:value="0.652088" table:style-name="ce1">
            <text:p>0.652088</text:p>
          </table:table-cell>
          <table:table-cell office:value-type="float" office:value="1.0554999999999981E-2" table:formula="of:=[.G201]-[.$G$5]" table:style-name="ce1">
            <text:p>0.010555</text:p>
          </table:table-cell>
          <table:table-cell office:value-type="float" office:value="0.64636099999999996" table:style-name="ce1">
            <text:p>0.646361</text:p>
          </table:table-cell>
          <table:table-cell office:value-type="float" office:value="4.8279999999999434E-3" table:formula="of:=[.I201]-[.$I$5]" table:style-name="ce1">
            <text:p>0.004828</text:p>
          </table:table-cell>
          <table:table-cell office:value-type="float" office:value="9.8001000000000005" table:style-name="ce1">
            <text:p>9.8001</text:p>
          </table:table-cell>
          <table:table-cell office:value-type="float" office:value="3.8358799999999998E-2" table:style-name="ce1">
            <text:p>0.0383588</text:p>
          </table:table-cell>
          <table:table-cell office:value-type="float" office:value="9.4133700000000001E-2" table:style-name="ce1">
            <text:p>0.0941337</text:p>
          </table:table-cell>
          <table:table-cell office:value-type="float" office:value="9.8620200000000009E-3" table:style-name="ce1">
            <text:p>0.00986202</text:p>
          </table:table-cell>
          <table:table-cell office:value-type="float" office:value="0.12998599999999999" table:style-name="ce1">
            <text:p>0.12998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7" table:style-name="ce1">
            <text:p>19.7</text:p>
          </table:table-cell>
          <table:table-cell office:value-type="float" office:value="-1.519E-2" table:style-name="ce1">
            <text:p>-0.01519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0.12967600000000001" table:style-name="ce1">
            <text:p>0.129676</text:p>
          </table:table-cell>
          <table:table-cell table:style-name="ce3"/>
          <table:table-cell office:value-type="float" office:value="9.8500399999999999" table:style-name="ce1">
            <text:p>9.85004</text:p>
          </table:table-cell>
          <table:table-cell office:value-type="float" office:value="0.66233299999999995" table:style-name="ce1">
            <text:p>0.662333</text:p>
          </table:table-cell>
          <table:table-cell office:value-type="float" office:value="2.079999999999993E-2" table:formula="of:=[.G202]-[.$G$5]" table:style-name="ce1">
            <text:p>0.0208</text:p>
          </table:table-cell>
          <table:table-cell office:value-type="float" office:value="0.657887" table:style-name="ce1">
            <text:p>0.657887</text:p>
          </table:table-cell>
          <table:table-cell office:value-type="float" office:value="1.635399999999998E-2" table:formula="of:=[.I202]-[.$I$5]" table:style-name="ce1">
            <text:p>0.016354</text:p>
          </table:table-cell>
          <table:table-cell office:value-type="float" office:value="9.8500399999999999" table:style-name="ce1">
            <text:p>9.85004</text:p>
          </table:table-cell>
          <table:table-cell office:value-type="float" office:value="7.4702599999999994E-2" table:style-name="ce1">
            <text:p>0.0747026</text:p>
          </table:table-cell>
          <table:table-cell office:value-type="float" office:value="8.9820800000000006E-2" table:style-name="ce1">
            <text:p>0.0898208</text:p>
          </table:table-cell>
          <table:table-cell office:value-type="float" office:value="4.8794799999999999E-2" table:style-name="ce1">
            <text:p>0.0487948</text:p>
          </table:table-cell>
          <table:table-cell office:value-type="float" office:value="0.12845699999999999" table:style-name="ce1">
            <text:p>0.12845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8" table:style-name="ce1">
            <text:p>19.8</text:p>
          </table:table-cell>
          <table:table-cell office:value-type="float" office:value="1.0022E-2" table:style-name="ce1">
            <text:p>0.010022</text:p>
          </table:table-cell>
          <table:table-cell office:value-type="float" office:value="5.0480999999999998E-2" table:style-name="ce1">
            <text:p>0.050481</text:p>
          </table:table-cell>
          <table:table-cell office:value-type="float" office:value="0.13687299999999999" table:style-name="ce1">
            <text:p>0.136873</text:p>
          </table:table-cell>
          <table:table-cell table:style-name="ce3"/>
          <table:table-cell office:value-type="float" office:value="9.9000599999999999" table:style-name="ce1">
            <text:p>9.90006</text:p>
          </table:table-cell>
          <table:table-cell office:value-type="float" office:value="0.67252699999999999" table:style-name="ce1">
            <text:p>0.672527</text:p>
          </table:table-cell>
          <table:table-cell office:value-type="float" office:value="3.0993999999999966E-2" table:formula="of:=[.G203]-[.$G$5]" table:style-name="ce1">
            <text:p>0.030994</text:p>
          </table:table-cell>
          <table:table-cell office:value-type="float" office:value="0.66971000000000003" table:style-name="ce1">
            <text:p>0.66971</text:p>
          </table:table-cell>
          <table:table-cell office:value-type="float" office:value="2.8177000000000008E-2" table:formula="of:=[.I203]-[.$I$5]" table:style-name="ce1">
            <text:p>0.028177</text:p>
          </table:table-cell>
          <table:table-cell office:value-type="float" office:value="9.9000599999999999" table:style-name="ce1">
            <text:p>9.90006</text:p>
          </table:table-cell>
          <table:table-cell office:value-type="float" office:value="0.108707" table:style-name="ce1">
            <text:p>0.108707</text:p>
          </table:table-cell>
          <table:table-cell office:value-type="float" office:value="8.3251000000000006E-2" table:style-name="ce1">
            <text:p>0.083251</text:p>
          </table:table-cell>
          <table:table-cell office:value-type="float" office:value="8.7372900000000003E-2" table:style-name="ce1">
            <text:p>0.0873729</text:p>
          </table:table-cell>
          <table:table-cell office:value-type="float" office:value="0.121795" table:style-name="ce1">
            <text:p>0.12179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19.899999999999999" table:style-name="ce1">
            <text:p>19.9</text:p>
          </table:table-cell>
          <table:table-cell office:value-type="float" office:value="3.7312999999999999E-2" table:style-name="ce1">
            <text:p>0.037313</text:p>
          </table:table-cell>
          <table:table-cell office:value-type="float" office:value="0.13616400000000001" table:style-name="ce1">
            <text:p>0.136164</text:p>
          </table:table-cell>
          <table:table-cell office:value-type="float" office:value="0.12757499999999999" table:style-name="ce1">
            <text:p>0.127575</text:p>
          </table:table-cell>
          <table:table-cell table:style-name="ce3"/>
          <table:table-cell office:value-type="float" office:value="9.9501000000000008" table:style-name="ce1">
            <text:p>9.9501</text:p>
          </table:table-cell>
          <table:table-cell office:value-type="float" office:value="0.68239000000000005" table:style-name="ce1">
            <text:p>0.68239</text:p>
          </table:table-cell>
          <table:table-cell office:value-type="float" office:value="4.0857000000000032E-2" table:formula="of:=[.G204]-[.$G$5]" table:style-name="ce1">
            <text:p>0.040857</text:p>
          </table:table-cell>
          <table:table-cell office:value-type="float" office:value="0.68148799999999998" table:style-name="ce1">
            <text:p>0.681488</text:p>
          </table:table-cell>
          <table:table-cell office:value-type="float" office:value="3.9954999999999963E-2" table:formula="of:=[.I204]-[.$I$5]" table:style-name="ce1">
            <text:p>0.039955</text:p>
          </table:table-cell>
          <table:table-cell office:value-type="float" office:value="9.9501000000000008" table:style-name="ce1">
            <text:p>9.9501</text:p>
          </table:table-cell>
          <table:table-cell office:value-type="float" office:value="0.13969300000000001" table:style-name="ce1">
            <text:p>0.139693</text:p>
          </table:table-cell>
          <table:table-cell office:value-type="float" office:value="7.46E-2" table:style-name="ce1">
            <text:p>0.0746</text:p>
          </table:table-cell>
          <table:table-cell office:value-type="float" office:value="0.12514900000000001" table:style-name="ce1">
            <text:p>0.125149</text:p>
          </table:table-cell>
          <table:table-cell office:value-type="float" office:value="0.109162" table:style-name="ce1">
            <text:p>0.10916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2293000000000001E-2" table:style-name="ce1">
            <text:p>0.062293</text:p>
          </table:table-cell>
          <table:table-cell office:value-type="float" office:value="0.211203" table:style-name="ce1">
            <text:p>0.211203</text:p>
          </table:table-cell>
          <table:table-cell office:value-type="float" office:value="0.100392" table:style-name="ce1">
            <text:p>0.100392</text:p>
          </table:table-cell>
          <table:table-cell table:style-name="ce3"/>
          <table:table-cell office:value-type="float" office:value="10" table:style-name="ce1">
            <text:p>10</text:p>
          </table:table-cell>
          <table:table-cell office:value-type="float" office:value="0.69153600000000004" table:style-name="ce1">
            <text:p>0.691536</text:p>
          </table:table-cell>
          <table:table-cell office:value-type="float" office:value="5.000300000000002E-2" table:formula="of:=[.G205]-[.$G$5]" table:style-name="ce1">
            <text:p>0.050003</text:p>
          </table:table-cell>
          <table:table-cell office:value-type="float" office:value="0.69269099999999995" table:style-name="ce1">
            <text:p>0.692691</text:p>
          </table:table-cell>
          <table:table-cell office:value-type="float" office:value="5.1157999999999926E-2" table:formula="of:=[.I205]-[.$I$5]" table:style-name="ce1">
            <text:p>0.051158</text:p>
          </table:table-cell>
          <table:table-cell office:value-type="float" office:value="10" table:style-name="ce1">
            <text:p>10</text:p>
          </table:table-cell>
          <table:table-cell office:value-type="float" office:value="0.16721900000000001" table:style-name="ce1">
            <text:p>0.167219</text:p>
          </table:table-cell>
          <table:table-cell office:value-type="float" office:value="6.3720600000000002E-2" table:style-name="ce1">
            <text:p>0.0637206</text:p>
          </table:table-cell>
          <table:table-cell office:value-type="float" office:value="0.16073200000000001" table:style-name="ce1">
            <text:p>0.160732</text:p>
          </table:table-cell>
          <table:table-cell office:value-type="float" office:value="9.0901700000000002E-2" table:style-name="ce1">
            <text:p>0.090901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0501" table:style-name="ce1">
            <text:p>10.0501</text:p>
          </table:table-cell>
          <table:table-cell office:value-type="float" office:value="0.69950900000000005" table:style-name="ce1">
            <text:p>0.699509</text:p>
          </table:table-cell>
          <table:table-cell office:value-type="float" office:value="5.7976000000000028E-2" table:formula="of:=[.G206]-[.$G$5]" table:style-name="ce1">
            <text:p>0.057976</text:p>
          </table:table-cell>
          <table:table-cell office:value-type="float" office:value="0.70302299999999995" table:style-name="ce1">
            <text:p>0.703023</text:p>
          </table:table-cell>
          <table:table-cell office:value-type="float" office:value="6.1489999999999934E-2" table:formula="of:=[.I206]-[.$I$5]" table:style-name="ce1">
            <text:p>0.06149</text:p>
          </table:table-cell>
          <table:table-cell office:value-type="float" office:value="10.0501" table:style-name="ce1">
            <text:p>10.0501</text:p>
          </table:table-cell>
          <table:table-cell office:value-type="float" office:value="0.19100400000000001" table:style-name="ce1">
            <text:p>0.191004</text:p>
          </table:table-cell>
          <table:table-cell office:value-type="float" office:value="4.9909700000000001E-2" table:style-name="ce1">
            <text:p>0.0499097</text:p>
          </table:table-cell>
          <table:table-cell office:value-type="float" office:value="0.19315199999999999" table:style-name="ce1">
            <text:p>0.193152</text:p>
          </table:table-cell>
          <table:table-cell office:value-type="float" office:value="6.9040599999999994E-2" table:style-name="ce1">
            <text:p>0.06904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1" table:style-name="ce1">
            <text:p>10.1</text:p>
          </table:table-cell>
          <table:table-cell office:value-type="float" office:value="0.70597399999999999" table:style-name="ce1">
            <text:p>0.705974</text:p>
          </table:table-cell>
          <table:table-cell office:value-type="float" office:value="6.4440999999999971E-2" table:formula="of:=[.G207]-[.$G$5]" table:style-name="ce1">
            <text:p>0.064441</text:p>
          </table:table-cell>
          <table:table-cell office:value-type="float" office:value="0.71198899999999998" table:style-name="ce1">
            <text:p>0.711989</text:p>
          </table:table-cell>
          <table:table-cell office:value-type="float" office:value="7.0455999999999963E-2" table:formula="of:=[.I207]-[.$I$5]" table:style-name="ce1">
            <text:p>0.070456</text:p>
          </table:table-cell>
          <table:table-cell office:value-type="float" office:value="10.1" table:style-name="ce1">
            <text:p>10.1</text:p>
          </table:table-cell>
          <table:table-cell office:value-type="float" office:value="0.21049100000000001" table:style-name="ce1">
            <text:p>0.210491</text:p>
          </table:table-cell>
          <table:table-cell office:value-type="float" office:value="3.3098200000000001E-2" table:style-name="ce1">
            <text:p>0.0330982</text:p>
          </table:table-cell>
          <table:table-cell office:value-type="float" office:value="0.220333" table:style-name="ce1">
            <text:p>0.220333</text:p>
          </table:table-cell>
          <table:table-cell office:value-type="float" office:value="4.5967800000000003E-2" table:style-name="ce1">
            <text:p>0.045967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15" table:style-name="ce1">
            <text:p>10.15</text:p>
          </table:table-cell>
          <table:table-cell office:value-type="float" office:value="0.71048599999999995" table:style-name="ce1">
            <text:p>0.710486</text:p>
          </table:table-cell>
          <table:table-cell office:value-type="float" office:value="6.8952999999999931E-2" table:formula="of:=[.G208]-[.$G$5]" table:style-name="ce1">
            <text:p>0.068953</text:p>
          </table:table-cell>
          <table:table-cell office:value-type="float" office:value="0.71885200000000005" table:style-name="ce1">
            <text:p>0.718852</text:p>
          </table:table-cell>
          <table:table-cell office:value-type="float" office:value="7.7319000000000027E-2" table:formula="of:=[.I208]-[.$I$5]" table:style-name="ce1">
            <text:p>0.077319</text:p>
          </table:table-cell>
          <table:table-cell office:value-type="float" office:value="10.15" table:style-name="ce1">
            <text:p>10.15</text:p>
          </table:table-cell>
          <table:table-cell office:value-type="float" office:value="0.22483400000000001" table:style-name="ce1">
            <text:p>0.224834</text:p>
          </table:table-cell>
          <table:table-cell office:value-type="float" office:value="1.4254299999999999E-2" table:style-name="ce1">
            <text:p>0.0142543</text:p>
          </table:table-cell>
          <table:table-cell office:value-type="float" office:value="0.24027699999999999" table:style-name="ce1">
            <text:p>0.240277</text:p>
          </table:table-cell>
          <table:table-cell office:value-type="float" office:value="2.3935600000000001E-2" table:style-name="ce1">
            <text:p>0.023935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199999999999999" table:style-name="ce1">
            <text:p>10.2</text:p>
          </table:table-cell>
          <table:table-cell office:value-type="float" office:value="0.71272199999999997" table:style-name="ce1">
            <text:p>0.712722</text:p>
          </table:table-cell>
          <table:table-cell office:value-type="float" office:value="7.1188999999999947E-2" table:formula="of:=[.G209]-[.$G$5]" table:style-name="ce1">
            <text:p>0.071189</text:p>
          </table:table-cell>
          <table:table-cell office:value-type="float" office:value="0.72285999999999995" table:style-name="ce1">
            <text:p>0.72286</text:p>
          </table:table-cell>
          <table:table-cell office:value-type="float" office:value="8.1326999999999927E-2" table:formula="of:=[.I209]-[.$I$5]" table:style-name="ce1">
            <text:p>0.081327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.23274300000000001" table:style-name="ce1">
            <text:p>0.232743</text:p>
          </table:table-cell>
          <table:table-cell office:value-type="float" office:value="-4.3912400000000002E-3" table:style-name="ce1">
            <text:p>-0.00439124</text:p>
          </table:table-cell>
          <table:table-cell office:value-type="float" office:value="0.25178600000000001" table:style-name="ce1">
            <text:p>0.251786</text:p>
          </table:table-cell>
          <table:table-cell office:value-type="float" office:value="3.6426599999999998E-3" table:style-name="ce1">
            <text:p>0.0036426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25" table:style-name="ce1">
            <text:p>10.25</text:p>
          </table:table-cell>
          <table:table-cell office:value-type="float" office:value="0.71242099999999997" table:style-name="ce1">
            <text:p>0.712421</text:p>
          </table:table-cell>
          <table:table-cell office:value-type="float" office:value="7.0887999999999951E-2" table:formula="of:=[.G210]-[.$G$5]" table:style-name="ce1">
            <text:p>0.070888</text:p>
          </table:table-cell>
          <table:table-cell office:value-type="float" office:value="0.72353100000000004" table:style-name="ce1">
            <text:p>0.723531</text:p>
          </table:table-cell>
          <table:table-cell office:value-type="float" office:value="8.1998000000000015E-2" table:formula="of:=[.I210]-[.$I$5]" table:style-name="ce1">
            <text:p>0.081998</text:p>
          </table:table-cell>
          <table:table-cell office:value-type="float" office:value="10.25" table:style-name="ce1">
            <text:p>10.25</text:p>
          </table:table-cell>
          <table:table-cell office:value-type="float" office:value="0.23336399999999999" table:style-name="ce1">
            <text:p>0.233364</text:p>
          </table:table-cell>
          <table:table-cell office:value-type="float" office:value="-2.1696799999999999E-2" table:style-name="ce1">
            <text:p>-0.0216968</text:p>
          </table:table-cell>
          <table:table-cell office:value-type="float" office:value="0.25412699999999999" table:style-name="ce1">
            <text:p>0.254127</text:p>
          </table:table-cell>
          <table:table-cell office:value-type="float" office:value="-1.64195E-2" table:style-name="ce1">
            <text:p>-0.016419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3001" table:style-name="ce1">
            <text:p>10.3001</text:p>
          </table:table-cell>
          <table:table-cell office:value-type="float" office:value="0.70953900000000003" table:style-name="ce1">
            <text:p>0.709539</text:p>
          </table:table-cell>
          <table:table-cell office:value-type="float" office:value="6.8006000000000011E-2" table:formula="of:=[.G211]-[.$G$5]" table:style-name="ce1">
            <text:p>0.068006</text:p>
          </table:table-cell>
          <table:table-cell office:value-type="float" office:value="0.72078799999999998" table:style-name="ce1">
            <text:p>0.720788</text:p>
          </table:table-cell>
          <table:table-cell office:value-type="float" office:value="7.9254999999999964E-2" table:formula="of:=[.I211]-[.$I$5]" table:style-name="ce1">
            <text:p>0.079255</text:p>
          </table:table-cell>
          <table:table-cell office:value-type="float" office:value="10.3001" table:style-name="ce1">
            <text:p>10.3001</text:p>
          </table:table-cell>
          <table:table-cell office:value-type="float" office:value="0.22570000000000001" table:style-name="ce1">
            <text:p>0.2257</text:p>
          </table:table-cell>
          <table:table-cell office:value-type="float" office:value="-3.84187E-2" table:style-name="ce1">
            <text:p>-0.0384187</text:p>
          </table:table-cell>
          <table:table-cell office:value-type="float" office:value="0.24779399999999999" table:style-name="ce1">
            <text:p>0.247794</text:p>
          </table:table-cell>
          <table:table-cell office:value-type="float" office:value="-3.5677599999999997E-2" table:style-name="ce1">
            <text:p>-0.035677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350099999999999" table:style-name="ce1">
            <text:p>10.3501</text:p>
          </table:table-cell>
          <table:table-cell office:value-type="float" office:value="0.70417200000000002" table:style-name="ce1">
            <text:p>0.704172</text:p>
          </table:table-cell>
          <table:table-cell office:value-type="float" office:value="6.2639E-2" table:formula="of:=[.G212]-[.$G$5]" table:style-name="ce1">
            <text:p>0.062639</text:p>
          </table:table-cell>
          <table:table-cell office:value-type="float" office:value="0.71504599999999996" table:style-name="ce1">
            <text:p>0.715046</text:p>
          </table:table-cell>
          <table:table-cell office:value-type="float" office:value="7.351299999999994E-2" table:formula="of:=[.I212]-[.$I$5]" table:style-name="ce1">
            <text:p>0.073513</text:p>
          </table:table-cell>
          <table:table-cell office:value-type="float" office:value="10.350099999999999" table:style-name="ce1">
            <text:p>10.3501</text:p>
          </table:table-cell>
          <table:table-cell office:value-type="float" office:value="0.209595" table:style-name="ce1">
            <text:p>0.209595</text:p>
          </table:table-cell>
          <table:table-cell office:value-type="float" office:value="-5.4937800000000002E-2" table:style-name="ce1">
            <text:p>-0.0549378</text:p>
          </table:table-cell>
          <table:table-cell office:value-type="float" office:value="0.23392499999999999" table:style-name="ce1">
            <text:p>0.233925</text:p>
          </table:table-cell>
          <table:table-cell office:value-type="float" office:value="-5.4195100000000003E-2" table:style-name="ce1">
            <text:p>-0.05419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4001" table:style-name="ce1">
            <text:p>10.4001</text:p>
          </table:table-cell>
          <table:table-cell office:value-type="float" office:value="0.69655800000000001" table:style-name="ce1">
            <text:p>0.696558</text:p>
          </table:table-cell>
          <table:table-cell office:value-type="float" office:value="5.5024999999999991E-2" table:formula="of:=[.G213]-[.$G$5]" table:style-name="ce1">
            <text:p>0.055025</text:p>
          </table:table-cell>
          <table:table-cell office:value-type="float" office:value="0.70689900000000006" table:style-name="ce1">
            <text:p>0.706899</text:p>
          </table:table-cell>
          <table:table-cell office:value-type="float" office:value="6.5366000000000035E-2" table:formula="of:=[.I213]-[.$I$5]" table:style-name="ce1">
            <text:p>0.065366</text:p>
          </table:table-cell>
          <table:table-cell office:value-type="float" office:value="10.4001" table:style-name="ce1">
            <text:p>10.4001</text:p>
          </table:table-cell>
          <table:table-cell office:value-type="float" office:value="0.186112" table:style-name="ce1">
            <text:p>0.186112</text:p>
          </table:table-cell>
          <table:table-cell office:value-type="float" office:value="-7.0439000000000002E-2" table:style-name="ce1">
            <text:p>-0.070439</text:p>
          </table:table-cell>
          <table:table-cell office:value-type="float" office:value="0.21299299999999999" table:style-name="ce1">
            <text:p>0.212993</text:p>
          </table:table-cell>
          <table:table-cell office:value-type="float" office:value="-7.2889099999999998E-2" table:style-name="ce1">
            <text:p>-0.07288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450100000000001" table:style-name="ce1">
            <text:p>10.4501</text:p>
          </table:table-cell>
          <table:table-cell office:value-type="float" office:value="0.68716500000000003" table:style-name="ce1">
            <text:p>0.687165</text:p>
          </table:table-cell>
          <table:table-cell office:value-type="float" office:value="4.5632000000000006E-2" table:formula="of:=[.G214]-[.$G$5]" table:style-name="ce1">
            <text:p>0.045632</text:p>
          </table:table-cell>
          <table:table-cell office:value-type="float" office:value="0.69692900000000002" table:style-name="ce1">
            <text:p>0.696929</text:p>
          </table:table-cell>
          <table:table-cell office:value-type="float" office:value="5.5396000000000001E-2" table:formula="of:=[.I214]-[.$I$5]" table:style-name="ce1">
            <text:p>0.055396</text:p>
          </table:table-cell>
          <table:table-cell office:value-type="float" office:value="10.450100000000001" table:style-name="ce1">
            <text:p>10.4501</text:p>
          </table:table-cell>
          <table:table-cell office:value-type="float" office:value="0.15679599999999999" table:style-name="ce1">
            <text:p>0.156796</text:p>
          </table:table-cell>
          <table:table-cell office:value-type="float" office:value="-8.4066399999999999E-2" table:style-name="ce1">
            <text:p>-0.0840664</text:p>
          </table:table-cell>
          <table:table-cell office:value-type="float" office:value="0.184947" table:style-name="ce1">
            <text:p>0.184947</text:p>
          </table:table-cell>
          <table:table-cell office:value-type="float" office:value="-8.9980599999999994E-2" table:style-name="ce1">
            <text:p>-0.08998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5" table:style-name="ce1">
            <text:p>10.5</text:p>
          </table:table-cell>
          <table:table-cell office:value-type="float" office:value="0.67657699999999998" table:style-name="ce1">
            <text:p>0.676577</text:p>
          </table:table-cell>
          <table:table-cell office:value-type="float" office:value="3.5043999999999964E-2" table:formula="of:=[.G215]-[.$G$5]" table:style-name="ce1">
            <text:p>0.035044</text:p>
          </table:table-cell>
          <table:table-cell office:value-type="float" office:value="0.68569199999999997" table:style-name="ce1">
            <text:p>0.685692</text:p>
          </table:table-cell>
          <table:table-cell office:value-type="float" office:value="4.4158999999999948E-2" table:formula="of:=[.I215]-[.$I$5]" table:style-name="ce1">
            <text:p>0.044159</text:p>
          </table:table-cell>
          <table:table-cell office:value-type="float" office:value="10.5" table:style-name="ce1">
            <text:p>10.5</text:p>
          </table:table-cell>
          <table:table-cell office:value-type="float" office:value="0.123488" table:style-name="ce1">
            <text:p>0.123488</text:p>
          </table:table-cell>
          <table:table-cell office:value-type="float" office:value="-9.5821600000000007E-2" table:style-name="ce1">
            <text:p>-0.0958216</text:p>
          </table:table-cell>
          <table:table-cell office:value-type="float" office:value="0.151037" table:style-name="ce1">
            <text:p>0.151037</text:p>
          </table:table-cell>
          <table:table-cell office:value-type="float" office:value="-0.105715" table:style-name="ce1">
            <text:p>-0.10571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5501" table:style-name="ce1">
            <text:p>10.5501</text:p>
          </table:table-cell>
          <table:table-cell office:value-type="float" office:value="0.66536499999999998" table:style-name="ce1">
            <text:p>0.665365</text:p>
          </table:table-cell>
          <table:table-cell office:value-type="float" office:value="2.3831999999999964E-2" table:formula="of:=[.G216]-[.$G$5]" table:style-name="ce1">
            <text:p>0.023832</text:p>
          </table:table-cell>
          <table:table-cell office:value-type="float" office:value="0.67371000000000003" table:style-name="ce1">
            <text:p>0.67371</text:p>
          </table:table-cell>
          <table:table-cell office:value-type="float" office:value="3.2177000000000011E-2" table:formula="of:=[.I216]-[.$I$5]" table:style-name="ce1">
            <text:p>0.032177</text:p>
          </table:table-cell>
          <table:table-cell office:value-type="float" office:value="10.5501" table:style-name="ce1">
            <text:p>10.5501</text:p>
          </table:table-cell>
          <table:table-cell office:value-type="float" office:value="8.7387199999999998E-2" table:style-name="ce1">
            <text:p>0.0873872</text:p>
          </table:table-cell>
          <table:table-cell office:value-type="float" office:value="-0.105201" table:style-name="ce1">
            <text:p>-0.105201</text:p>
          </table:table-cell>
          <table:table-cell office:value-type="float" office:value="0.111801" table:style-name="ce1">
            <text:p>0.111801</text:p>
          </table:table-cell>
          <table:table-cell office:value-type="float" office:value="-0.117935" table:style-name="ce1">
            <text:p>-0.11793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600099999999999" table:style-name="ce1">
            <text:p>10.6001</text:p>
          </table:table-cell>
          <table:table-cell office:value-type="float" office:value="0.65400199999999997" table:style-name="ce1">
            <text:p>0.654002</text:p>
          </table:table-cell>
          <table:table-cell office:value-type="float" office:value="1.2468999999999952E-2" table:formula="of:=[.G217]-[.$G$5]" table:style-name="ce1">
            <text:p>0.012469</text:p>
          </table:table-cell>
          <table:table-cell office:value-type="float" office:value="0.661574" table:style-name="ce1">
            <text:p>0.661574</text:p>
          </table:table-cell>
          <table:table-cell office:value-type="float" office:value="2.0040999999999976E-2" table:formula="of:=[.I217]-[.$I$5]" table:style-name="ce1">
            <text:p>0.020041</text:p>
          </table:table-cell>
          <table:table-cell office:value-type="float" office:value="10.600099999999999" table:style-name="ce1">
            <text:p>10.6001</text:p>
          </table:table-cell>
          <table:table-cell office:value-type="float" office:value="4.9524600000000002E-2" table:style-name="ce1">
            <text:p>0.0495246</text:p>
          </table:table-cell>
          <table:table-cell office:value-type="float" office:value="-0.111706" table:style-name="ce1">
            <text:p>-0.111706</text:p>
          </table:table-cell>
          <table:table-cell office:value-type="float" office:value="6.9277099999999994E-2" table:style-name="ce1">
            <text:p>0.0692771</text:p>
          </table:table-cell>
          <table:table-cell office:value-type="float" office:value="-0.126334" table:style-name="ce1">
            <text:p>-0.12633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6501" table:style-name="ce1">
            <text:p>10.6501</text:p>
          </table:table-cell>
          <table:table-cell office:value-type="float" office:value="0.64297899999999997" table:style-name="ce1">
            <text:p>0.642979</text:p>
          </table:table-cell>
          <table:table-cell office:value-type="float" office:value="1.4459999999999473E-3" table:formula="of:=[.G218]-[.$G$5]" table:style-name="ce1">
            <text:p>0.001446</text:p>
          </table:table-cell>
          <table:table-cell office:value-type="float" office:value="0.64971999999999996" table:style-name="ce1">
            <text:p>0.64972</text:p>
          </table:table-cell>
          <table:table-cell office:value-type="float" office:value="8.1869999999999443E-3" table:formula="of:=[.I218]-[.$I$5]" table:style-name="ce1">
            <text:p>0.008187</text:p>
          </table:table-cell>
          <table:table-cell office:value-type="float" office:value="10.6501" table:style-name="ce1">
            <text:p>10.6501</text:p>
          </table:table-cell>
          <table:table-cell office:value-type="float" office:value="1.1237E-2" table:style-name="ce1">
            <text:p>0.011237</text:p>
          </table:table-cell>
          <table:table-cell office:value-type="float" office:value="-0.11483699999999999" table:style-name="ce1">
            <text:p>-0.114837</text:p>
          </table:table-cell>
          <table:table-cell office:value-type="float" office:value="2.5075099999999999E-2" table:style-name="ce1">
            <text:p>0.0250751</text:p>
          </table:table-cell>
          <table:table-cell office:value-type="float" office:value="-0.130635" table:style-name="ce1">
            <text:p>-0.13063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700100000000001" table:style-name="ce1">
            <text:p>10.7001</text:p>
          </table:table-cell>
          <table:table-cell office:value-type="float" office:value="0.63254100000000002" table:style-name="ce1">
            <text:p>0.632541</text:p>
          </table:table-cell>
          <table:table-cell office:value-type="float" office:value="-8.992E-3" table:formula="of:=[.G219]-[.$G$5]" table:style-name="ce1">
            <text:p>-0.008992</text:p>
          </table:table-cell>
          <table:table-cell office:value-type="float" office:value="0.63841300000000001" table:style-name="ce1">
            <text:p>0.638413</text:p>
          </table:table-cell>
          <table:table-cell office:value-type="float" office:value="-3.1200000000000117E-3" table:formula="of:=[.I219]-[.$I$5]" table:style-name="ce1">
            <text:p>-0.00312</text:p>
          </table:table-cell>
          <table:table-cell office:value-type="float" office:value="10.700100000000001" table:style-name="ce1">
            <text:p>10.7001</text:p>
          </table:table-cell>
          <table:table-cell office:value-type="float" office:value="-2.6896199999999999E-2" table:style-name="ce1">
            <text:p>-0.0268962</text:p>
          </table:table-cell>
          <table:table-cell office:value-type="float" office:value="-0.114206" table:style-name="ce1">
            <text:p>-0.114206</text:p>
          </table:table-cell>
          <table:table-cell office:value-type="float" office:value="-1.9086200000000001E-2" table:style-name="ce1">
            <text:p>-0.0190862</text:p>
          </table:table-cell>
          <table:table-cell office:value-type="float" office:value="-0.130713" table:style-name="ce1">
            <text:p>-0.13071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7501" table:style-name="ce1">
            <text:p>10.7501</text:p>
          </table:table-cell>
          <table:table-cell office:value-type="float" office:value="0.62291600000000003" table:style-name="ce1">
            <text:p>0.622916</text:p>
          </table:table-cell>
          <table:table-cell office:value-type="float" office:value="-1.8616999999999995E-2" table:formula="of:=[.G220]-[.$G$5]" table:style-name="ce1">
            <text:p>-0.018617</text:p>
          </table:table-cell>
          <table:table-cell office:value-type="float" office:value="0.62778500000000004" table:style-name="ce1">
            <text:p>0.627785</text:p>
          </table:table-cell>
          <table:table-cell office:value-type="float" office:value="-1.3747999999999982E-2" table:formula="of:=[.I220]-[.$I$5]" table:style-name="ce1">
            <text:p>-0.013748</text:p>
          </table:table-cell>
          <table:table-cell office:value-type="float" office:value="10.7501" table:style-name="ce1">
            <text:p>10.7501</text:p>
          </table:table-cell>
          <table:table-cell office:value-type="float" office:value="-6.4174099999999998E-2" table:style-name="ce1">
            <text:p>-0.0641741</text:p>
          </table:table-cell>
          <table:table-cell office:value-type="float" office:value="-0.10960499999999999" table:style-name="ce1">
            <text:p>-0.109605</text:p>
          </table:table-cell>
          <table:table-cell office:value-type="float" office:value="-6.1488899999999999E-2" table:style-name="ce1">
            <text:p>-0.0614889</text:p>
          </table:table-cell>
          <table:table-cell office:value-type="float" office:value="-0.126861" table:style-name="ce1">
            <text:p>-0.12686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8001" table:style-name="ce1">
            <text:p>10.8001</text:p>
          </table:table-cell>
          <table:table-cell office:value-type="float" office:value="0.61433899999999997" table:style-name="ce1">
            <text:p>0.614339</text:p>
          </table:table-cell>
          <table:table-cell office:value-type="float" office:value="-2.7194000000000051E-2" table:formula="of:=[.G221]-[.$G$5]" table:style-name="ce1">
            <text:p>-0.027194</text:p>
          </table:table-cell>
          <table:table-cell office:value-type="float" office:value="0.61803600000000003" table:style-name="ce1">
            <text:p>0.618036</text:p>
          </table:table-cell>
          <table:table-cell office:value-type="float" office:value="-2.349699999999999E-2" table:formula="of:=[.I221]-[.$I$5]" table:style-name="ce1">
            <text:p>-0.023497</text:p>
          </table:table-cell>
          <table:table-cell office:value-type="float" office:value="10.8001" table:style-name="ce1">
            <text:p>10.8001</text:p>
          </table:table-cell>
          <table:table-cell office:value-type="float" office:value="-9.9192600000000006E-2" table:style-name="ce1">
            <text:p>-0.0991926</text:p>
          </table:table-cell>
          <table:table-cell office:value-type="float" office:value="-0.10169300000000001" table:style-name="ce1">
            <text:p>-0.101693</text:p>
          </table:table-cell>
          <table:table-cell office:value-type="float" office:value="-0.100686" table:style-name="ce1">
            <text:p>-0.100686</text:p>
          </table:table-cell>
          <table:table-cell office:value-type="float" office:value="-0.119351" table:style-name="ce1">
            <text:p>-0.1193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85" table:style-name="ce1">
            <text:p>10.85</text:p>
          </table:table-cell>
          <table:table-cell office:value-type="float" office:value="0.60683799999999999" table:style-name="ce1">
            <text:p>0.606838</text:p>
          </table:table-cell>
          <table:table-cell office:value-type="float" office:value="-3.4695000000000031E-2" table:formula="of:=[.G222]-[.$G$5]" table:style-name="ce1">
            <text:p>-0.034695</text:p>
          </table:table-cell>
          <table:table-cell office:value-type="float" office:value="0.60924199999999995" table:style-name="ce1">
            <text:p>0.609242</text:p>
          </table:table-cell>
          <table:table-cell office:value-type="float" office:value="-3.229100000000007E-2" table:formula="of:=[.I222]-[.$I$5]" table:style-name="ce1">
            <text:p>-0.032291</text:p>
          </table:table-cell>
          <table:table-cell office:value-type="float" office:value="10.85" table:style-name="ce1">
            <text:p>10.85</text:p>
          </table:table-cell>
          <table:table-cell office:value-type="float" office:value="-0.13091800000000001" table:style-name="ce1">
            <text:p>-0.130918</text:p>
          </table:table-cell>
          <table:table-cell office:value-type="float" office:value="-9.1265499999999999E-2" table:style-name="ce1">
            <text:p>-0.0912655</text:p>
          </table:table-cell>
          <table:table-cell office:value-type="float" office:value="-0.136354" table:style-name="ce1">
            <text:p>-0.136354</text:p>
          </table:table-cell>
          <table:table-cell office:value-type="float" office:value="-0.109207" table:style-name="ce1">
            <text:p>-0.10920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9" table:style-name="ce1">
            <text:p>10.9</text:p>
          </table:table-cell>
          <table:table-cell office:value-type="float" office:value="0.60046100000000002" table:style-name="ce1">
            <text:p>0.600461</text:p>
          </table:table-cell>
          <table:table-cell office:value-type="float" office:value="-4.1071999999999997E-2" table:formula="of:=[.G223]-[.$G$5]" table:style-name="ce1">
            <text:p>-0.041072</text:p>
          </table:table-cell>
          <table:table-cell office:value-type="float" office:value="0.60168600000000005" table:style-name="ce1">
            <text:p>0.601686</text:p>
          </table:table-cell>
          <table:table-cell office:value-type="float" office:value="-3.9846999999999966E-2" table:formula="of:=[.I223]-[.$I$5]" table:style-name="ce1">
            <text:p>-0.039847</text:p>
          </table:table-cell>
          <table:table-cell office:value-type="float" office:value="10.9" table:style-name="ce1">
            <text:p>10.9</text:p>
          </table:table-cell>
          <table:table-cell office:value-type="float" office:value="-0.158166" table:style-name="ce1">
            <text:p>-0.158166</text:p>
          </table:table-cell>
          <table:table-cell office:value-type="float" office:value="-7.9263100000000003E-2" table:style-name="ce1">
            <text:p>-0.0792631</text:p>
          </table:table-cell>
          <table:table-cell office:value-type="float" office:value="-0.167939" table:style-name="ce1">
            <text:p>-0.167939</text:p>
          </table:table-cell>
          <table:table-cell office:value-type="float" office:value="-9.7636100000000003E-2" table:style-name="ce1">
            <text:p>-0.097636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0.950100000000001" table:style-name="ce1">
            <text:p>10.9501</text:p>
          </table:table-cell>
          <table:table-cell office:value-type="float" office:value="0.59507900000000002" table:style-name="ce1">
            <text:p>0.595079</text:p>
          </table:table-cell>
          <table:table-cell office:value-type="float" office:value="-4.6453999999999995E-2" table:formula="of:=[.G224]-[.$G$5]" table:style-name="ce1">
            <text:p>-0.046454</text:p>
          </table:table-cell>
          <table:table-cell office:value-type="float" office:value="0.59540300000000002" table:style-name="ce1">
            <text:p>0.595403</text:p>
          </table:table-cell>
          <table:table-cell office:value-type="float" office:value="-4.6130000000000004E-2" table:formula="of:=[.I224]-[.$I$5]" table:style-name="ce1">
            <text:p>-0.04613</text:p>
          </table:table-cell>
          <table:table-cell office:value-type="float" office:value="10.950100000000001" table:style-name="ce1">
            <text:p>10.9501</text:p>
          </table:table-cell>
          <table:table-cell office:value-type="float" office:value="-0.180617" table:style-name="ce1">
            <text:p>-0.180617</text:p>
          </table:table-cell>
          <table:table-cell office:value-type="float" office:value="-6.66403E-2" table:style-name="ce1">
            <text:p>-0.0666403</text:p>
          </table:table-cell>
          <table:table-cell office:value-type="float" office:value="-0.19536700000000001" table:style-name="ce1">
            <text:p>-0.195367</text:p>
          </table:table-cell>
          <table:table-cell office:value-type="float" office:value="-8.5519600000000001E-2" table:style-name="ce1">
            <text:p>-0.08551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0001" table:style-name="ce1">
            <text:p>11.0001</text:p>
          </table:table-cell>
          <table:table-cell office:value-type="float" office:value="0.59070500000000004" table:style-name="ce1">
            <text:p>0.590705</text:p>
          </table:table-cell>
          <table:table-cell office:value-type="float" office:value="-5.0827999999999984E-2" table:formula="of:=[.G225]-[.$G$5]" table:style-name="ce1">
            <text:p>-0.050828</text:p>
          </table:table-cell>
          <table:table-cell office:value-type="float" office:value="0.59027600000000002" table:style-name="ce1">
            <text:p>0.590276</text:p>
          </table:table-cell>
          <table:table-cell office:value-type="float" office:value="-5.1256999999999997E-2" table:formula="of:=[.I225]-[.$I$5]" table:style-name="ce1">
            <text:p>-0.051257</text:p>
          </table:table-cell>
          <table:table-cell office:value-type="float" office:value="11.0001" table:style-name="ce1">
            <text:p>11.0001</text:p>
          </table:table-cell>
          <table:table-cell office:value-type="float" office:value="-0.198353" table:style-name="ce1">
            <text:p>-0.198353</text:p>
          </table:table-cell>
          <table:table-cell office:value-type="float" office:value="-5.4188699999999999E-2" table:style-name="ce1">
            <text:p>-0.0541887</text:p>
          </table:table-cell>
          <table:table-cell office:value-type="float" office:value="-0.21865299999999999" table:style-name="ce1">
            <text:p>-0.218653</text:p>
          </table:table-cell>
          <table:table-cell office:value-type="float" office:value="-7.3019700000000007E-2" table:style-name="ce1">
            <text:p>-0.073019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05" table:style-name="ce1">
            <text:p>11.05</text:p>
          </table:table-cell>
          <table:table-cell office:value-type="float" office:value="0.58729200000000004" table:style-name="ce1">
            <text:p>0.587292</text:p>
          </table:table-cell>
          <table:table-cell office:value-type="float" office:value="-5.4240999999999984E-2" table:formula="of:=[.G226]-[.$G$5]" table:style-name="ce1">
            <text:p>-0.054241</text:p>
          </table:table-cell>
          <table:table-cell office:value-type="float" office:value="0.58608300000000002" table:style-name="ce1">
            <text:p>0.586083</text:p>
          </table:table-cell>
          <table:table-cell office:value-type="float" office:value="-5.5449999999999999E-2" table:formula="of:=[.I226]-[.$I$5]" table:style-name="ce1">
            <text:p>-0.05545</text:p>
          </table:table-cell>
          <table:table-cell office:value-type="float" office:value="11.05" table:style-name="ce1">
            <text:p>11.05</text:p>
          </table:table-cell>
          <table:table-cell office:value-type="float" office:value="-0.21184800000000001" table:style-name="ce1">
            <text:p>-0.211848</text:p>
          </table:table-cell>
          <table:table-cell office:value-type="float" office:value="-4.1631000000000001E-2" table:style-name="ce1">
            <text:p>-0.041631</text:p>
          </table:table-cell>
          <table:table-cell office:value-type="float" office:value="-0.23729500000000001" table:style-name="ce1">
            <text:p>-0.237295</text:p>
          </table:table-cell>
          <table:table-cell office:value-type="float" office:value="-6.0181900000000003E-2" table:style-name="ce1">
            <text:p>-0.060181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100099999999999" table:style-name="ce1">
            <text:p>11.1001</text:p>
          </table:table-cell>
          <table:table-cell office:value-type="float" office:value="0.58478600000000003" table:style-name="ce1">
            <text:p>0.584786</text:p>
          </table:table-cell>
          <table:table-cell office:value-type="float" office:value="-5.6746999999999992E-2" table:formula="of:=[.G227]-[.$G$5]" table:style-name="ce1">
            <text:p>-0.056747</text:p>
          </table:table-cell>
          <table:table-cell office:value-type="float" office:value="0.58281700000000003" table:style-name="ce1">
            <text:p>0.582817</text:p>
          </table:table-cell>
          <table:table-cell office:value-type="float" office:value="-5.871599999999999E-2" table:formula="of:=[.I227]-[.$I$5]" table:style-name="ce1">
            <text:p>-0.058716</text:p>
          </table:table-cell>
          <table:table-cell office:value-type="float" office:value="11.100099999999999" table:style-name="ce1">
            <text:p>11.1001</text:p>
          </table:table-cell>
          <table:table-cell office:value-type="float" office:value="-0.22150600000000001" table:style-name="ce1">
            <text:p>-0.221506</text:p>
          </table:table-cell>
          <table:table-cell office:value-type="float" office:value="-2.8696200000000002E-2" table:style-name="ce1">
            <text:p>-0.0286962</text:p>
          </table:table-cell>
          <table:table-cell office:value-type="float" office:value="-0.250996" table:style-name="ce1">
            <text:p>-0.250996</text:p>
          </table:table-cell>
          <table:table-cell office:value-type="float" office:value="-4.69421E-2" table:style-name="ce1">
            <text:p>-0.046942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1501" table:style-name="ce1">
            <text:p>11.1501</text:p>
          </table:table-cell>
          <table:table-cell office:value-type="float" office:value="0.58322300000000005" table:style-name="ce1">
            <text:p>0.583223</text:p>
          </table:table-cell>
          <table:table-cell office:value-type="float" office:value="-5.8309999999999973E-2" table:formula="of:=[.G228]-[.$G$5]" table:style-name="ce1">
            <text:p>-0.05831</text:p>
          </table:table-cell>
          <table:table-cell office:value-type="float" office:value="0.58063900000000002" table:style-name="ce1">
            <text:p>0.580639</text:p>
          </table:table-cell>
          <table:table-cell office:value-type="float" office:value="-6.0894000000000004E-2" table:formula="of:=[.I228]-[.$I$5]" table:style-name="ce1">
            <text:p>-0.060894</text:p>
          </table:table-cell>
          <table:table-cell office:value-type="float" office:value="11.1501" table:style-name="ce1">
            <text:p>11.1501</text:p>
          </table:table-cell>
          <table:table-cell office:value-type="float" office:value="-0.22786400000000001" table:style-name="ce1">
            <text:p>-0.227864</text:p>
          </table:table-cell>
          <table:table-cell office:value-type="float" office:value="-1.4444500000000001E-2" table:style-name="ce1">
            <text:p>-0.0144445</text:p>
          </table:table-cell>
          <table:table-cell office:value-type="float" office:value="-0.25999299999999997" table:style-name="ce1">
            <text:p>-0.259993</text:p>
          </table:table-cell>
          <table:table-cell office:value-type="float" office:value="-3.3595E-2" table:style-name="ce1">
            <text:p>-0.03359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2" table:style-name="ce1">
            <text:p>11.2</text:p>
          </table:table-cell>
          <table:table-cell office:value-type="float" office:value="0.58272900000000005" table:style-name="ce1">
            <text:p>0.582729</text:p>
          </table:table-cell>
          <table:table-cell office:value-type="float" office:value="-5.8803999999999967E-2" table:formula="of:=[.G229]-[.$G$5]" table:style-name="ce1">
            <text:p>-0.058804</text:p>
          </table:table-cell>
          <table:table-cell office:value-type="float" office:value="0.57958900000000002" table:style-name="ce1">
            <text:p>0.579589</text:p>
          </table:table-cell>
          <table:table-cell office:value-type="float" office:value="-6.1943999999999999E-2" table:formula="of:=[.I229]-[.$I$5]" table:style-name="ce1">
            <text:p>-0.061944</text:p>
          </table:table-cell>
          <table:table-cell office:value-type="float" office:value="11.2" table:style-name="ce1">
            <text:p>11.2</text:p>
          </table:table-cell>
          <table:table-cell office:value-type="float" office:value="-0.23069600000000001" table:style-name="ce1">
            <text:p>-0.230696</text:p>
          </table:table-cell>
          <table:table-cell office:value-type="float" office:value="1.12403E-3" table:style-name="ce1">
            <text:p>0.00112403</text:p>
          </table:table-cell>
          <table:table-cell office:value-type="float" office:value="-0.26476499999999997" table:style-name="ce1">
            <text:p>-0.264765</text:p>
          </table:table-cell>
          <table:table-cell office:value-type="float" office:value="-1.9742200000000001E-2" table:style-name="ce1">
            <text:p>-0.019742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2501" table:style-name="ce1">
            <text:p>11.2501</text:p>
          </table:table-cell>
          <table:table-cell office:value-type="float" office:value="0.58348900000000004" table:style-name="ce1">
            <text:p>0.583489</text:p>
          </table:table-cell>
          <table:table-cell office:value-type="float" office:value="-5.8043999999999984E-2" table:formula="of:=[.G230]-[.$G$5]" table:style-name="ce1">
            <text:p>-0.058044</text:p>
          </table:table-cell>
          <table:table-cell office:value-type="float" office:value="0.57960400000000001" table:style-name="ce1">
            <text:p>0.579604</text:p>
          </table:table-cell>
          <table:table-cell office:value-type="float" office:value="-6.1929000000000012E-2" table:formula="of:=[.I230]-[.$I$5]" table:style-name="ce1">
            <text:p>-0.061929</text:p>
          </table:table-cell>
          <table:table-cell office:value-type="float" office:value="11.2501" table:style-name="ce1">
            <text:p>11.2501</text:p>
          </table:table-cell>
          <table:table-cell office:value-type="float" office:value="-0.22988500000000001" table:style-name="ce1">
            <text:p>-0.229885</text:p>
          </table:table-cell>
          <table:table-cell office:value-type="float" office:value="1.7115999999999999E-2" table:style-name="ce1">
            <text:p>0.017116</text:p>
          </table:table-cell>
          <table:table-cell office:value-type="float" office:value="-0.26555800000000002" table:style-name="ce1">
            <text:p>-0.265558</text:p>
          </table:table-cell>
          <table:table-cell office:value-type="float" office:value="-5.4721700000000002E-3" table:style-name="ce1">
            <text:p>-0.0054721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3001" table:style-name="ce1">
            <text:p>11.3001</text:p>
          </table:table-cell>
          <table:table-cell office:value-type="float" office:value="0.58526299999999998" table:style-name="ce1">
            <text:p>0.585263</text:p>
          </table:table-cell>
          <table:table-cell office:value-type="float" office:value="-5.6270000000000042E-2" table:formula="of:=[.G231]-[.$G$5]" table:style-name="ce1">
            <text:p>-0.05627</text:p>
          </table:table-cell>
          <table:table-cell office:value-type="float" office:value="0.5806" table:style-name="ce1">
            <text:p>0.5806</text:p>
          </table:table-cell>
          <table:table-cell office:value-type="float" office:value="-6.0933000000000015E-2" table:formula="of:=[.I231]-[.$I$5]" table:style-name="ce1">
            <text:p>-0.060933</text:p>
          </table:table-cell>
          <table:table-cell office:value-type="float" office:value="11.3001" table:style-name="ce1">
            <text:p>11.3001</text:p>
          </table:table-cell>
          <table:table-cell office:value-type="float" office:value="-0.22519700000000001" table:style-name="ce1">
            <text:p>-0.225197</text:p>
          </table:table-cell>
          <table:table-cell office:value-type="float" office:value="3.1977999999999999E-2" table:style-name="ce1">
            <text:p>0.031978</text:p>
          </table:table-cell>
          <table:table-cell office:value-type="float" office:value="-0.26214700000000002" table:style-name="ce1">
            <text:p>-0.262147</text:p>
          </table:table-cell>
          <table:table-cell office:value-type="float" office:value="8.0869199999999992E-3" table:style-name="ce1">
            <text:p>0.0080869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35" table:style-name="ce1">
            <text:p>11.35</text:p>
          </table:table-cell>
          <table:table-cell office:value-type="float" office:value="0.58784400000000003" table:style-name="ce1">
            <text:p>0.587844</text:p>
          </table:table-cell>
          <table:table-cell office:value-type="float" office:value="-5.3688999999999987E-2" table:formula="of:=[.G232]-[.$G$5]" table:style-name="ce1">
            <text:p>-0.053689</text:p>
          </table:table-cell>
          <table:table-cell office:value-type="float" office:value="0.58245999999999998" table:style-name="ce1">
            <text:p>0.58246</text:p>
          </table:table-cell>
          <table:table-cell office:value-type="float" office:value="-5.9073000000000042E-2" table:formula="of:=[.I232]-[.$I$5]" table:style-name="ce1">
            <text:p>-0.059073</text:p>
          </table:table-cell>
          <table:table-cell office:value-type="float" office:value="11.35" table:style-name="ce1">
            <text:p>11.35</text:p>
          </table:table-cell>
          <table:table-cell office:value-type="float" office:value="-0.21637899999999999" table:style-name="ce1">
            <text:p>-0.216379</text:p>
          </table:table-cell>
          <table:table-cell office:value-type="float" office:value="4.5515600000000003E-2" table:style-name="ce1">
            <text:p>0.0455156</text:p>
          </table:table-cell>
          <table:table-cell office:value-type="float" office:value="-0.25440800000000002" table:style-name="ce1">
            <text:p>-0.254408</text:p>
          </table:table-cell>
          <table:table-cell office:value-type="float" office:value="2.1088599999999999E-2" table:style-name="ce1">
            <text:p>0.021088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4001" table:style-name="ce1">
            <text:p>11.4001</text:p>
          </table:table-cell>
          <table:table-cell office:value-type="float" office:value="0.591248" table:style-name="ce1">
            <text:p>0.591248</text:p>
          </table:table-cell>
          <table:table-cell office:value-type="float" office:value="-5.0285000000000024E-2" table:formula="of:=[.G233]-[.$G$5]" table:style-name="ce1">
            <text:p>-0.050285</text:p>
          </table:table-cell>
          <table:table-cell office:value-type="float" office:value="0.58519500000000002" table:style-name="ce1">
            <text:p>0.585195</text:p>
          </table:table-cell>
          <table:table-cell office:value-type="float" office:value="-5.6337999999999999E-2" table:formula="of:=[.I233]-[.$I$5]" table:style-name="ce1">
            <text:p>-0.056338</text:p>
          </table:table-cell>
          <table:table-cell office:value-type="float" office:value="11.4001" table:style-name="ce1">
            <text:p>11.4001</text:p>
          </table:table-cell>
          <table:table-cell office:value-type="float" office:value="-0.20311699999999999" table:style-name="ce1">
            <text:p>-0.203117</text:p>
          </table:table-cell>
          <table:table-cell office:value-type="float" office:value="5.8083500000000003E-2" table:style-name="ce1">
            <text:p>0.0580835</text:p>
          </table:table-cell>
          <table:table-cell office:value-type="float" office:value="-0.24222199999999999" table:style-name="ce1">
            <text:p>-0.242222</text:p>
          </table:table-cell>
          <table:table-cell office:value-type="float" office:value="3.5826499999999997E-2" table:style-name="ce1">
            <text:p>0.035826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450100000000001" table:style-name="ce1">
            <text:p>11.4501</text:p>
          </table:table-cell>
          <table:table-cell office:value-type="float" office:value="0.59548000000000001" table:style-name="ce1">
            <text:p>0.59548</text:p>
          </table:table-cell>
          <table:table-cell office:value-type="float" office:value="-4.6053000000000011E-2" table:formula="of:=[.G234]-[.$G$5]" table:style-name="ce1">
            <text:p>-0.046053</text:p>
          </table:table-cell>
          <table:table-cell office:value-type="float" office:value="0.58897900000000003" table:style-name="ce1">
            <text:p>0.588979</text:p>
          </table:table-cell>
          <table:table-cell office:value-type="float" office:value="-5.255399999999999E-2" table:formula="of:=[.I234]-[.$I$5]" table:style-name="ce1">
            <text:p>-0.052554</text:p>
          </table:table-cell>
          <table:table-cell office:value-type="float" office:value="11.450100000000001" table:style-name="ce1">
            <text:p>11.4501</text:p>
          </table:table-cell>
          <table:table-cell office:value-type="float" office:value="-0.18557000000000001" table:style-name="ce1">
            <text:p>-0.18557</text:p>
          </table:table-cell>
          <table:table-cell office:value-type="float" office:value="6.9978700000000005E-2" table:style-name="ce1">
            <text:p>0.0699787</text:p>
          </table:table-cell>
          <table:table-cell office:value-type="float" office:value="-0.22552900000000001" table:style-name="ce1">
            <text:p>-0.225529</text:p>
          </table:table-cell>
          <table:table-cell office:value-type="float" office:value="5.3102700000000003E-2" table:style-name="ce1">
            <text:p>0.053102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5" table:style-name="ce1">
            <text:p>11.5</text:p>
          </table:table-cell>
          <table:table-cell office:value-type="float" office:value="0.600715" table:style-name="ce1">
            <text:p>0.600715</text:p>
          </table:table-cell>
          <table:table-cell office:value-type="float" office:value="-4.0818000000000021E-2" table:formula="of:=[.G235]-[.$G$5]" table:style-name="ce1">
            <text:p>-0.040818</text:p>
          </table:table-cell>
          <table:table-cell office:value-type="float" office:value="0.59382999999999997" table:style-name="ce1">
            <text:p>0.59383</text:p>
          </table:table-cell>
          <table:table-cell office:value-type="float" office:value="-4.7703000000000051E-2" table:formula="of:=[.I235]-[.$I$5]" table:style-name="ce1">
            <text:p>-0.047703</text:p>
          </table:table-cell>
          <table:table-cell office:value-type="float" office:value="11.5" table:style-name="ce1">
            <text:p>11.5</text:p>
          </table:table-cell>
          <table:table-cell office:value-type="float" office:value="-0.16376399999999999" table:style-name="ce1">
            <text:p>-0.163764</text:p>
          </table:table-cell>
          <table:table-cell office:value-type="float" office:value="8.1323400000000004E-2" table:style-name="ce1">
            <text:p>0.0813234</text:p>
          </table:table-cell>
          <table:table-cell office:value-type="float" office:value="-0.203732" table:style-name="ce1">
            <text:p>-0.203732</text:p>
          </table:table-cell>
          <table:table-cell office:value-type="float" office:value="7.1305099999999996E-2" table:style-name="ce1">
            <text:p>0.07130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5501" table:style-name="ce1">
            <text:p>11.5501</text:p>
          </table:table-cell>
          <table:table-cell office:value-type="float" office:value="0.60692800000000002" table:style-name="ce1">
            <text:p>0.606928</text:p>
          </table:table-cell>
          <table:table-cell office:value-type="float" office:value="-3.4604999999999997E-2" table:formula="of:=[.G236]-[.$G$5]" table:style-name="ce1">
            <text:p>-0.034605</text:p>
          </table:table-cell>
          <table:table-cell office:value-type="float" office:value="0.59977400000000003" table:style-name="ce1">
            <text:p>0.599774</text:p>
          </table:table-cell>
          <table:table-cell office:value-type="float" office:value="-4.1758999999999991E-2" table:formula="of:=[.I236]-[.$I$5]" table:style-name="ce1">
            <text:p>-0.041759</text:p>
          </table:table-cell>
          <table:table-cell office:value-type="float" office:value="11.5501" table:style-name="ce1">
            <text:p>11.5501</text:p>
          </table:table-cell>
          <table:table-cell office:value-type="float" office:value="-0.138208" table:style-name="ce1">
            <text:p>-0.138208</text:p>
          </table:table-cell>
          <table:table-cell office:value-type="float" office:value="9.1895500000000005E-2" table:style-name="ce1">
            <text:p>0.0918955</text:p>
          </table:table-cell>
          <table:table-cell office:value-type="float" office:value="-0.17829" table:style-name="ce1">
            <text:p>-0.17829</text:p>
          </table:table-cell>
          <table:table-cell office:value-type="float" office:value="8.87965E-2" table:style-name="ce1">
            <text:p>0.088796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600099999999999" table:style-name="ce1">
            <text:p>11.6001</text:p>
          </table:table-cell>
          <table:table-cell office:value-type="float" office:value="0.61416899999999996" table:style-name="ce1">
            <text:p>0.614169</text:p>
          </table:table-cell>
          <table:table-cell office:value-type="float" office:value="-2.7364000000000055E-2" table:formula="of:=[.G237]-[.$G$5]" table:style-name="ce1">
            <text:p>-0.027364</text:p>
          </table:table-cell>
          <table:table-cell office:value-type="float" office:value="0.60691099999999998" table:style-name="ce1">
            <text:p>0.606911</text:p>
          </table:table-cell>
          <table:table-cell office:value-type="float" office:value="-3.4622000000000042E-2" table:formula="of:=[.I237]-[.$I$5]" table:style-name="ce1">
            <text:p>-0.034622</text:p>
          </table:table-cell>
          <table:table-cell office:value-type="float" office:value="11.600099999999999" table:style-name="ce1">
            <text:p>11.6001</text:p>
          </table:table-cell>
          <table:table-cell office:value-type="float" office:value="-0.108941" table:style-name="ce1">
            <text:p>-0.108941</text:p>
          </table:table-cell>
          <table:table-cell office:value-type="float" office:value="0.101533" table:style-name="ce1">
            <text:p>0.101533</text:p>
          </table:table-cell>
          <table:table-cell office:value-type="float" office:value="-0.14981800000000001" table:style-name="ce1">
            <text:p>-0.149818</text:p>
          </table:table-cell>
          <table:table-cell office:value-type="float" office:value="0.102993" table:style-name="ce1">
            <text:p>0.10299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65" table:style-name="ce1">
            <text:p>11.65</text:p>
          </table:table-cell>
          <table:table-cell office:value-type="float" office:value="0.62236899999999995" table:style-name="ce1">
            <text:p>0.622369</text:p>
          </table:table-cell>
          <table:table-cell office:value-type="float" office:value="-1.916400000000007E-2" table:formula="of:=[.G238]-[.$G$5]" table:style-name="ce1">
            <text:p>-0.019164</text:p>
          </table:table-cell>
          <table:table-cell office:value-type="float" office:value="0.61526999999999998" table:style-name="ce1">
            <text:p>0.61527</text:p>
          </table:table-cell>
          <table:table-cell office:value-type="float" office:value="-2.6263000000000036E-2" table:formula="of:=[.I238]-[.$I$5]" table:style-name="ce1">
            <text:p>-0.026263</text:p>
          </table:table-cell>
          <table:table-cell office:value-type="float" office:value="11.65" table:style-name="ce1">
            <text:p>11.65</text:p>
          </table:table-cell>
          <table:table-cell office:value-type="float" office:value="-7.6364199999999993E-2" table:style-name="ce1">
            <text:p>-0.0763642</text:p>
          </table:table-cell>
          <table:table-cell office:value-type="float" office:value="0.109516" table:style-name="ce1">
            <text:p>0.109516</text:p>
          </table:table-cell>
          <table:table-cell office:value-type="float" office:value="-0.118338" table:style-name="ce1">
            <text:p>-0.118338</text:p>
          </table:table-cell>
          <table:table-cell office:value-type="float" office:value="0.113042" table:style-name="ce1">
            <text:p>0.11304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700100000000001" table:style-name="ce1">
            <text:p>11.7001</text:p>
          </table:table-cell>
          <table:table-cell office:value-type="float" office:value="0.63149299999999997" table:style-name="ce1">
            <text:p>0.631493</text:p>
          </table:table-cell>
          <table:table-cell office:value-type="float" office:value="-1.0040000000000049E-2" table:formula="of:=[.G239]-[.$G$5]" table:style-name="ce1">
            <text:p>-0.01004</text:p>
          </table:table-cell>
          <table:table-cell office:value-type="float" office:value="0.62474700000000005" table:style-name="ce1">
            <text:p>0.624747</text:p>
          </table:table-cell>
          <table:table-cell office:value-type="float" office:value="-1.6785999999999968E-2" table:formula="of:=[.I239]-[.$I$5]" table:style-name="ce1">
            <text:p>-0.016786</text:p>
          </table:table-cell>
          <table:table-cell office:value-type="float" office:value="11.700100000000001" table:style-name="ce1">
            <text:p>11.7001</text:p>
          </table:table-cell>
          <table:table-cell office:value-type="float" office:value="-4.0922899999999998E-2" table:style-name="ce1">
            <text:p>-0.0409229</text:p>
          </table:table-cell>
          <table:table-cell office:value-type="float" office:value="0.11554399999999999" table:style-name="ce1">
            <text:p>0.115544</text:p>
          </table:table-cell>
          <table:table-cell office:value-type="float" office:value="-8.3399600000000004E-2" table:style-name="ce1">
            <text:p>-0.0833996</text:p>
          </table:table-cell>
          <table:table-cell office:value-type="float" office:value="0.119523" table:style-name="ce1">
            <text:p>0.11952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7501" table:style-name="ce1">
            <text:p>11.7501</text:p>
          </table:table-cell>
          <table:table-cell office:value-type="float" office:value="0.64143099999999997" table:style-name="ce1">
            <text:p>0.641431</text:p>
          </table:table-cell>
          <table:table-cell office:value-type="float" office:value="-1.020000000000465E-4" table:formula="of:=[.G240]-[.$G$5]" table:style-name="ce1">
            <text:p>-0.000102</text:p>
          </table:table-cell>
          <table:table-cell office:value-type="float" office:value="0.63522699999999999" table:style-name="ce1">
            <text:p>0.635227</text:p>
          </table:table-cell>
          <table:table-cell office:value-type="float" office:value="-6.3060000000000338E-3" table:formula="of:=[.I240]-[.$I$5]" table:style-name="ce1">
            <text:p>-0.006306</text:p>
          </table:table-cell>
          <table:table-cell office:value-type="float" office:value="11.7501" table:style-name="ce1">
            <text:p>11.7501</text:p>
          </table:table-cell>
          <table:table-cell office:value-type="float" office:value="-3.3343800000000001E-3" table:style-name="ce1">
            <text:p>-0.00333438</text:p>
          </table:table-cell>
          <table:table-cell office:value-type="float" office:value="0.118912" table:style-name="ce1">
            <text:p>0.118912</text:p>
          </table:table-cell>
          <table:table-cell office:value-type="float" office:value="-4.4178000000000002E-2" table:style-name="ce1">
            <text:p>-0.044178</text:p>
          </table:table-cell>
          <table:table-cell office:value-type="float" office:value="0.122678" table:style-name="ce1">
            <text:p>0.12267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8001" table:style-name="ce1">
            <text:p>11.8001</text:p>
          </table:table-cell>
          <table:table-cell office:value-type="float" office:value="0.65190700000000001" table:style-name="ce1">
            <text:p>0.651907</text:p>
          </table:table-cell>
          <table:table-cell office:value-type="float" office:value="1.0373999999999994E-2" table:formula="of:=[.G241]-[.$G$5]" table:style-name="ce1">
            <text:p>0.010374</text:p>
          </table:table-cell>
          <table:table-cell office:value-type="float" office:value="0.646455" table:style-name="ce1">
            <text:p>0.646455</text:p>
          </table:table-cell>
          <table:table-cell office:value-type="float" office:value="4.9219999999999819E-3" table:formula="of:=[.I241]-[.$I$5]" table:style-name="ce1">
            <text:p>0.004922</text:p>
          </table:table-cell>
          <table:table-cell office:value-type="float" office:value="11.8001" table:style-name="ce1">
            <text:p>11.8001</text:p>
          </table:table-cell>
          <table:table-cell office:value-type="float" office:value="3.4853500000000003E-2" table:style-name="ce1">
            <text:p>0.0348535</text:p>
          </table:table-cell>
          <table:table-cell office:value-type="float" office:value="0.11906" table:style-name="ce1">
            <text:p>0.11906</text:p>
          </table:table-cell>
          <table:table-cell office:value-type="float" office:value="-1.1572500000000001E-3" table:style-name="ce1">
            <text:p>-0.00115725</text:p>
          </table:table-cell>
          <table:table-cell office:value-type="float" office:value="0.12205100000000001" table:style-name="ce1">
            <text:p>0.1220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850099999999999" table:style-name="ce1">
            <text:p>11.8501</text:p>
          </table:table-cell>
          <table:table-cell office:value-type="float" office:value="0.66280700000000004" table:style-name="ce1">
            <text:p>0.662807</text:p>
          </table:table-cell>
          <table:table-cell office:value-type="float" office:value="2.1274000000000015E-2" table:formula="of:=[.G242]-[.$G$5]" table:style-name="ce1">
            <text:p>0.021274</text:p>
          </table:table-cell>
          <table:table-cell office:value-type="float" office:value="0.65825400000000001" table:style-name="ce1">
            <text:p>0.658254</text:p>
          </table:table-cell>
          <table:table-cell office:value-type="float" office:value="1.6720999999999986E-2" table:formula="of:=[.I242]-[.$I$5]" table:style-name="ce1">
            <text:p>0.016721</text:p>
          </table:table-cell>
          <table:table-cell office:value-type="float" office:value="11.850099999999999" table:style-name="ce1">
            <text:p>11.8501</text:p>
          </table:table-cell>
          <table:table-cell office:value-type="float" office:value="7.2928999999999994E-2" table:style-name="ce1">
            <text:p>0.072929</text:p>
          </table:table-cell>
          <table:table-cell office:value-type="float" office:value="0.11572200000000001" table:style-name="ce1">
            <text:p>0.115722</text:p>
          </table:table-cell>
          <table:table-cell office:value-type="float" office:value="4.4316599999999998E-2" table:style-name="ce1">
            <text:p>0.0443166</text:p>
          </table:table-cell>
          <table:table-cell office:value-type="float" office:value="0.117396" table:style-name="ce1">
            <text:p>0.1173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9" table:style-name="ce1">
            <text:p>11.9</text:p>
          </table:table-cell>
          <table:table-cell office:value-type="float" office:value="0.67378099999999996" table:style-name="ce1">
            <text:p>0.673781</text:p>
          </table:table-cell>
          <table:table-cell office:value-type="float" office:value="3.2247999999999943E-2" table:formula="of:=[.G243]-[.$G$5]" table:style-name="ce1">
            <text:p>0.032248</text:p>
          </table:table-cell>
          <table:table-cell office:value-type="float" office:value="0.67048700000000006" table:style-name="ce1">
            <text:p>0.670487</text:p>
          </table:table-cell>
          <table:table-cell office:value-type="float" office:value="2.8954000000000035E-2" table:formula="of:=[.I243]-[.$I$5]" table:style-name="ce1">
            <text:p>0.028954</text:p>
          </table:table-cell>
          <table:table-cell office:value-type="float" office:value="11.9" table:style-name="ce1">
            <text:p>11.9</text:p>
          </table:table-cell>
          <table:table-cell office:value-type="float" office:value="0.10959099999999999" table:style-name="ce1">
            <text:p>0.109591</text:p>
          </table:table-cell>
          <table:table-cell office:value-type="float" office:value="0.109292" table:style-name="ce1">
            <text:p>0.109292</text:p>
          </table:table-cell>
          <table:table-cell office:value-type="float" office:value="9.0087600000000004E-2" table:style-name="ce1">
            <text:p>0.0900876</text:p>
          </table:table-cell>
          <table:table-cell office:value-type="float" office:value="0.10877100000000001" table:style-name="ce1">
            <text:p>0.10877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1.950100000000001" table:style-name="ce1">
            <text:p>11.9501</text:p>
          </table:table-cell>
          <table:table-cell office:value-type="float" office:value="0.68448200000000003" table:style-name="ce1">
            <text:p>0.684482</text:p>
          </table:table-cell>
          <table:table-cell office:value-type="float" office:value="4.2949000000000015E-2" table:formula="of:=[.G244]-[.$G$5]" table:style-name="ce1">
            <text:p>0.042949</text:p>
          </table:table-cell>
          <table:table-cell office:value-type="float" office:value="0.68271599999999999" table:style-name="ce1">
            <text:p>0.682716</text:p>
          </table:table-cell>
          <table:table-cell office:value-type="float" office:value="4.118299999999997E-2" table:formula="of:=[.I244]-[.$I$5]" table:style-name="ce1">
            <text:p>0.041183</text:p>
          </table:table-cell>
          <table:table-cell office:value-type="float" office:value="11.950100000000001" table:style-name="ce1">
            <text:p>11.9501</text:p>
          </table:table-cell>
          <table:table-cell office:value-type="float" office:value="0.14331099999999999" table:style-name="ce1">
            <text:p>0.143311</text:p>
          </table:table-cell>
          <table:table-cell office:value-type="float" office:value="9.9691100000000005E-2" table:style-name="ce1">
            <text:p>0.0996911</text:p>
          </table:table-cell>
          <table:table-cell office:value-type="float" office:value="0.132716" table:style-name="ce1">
            <text:p>0.132716</text:p>
          </table:table-cell>
          <table:table-cell office:value-type="float" office:value="9.6634600000000001E-2" table:style-name="ce1">
            <text:p>0.096634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" table:style-name="ce1">
            <text:p>12</text:p>
          </table:table-cell>
          <table:table-cell office:value-type="float" office:value="0.69447499999999995" table:style-name="ce1">
            <text:p>0.694475</text:p>
          </table:table-cell>
          <table:table-cell office:value-type="float" office:value="5.2941999999999934E-2" table:formula="of:=[.G245]-[.$G$5]" table:style-name="ce1">
            <text:p>0.052942</text:p>
          </table:table-cell>
          <table:table-cell office:value-type="float" office:value="0.69423999999999997" table:style-name="ce1">
            <text:p>0.69424</text:p>
          </table:table-cell>
          <table:table-cell office:value-type="float" office:value="5.2706999999999948E-2" table:formula="of:=[.I245]-[.$I$5]" table:style-name="ce1">
            <text:p>0.052707</text:p>
          </table:table-cell>
          <table:table-cell office:value-type="float" office:value="12" table:style-name="ce1">
            <text:p>12</text:p>
          </table:table-cell>
          <table:table-cell office:value-type="float" office:value="0.172595" table:style-name="ce1">
            <text:p>0.172595</text:p>
          </table:table-cell>
          <table:table-cell office:value-type="float" office:value="8.7172399999999997E-2" table:style-name="ce1">
            <text:p>0.0871724</text:p>
          </table:table-cell>
          <table:table-cell office:value-type="float" office:value="0.17002700000000001" table:style-name="ce1">
            <text:p>0.170027</text:p>
          </table:table-cell>
          <table:table-cell office:value-type="float" office:value="8.2272300000000007E-2" table:style-name="ce1">
            <text:p>0.082272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05" table:style-name="ce1">
            <text:p>12.05</text:p>
          </table:table-cell>
          <table:table-cell office:value-type="float" office:value="0.70324699999999996" table:style-name="ce1">
            <text:p>0.703247</text:p>
          </table:table-cell>
          <table:table-cell office:value-type="float" office:value="6.1713999999999936E-2" table:formula="of:=[.G246]-[.$G$5]" table:style-name="ce1">
            <text:p>0.061714</text:p>
          </table:table-cell>
          <table:table-cell office:value-type="float" office:value="0.70392500000000002" table:style-name="ce1">
            <text:p>0.703925</text:p>
          </table:table-cell>
          <table:table-cell office:value-type="float" office:value="6.2392000000000003E-2" table:formula="of:=[.I246]-[.$I$5]" table:style-name="ce1">
            <text:p>0.062392</text:p>
          </table:table-cell>
          <table:table-cell office:value-type="float" office:value="12.05" table:style-name="ce1">
            <text:p>12.05</text:p>
          </table:table-cell>
          <table:table-cell office:value-type="float" office:value="0.196463" table:style-name="ce1">
            <text:p>0.196463</text:p>
          </table:table-cell>
          <table:table-cell office:value-type="float" office:value="7.2234999999999994E-2" table:style-name="ce1">
            <text:p>0.072235</text:p>
          </table:table-cell>
          <table:table-cell office:value-type="float" office:value="0.201127" table:style-name="ce1">
            <text:p>0.201127</text:p>
          </table:table-cell>
          <table:table-cell office:value-type="float" office:value="6.5743099999999999E-2" table:style-name="ce1">
            <text:p>0.065743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100099999999999" table:style-name="ce1">
            <text:p>12.1001</text:p>
          </table:table-cell>
          <table:table-cell office:value-type="float" office:value="0.71027099999999999" table:style-name="ce1">
            <text:p>0.710271</text:p>
          </table:table-cell>
          <table:table-cell office:value-type="float" office:value="6.8737999999999966E-2" table:formula="of:=[.G247]-[.$G$5]" table:style-name="ce1">
            <text:p>0.068738</text:p>
          </table:table-cell>
          <table:table-cell office:value-type="float" office:value="0.71095600000000003" table:style-name="ce1">
            <text:p>0.710956</text:p>
          </table:table-cell>
          <table:table-cell office:value-type="float" office:value="6.9423000000000012E-2" table:formula="of:=[.I247]-[.$I$5]" table:style-name="ce1">
            <text:p>0.069423</text:p>
          </table:table-cell>
          <table:table-cell office:value-type="float" office:value="12.100099999999999" table:style-name="ce1">
            <text:p>12.1001</text:p>
          </table:table-cell>
          <table:table-cell office:value-type="float" office:value="0.214227" table:style-name="ce1">
            <text:p>0.214227</text:p>
          </table:table-cell>
          <table:table-cell office:value-type="float" office:value="5.4550599999999998E-2" table:style-name="ce1">
            <text:p>0.0545506</text:p>
          </table:table-cell>
          <table:table-cell office:value-type="float" office:value="0.22629099999999999" table:style-name="ce1">
            <text:p>0.226291</text:p>
          </table:table-cell>
          <table:table-cell office:value-type="float" office:value="4.6231800000000003E-2" table:style-name="ce1">
            <text:p>0.046231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15" table:style-name="ce1">
            <text:p>12.15</text:p>
          </table:table-cell>
          <table:table-cell office:value-type="float" office:value="0.71519600000000005" table:style-name="ce1">
            <text:p>0.715196</text:p>
          </table:table-cell>
          <table:table-cell office:value-type="float" office:value="7.3663000000000034E-2" table:formula="of:=[.G248]-[.$G$5]" table:style-name="ce1">
            <text:p>0.073663</text:p>
          </table:table-cell>
          <table:table-cell office:value-type="float" office:value="0.71554099999999998" table:style-name="ce1">
            <text:p>0.715541</text:p>
          </table:table-cell>
          <table:table-cell office:value-type="float" office:value="7.4007999999999963E-2" table:formula="of:=[.I248]-[.$I$5]" table:style-name="ce1">
            <text:p>0.074008</text:p>
          </table:table-cell>
          <table:table-cell office:value-type="float" office:value="12.15" table:style-name="ce1">
            <text:p>12.15</text:p>
          </table:table-cell>
          <table:table-cell office:value-type="float" office:value="0.22576599999999999" table:style-name="ce1">
            <text:p>0.225766</text:p>
          </table:table-cell>
          <table:table-cell office:value-type="float" office:value="3.40793E-2" table:style-name="ce1">
            <text:p>0.0340793</text:p>
          </table:table-cell>
          <table:table-cell office:value-type="float" office:value="0.24577399999999999" table:style-name="ce1">
            <text:p>0.245774</text:p>
          </table:table-cell>
          <table:table-cell office:value-type="float" office:value="2.2056300000000001E-2" table:style-name="ce1">
            <text:p>0.022056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200100000000001" table:style-name="ce1">
            <text:p>12.2001</text:p>
          </table:table-cell>
          <table:table-cell office:value-type="float" office:value="0.71768699999999996" table:style-name="ce1">
            <text:p>0.717687</text:p>
          </table:table-cell>
          <table:table-cell office:value-type="float" office:value="7.6153999999999944E-2" table:formula="of:=[.G249]-[.$G$5]" table:style-name="ce1">
            <text:p>0.076154</text:p>
          </table:table-cell>
          <table:table-cell office:value-type="float" office:value="0.71796499999999996" table:style-name="ce1">
            <text:p>0.717965</text:p>
          </table:table-cell>
          <table:table-cell office:value-type="float" office:value="7.6431999999999944E-2" table:formula="of:=[.I249]-[.$I$5]" table:style-name="ce1">
            <text:p>0.076432</text:p>
          </table:table-cell>
          <table:table-cell office:value-type="float" office:value="12.200100000000001" table:style-name="ce1">
            <text:p>12.2001</text:p>
          </table:table-cell>
          <table:table-cell office:value-type="float" office:value="0.230716" table:style-name="ce1">
            <text:p>0.230716</text:p>
          </table:table-cell>
          <table:table-cell office:value-type="float" office:value="1.0998300000000001E-2" table:style-name="ce1">
            <text:p>0.0109983</text:p>
          </table:table-cell>
          <table:table-cell office:value-type="float" office:value="0.258965" table:style-name="ce1">
            <text:p>0.258965</text:p>
          </table:table-cell>
          <table:table-cell office:value-type="float" office:value="-6.3487500000000002E-3" table:style-name="ce1">
            <text:p>-0.0063487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2501" table:style-name="ce1">
            <text:p>12.2501</text:p>
          </table:table-cell>
          <table:table-cell office:value-type="float" office:value="0.71747700000000003" table:style-name="ce1">
            <text:p>0.717477</text:p>
          </table:table-cell>
          <table:table-cell office:value-type="float" office:value="7.5944000000000011E-2" table:formula="of:=[.G250]-[.$G$5]" table:style-name="ce1">
            <text:p>0.075944</text:p>
          </table:table-cell>
          <table:table-cell office:value-type="float" office:value="0.71777999999999997" table:style-name="ce1">
            <text:p>0.71778</text:p>
          </table:table-cell>
          <table:table-cell office:value-type="float" office:value="7.6246999999999954E-2" table:formula="of:=[.I250]-[.$I$5]" table:style-name="ce1">
            <text:p>0.076247</text:p>
          </table:table-cell>
          <table:table-cell office:value-type="float" office:value="12.2501" table:style-name="ce1">
            <text:p>12.2501</text:p>
          </table:table-cell>
          <table:table-cell office:value-type="float" office:value="0.22892799999999999" table:style-name="ce1">
            <text:p>0.228928</text:p>
          </table:table-cell>
          <table:table-cell office:value-type="float" office:value="-1.32484E-2" table:style-name="ce1">
            <text:p>-0.0132484</text:p>
          </table:table-cell>
          <table:table-cell office:value-type="float" office:value="0.265152" table:style-name="ce1">
            <text:p>0.265152</text:p>
          </table:table-cell>
          <table:table-cell office:value-type="float" office:value="-3.5339599999999999E-2" table:style-name="ce1">
            <text:p>-0.03533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3" table:style-name="ce1">
            <text:p>12.3</text:p>
          </table:table-cell>
          <table:table-cell office:value-type="float" office:value="0.71449799999999997" table:style-name="ce1">
            <text:p>0.714498</text:p>
          </table:table-cell>
          <table:table-cell office:value-type="float" office:value="7.2964999999999947E-2" table:formula="of:=[.G251]-[.$G$5]" table:style-name="ce1">
            <text:p>0.072965</text:p>
          </table:table-cell>
          <table:table-cell office:value-type="float" office:value="0.71450100000000005" table:style-name="ce1">
            <text:p>0.714501</text:p>
          </table:table-cell>
          <table:table-cell office:value-type="float" office:value="7.2968000000000033E-2" table:formula="of:=[.I251]-[.$I$5]" table:style-name="ce1">
            <text:p>0.072968</text:p>
          </table:table-cell>
          <table:table-cell office:value-type="float" office:value="12.3" table:style-name="ce1">
            <text:p>12.3</text:p>
          </table:table-cell>
          <table:table-cell office:value-type="float" office:value="0.22039700000000001" table:style-name="ce1">
            <text:p>0.220397</text:p>
          </table:table-cell>
          <table:table-cell office:value-type="float" office:value="-3.7858700000000002E-2" table:style-name="ce1">
            <text:p>-0.0378587</text:p>
          </table:table-cell>
          <table:table-cell office:value-type="float" office:value="0.263795" table:style-name="ce1">
            <text:p>0.263795</text:p>
          </table:table-cell>
          <table:table-cell office:value-type="float" office:value="-6.1033900000000002E-2" table:style-name="ce1">
            <text:p>-0.061033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350099999999999" table:style-name="ce1">
            <text:p>12.3501</text:p>
          </table:table-cell>
          <table:table-cell office:value-type="float" office:value="0.70887900000000004" table:style-name="ce1">
            <text:p>0.708879</text:p>
          </table:table-cell>
          <table:table-cell office:value-type="float" office:value="6.7346000000000017E-2" table:formula="of:=[.G252]-[.$G$5]" table:style-name="ce1">
            <text:p>0.067346</text:p>
          </table:table-cell>
          <table:table-cell office:value-type="float" office:value="0.70874999999999999" table:style-name="ce1">
            <text:p>0.70875</text:p>
          </table:table-cell>
          <table:table-cell office:value-type="float" office:value="6.7216999999999971E-2" table:formula="of:=[.I252]-[.$I$5]" table:style-name="ce1">
            <text:p>0.067217</text:p>
          </table:table-cell>
          <table:table-cell office:value-type="float" office:value="12.350099999999999" table:style-name="ce1">
            <text:p>12.3501</text:p>
          </table:table-cell>
          <table:table-cell office:value-type="float" office:value="0.20513500000000001" table:style-name="ce1">
            <text:p>0.205135</text:p>
          </table:table-cell>
          <table:table-cell office:value-type="float" office:value="-6.0506600000000001E-2" table:style-name="ce1">
            <text:p>-0.0605066</text:p>
          </table:table-cell>
          <table:table-cell office:value-type="float" office:value="0.254716" table:style-name="ce1">
            <text:p>0.254716</text:p>
          </table:table-cell>
          <table:table-cell office:value-type="float" office:value="-8.1958000000000003E-2" table:style-name="ce1">
            <text:p>-0.08195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4" table:style-name="ce1">
            <text:p>12.4</text:p>
          </table:table-cell>
          <table:table-cell office:value-type="float" office:value="0.70096099999999995" table:style-name="ce1">
            <text:p>0.700961</text:p>
          </table:table-cell>
          <table:table-cell office:value-type="float" office:value="5.9427999999999925E-2" table:formula="of:=[.G253]-[.$G$5]" table:style-name="ce1">
            <text:p>0.059428</text:p>
          </table:table-cell>
          <table:table-cell office:value-type="float" office:value="0.70130400000000004" table:style-name="ce1">
            <text:p>0.701304</text:p>
          </table:table-cell>
          <table:table-cell office:value-type="float" office:value="5.9771000000000019E-2" table:formula="of:=[.I253]-[.$I$5]" table:style-name="ce1">
            <text:p>0.059771</text:p>
          </table:table-cell>
          <table:table-cell office:value-type="float" office:value="12.4" table:style-name="ce1">
            <text:p>12.4</text:p>
          </table:table-cell>
          <table:table-cell office:value-type="float" office:value="0.183812" table:style-name="ce1">
            <text:p>0.183812</text:p>
          </table:table-cell>
          <table:table-cell office:value-type="float" office:value="-7.9060400000000003E-2" table:style-name="ce1">
            <text:p>-0.0790604</text:p>
          </table:table-cell>
          <table:table-cell office:value-type="float" office:value="0.23772199999999999" table:style-name="ce1">
            <text:p>0.237722</text:p>
          </table:table-cell>
          <table:table-cell office:value-type="float" office:value="-9.9925799999999995E-2" table:style-name="ce1">
            <text:p>-0.099925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450100000000001" table:style-name="ce1">
            <text:p>12.4501</text:p>
          </table:table-cell>
          <table:table-cell office:value-type="float" office:value="0.69122799999999995" table:style-name="ce1">
            <text:p>0.691228</text:p>
          </table:table-cell>
          <table:table-cell office:value-type="float" office:value="4.9694999999999934E-2" table:formula="of:=[.G254]-[.$G$5]" table:style-name="ce1">
            <text:p>0.049695</text:p>
          </table:table-cell>
          <table:table-cell office:value-type="float" office:value="0.69232499999999997" table:style-name="ce1">
            <text:p>0.692325</text:p>
          </table:table-cell>
          <table:table-cell office:value-type="float" office:value="5.0791999999999948E-2" table:formula="of:=[.I254]-[.$I$5]" table:style-name="ce1">
            <text:p>0.050792</text:p>
          </table:table-cell>
          <table:table-cell office:value-type="float" office:value="12.450100000000001" table:style-name="ce1">
            <text:p>12.4501</text:p>
          </table:table-cell>
          <table:table-cell office:value-type="float" office:value="0.156691" table:style-name="ce1">
            <text:p>0.156691</text:p>
          </table:table-cell>
          <table:table-cell office:value-type="float" office:value="-9.3124700000000005E-2" table:style-name="ce1">
            <text:p>-0.0931247</text:p>
          </table:table-cell>
          <table:table-cell office:value-type="float" office:value="0.21254300000000001" table:style-name="ce1">
            <text:p>0.212543</text:p>
          </table:table-cell>
          <table:table-cell office:value-type="float" office:value="-0.112817" table:style-name="ce1">
            <text:p>-0.11281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5" table:style-name="ce1">
            <text:p>12.5</text:p>
          </table:table-cell>
          <table:table-cell office:value-type="float" office:value="0.68043500000000001" table:style-name="ce1">
            <text:p>0.680435</text:p>
          </table:table-cell>
          <table:table-cell office:value-type="float" office:value="3.8901999999999992E-2" table:formula="of:=[.G255]-[.$G$5]" table:style-name="ce1">
            <text:p>0.038902</text:p>
          </table:table-cell>
          <table:table-cell office:value-type="float" office:value="0.68188700000000002" table:style-name="ce1">
            <text:p>0.681887</text:p>
          </table:table-cell>
          <table:table-cell office:value-type="float" office:value="4.0354000000000001E-2" table:formula="of:=[.I255]-[.$I$5]" table:style-name="ce1">
            <text:p>0.040354</text:p>
          </table:table-cell>
          <table:table-cell office:value-type="float" office:value="12.5" table:style-name="ce1">
            <text:p>12.5</text:p>
          </table:table-cell>
          <table:table-cell office:value-type="float" office:value="0.124183" table:style-name="ce1">
            <text:p>0.124183</text:p>
          </table:table-cell>
          <table:table-cell office:value-type="float" office:value="-0.103866" table:style-name="ce1">
            <text:p>-0.103866</text:p>
          </table:table-cell>
          <table:table-cell office:value-type="float" office:value="0.179752" table:style-name="ce1">
            <text:p>0.179752</text:p>
          </table:table-cell>
          <table:table-cell office:value-type="float" office:value="-0.123695" table:style-name="ce1">
            <text:p>-0.12369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55" table:style-name="ce1">
            <text:p>12.55</text:p>
          </table:table-cell>
          <table:table-cell office:value-type="float" office:value="0.66908100000000004" table:style-name="ce1">
            <text:p>0.669081</text:p>
          </table:table-cell>
          <table:table-cell office:value-type="float" office:value="2.7548000000000017E-2" table:formula="of:=[.G256]-[.$G$5]" table:style-name="ce1">
            <text:p>0.027548</text:p>
          </table:table-cell>
          <table:table-cell office:value-type="float" office:value="0.67032000000000003" table:style-name="ce1">
            <text:p>0.67032</text:p>
          </table:table-cell>
          <table:table-cell office:value-type="float" office:value="2.8787000000000007E-2" table:formula="of:=[.I256]-[.$I$5]" table:style-name="ce1">
            <text:p>0.028787</text:p>
          </table:table-cell>
          <table:table-cell office:value-type="float" office:value="12.55" table:style-name="ce1">
            <text:p>12.55</text:p>
          </table:table-cell>
          <table:table-cell office:value-type="float" office:value="8.6521200000000006E-2" table:style-name="ce1">
            <text:p>0.0865212</text:p>
          </table:table-cell>
          <table:table-cell office:value-type="float" office:value="-0.111413" table:style-name="ce1">
            <text:p>-0.111413</text:p>
          </table:table-cell>
          <table:table-cell office:value-type="float" office:value="0.14113600000000001" table:style-name="ce1">
            <text:p>0.141136</text:p>
          </table:table-cell>
          <table:table-cell office:value-type="float" office:value="-0.13172900000000001" table:style-name="ce1">
            <text:p>-0.13172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600099999999999" table:style-name="ce1">
            <text:p>12.6001</text:p>
          </table:table-cell>
          <table:table-cell office:value-type="float" office:value="0.65769100000000003" table:style-name="ce1">
            <text:p>0.657691</text:p>
          </table:table-cell>
          <table:table-cell office:value-type="float" office:value="1.6158000000000006E-2" table:formula="of:=[.G257]-[.$G$5]" table:style-name="ce1">
            <text:p>0.016158</text:p>
          </table:table-cell>
          <table:table-cell office:value-type="float" office:value="0.65819000000000005" table:style-name="ce1">
            <text:p>0.65819</text:p>
          </table:table-cell>
          <table:table-cell office:value-type="float" office:value="1.6657000000000033E-2" table:formula="of:=[.I257]-[.$I$5]" table:style-name="ce1">
            <text:p>0.016657</text:p>
          </table:table-cell>
          <table:table-cell office:value-type="float" office:value="12.600099999999999" table:style-name="ce1">
            <text:p>12.6001</text:p>
          </table:table-cell>
          <table:table-cell office:value-type="float" office:value="4.55401E-2" table:style-name="ce1">
            <text:p>0.0455401</text:p>
          </table:table-cell>
          <table:table-cell office:value-type="float" office:value="-0.115325" table:style-name="ce1">
            <text:p>-0.115325</text:p>
          </table:table-cell>
          <table:table-cell office:value-type="float" office:value="9.8985199999999995E-2" table:style-name="ce1">
            <text:p>0.0989852</text:p>
          </table:table-cell>
          <table:table-cell office:value-type="float" office:value="-0.13615099999999999" table:style-name="ce1">
            <text:p>-0.1361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65" table:style-name="ce1">
            <text:p>12.65</text:p>
          </table:table-cell>
          <table:table-cell office:value-type="float" office:value="0.646679" table:style-name="ce1">
            <text:p>0.646679</text:p>
          </table:table-cell>
          <table:table-cell office:value-type="float" office:value="5.1459999999999839E-3" table:formula="of:=[.G258]-[.$G$5]" table:style-name="ce1">
            <text:p>0.005146</text:p>
          </table:table-cell>
          <table:table-cell office:value-type="float" office:value="0.64607800000000004" table:style-name="ce1">
            <text:p>0.646078</text:p>
          </table:table-cell>
          <table:table-cell office:value-type="float" office:value="4.5450000000000212E-3" table:formula="of:=[.I258]-[.$I$5]" table:style-name="ce1">
            <text:p>0.004545</text:p>
          </table:table-cell>
          <table:table-cell office:value-type="float" office:value="12.65" table:style-name="ce1">
            <text:p>12.65</text:p>
          </table:table-cell>
          <table:table-cell office:value-type="float" office:value="3.3692599999999998E-3" table:style-name="ce1">
            <text:p>0.00336926</text:p>
          </table:table-cell>
          <table:table-cell office:value-type="float" office:value="-0.11548" table:style-name="ce1">
            <text:p>-0.11548</text:p>
          </table:table-cell>
          <table:table-cell office:value-type="float" office:value="5.5613099999999999E-2" table:style-name="ce1">
            <text:p>0.0556131</text:p>
          </table:table-cell>
          <table:table-cell office:value-type="float" office:value="-0.13752300000000001" table:style-name="ce1">
            <text:p>-0.13752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700100000000001" table:style-name="ce1">
            <text:p>12.7001</text:p>
          </table:table-cell>
          <table:table-cell office:value-type="float" office:value="0.63629100000000005" table:style-name="ce1">
            <text:p>0.636291</text:p>
          </table:table-cell>
          <table:table-cell office:value-type="float" office:value="-5.2419999999999689E-3" table:formula="of:=[.G259]-[.$G$5]" table:style-name="ce1">
            <text:p>-0.005242</text:p>
          </table:table-cell>
          <table:table-cell office:value-type="float" office:value="0.63442799999999999" table:style-name="ce1">
            <text:p>0.634428</text:p>
          </table:table-cell>
          <table:table-cell office:value-type="float" office:value="-7.105000000000028E-3" table:formula="of:=[.I259]-[.$I$5]" table:style-name="ce1">
            <text:p>-0.007105</text:p>
          </table:table-cell>
          <table:table-cell office:value-type="float" office:value="12.700100000000001" table:style-name="ce1">
            <text:p>12.7001</text:p>
          </table:table-cell>
          <table:table-cell office:value-type="float" office:value="-3.8262400000000002E-2" table:style-name="ce1">
            <text:p>-0.0382624</text:p>
          </table:table-cell>
          <table:table-cell office:value-type="float" office:value="-0.112273" table:style-name="ce1">
            <text:p>-0.112273</text:p>
          </table:table-cell>
          <table:table-cell office:value-type="float" office:value="1.1483E-2" table:style-name="ce1">
            <text:p>0.011483</text:p>
          </table:table-cell>
          <table:table-cell office:value-type="float" office:value="-0.134658" table:style-name="ce1">
            <text:p>-0.13465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75" table:style-name="ce1">
            <text:p>12.75</text:p>
          </table:table-cell>
          <table:table-cell office:value-type="float" office:value="0.62675400000000003" table:style-name="ce1">
            <text:p>0.626754</text:p>
          </table:table-cell>
          <table:table-cell office:value-type="float" office:value="-1.4778999999999987E-2" table:formula="of:=[.G260]-[.$G$5]" table:style-name="ce1">
            <text:p>-0.014779</text:p>
          </table:table-cell>
          <table:table-cell office:value-type="float" office:value="0.623506" table:style-name="ce1">
            <text:p>0.623506</text:p>
          </table:table-cell>
          <table:table-cell office:value-type="float" office:value="-1.8027000000000015E-2" table:formula="of:=[.I260]-[.$I$5]" table:style-name="ce1">
            <text:p>-0.018027</text:p>
          </table:table-cell>
          <table:table-cell office:value-type="float" office:value="12.75" table:style-name="ce1">
            <text:p>12.75</text:p>
          </table:table-cell>
          <table:table-cell office:value-type="float" office:value="-7.75063E-2" table:style-name="ce1">
            <text:p>-0.0775063</text:p>
          </table:table-cell>
          <table:table-cell office:value-type="float" office:value="-0.106313" table:style-name="ce1">
            <text:p>-0.106313</text:p>
          </table:table-cell>
          <table:table-cell office:value-type="float" office:value="-3.2071299999999997E-2" table:style-name="ce1">
            <text:p>-0.0320713</text:p>
          </table:table-cell>
          <table:table-cell office:value-type="float" office:value="-0.128687" table:style-name="ce1">
            <text:p>-0.12868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8001" table:style-name="ce1">
            <text:p>12.8001</text:p>
          </table:table-cell>
          <table:table-cell office:value-type="float" office:value="0.61812900000000004" table:style-name="ce1">
            <text:p>0.618129</text:p>
          </table:table-cell>
          <table:table-cell office:value-type="float" office:value="-2.340399999999998E-2" table:formula="of:=[.G261]-[.$G$5]" table:style-name="ce1">
            <text:p>-0.023404</text:p>
          </table:table-cell>
          <table:table-cell office:value-type="float" office:value="0.61358500000000005" table:style-name="ce1">
            <text:p>0.613585</text:p>
          </table:table-cell>
          <table:table-cell office:value-type="float" office:value="-2.7947999999999973E-2" table:formula="of:=[.I261]-[.$I$5]" table:style-name="ce1">
            <text:p>-0.027948</text:p>
          </table:table-cell>
          <table:table-cell office:value-type="float" office:value="12.8001" table:style-name="ce1">
            <text:p>12.8001</text:p>
          </table:table-cell>
          <table:table-cell office:value-type="float" office:value="-0.11312899999999999" table:style-name="ce1">
            <text:p>-0.113129</text:p>
          </table:table-cell>
          <table:table-cell office:value-type="float" office:value="-9.8318600000000006E-2" table:style-name="ce1">
            <text:p>-0.0983186</text:p>
          </table:table-cell>
          <table:table-cell office:value-type="float" office:value="-7.39229E-2" table:style-name="ce1">
            <text:p>-0.0739229</text:p>
          </table:table-cell>
          <table:table-cell office:value-type="float" office:value="-0.120212" table:style-name="ce1">
            <text:p>-0.12021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85" table:style-name="ce1">
            <text:p>12.85</text:p>
          </table:table-cell>
          <table:table-cell office:value-type="float" office:value="0.61044600000000004" table:style-name="ce1">
            <text:p>0.610446</text:p>
          </table:table-cell>
          <table:table-cell office:value-type="float" office:value="-3.1086999999999976E-2" table:formula="of:=[.G262]-[.$G$5]" table:style-name="ce1">
            <text:p>-0.031087</text:p>
          </table:table-cell>
          <table:table-cell office:value-type="float" office:value="0.60481499999999999" table:style-name="ce1">
            <text:p>0.604815</text:p>
          </table:table-cell>
          <table:table-cell office:value-type="float" office:value="-3.6718000000000028E-2" table:formula="of:=[.I262]-[.$I$5]" table:style-name="ce1">
            <text:p>-0.036718</text:p>
          </table:table-cell>
          <table:table-cell office:value-type="float" office:value="12.85" table:style-name="ce1">
            <text:p>12.85</text:p>
          </table:table-cell>
          <table:table-cell office:value-type="float" office:value="-0.14430399999999999" table:style-name="ce1">
            <text:p>-0.144304</text:p>
          </table:table-cell>
          <table:table-cell office:value-type="float" office:value="-8.9407799999999996E-2" table:style-name="ce1">
            <text:p>-0.0894078</text:p>
          </table:table-cell>
          <table:table-cell office:value-type="float" office:value="-0.113022" table:style-name="ce1">
            <text:p>-0.113022</text:p>
          </table:table-cell>
          <table:table-cell office:value-type="float" office:value="-0.10989500000000001" table:style-name="ce1">
            <text:p>-0.10989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9" table:style-name="ce1">
            <text:p>12.9</text:p>
          </table:table-cell>
          <table:table-cell office:value-type="float" office:value="0.60370299999999999" table:style-name="ce1">
            <text:p>0.603703</text:p>
          </table:table-cell>
          <table:table-cell office:value-type="float" office:value="-3.783000000000003E-2" table:formula="of:=[.G263]-[.$G$5]" table:style-name="ce1">
            <text:p>-0.03783</text:p>
          </table:table-cell>
          <table:table-cell office:value-type="float" office:value="0.59732300000000005" table:style-name="ce1">
            <text:p>0.597323</text:p>
          </table:table-cell>
          <table:table-cell office:value-type="float" office:value="-4.4209999999999972E-2" table:formula="of:=[.I263]-[.$I$5]" table:style-name="ce1">
            <text:p>-0.04421</text:p>
          </table:table-cell>
          <table:table-cell office:value-type="float" office:value="12.9" table:style-name="ce1">
            <text:p>12.9</text:p>
          </table:table-cell>
          <table:table-cell office:value-type="float" office:value="-0.17081199999999999" table:style-name="ce1">
            <text:p>-0.170812</text:p>
          </table:table-cell>
          <table:table-cell office:value-type="float" office:value="-8.0540600000000004E-2" table:style-name="ce1">
            <text:p>-0.0805406</text:p>
          </table:table-cell>
          <table:table-cell office:value-type="float" office:value="-0.14812" table:style-name="ce1">
            <text:p>-0.14812</text:p>
          </table:table-cell>
          <table:table-cell office:value-type="float" office:value="-9.8574700000000001E-2" table:style-name="ce1">
            <text:p>-0.098574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2.95" table:style-name="ce1">
            <text:p>12.95</text:p>
          </table:table-cell>
          <table:table-cell office:value-type="float" office:value="0.59787199999999996" table:style-name="ce1">
            <text:p>0.597872</text:p>
          </table:table-cell>
          <table:table-cell office:value-type="float" office:value="-4.3661000000000061E-2" table:formula="of:=[.G264]-[.$G$5]" table:style-name="ce1">
            <text:p>-0.043661</text:p>
          </table:table-cell>
          <table:table-cell office:value-type="float" office:value="0.59101400000000004" table:style-name="ce1">
            <text:p>0.591014</text:p>
          </table:table-cell>
          <table:table-cell office:value-type="float" office:value="-5.0518999999999981E-2" table:formula="of:=[.I264]-[.$I$5]" table:style-name="ce1">
            <text:p>-0.050519</text:p>
          </table:table-cell>
          <table:table-cell office:value-type="float" office:value="12.95" table:style-name="ce1">
            <text:p>12.95</text:p>
          </table:table-cell>
          <table:table-cell office:value-type="float" office:value="-0.19301599999999999" table:style-name="ce1">
            <text:p>-0.193016</text:p>
          </table:table-cell>
          <table:table-cell office:value-type="float" office:value="-7.19418E-2" table:style-name="ce1">
            <text:p>-0.0719418</text:p>
          </table:table-cell>
          <table:table-cell office:value-type="float" office:value="-0.17869699999999999" table:style-name="ce1">
            <text:p>-0.178697</text:p>
          </table:table-cell>
          <table:table-cell office:value-type="float" office:value="-8.6236699999999999E-2" table:style-name="ce1">
            <text:p>-0.086236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0001" table:style-name="ce1">
            <text:p>13.0001</text:p>
          </table:table-cell>
          <table:table-cell office:value-type="float" office:value="0.59308499999999997" table:style-name="ce1">
            <text:p>0.593085</text:p>
          </table:table-cell>
          <table:table-cell office:value-type="float" office:value="-4.8448000000000047E-2" table:formula="of:=[.G265]-[.$G$5]" table:style-name="ce1">
            <text:p>-0.048448</text:p>
          </table:table-cell>
          <table:table-cell office:value-type="float" office:value="0.585928" table:style-name="ce1">
            <text:p>0.585928</text:p>
          </table:table-cell>
          <table:table-cell office:value-type="float" office:value="-5.5605000000000016E-2" table:formula="of:=[.I265]-[.$I$5]" table:style-name="ce1">
            <text:p>-0.055605</text:p>
          </table:table-cell>
          <table:table-cell office:value-type="float" office:value="13.0001" table:style-name="ce1">
            <text:p>13.0001</text:p>
          </table:table-cell>
          <table:table-cell office:value-type="float" office:value="-0.21151200000000001" table:style-name="ce1">
            <text:p>-0.211512</text:p>
          </table:table-cell>
          <table:table-cell office:value-type="float" office:value="-6.26805E-2" table:style-name="ce1">
            <text:p>-0.0626805</text:p>
          </table:table-cell>
          <table:table-cell office:value-type="float" office:value="-0.204736" table:style-name="ce1">
            <text:p>-0.204736</text:p>
          </table:table-cell>
          <table:table-cell office:value-type="float" office:value="-7.21715E-2" table:style-name="ce1">
            <text:p>-0.072171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0501" table:style-name="ce1">
            <text:p>13.0501</text:p>
          </table:table-cell>
          <table:table-cell office:value-type="float" office:value="0.58932799999999996" table:style-name="ce1">
            <text:p>0.589328</text:p>
          </table:table-cell>
          <table:table-cell office:value-type="float" office:value="-5.2205000000000057E-2" table:formula="of:=[.G266]-[.$G$5]" table:style-name="ce1">
            <text:p>-0.052205</text:p>
          </table:table-cell>
          <table:table-cell office:value-type="float" office:value="0.582013" table:style-name="ce1">
            <text:p>0.582013</text:p>
          </table:table-cell>
          <table:table-cell office:value-type="float" office:value="-5.9520000000000017E-2" table:formula="of:=[.I266]-[.$I$5]" table:style-name="ce1">
            <text:p>-0.05952</text:p>
          </table:table-cell>
          <table:table-cell office:value-type="float" office:value="13.0501" table:style-name="ce1">
            <text:p>13.0501</text:p>
          </table:table-cell>
          <table:table-cell office:value-type="float" office:value="-0.226519" table:style-name="ce1">
            <text:p>-0.226519</text:p>
          </table:table-cell>
          <table:table-cell office:value-type="float" office:value="-5.1662399999999997E-2" table:style-name="ce1">
            <text:p>-0.0516624</text:p>
          </table:table-cell>
          <table:table-cell office:value-type="float" office:value="-0.22641500000000001" table:style-name="ce1">
            <text:p>-0.226415</text:p>
          </table:table-cell>
          <table:table-cell office:value-type="float" office:value="-5.6256599999999997E-2" table:style-name="ce1">
            <text:p>-0.056256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1" table:style-name="ce1">
            <text:p>13.1</text:p>
          </table:table-cell>
          <table:table-cell office:value-type="float" office:value="0.58655400000000002" table:style-name="ce1">
            <text:p>0.586554</text:p>
          </table:table-cell>
          <table:table-cell office:value-type="float" office:value="-5.4979E-2" table:formula="of:=[.G267]-[.$G$5]" table:style-name="ce1">
            <text:p>-0.054979</text:p>
          </table:table-cell>
          <table:table-cell office:value-type="float" office:value="0.57934799999999997" table:style-name="ce1">
            <text:p>0.579348</text:p>
          </table:table-cell>
          <table:table-cell office:value-type="float" office:value="-6.2185000000000046E-2" table:formula="of:=[.I267]-[.$I$5]" table:style-name="ce1">
            <text:p>-0.062185</text:p>
          </table:table-cell>
          <table:table-cell office:value-type="float" office:value="13.1" table:style-name="ce1">
            <text:p>13.1</text:p>
          </table:table-cell>
          <table:table-cell office:value-type="float" office:value="-0.23778199999999999" table:style-name="ce1">
            <text:p>-0.237782</text:p>
          </table:table-cell>
          <table:table-cell office:value-type="float" office:value="-3.8194899999999997E-2" table:style-name="ce1">
            <text:p>-0.0381949</text:p>
          </table:table-cell>
          <table:table-cell office:value-type="float" office:value="-0.24379700000000001" table:style-name="ce1">
            <text:p>-0.243797</text:p>
          </table:table-cell>
          <table:table-cell office:value-type="float" office:value="-3.9387699999999998E-2" table:style-name="ce1">
            <text:p>-0.039387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1501" table:style-name="ce1">
            <text:p>13.1501</text:p>
          </table:table-cell>
          <table:table-cell office:value-type="float" office:value="0.58477100000000004" table:style-name="ce1">
            <text:p>0.584771</text:p>
          </table:table-cell>
          <table:table-cell office:value-type="float" office:value="-5.6761999999999979E-2" table:formula="of:=[.G268]-[.$G$5]" table:style-name="ce1">
            <text:p>-0.056762</text:p>
          </table:table-cell>
          <table:table-cell office:value-type="float" office:value="0.57781099999999996" table:style-name="ce1">
            <text:p>0.577811</text:p>
          </table:table-cell>
          <table:table-cell office:value-type="float" office:value="-6.3722000000000056E-2" table:formula="of:=[.I268]-[.$I$5]" table:style-name="ce1">
            <text:p>-0.063722</text:p>
          </table:table-cell>
          <table:table-cell office:value-type="float" office:value="13.1501" table:style-name="ce1">
            <text:p>13.1501</text:p>
          </table:table-cell>
          <table:table-cell office:value-type="float" office:value="-0.24482499999999999" table:style-name="ce1">
            <text:p>-0.244825</text:p>
          </table:table-cell>
          <table:table-cell office:value-type="float" office:value="-2.2520800000000001E-2" table:style-name="ce1">
            <text:p>-0.0225208</text:p>
          </table:table-cell>
          <table:table-cell office:value-type="float" office:value="-0.25751000000000002" table:style-name="ce1">
            <text:p>-0.25751</text:p>
          </table:table-cell>
          <table:table-cell office:value-type="float" office:value="-2.2961200000000001E-2" table:style-name="ce1">
            <text:p>-0.022961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2" table:style-name="ce1">
            <text:p>13.2</text:p>
          </table:table-cell>
          <table:table-cell office:value-type="float" office:value="0.58394999999999997" table:style-name="ce1">
            <text:p>0.58395</text:p>
          </table:table-cell>
          <table:table-cell office:value-type="float" office:value="-5.7583000000000051E-2" table:formula="of:=[.G269]-[.$G$5]" table:style-name="ce1">
            <text:p>-0.057583</text:p>
          </table:table-cell>
          <table:table-cell office:value-type="float" office:value="0.57746399999999998" table:style-name="ce1">
            <text:p>0.577464</text:p>
          </table:table-cell>
          <table:table-cell office:value-type="float" office:value="-6.4069000000000043E-2" table:formula="of:=[.I269]-[.$I$5]" table:style-name="ce1">
            <text:p>-0.064069</text:p>
          </table:table-cell>
          <table:table-cell office:value-type="float" office:value="13.2" table:style-name="ce1">
            <text:p>13.2</text:p>
          </table:table-cell>
          <table:table-cell office:value-type="float" office:value="-0.246919" table:style-name="ce1">
            <text:p>-0.246919</text:p>
          </table:table-cell>
          <table:table-cell office:value-type="float" office:value="-5.7117399999999999E-3" table:style-name="ce1">
            <text:p>-0.00571174</text:p>
          </table:table-cell>
          <table:table-cell office:value-type="float" office:value="-0.26730199999999998" table:style-name="ce1">
            <text:p>-0.267302</text:p>
          </table:table-cell>
          <table:table-cell office:value-type="float" office:value="-7.6623200000000002E-3" table:style-name="ce1">
            <text:p>-0.0076623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2501" table:style-name="ce1">
            <text:p>13.2501</text:p>
          </table:table-cell>
          <table:table-cell office:value-type="float" office:value="0.58426400000000001" table:style-name="ce1">
            <text:p>0.584264</text:p>
          </table:table-cell>
          <table:table-cell office:value-type="float" office:value="-5.7269000000000014E-2" table:formula="of:=[.G270]-[.$G$5]" table:style-name="ce1">
            <text:p>-0.057269</text:p>
          </table:table-cell>
          <table:table-cell office:value-type="float" office:value="0.57838699999999998" table:style-name="ce1">
            <text:p>0.578387</text:p>
          </table:table-cell>
          <table:table-cell office:value-type="float" office:value="-6.3146000000000035E-2" table:formula="of:=[.I270]-[.$I$5]" table:style-name="ce1">
            <text:p>-0.063146</text:p>
          </table:table-cell>
          <table:table-cell office:value-type="float" office:value="13.2501" table:style-name="ce1">
            <text:p>13.2501</text:p>
          </table:table-cell>
          <table:table-cell office:value-type="float" office:value="-0.24409500000000001" table:style-name="ce1">
            <text:p>-0.244095</text:p>
          </table:table-cell>
          <table:table-cell office:value-type="float" office:value="1.14222E-2" table:style-name="ce1">
            <text:p>0.0114222</text:p>
          </table:table-cell>
          <table:table-cell office:value-type="float" office:value="-0.27209299999999997" table:style-name="ce1">
            <text:p>-0.272093</text:p>
          </table:table-cell>
          <table:table-cell office:value-type="float" office:value="7.4537600000000002E-3" table:style-name="ce1">
            <text:p>0.0074537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3" table:style-name="ce1">
            <text:p>13.3</text:p>
          </table:table-cell>
          <table:table-cell office:value-type="float" office:value="0.58557999999999999" table:style-name="ce1">
            <text:p>0.58558</text:p>
          </table:table-cell>
          <table:table-cell office:value-type="float" office:value="-5.595300000000003E-2" table:formula="of:=[.G271]-[.$G$5]" table:style-name="ce1">
            <text:p>-0.055953</text:p>
          </table:table-cell>
          <table:table-cell office:value-type="float" office:value="0.58057300000000001" table:style-name="ce1">
            <text:p>0.580573</text:p>
          </table:table-cell>
          <table:table-cell office:value-type="float" office:value="-6.0960000000000014E-2" table:formula="of:=[.I271]-[.$I$5]" table:style-name="ce1">
            <text:p>-0.06096</text:p>
          </table:table-cell>
          <table:table-cell office:value-type="float" office:value="13.3" table:style-name="ce1">
            <text:p>13.3</text:p>
          </table:table-cell>
          <table:table-cell office:value-type="float" office:value="-0.236822" table:style-name="ce1">
            <text:p>-0.236822</text:p>
          </table:table-cell>
          <table:table-cell office:value-type="float" office:value="2.8002599999999999E-2" table:style-name="ce1">
            <text:p>0.0280026</text:p>
          </table:table-cell>
          <table:table-cell office:value-type="float" office:value="-0.270706" table:style-name="ce1">
            <text:p>-0.270706</text:p>
          </table:table-cell>
          <table:table-cell office:value-type="float" office:value="2.28668E-2" table:style-name="ce1">
            <text:p>0.02286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350099999999999" table:style-name="ce1">
            <text:p>13.3501</text:p>
          </table:table-cell>
          <table:table-cell office:value-type="float" office:value="0.587924" table:style-name="ce1">
            <text:p>0.587924</text:p>
          </table:table-cell>
          <table:table-cell office:value-type="float" office:value="-5.3609000000000018E-2" table:formula="of:=[.G272]-[.$G$5]" table:style-name="ce1">
            <text:p>-0.053609</text:p>
          </table:table-cell>
          <table:table-cell office:value-type="float" office:value="0.58393899999999999" table:style-name="ce1">
            <text:p>0.583939</text:p>
          </table:table-cell>
          <table:table-cell office:value-type="float" office:value="-5.7594000000000034E-2" table:formula="of:=[.I272]-[.$I$5]" table:style-name="ce1">
            <text:p>-0.057594</text:p>
          </table:table-cell>
          <table:table-cell office:value-type="float" office:value="13.350099999999999" table:style-name="ce1">
            <text:p>13.3501</text:p>
          </table:table-cell>
          <table:table-cell office:value-type="float" office:value="-0.225526" table:style-name="ce1">
            <text:p>-0.225526</text:p>
          </table:table-cell>
          <table:table-cell office:value-type="float" office:value="4.3032500000000001E-2" table:style-name="ce1">
            <text:p>0.0430325</text:p>
          </table:table-cell>
          <table:table-cell office:value-type="float" office:value="-0.26299" table:style-name="ce1">
            <text:p>-0.26299</text:p>
          </table:table-cell>
          <table:table-cell office:value-type="float" office:value="3.8919099999999998E-2" table:style-name="ce1">
            <text:p>0.03891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4001" table:style-name="ce1">
            <text:p>13.4001</text:p>
          </table:table-cell>
          <table:table-cell office:value-type="float" office:value="0.59131100000000003" table:style-name="ce1">
            <text:p>0.591311</text:p>
          </table:table-cell>
          <table:table-cell office:value-type="float" office:value="-5.0221999999999989E-2" table:formula="of:=[.G273]-[.$G$5]" table:style-name="ce1">
            <text:p>-0.050222</text:p>
          </table:table-cell>
          <table:table-cell office:value-type="float" office:value="0.58822399999999997" table:style-name="ce1">
            <text:p>0.588224</text:p>
          </table:table-cell>
          <table:table-cell office:value-type="float" office:value="-5.3309000000000051E-2" table:formula="of:=[.I273]-[.$I$5]" table:style-name="ce1">
            <text:p>-0.053309</text:p>
          </table:table-cell>
          <table:table-cell office:value-type="float" office:value="13.4001" table:style-name="ce1">
            <text:p>13.4001</text:p>
          </table:table-cell>
          <table:table-cell office:value-type="float" office:value="-0.210616" table:style-name="ce1">
            <text:p>-0.210616</text:p>
          </table:table-cell>
          <table:table-cell office:value-type="float" office:value="5.6481200000000002E-2" table:style-name="ce1">
            <text:p>0.0564812</text:p>
          </table:table-cell>
          <table:table-cell office:value-type="float" office:value="-0.25009900000000002" table:style-name="ce1">
            <text:p>-0.250099</text:p>
          </table:table-cell>
          <table:table-cell office:value-type="float" office:value="5.4378200000000002E-2" table:style-name="ce1">
            <text:p>0.054378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45" table:style-name="ce1">
            <text:p>13.45</text:p>
          </table:table-cell>
          <table:table-cell office:value-type="float" office:value="0.59559899999999999" table:style-name="ce1">
            <text:p>0.595599</text:p>
          </table:table-cell>
          <table:table-cell office:value-type="float" office:value="-4.593400000000003E-2" table:formula="of:=[.G274]-[.$G$5]" table:style-name="ce1">
            <text:p>-0.045934</text:p>
          </table:table-cell>
          <table:table-cell office:value-type="float" office:value="0.59328700000000001" table:style-name="ce1">
            <text:p>0.593287</text:p>
          </table:table-cell>
          <table:table-cell office:value-type="float" office:value="-4.8246000000000011E-2" table:formula="of:=[.I274]-[.$I$5]" table:style-name="ce1">
            <text:p>-0.048246</text:p>
          </table:table-cell>
          <table:table-cell office:value-type="float" office:value="13.45" table:style-name="ce1">
            <text:p>13.45</text:p>
          </table:table-cell>
          <table:table-cell office:value-type="float" office:value="-0.19253000000000001" table:style-name="ce1">
            <text:p>-0.19253</text:p>
          </table:table-cell>
          <table:table-cell office:value-type="float" office:value="6.8776400000000001E-2" table:style-name="ce1">
            <text:p>0.0687764</text:p>
          </table:table-cell>
          <table:table-cell office:value-type="float" office:value="-0.233288" table:style-name="ce1">
            <text:p>-0.233288</text:p>
          </table:table-cell>
          <table:table-cell office:value-type="float" office:value="6.8370799999999995E-2" table:style-name="ce1">
            <text:p>0.068370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5001" table:style-name="ce1">
            <text:p>13.5001</text:p>
          </table:table-cell>
          <table:table-cell office:value-type="float" office:value="0.60083699999999995" table:style-name="ce1">
            <text:p>0.600837</text:p>
          </table:table-cell>
          <table:table-cell office:value-type="float" office:value="-4.0696000000000065E-2" table:formula="of:=[.G275]-[.$G$5]" table:style-name="ce1">
            <text:p>-0.040696</text:p>
          </table:table-cell>
          <table:table-cell office:value-type="float" office:value="0.59923599999999999" table:style-name="ce1">
            <text:p>0.599236</text:p>
          </table:table-cell>
          <table:table-cell office:value-type="float" office:value="-4.2297000000000029E-2" table:formula="of:=[.I275]-[.$I$5]" table:style-name="ce1">
            <text:p>-0.042297</text:p>
          </table:table-cell>
          <table:table-cell office:value-type="float" office:value="13.5001" table:style-name="ce1">
            <text:p>13.5001</text:p>
          </table:table-cell>
          <table:table-cell office:value-type="float" office:value="-0.171261" table:style-name="ce1">
            <text:p>-0.171261</text:p>
          </table:table-cell>
          <table:table-cell office:value-type="float" office:value="8.0178600000000003E-2" table:style-name="ce1">
            <text:p>0.0801786</text:p>
          </table:table-cell>
          <table:table-cell office:value-type="float" office:value="-0.21309600000000001" table:style-name="ce1">
            <text:p>-0.213096</text:p>
          </table:table-cell>
          <table:table-cell office:value-type="float" office:value="8.1817899999999999E-2" table:style-name="ce1">
            <text:p>0.081817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5501" table:style-name="ce1">
            <text:p>13.5501</text:p>
          </table:table-cell>
          <table:table-cell office:value-type="float" office:value="0.60699199999999998" table:style-name="ce1">
            <text:p>0.606992</text:p>
          </table:table-cell>
          <table:table-cell office:value-type="float" office:value="-3.4541000000000044E-2" table:formula="of:=[.G276]-[.$G$5]" table:style-name="ce1">
            <text:p>-0.034541</text:p>
          </table:table-cell>
          <table:table-cell office:value-type="float" office:value="0.60631400000000002" table:style-name="ce1">
            <text:p>0.606314</text:p>
          </table:table-cell>
          <table:table-cell office:value-type="float" office:value="-3.5219E-2" table:formula="of:=[.I276]-[.$I$5]" table:style-name="ce1">
            <text:p>-0.035219</text:p>
          </table:table-cell>
          <table:table-cell office:value-type="float" office:value="13.5501" table:style-name="ce1">
            <text:p>13.5501</text:p>
          </table:table-cell>
          <table:table-cell office:value-type="float" office:value="-0.14687600000000001" table:style-name="ce1">
            <text:p>-0.146876</text:p>
          </table:table-cell>
          <table:table-cell office:value-type="float" office:value="8.9814699999999997E-2" table:style-name="ce1">
            <text:p>0.0898147</text:p>
          </table:table-cell>
          <table:table-cell office:value-type="float" office:value="-0.18915299999999999" table:style-name="ce1">
            <text:p>-0.189153</text:p>
          </table:table-cell>
          <table:table-cell office:value-type="float" office:value="9.5333399999999999E-2" table:style-name="ce1">
            <text:p>0.095333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6" table:style-name="ce1">
            <text:p>13.6</text:p>
          </table:table-cell>
          <table:table-cell office:value-type="float" office:value="0.61407800000000001" table:style-name="ce1">
            <text:p>0.614078</text:p>
          </table:table-cell>
          <table:table-cell office:value-type="float" office:value="-2.7455000000000007E-2" table:formula="of:=[.G277]-[.$G$5]" table:style-name="ce1">
            <text:p>-0.027455</text:p>
          </table:table-cell>
          <table:table-cell office:value-type="float" office:value="0.61453899999999995" table:style-name="ce1">
            <text:p>0.614539</text:p>
          </table:table-cell>
          <table:table-cell office:value-type="float" office:value="-2.6994000000000073E-2" table:formula="of:=[.I277]-[.$I$5]" table:style-name="ce1">
            <text:p>-0.026994</text:p>
          </table:table-cell>
          <table:table-cell office:value-type="float" office:value="13.6" table:style-name="ce1">
            <text:p>13.6</text:p>
          </table:table-cell>
          <table:table-cell office:value-type="float" office:value="-0.119132" table:style-name="ce1">
            <text:p>-0.119132</text:p>
          </table:table-cell>
          <table:table-cell office:value-type="float" office:value="9.7523499999999999E-2" table:style-name="ce1">
            <text:p>0.0975235</text:p>
          </table:table-cell>
          <table:table-cell office:value-type="float" office:value="-0.16271099999999999" table:style-name="ce1">
            <text:p>-0.162711</text:p>
          </table:table-cell>
          <table:table-cell office:value-type="float" office:value="0.108709" table:style-name="ce1">
            <text:p>0.10870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65" table:style-name="ce1">
            <text:p>13.65</text:p>
          </table:table-cell>
          <table:table-cell office:value-type="float" office:value="0.62203600000000003" table:style-name="ce1">
            <text:p>0.622036</text:p>
          </table:table-cell>
          <table:table-cell office:value-type="float" office:value="-1.9496999999999987E-2" table:formula="of:=[.G278]-[.$G$5]" table:style-name="ce1">
            <text:p>-0.019497</text:p>
          </table:table-cell>
          <table:table-cell office:value-type="float" office:value="0.62389499999999998" table:style-name="ce1">
            <text:p>0.623895</text:p>
          </table:table-cell>
          <table:table-cell office:value-type="float" office:value="-1.7638000000000043E-2" table:formula="of:=[.I278]-[.$I$5]" table:style-name="ce1">
            <text:p>-0.017638</text:p>
          </table:table-cell>
          <table:table-cell office:value-type="float" office:value="13.65" table:style-name="ce1">
            <text:p>13.65</text:p>
          </table:table-cell>
          <table:table-cell office:value-type="float" office:value="-8.7882500000000002E-2" table:style-name="ce1">
            <text:p>-0.0878825</text:p>
          </table:table-cell>
          <table:table-cell office:value-type="float" office:value="0.103377" table:style-name="ce1">
            <text:p>0.103377</text:p>
          </table:table-cell>
          <table:table-cell office:value-type="float" office:value="-0.133267" table:style-name="ce1">
            <text:p>-0.133267</text:p>
          </table:table-cell>
          <table:table-cell office:value-type="float" office:value="0.12027599999999999" table:style-name="ce1">
            <text:p>0.12027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700100000000001" table:style-name="ce1">
            <text:p>13.7001</text:p>
          </table:table-cell>
          <table:table-cell office:value-type="float" office:value="0.63083100000000003" table:style-name="ce1">
            <text:p>0.630831</text:p>
          </table:table-cell>
          <table:table-cell office:value-type="float" office:value="-1.0701999999999989E-2" table:formula="of:=[.G279]-[.$G$5]" table:style-name="ce1">
            <text:p>-0.010702</text:p>
          </table:table-cell>
          <table:table-cell office:value-type="float" office:value="0.63429599999999997" table:style-name="ce1">
            <text:p>0.634296</text:p>
          </table:table-cell>
          <table:table-cell office:value-type="float" office:value="-7.2370000000000489E-3" table:formula="of:=[.I279]-[.$I$5]" table:style-name="ce1">
            <text:p>-0.007237</text:p>
          </table:table-cell>
          <table:table-cell office:value-type="float" office:value="13.700100000000001" table:style-name="ce1">
            <text:p>13.7001</text:p>
          </table:table-cell>
          <table:table-cell office:value-type="float" office:value="-5.3389100000000002E-2" table:style-name="ce1">
            <text:p>-0.0533891</text:p>
          </table:table-cell>
          <table:table-cell office:value-type="float" office:value="0.107622" table:style-name="ce1">
            <text:p>0.107622</text:p>
          </table:table-cell>
          <table:table-cell office:value-type="float" office:value="-0.100066" table:style-name="ce1">
            <text:p>-0.100066</text:p>
          </table:table-cell>
          <table:table-cell office:value-type="float" office:value="0.12825600000000001" table:style-name="ce1">
            <text:p>0.12825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7501" table:style-name="ce1">
            <text:p>13.7501</text:p>
          </table:table-cell>
          <table:table-cell office:value-type="float" office:value="0.64045799999999997" table:style-name="ce1">
            <text:p>0.640458</text:p>
          </table:table-cell>
          <table:table-cell office:value-type="float" office:value="-1.0750000000000481E-3" table:formula="of:=[.G280]-[.$G$5]" table:style-name="ce1">
            <text:p>-0.001075</text:p>
          </table:table-cell>
          <table:table-cell office:value-type="float" office:value="0.64546000000000003" table:style-name="ce1">
            <text:p>0.64546</text:p>
          </table:table-cell>
          <table:table-cell office:value-type="float" office:value="3.9270000000000138E-3" table:formula="of:=[.I280]-[.$I$5]" table:style-name="ce1">
            <text:p>0.003927</text:p>
          </table:table-cell>
          <table:table-cell office:value-type="float" office:value="13.7501" table:style-name="ce1">
            <text:p>13.7501</text:p>
          </table:table-cell>
          <table:table-cell office:value-type="float" office:value="-1.5868799999999999E-2" table:style-name="ce1">
            <text:p>-0.0158688</text:p>
          </table:table-cell>
          <table:table-cell office:value-type="float" office:value="0.10982699999999999" table:style-name="ce1">
            <text:p>0.109827</text:p>
          </table:table-cell>
          <table:table-cell office:value-type="float" office:value="-6.3570399999999999E-2" table:style-name="ce1">
            <text:p>-0.0635704</text:p>
          </table:table-cell>
          <table:table-cell office:value-type="float" office:value="0.13123199999999999" table:style-name="ce1">
            <text:p>0.13123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8001" table:style-name="ce1">
            <text:p>13.8001</text:p>
          </table:table-cell>
          <table:table-cell office:value-type="float" office:value="0.65078999999999998" table:style-name="ce1">
            <text:p>0.65079</text:p>
          </table:table-cell>
          <table:table-cell office:value-type="float" office:value="9.2569999999999597E-3" table:formula="of:=[.G281]-[.$G$5]" table:style-name="ce1">
            <text:p>0.009257</text:p>
          </table:table-cell>
          <table:table-cell office:value-type="float" office:value="0.65709600000000001" table:style-name="ce1">
            <text:p>0.657096</text:p>
          </table:table-cell>
          <table:table-cell office:value-type="float" office:value="1.5562999999999994E-2" table:formula="of:=[.I281]-[.$I$5]" table:style-name="ce1">
            <text:p>0.015563</text:p>
          </table:table-cell>
          <table:table-cell office:value-type="float" office:value="13.8001" table:style-name="ce1">
            <text:p>13.8001</text:p>
          </table:table-cell>
          <table:table-cell office:value-type="float" office:value="2.37389E-2" table:style-name="ce1">
            <text:p>0.0237389</text:p>
          </table:table-cell>
          <table:table-cell office:value-type="float" office:value="0.109221" table:style-name="ce1">
            <text:p>0.109221</text:p>
          </table:table-cell>
          <table:table-cell office:value-type="float" office:value="-2.4494999999999999E-2" table:style-name="ce1">
            <text:p>-0.024495</text:p>
          </table:table-cell>
          <table:table-cell office:value-type="float" office:value="0.12978000000000001" table:style-name="ce1">
            <text:p>0.1297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850099999999999" table:style-name="ce1">
            <text:p>13.8501</text:p>
          </table:table-cell>
          <table:table-cell office:value-type="float" office:value="0.66158399999999995" table:style-name="ce1">
            <text:p>0.661584</text:p>
          </table:table-cell>
          <table:table-cell office:value-type="float" office:value="2.005099999999993E-2" table:formula="of:=[.G282]-[.$G$5]" table:style-name="ce1">
            <text:p>0.020051</text:p>
          </table:table-cell>
          <table:table-cell office:value-type="float" office:value="0.66901200000000005" table:style-name="ce1">
            <text:p>0.669012</text:p>
          </table:table-cell>
          <table:table-cell office:value-type="float" office:value="2.7479000000000031E-2" table:formula="of:=[.I282]-[.$I$5]" table:style-name="ce1">
            <text:p>0.027479</text:p>
          </table:table-cell>
          <table:table-cell office:value-type="float" office:value="13.850099999999999" table:style-name="ce1">
            <text:p>13.8501</text:p>
          </table:table-cell>
          <table:table-cell office:value-type="float" office:value="6.37992E-2" table:style-name="ce1">
            <text:p>0.0637992</text:p>
          </table:table-cell>
          <table:table-cell office:value-type="float" office:value="0.105169" table:style-name="ce1">
            <text:p>0.105169</text:p>
          </table:table-cell>
          <table:table-cell office:value-type="float" office:value="1.6553999999999999E-2" table:style-name="ce1">
            <text:p>0.016554</text:p>
          </table:table-cell>
          <table:table-cell office:value-type="float" office:value="0.124899" table:style-name="ce1">
            <text:p>0.12489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9001" table:style-name="ce1">
            <text:p>13.9001</text:p>
          </table:table-cell>
          <table:table-cell office:value-type="float" office:value="0.67254499999999995" table:style-name="ce1">
            <text:p>0.672545</text:p>
          </table:table-cell>
          <table:table-cell office:value-type="float" office:value="3.1011999999999929E-2" table:formula="of:=[.G283]-[.$G$5]" table:style-name="ce1">
            <text:p>0.031012</text:p>
          </table:table-cell>
          <table:table-cell office:value-type="float" office:value="0.68092699999999995" table:style-name="ce1">
            <text:p>0.680927</text:p>
          </table:table-cell>
          <table:table-cell office:value-type="float" office:value="3.9393999999999929E-2" table:formula="of:=[.I283]-[.$I$5]" table:style-name="ce1">
            <text:p>0.039394</text:p>
          </table:table-cell>
          <table:table-cell office:value-type="float" office:value="13.9001" table:style-name="ce1">
            <text:p>13.9001</text:p>
          </table:table-cell>
          <table:table-cell office:value-type="float" office:value="0.10253900000000001" table:style-name="ce1">
            <text:p>0.102539</text:p>
          </table:table-cell>
          <table:table-cell office:value-type="float" office:value="9.7661799999999993E-2" table:style-name="ce1">
            <text:p>0.0976618</text:p>
          </table:table-cell>
          <table:table-cell office:value-type="float" office:value="5.8308600000000002E-2" table:style-name="ce1">
            <text:p>0.0583086</text:p>
          </table:table-cell>
          <table:table-cell office:value-type="float" office:value="0.116226" table:style-name="ce1">
            <text:p>0.11622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3.95" table:style-name="ce1">
            <text:p>13.95</text:p>
          </table:table-cell>
          <table:table-cell office:value-type="float" office:value="0.68317099999999997" table:style-name="ce1">
            <text:p>0.683171</text:p>
          </table:table-cell>
          <table:table-cell office:value-type="float" office:value="4.1637999999999953E-2" table:formula="of:=[.G284]-[.$G$5]" table:style-name="ce1">
            <text:p>0.041638</text:p>
          </table:table-cell>
          <table:table-cell office:value-type="float" office:value="0.69250500000000004" table:style-name="ce1">
            <text:p>0.692505</text:p>
          </table:table-cell>
          <table:table-cell office:value-type="float" office:value="5.0972000000000017E-2" table:formula="of:=[.I284]-[.$I$5]" table:style-name="ce1">
            <text:p>0.050972</text:p>
          </table:table-cell>
          <table:table-cell office:value-type="float" office:value="13.95" table:style-name="ce1">
            <text:p>13.95</text:p>
          </table:table-cell>
          <table:table-cell office:value-type="float" office:value="0.13750000000000001" table:style-name="ce1">
            <text:p>0.1375</text:p>
          </table:table-cell>
          <table:table-cell office:value-type="float" office:value="8.6678599999999995E-2" table:style-name="ce1">
            <text:p>0.0866786</text:p>
          </table:table-cell>
          <table:table-cell office:value-type="float" office:value="9.8935300000000004E-2" table:style-name="ce1">
            <text:p>0.0989353</text:p>
          </table:table-cell>
          <table:table-cell office:value-type="float" office:value="0.1023" table:style-name="ce1">
            <text:p>0.102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" table:style-name="ce1">
            <text:p>14</text:p>
          </table:table-cell>
          <table:table-cell office:value-type="float" office:value="0.693079" table:style-name="ce1">
            <text:p>0.693079</text:p>
          </table:table-cell>
          <table:table-cell office:value-type="float" office:value="5.1545999999999981E-2" table:formula="of:=[.G285]-[.$G$5]" table:style-name="ce1">
            <text:p>0.051546</text:p>
          </table:table-cell>
          <table:table-cell office:value-type="float" office:value="0.70333999999999997" table:style-name="ce1">
            <text:p>0.70334</text:p>
          </table:table-cell>
          <table:table-cell office:value-type="float" office:value="6.1806999999999945E-2" table:formula="of:=[.I285]-[.$I$5]" table:style-name="ce1">
            <text:p>0.061807</text:p>
          </table:table-cell>
          <table:table-cell office:value-type="float" office:value="14" table:style-name="ce1">
            <text:p>14</text:p>
          </table:table-cell>
          <table:table-cell office:value-type="float" office:value="0.16727700000000001" table:style-name="ce1">
            <text:p>0.167277</text:p>
          </table:table-cell>
          <table:table-cell office:value-type="float" office:value="7.2367200000000007E-2" table:style-name="ce1">
            <text:p>0.0723672</text:p>
          </table:table-cell>
          <table:table-cell office:value-type="float" office:value="0.136659" table:style-name="ce1">
            <text:p>0.136659</text:p>
          </table:table-cell>
          <table:table-cell office:value-type="float" office:value="8.3130599999999999E-2" table:style-name="ce1">
            <text:p>0.08313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05" table:style-name="ce1">
            <text:p>14.05</text:p>
          </table:table-cell>
          <table:table-cell office:value-type="float" office:value="0.70180100000000001" table:style-name="ce1">
            <text:p>0.701801</text:p>
          </table:table-cell>
          <table:table-cell office:value-type="float" office:value="6.0267999999999988E-2" table:formula="of:=[.G286]-[.$G$5]" table:style-name="ce1">
            <text:p>0.060268</text:p>
          </table:table-cell>
          <table:table-cell office:value-type="float" office:value="0.71301999999999999" table:style-name="ce1">
            <text:p>0.71302</text:p>
          </table:table-cell>
          <table:table-cell office:value-type="float" office:value="7.1486999999999967E-2" table:formula="of:=[.I286]-[.$I$5]" table:style-name="ce1">
            <text:p>0.071487</text:p>
          </table:table-cell>
          <table:table-cell office:value-type="float" office:value="14.05" table:style-name="ce1">
            <text:p>14.05</text:p>
          </table:table-cell>
          <table:table-cell office:value-type="float" office:value="0.191862" table:style-name="ce1">
            <text:p>0.191862</text:p>
          </table:table-cell>
          <table:table-cell office:value-type="float" office:value="5.5585700000000002E-2" table:style-name="ce1">
            <text:p>0.0555857</text:p>
          </table:table-cell>
          <table:table-cell office:value-type="float" office:value="0.16971700000000001" table:style-name="ce1">
            <text:p>0.169717</text:p>
          </table:table-cell>
          <table:table-cell office:value-type="float" office:value="6.02175E-2" table:style-name="ce1">
            <text:p>0.060217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1" table:style-name="ce1">
            <text:p>14.1</text:p>
          </table:table-cell>
          <table:table-cell office:value-type="float" office:value="0.70878600000000003" table:style-name="ce1">
            <text:p>0.708786</text:p>
          </table:table-cell>
          <table:table-cell office:value-type="float" office:value="6.7253000000000007E-2" table:formula="of:=[.G287]-[.$G$5]" table:style-name="ce1">
            <text:p>0.067253</text:p>
          </table:table-cell>
          <table:table-cell office:value-type="float" office:value="0.72103600000000001" table:style-name="ce1">
            <text:p>0.721036</text:p>
          </table:table-cell>
          <table:table-cell office:value-type="float" office:value="7.950299999999999E-2" table:formula="of:=[.I287]-[.$I$5]" table:style-name="ce1">
            <text:p>0.079503</text:p>
          </table:table-cell>
          <table:table-cell office:value-type="float" office:value="14.1" table:style-name="ce1">
            <text:p>14.1</text:p>
          </table:table-cell>
          <table:table-cell office:value-type="float" office:value="0.21156" table:style-name="ce1">
            <text:p>0.21156</text:p>
          </table:table-cell>
          <table:table-cell office:value-type="float" office:value="3.6960100000000003E-2" table:style-name="ce1">
            <text:p>0.0369601</text:p>
          </table:table-cell>
          <table:table-cell office:value-type="float" office:value="0.19745799999999999" table:style-name="ce1">
            <text:p>0.197458</text:p>
          </table:table-cell>
          <table:table-cell office:value-type="float" office:value="3.4330600000000003E-2" table:style-name="ce1">
            <text:p>0.03433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1501" table:style-name="ce1">
            <text:p>14.1501</text:p>
          </table:table-cell>
          <table:table-cell office:value-type="float" office:value="0.713507" table:style-name="ce1">
            <text:p>0.713507</text:p>
          </table:table-cell>
          <table:table-cell office:value-type="float" office:value="7.1973999999999982E-2" table:formula="of:=[.G288]-[.$G$5]" table:style-name="ce1">
            <text:p>0.071974</text:p>
          </table:table-cell>
          <table:table-cell office:value-type="float" office:value="0.72663800000000001" table:style-name="ce1">
            <text:p>0.726638</text:p>
          </table:table-cell>
          <table:table-cell office:value-type="float" office:value="8.5104999999999986E-2" table:formula="of:=[.I288]-[.$I$5]" table:style-name="ce1">
            <text:p>0.085105</text:p>
          </table:table-cell>
          <table:table-cell office:value-type="float" office:value="14.1501" table:style-name="ce1">
            <text:p>14.1501</text:p>
          </table:table-cell>
          <table:table-cell office:value-type="float" office:value="0.22592300000000001" table:style-name="ce1">
            <text:p>0.225923</text:p>
          </table:table-cell>
          <table:table-cell office:value-type="float" office:value="1.7122100000000001E-2" table:style-name="ce1">
            <text:p>0.0171221</text:p>
          </table:table-cell>
          <table:table-cell office:value-type="float" office:value="0.220246" table:style-name="ce1">
            <text:p>0.220246</text:p>
          </table:table-cell>
          <table:table-cell office:value-type="float" office:value="7.7475199999999999E-3" table:style-name="ce1">
            <text:p>0.0077475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200100000000001" table:style-name="ce1">
            <text:p>14.2001</text:p>
          </table:table-cell>
          <table:table-cell office:value-type="float" office:value="0.7157" table:style-name="ce1">
            <text:p>0.7157</text:p>
          </table:table-cell>
          <table:table-cell office:value-type="float" office:value="7.4166999999999983E-2" table:formula="of:=[.G289]-[.$G$5]" table:style-name="ce1">
            <text:p>0.074167</text:p>
          </table:table-cell>
          <table:table-cell office:value-type="float" office:value="0.72897800000000001" table:style-name="ce1">
            <text:p>0.728978</text:p>
          </table:table-cell>
          <table:table-cell office:value-type="float" office:value="8.7444999999999995E-2" table:formula="of:=[.I289]-[.$I$5]" table:style-name="ce1">
            <text:p>0.087445</text:p>
          </table:table-cell>
          <table:table-cell office:value-type="float" office:value="14.200100000000001" table:style-name="ce1">
            <text:p>14.2001</text:p>
          </table:table-cell>
          <table:table-cell office:value-type="float" office:value="0.23402500000000001" table:style-name="ce1">
            <text:p>0.234025</text:p>
          </table:table-cell>
          <table:table-cell office:value-type="float" office:value="-3.98453E-3" table:style-name="ce1">
            <text:p>-0.00398453</text:p>
          </table:table-cell>
          <table:table-cell office:value-type="float" office:value="0.237124" table:style-name="ce1">
            <text:p>0.237124</text:p>
          </table:table-cell>
          <table:table-cell office:value-type="float" office:value="-1.6307700000000001E-2" table:style-name="ce1">
            <text:p>-0.016307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2501" table:style-name="ce1">
            <text:p>14.2501</text:p>
          </table:table-cell>
          <table:table-cell office:value-type="float" office:value="0.71521500000000005" table:style-name="ce1">
            <text:p>0.715215</text:p>
          </table:table-cell>
          <table:table-cell office:value-type="float" office:value="7.3682000000000025E-2" table:formula="of:=[.G290]-[.$G$5]" table:style-name="ce1">
            <text:p>0.073682</text:p>
          </table:table-cell>
          <table:table-cell office:value-type="float" office:value="0.72771200000000003" table:style-name="ce1">
            <text:p>0.727712</text:p>
          </table:table-cell>
          <table:table-cell office:value-type="float" office:value="8.6179000000000006E-2" table:formula="of:=[.I290]-[.$I$5]" table:style-name="ce1">
            <text:p>0.086179</text:p>
          </table:table-cell>
          <table:table-cell office:value-type="float" office:value="14.2501" table:style-name="ce1">
            <text:p>14.2501</text:p>
          </table:table-cell>
          <table:table-cell office:value-type="float" office:value="0.23508000000000001" table:style-name="ce1">
            <text:p>0.23508</text:p>
          </table:table-cell>
          <table:table-cell office:value-type="float" office:value="-2.61681E-2" table:style-name="ce1">
            <text:p>-0.0261681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-3.60001E-2" table:style-name="ce1">
            <text:p>-0.036000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3001" table:style-name="ce1">
            <text:p>14.3001</text:p>
          </table:table-cell>
          <table:table-cell office:value-type="float" office:value="0.71213899999999997" table:style-name="ce1">
            <text:p>0.712139</text:p>
          </table:table-cell>
          <table:table-cell office:value-type="float" office:value="7.0605999999999947E-2" table:formula="of:=[.G291]-[.$G$5]" table:style-name="ce1">
            <text:p>0.070606</text:p>
          </table:table-cell>
          <table:table-cell office:value-type="float" office:value="0.72311999999999999" table:style-name="ce1">
            <text:p>0.72312</text:p>
          </table:table-cell>
          <table:table-cell office:value-type="float" office:value="8.1586999999999965E-2" table:formula="of:=[.I291]-[.$I$5]" table:style-name="ce1">
            <text:p>0.081587</text:p>
          </table:table-cell>
          <table:table-cell office:value-type="float" office:value="14.3001" table:style-name="ce1">
            <text:p>14.3001</text:p>
          </table:table-cell>
          <table:table-cell office:value-type="float" office:value="0.22853499999999999" table:style-name="ce1">
            <text:p>0.228535</text:p>
          </table:table-cell>
          <table:table-cell office:value-type="float" office:value="-4.7121200000000002E-2" table:style-name="ce1">
            <text:p>-0.0471212</text:p>
          </table:table-cell>
          <table:table-cell office:value-type="float" office:value="0.24520800000000001" table:style-name="ce1">
            <text:p>0.245208</text:p>
          </table:table-cell>
          <table:table-cell office:value-type="float" office:value="-5.3780599999999998E-2" table:style-name="ce1">
            <text:p>-0.053780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35" table:style-name="ce1">
            <text:p>14.35</text:p>
          </table:table-cell>
          <table:table-cell office:value-type="float" office:value="0.70676499999999998" table:style-name="ce1">
            <text:p>0.706765</text:p>
          </table:table-cell>
          <table:table-cell office:value-type="float" office:value="6.5231999999999957E-2" table:formula="of:=[.G292]-[.$G$5]" table:style-name="ce1">
            <text:p>0.065232</text:p>
          </table:table-cell>
          <table:table-cell office:value-type="float" office:value="0.71576499999999998" table:style-name="ce1">
            <text:p>0.715765</text:p>
          </table:table-cell>
          <table:table-cell office:value-type="float" office:value="7.4231999999999965E-2" table:formula="of:=[.I292]-[.$I$5]" table:style-name="ce1">
            <text:p>0.074232</text:p>
          </table:table-cell>
          <table:table-cell office:value-type="float" office:value="14.35" table:style-name="ce1">
            <text:p>14.35</text:p>
          </table:table-cell>
          <table:table-cell office:value-type="float" office:value="0.21364900000000001" table:style-name="ce1">
            <text:p>0.213649</text:p>
          </table:table-cell>
          <table:table-cell office:value-type="float" office:value="-6.5365599999999996E-2" table:style-name="ce1">
            <text:p>-0.0653656</text:p>
          </table:table-cell>
          <table:table-cell office:value-type="float" office:value="0.23339599999999999" table:style-name="ce1">
            <text:p>0.233396</text:p>
          </table:table-cell>
          <table:table-cell office:value-type="float" office:value="-7.2982599999999995E-2" table:style-name="ce1">
            <text:p>-0.072982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4" table:style-name="ce1">
            <text:p>14.4</text:p>
          </table:table-cell>
          <table:table-cell office:value-type="float" office:value="0.69934600000000002" table:style-name="ce1">
            <text:p>0.699346</text:p>
          </table:table-cell>
          <table:table-cell office:value-type="float" office:value="5.7813000000000003E-2" table:formula="of:=[.G293]-[.$G$5]" table:style-name="ce1">
            <text:p>0.057813</text:p>
          </table:table-cell>
          <table:table-cell office:value-type="float" office:value="0.70621800000000001" table:style-name="ce1">
            <text:p>0.706218</text:p>
          </table:table-cell>
          <table:table-cell office:value-type="float" office:value="6.4684999999999993E-2" table:formula="of:=[.I293]-[.$I$5]" table:style-name="ce1">
            <text:p>0.064685</text:p>
          </table:table-cell>
          <table:table-cell office:value-type="float" office:value="14.4" table:style-name="ce1">
            <text:p>14.4</text:p>
          </table:table-cell>
          <table:table-cell office:value-type="float" office:value="0.191465" table:style-name="ce1">
            <text:p>0.191465</text:p>
          </table:table-cell>
          <table:table-cell office:value-type="float" office:value="-8.1028299999999998E-2" table:style-name="ce1">
            <text:p>-0.0810283</text:p>
          </table:table-cell>
          <table:table-cell office:value-type="float" office:value="0.21158399999999999" table:style-name="ce1">
            <text:p>0.211584</text:p>
          </table:table-cell>
          <table:table-cell office:value-type="float" office:value="-9.2370099999999997E-2" table:style-name="ce1">
            <text:p>-0.092370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450100000000001" table:style-name="ce1">
            <text:p>14.4501</text:p>
          </table:table-cell>
          <table:table-cell office:value-type="float" office:value="0.69018500000000005" table:style-name="ce1">
            <text:p>0.690185</text:p>
          </table:table-cell>
          <table:table-cell office:value-type="float" office:value="4.8652000000000029E-2" table:formula="of:=[.G294]-[.$G$5]" table:style-name="ce1">
            <text:p>0.048652</text:p>
          </table:table-cell>
          <table:table-cell office:value-type="float" office:value="0.694936" table:style-name="ce1">
            <text:p>0.694936</text:p>
          </table:table-cell>
          <table:table-cell office:value-type="float" office:value="5.3402999999999978E-2" table:formula="of:=[.I294]-[.$I$5]" table:style-name="ce1">
            <text:p>0.053403</text:p>
          </table:table-cell>
          <table:table-cell office:value-type="float" office:value="14.450100000000001" table:style-name="ce1">
            <text:p>14.4501</text:p>
          </table:table-cell>
          <table:table-cell office:value-type="float" office:value="0.16253799999999999" table:style-name="ce1">
            <text:p>0.162538</text:p>
          </table:table-cell>
          <table:table-cell office:value-type="float" office:value="-9.4652399999999998E-2" table:style-name="ce1">
            <text:p>-0.0946524</text:p>
          </table:table-cell>
          <table:table-cell office:value-type="float" office:value="0.18365899999999999" table:style-name="ce1">
            <text:p>0.183659</text:p>
          </table:table-cell>
          <table:table-cell office:value-type="float" office:value="-0.112497" table:style-name="ce1">
            <text:p>-0.11249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5001" table:style-name="ce1">
            <text:p>14.5001</text:p>
          </table:table-cell>
          <table:table-cell office:value-type="float" office:value="0.67969199999999996" table:style-name="ce1">
            <text:p>0.679692</text:p>
          </table:table-cell>
          <table:table-cell office:value-type="float" office:value="3.8158999999999943E-2" table:formula="of:=[.G295]-[.$G$5]" table:style-name="ce1">
            <text:p>0.038159</text:p>
          </table:table-cell>
          <table:table-cell office:value-type="float" office:value="0.68249000000000004" table:style-name="ce1">
            <text:p>0.68249</text:p>
          </table:table-cell>
          <table:table-cell office:value-type="float" office:value="4.0957000000000021E-2" table:formula="of:=[.I295]-[.$I$5]" table:style-name="ce1">
            <text:p>0.040957</text:p>
          </table:table-cell>
          <table:table-cell office:value-type="float" office:value="14.5001" table:style-name="ce1">
            <text:p>14.5001</text:p>
          </table:table-cell>
          <table:table-cell office:value-type="float" office:value="0.12803100000000001" table:style-name="ce1">
            <text:p>0.128031</text:p>
          </table:table-cell>
          <table:table-cell office:value-type="float" office:value="-0.106419" table:style-name="ce1">
            <text:p>-0.106419</text:p>
          </table:table-cell>
          <table:table-cell office:value-type="float" office:value="0.151867" table:style-name="ce1">
            <text:p>0.151867</text:p>
          </table:table-cell>
          <table:table-cell office:value-type="float" office:value="-0.12720799999999999" table:style-name="ce1">
            <text:p>-0.12720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55" table:style-name="ce1">
            <text:p>14.55</text:p>
          </table:table-cell>
          <table:table-cell office:value-type="float" office:value="0.66854899999999995" table:style-name="ce1">
            <text:p>0.668549</text:p>
          </table:table-cell>
          <table:table-cell office:value-type="float" office:value="2.7015999999999929E-2" table:formula="of:=[.G296]-[.$G$5]" table:style-name="ce1">
            <text:p>0.027016</text:p>
          </table:table-cell>
          <table:table-cell office:value-type="float" office:value="0.66954199999999997" table:style-name="ce1">
            <text:p>0.669542</text:p>
          </table:table-cell>
          <table:table-cell office:value-type="float" office:value="2.8008999999999951E-2" table:formula="of:=[.I296]-[.$I$5]" table:style-name="ce1">
            <text:p>0.028009</text:p>
          </table:table-cell>
          <table:table-cell office:value-type="float" office:value="14.55" table:style-name="ce1">
            <text:p>14.55</text:p>
          </table:table-cell>
          <table:table-cell office:value-type="float" office:value="8.9696700000000004E-2" table:style-name="ce1">
            <text:p>0.0896967</text:p>
          </table:table-cell>
          <table:table-cell office:value-type="float" office:value="-0.11568100000000001" table:style-name="ce1">
            <text:p>-0.115681</text:p>
          </table:table-cell>
          <table:table-cell office:value-type="float" office:value="0.117164" table:style-name="ce1">
            <text:p>0.117164</text:p>
          </table:table-cell>
          <table:table-cell office:value-type="float" office:value="-0.13545199999999999" table:style-name="ce1">
            <text:p>-0.13545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600099999999999" table:style-name="ce1">
            <text:p>14.6001</text:p>
          </table:table-cell>
          <table:table-cell office:value-type="float" office:value="0.65731899999999999" table:style-name="ce1">
            <text:p>0.657319</text:p>
          </table:table-cell>
          <table:table-cell office:value-type="float" office:value="1.5785999999999967E-2" table:formula="of:=[.G297]-[.$G$5]" table:style-name="ce1">
            <text:p>0.015786</text:p>
          </table:table-cell>
          <table:table-cell office:value-type="float" office:value="0.65659800000000001" table:style-name="ce1">
            <text:p>0.656598</text:p>
          </table:table-cell>
          <table:table-cell office:value-type="float" office:value="1.5064999999999995E-2" table:formula="of:=[.I297]-[.$I$5]" table:style-name="ce1">
            <text:p>0.015065</text:p>
          </table:table-cell>
          <table:table-cell office:value-type="float" office:value="14.600099999999999" table:style-name="ce1">
            <text:p>14.6001</text:p>
          </table:table-cell>
          <table:table-cell office:value-type="float" office:value="4.9365699999999998E-2" table:style-name="ce1">
            <text:p>0.0493657</text:p>
          </table:table-cell>
          <table:table-cell office:value-type="float" office:value="-0.12170400000000001" table:style-name="ce1">
            <text:p>-0.121704</text:p>
          </table:table-cell>
          <table:table-cell office:value-type="float" office:value="8.0365099999999995E-2" table:style-name="ce1">
            <text:p>0.0803651</text:p>
          </table:table-cell>
          <table:table-cell office:value-type="float" office:value="-0.138849" table:style-name="ce1">
            <text:p>-0.13884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65" table:style-name="ce1">
            <text:p>14.65</text:p>
          </table:table-cell>
          <table:table-cell office:value-type="float" office:value="0.646401" table:style-name="ce1">
            <text:p>0.646401</text:p>
          </table:table-cell>
          <table:table-cell office:value-type="float" office:value="4.8679999999999835E-3" table:formula="of:=[.G298]-[.$G$5]" table:style-name="ce1">
            <text:p>0.004868</text:p>
          </table:table-cell>
          <table:table-cell office:value-type="float" office:value="0.64402599999999999" table:style-name="ce1">
            <text:p>0.644026</text:p>
          </table:table-cell>
          <table:table-cell office:value-type="float" office:value="2.4929999999999675E-3" table:formula="of:=[.I298]-[.$I$5]" table:style-name="ce1">
            <text:p>0.002493</text:p>
          </table:table-cell>
          <table:table-cell office:value-type="float" office:value="14.65" table:style-name="ce1">
            <text:p>14.65</text:p>
          </table:table-cell>
          <table:table-cell office:value-type="float" office:value="8.6639100000000004E-3" table:style-name="ce1">
            <text:p>0.00866391</text:p>
          </table:table-cell>
          <table:table-cell office:value-type="float" office:value="-0.123581" table:style-name="ce1">
            <text:p>-0.123581</text:p>
          </table:table-cell>
          <table:table-cell office:value-type="float" office:value="4.2249500000000002E-2" table:style-name="ce1">
            <text:p>0.0422495</text:p>
          </table:table-cell>
          <table:table-cell office:value-type="float" office:value="-0.13664399999999999" table:style-name="ce1">
            <text:p>-0.13664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7" table:style-name="ce1">
            <text:p>14.7</text:p>
          </table:table-cell>
          <table:table-cell office:value-type="float" office:value="0.63609700000000002" table:style-name="ce1">
            <text:p>0.636097</text:p>
          </table:table-cell>
          <table:table-cell office:value-type="float" office:value="-5.4359999999999964E-3" table:formula="of:=[.G299]-[.$G$5]" table:style-name="ce1">
            <text:p>-0.005436</text:p>
          </table:table-cell>
          <table:table-cell office:value-type="float" office:value="0.63217800000000002" table:style-name="ce1">
            <text:p>0.632178</text:p>
          </table:table-cell>
          <table:table-cell office:value-type="float" office:value="-9.3550000000000022E-3" table:formula="of:=[.I299]-[.$I$5]" table:style-name="ce1">
            <text:p>-0.009355</text:p>
          </table:table-cell>
          <table:table-cell office:value-type="float" office:value="14.7" table:style-name="ce1">
            <text:p>14.7</text:p>
          </table:table-cell>
          <table:table-cell office:value-type="float" office:value="-3.0840200000000002E-2" table:style-name="ce1">
            <text:p>-0.0308402</text:p>
          </table:table-cell>
          <table:table-cell office:value-type="float" office:value="-0.12132800000000001" table:style-name="ce1">
            <text:p>-0.121328</text:p>
          </table:table-cell>
          <table:table-cell office:value-type="float" office:value="4.3293200000000002E-3" table:style-name="ce1">
            <text:p>0.00432932</text:p>
          </table:table-cell>
          <table:table-cell office:value-type="float" office:value="-0.130991" table:style-name="ce1">
            <text:p>-0.1309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7501" table:style-name="ce1">
            <text:p>14.7501</text:p>
          </table:table-cell>
          <table:table-cell office:value-type="float" office:value="0.62655000000000005" table:style-name="ce1">
            <text:p>0.62655</text:p>
          </table:table-cell>
          <table:table-cell office:value-type="float" office:value="-1.4982999999999969E-2" table:formula="of:=[.G300]-[.$G$5]" table:style-name="ce1">
            <text:p>-0.014983</text:p>
          </table:table-cell>
          <table:table-cell office:value-type="float" office:value="0.62135399999999996" table:style-name="ce1">
            <text:p>0.621354</text:p>
          </table:table-cell>
          <table:table-cell office:value-type="float" office:value="-2.0179000000000058E-2" table:formula="of:=[.I300]-[.$I$5]" table:style-name="ce1">
            <text:p>-0.020179</text:p>
          </table:table-cell>
          <table:table-cell office:value-type="float" office:value="14.7501" table:style-name="ce1">
            <text:p>14.7501</text:p>
          </table:table-cell>
          <table:table-cell office:value-type="float" office:value="-6.8213899999999994E-2" table:style-name="ce1">
            <text:p>-0.0682139</text:p>
          </table:table-cell>
          <table:table-cell office:value-type="float" office:value="-0.115493" table:style-name="ce1">
            <text:p>-0.115493</text:p>
          </table:table-cell>
          <table:table-cell office:value-type="float" office:value="-3.3241100000000003E-2" table:style-name="ce1">
            <text:p>-0.0332411</text:p>
          </table:table-cell>
          <table:table-cell office:value-type="float" office:value="-0.12191" table:style-name="ce1">
            <text:p>-0.121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8001" table:style-name="ce1">
            <text:p>14.8001</text:p>
          </table:table-cell>
          <table:table-cell office:value-type="float" office:value="0.61779200000000001" table:style-name="ce1">
            <text:p>0.617792</text:p>
          </table:table-cell>
          <table:table-cell office:value-type="float" office:value="-2.3741000000000012E-2" table:formula="of:=[.G301]-[.$G$5]" table:style-name="ce1">
            <text:p>-0.023741</text:p>
          </table:table-cell>
          <table:table-cell office:value-type="float" office:value="0.61179899999999998" table:style-name="ce1">
            <text:p>0.611799</text:p>
          </table:table-cell>
          <table:table-cell office:value-type="float" office:value="-2.9734000000000038E-2" table:formula="of:=[.I301]-[.$I$5]" table:style-name="ce1">
            <text:p>-0.029734</text:p>
          </table:table-cell>
          <table:table-cell office:value-type="float" office:value="14.8001" table:style-name="ce1">
            <text:p>14.8001</text:p>
          </table:table-cell>
          <table:table-cell office:value-type="float" office:value="-0.102871" table:style-name="ce1">
            <text:p>-0.102871</text:p>
          </table:table-cell>
          <table:table-cell office:value-type="float" office:value="-0.107069" table:style-name="ce1">
            <text:p>-0.107069</text:p>
          </table:table-cell>
          <table:table-cell office:value-type="float" office:value="-6.9887699999999997E-2" table:style-name="ce1">
            <text:p>-0.0698877</text:p>
          </table:table-cell>
          <table:table-cell office:value-type="float" office:value="-0.10994" table:style-name="ce1">
            <text:p>-0.1099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850099999999999" table:style-name="ce1">
            <text:p>14.8501</text:p>
          </table:table-cell>
          <table:table-cell office:value-type="float" office:value="0.60990200000000006" table:style-name="ce1">
            <text:p>0.609902</text:p>
          </table:table-cell>
          <table:table-cell office:value-type="float" office:value="-3.1630999999999965E-2" table:formula="of:=[.G302]-[.$G$5]" table:style-name="ce1">
            <text:p>-0.031631</text:p>
          </table:table-cell>
          <table:table-cell office:value-type="float" office:value="0.60363900000000004" table:style-name="ce1">
            <text:p>0.603639</text:p>
          </table:table-cell>
          <table:table-cell office:value-type="float" office:value="-3.7893999999999983E-2" table:formula="of:=[.I302]-[.$I$5]" table:style-name="ce1">
            <text:p>-0.037894</text:p>
          </table:table-cell>
          <table:table-cell office:value-type="float" office:value="14.850099999999999" table:style-name="ce1">
            <text:p>14.8501</text:p>
          </table:table-cell>
          <table:table-cell office:value-type="float" office:value="-0.13425300000000001" table:style-name="ce1">
            <text:p>-0.134253</text:p>
          </table:table-cell>
          <table:table-cell office:value-type="float" office:value="-9.7067799999999996E-2" table:style-name="ce1">
            <text:p>-0.0970678</text:p>
          </table:table-cell>
          <table:table-cell office:value-type="float" office:value="-0.10496" table:style-name="ce1">
            <text:p>-0.10496</text:p>
          </table:table-cell>
          <table:table-cell office:value-type="float" office:value="-9.63532E-2" table:style-name="ce1">
            <text:p>-0.096353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9" table:style-name="ce1">
            <text:p>14.9</text:p>
          </table:table-cell>
          <table:table-cell office:value-type="float" office:value="0.60297299999999998" table:style-name="ce1">
            <text:p>0.602973</text:p>
          </table:table-cell>
          <table:table-cell office:value-type="float" office:value="-3.8560000000000039E-2" table:formula="of:=[.G303]-[.$G$5]" table:style-name="ce1">
            <text:p>-0.03856</text:p>
          </table:table-cell>
          <table:table-cell office:value-type="float" office:value="0.59677800000000003" table:style-name="ce1">
            <text:p>0.596778</text:p>
          </table:table-cell>
          <table:table-cell office:value-type="float" office:value="-4.4754999999999989E-2" table:formula="of:=[.I303]-[.$I$5]" table:style-name="ce1">
            <text:p>-0.044755</text:p>
          </table:table-cell>
          <table:table-cell office:value-type="float" office:value="14.9" table:style-name="ce1">
            <text:p>14.9</text:p>
          </table:table-cell>
          <table:table-cell office:value-type="float" office:value="-0.16184999999999999" table:style-name="ce1">
            <text:p>-0.16185</text:p>
          </table:table-cell>
          <table:table-cell office:value-type="float" office:value="-8.66484E-2" table:style-name="ce1">
            <text:p>-0.0866484</text:p>
          </table:table-cell>
          <table:table-cell office:value-type="float" office:value="-0.13843900000000001" table:style-name="ce1">
            <text:p>-0.138439</text:p>
          </table:table-cell>
          <table:table-cell office:value-type="float" office:value="-8.1698999999999994E-2" table:style-name="ce1">
            <text:p>-0.08169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4.95" table:style-name="ce1">
            <text:p>14.95</text:p>
          </table:table-cell>
          <table:table-cell office:value-type="float" office:value="0.59718899999999997" table:style-name="ce1">
            <text:p>0.597189</text:p>
          </table:table-cell>
          <table:table-cell office:value-type="float" office:value="-4.434400000000005E-2" table:formula="of:=[.G304]-[.$G$5]" table:style-name="ce1">
            <text:p>-0.044344</text:p>
          </table:table-cell>
          <table:table-cell office:value-type="float" office:value="0.59114" table:style-name="ce1">
            <text:p>0.59114</text:p>
          </table:table-cell>
          <table:table-cell office:value-type="float" office:value="-5.0393000000000021E-2" table:formula="of:=[.I304]-[.$I$5]" table:style-name="ce1">
            <text:p>-0.050393</text:p>
          </table:table-cell>
          <table:table-cell office:value-type="float" office:value="14.95" table:style-name="ce1">
            <text:p>14.95</text:p>
          </table:table-cell>
          <table:table-cell office:value-type="float" office:value="-0.18552199999999999" table:style-name="ce1">
            <text:p>-0.185522</text:p>
          </table:table-cell>
          <table:table-cell office:value-type="float" office:value="-7.6488299999999995E-2" table:style-name="ce1">
            <text:p>-0.0764883</text:p>
          </table:table-cell>
          <table:table-cell office:value-type="float" office:value="-0.16932700000000001" table:style-name="ce1">
            <text:p>-0.169327</text:p>
          </table:table-cell>
          <table:table-cell office:value-type="float" office:value="-6.7117700000000002E-2" table:style-name="ce1">
            <text:p>-0.067117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0001" table:style-name="ce1">
            <text:p>15.0001</text:p>
          </table:table-cell>
          <table:table-cell office:value-type="float" office:value="0.59269000000000005" table:style-name="ce1">
            <text:p>0.59269</text:p>
          </table:table-cell>
          <table:table-cell office:value-type="float" office:value="-4.884299999999997E-2" table:formula="of:=[.G305]-[.$G$5]" table:style-name="ce1">
            <text:p>-0.048843</text:p>
          </table:table-cell>
          <table:table-cell office:value-type="float" office:value="0.58663299999999996" table:style-name="ce1">
            <text:p>0.586633</text:p>
          </table:table-cell>
          <table:table-cell office:value-type="float" office:value="-5.490000000000006E-2" table:formula="of:=[.I305]-[.$I$5]" table:style-name="ce1">
            <text:p>-0.0549</text:p>
          </table:table-cell>
          <table:table-cell office:value-type="float" office:value="15.0001" table:style-name="ce1">
            <text:p>15.0001</text:p>
          </table:table-cell>
          <table:table-cell office:value-type="float" office:value="-0.20560899999999999" table:style-name="ce1">
            <text:p>-0.205609</text:p>
          </table:table-cell>
          <table:table-cell office:value-type="float" office:value="-6.6173899999999994E-2" table:style-name="ce1">
            <text:p>-0.0661739</text:p>
          </table:table-cell>
          <table:table-cell office:value-type="float" office:value="-0.19733600000000001" table:style-name="ce1">
            <text:p>-0.197336</text:p>
          </table:table-cell>
          <table:table-cell office:value-type="float" office:value="-5.2411899999999997E-2" table:style-name="ce1">
            <text:p>-0.052411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0501" table:style-name="ce1">
            <text:p>15.0501</text:p>
          </table:table-cell>
          <table:table-cell office:value-type="float" office:value="0.58942000000000005" table:style-name="ce1">
            <text:p>0.58942</text:p>
          </table:table-cell>
          <table:table-cell office:value-type="float" office:value="-5.2112999999999965E-2" table:formula="of:=[.G306]-[.$G$5]" table:style-name="ce1">
            <text:p>-0.052113</text:p>
          </table:table-cell>
          <table:table-cell office:value-type="float" office:value="0.583422" table:style-name="ce1">
            <text:p>0.583422</text:p>
          </table:table-cell>
          <table:table-cell office:value-type="float" office:value="-5.8111000000000024E-2" table:formula="of:=[.I306]-[.$I$5]" table:style-name="ce1">
            <text:p>-0.058111</text:p>
          </table:table-cell>
          <table:table-cell office:value-type="float" office:value="15.0501" table:style-name="ce1">
            <text:p>15.0501</text:p>
          </table:table-cell>
          <table:table-cell office:value-type="float" office:value="-0.22247" table:style-name="ce1">
            <text:p>-0.22247</text:p>
          </table:table-cell>
          <table:table-cell office:value-type="float" office:value="-5.4173300000000001E-2" table:style-name="ce1">
            <text:p>-0.0541733</text:p>
          </table:table-cell>
          <table:table-cell office:value-type="float" office:value="-0.221471" table:style-name="ce1">
            <text:p>-0.221471</text:p>
          </table:table-cell>
          <table:table-cell office:value-type="float" office:value="-3.68712E-2" table:style-name="ce1">
            <text:p>-0.036871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100099999999999" table:style-name="ce1">
            <text:p>15.1001</text:p>
          </table:table-cell>
          <table:table-cell office:value-type="float" office:value="0.58721599999999996" table:style-name="ce1">
            <text:p>0.587216</text:p>
          </table:table-cell>
          <table:table-cell office:value-type="float" office:value="-5.431700000000006E-2" table:formula="of:=[.G307]-[.$G$5]" table:style-name="ce1">
            <text:p>-0.054317</text:p>
          </table:table-cell>
          <table:table-cell office:value-type="float" office:value="0.58147199999999999" table:style-name="ce1">
            <text:p>0.581472</text:p>
          </table:table-cell>
          <table:table-cell office:value-type="float" office:value="-6.0061000000000031E-2" table:formula="of:=[.I307]-[.$I$5]" table:style-name="ce1">
            <text:p>-0.060061</text:p>
          </table:table-cell>
          <table:table-cell office:value-type="float" office:value="15.100099999999999" table:style-name="ce1">
            <text:p>15.1001</text:p>
          </table:table-cell>
          <table:table-cell office:value-type="float" office:value="-0.236017" table:style-name="ce1">
            <text:p>-0.236017</text:p>
          </table:table-cell>
          <table:table-cell office:value-type="float" office:value="-3.9398599999999999E-2" table:style-name="ce1">
            <text:p>-0.0393986</text:p>
          </table:table-cell>
          <table:table-cell office:value-type="float" office:value="-0.24146300000000001" table:style-name="ce1">
            <text:p>-0.241463</text:p>
          </table:table-cell>
          <table:table-cell office:value-type="float" office:value="-1.9701400000000001E-2" table:style-name="ce1">
            <text:p>-0.019701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15" table:style-name="ce1">
            <text:p>15.15</text:p>
          </table:table-cell>
          <table:table-cell office:value-type="float" office:value="0.58579000000000003" table:style-name="ce1">
            <text:p>0.58579</text:p>
          </table:table-cell>
          <table:table-cell office:value-type="float" office:value="-5.5742999999999987E-2" table:formula="of:=[.G308]-[.$G$5]" table:style-name="ce1">
            <text:p>-0.055743</text:p>
          </table:table-cell>
          <table:table-cell office:value-type="float" office:value="0.58053699999999997" table:style-name="ce1">
            <text:p>0.580537</text:p>
          </table:table-cell>
          <table:table-cell office:value-type="float" office:value="-6.099600000000005E-2" table:formula="of:=[.I308]-[.$I$5]" table:style-name="ce1">
            <text:p>-0.060996</text:p>
          </table:table-cell>
          <table:table-cell office:value-type="float" office:value="15.15" table:style-name="ce1">
            <text:p>15.15</text:p>
          </table:table-cell>
          <table:table-cell office:value-type="float" office:value="-0.246142" table:style-name="ce1">
            <text:p>-0.246142</text:p>
          </table:table-cell>
          <table:table-cell office:value-type="float" office:value="-2.2106500000000001E-2" table:style-name="ce1">
            <text:p>-0.0221065</text:p>
          </table:table-cell>
          <table:table-cell office:value-type="float" office:value="-0.25670799999999999" table:style-name="ce1">
            <text:p>-0.256708</text:p>
          </table:table-cell>
          <table:table-cell office:value-type="float" office:value="-1.77787E-3" table:style-name="ce1">
            <text:p>-0.0017778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200100000000001" table:style-name="ce1">
            <text:p>15.2001</text:p>
          </table:table-cell>
          <table:table-cell office:value-type="float" office:value="0.58535999999999999" table:style-name="ce1">
            <text:p>0.58536</text:p>
          </table:table-cell>
          <table:table-cell office:value-type="float" office:value="-5.6173000000000028E-2" table:formula="of:=[.G309]-[.$G$5]" table:style-name="ce1">
            <text:p>-0.056173</text:p>
          </table:table-cell>
          <table:table-cell office:value-type="float" office:value="0.58065199999999995" table:style-name="ce1">
            <text:p>0.580652</text:p>
          </table:table-cell>
          <table:table-cell office:value-type="float" office:value="-6.0881000000000074E-2" table:formula="of:=[.I309]-[.$I$5]" table:style-name="ce1">
            <text:p>-0.060881</text:p>
          </table:table-cell>
          <table:table-cell office:value-type="float" office:value="15.200100000000001" table:style-name="ce1">
            <text:p>15.2001</text:p>
          </table:table-cell>
          <table:table-cell office:value-type="float" office:value="-0.25200600000000001" table:style-name="ce1">
            <text:p>-0.252006</text:p>
          </table:table-cell>
          <table:table-cell office:value-type="float" office:value="-3.3161599999999999E-3" table:style-name="ce1">
            <text:p>-0.00331616</text:p>
          </table:table-cell>
          <table:table-cell office:value-type="float" office:value="-0.26654499999999998" table:style-name="ce1">
            <text:p>-0.266545</text:p>
          </table:table-cell>
          <table:table-cell office:value-type="float" office:value="1.4729900000000001E-2" table:style-name="ce1">
            <text:p>0.014729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2501" table:style-name="ce1">
            <text:p>15.2501</text:p>
          </table:table-cell>
          <table:table-cell office:value-type="float" office:value="0.58589400000000003" table:style-name="ce1">
            <text:p>0.585894</text:p>
          </table:table-cell>
          <table:table-cell office:value-type="float" office:value="-5.5638999999999994E-2" table:formula="of:=[.G310]-[.$G$5]" table:style-name="ce1">
            <text:p>-0.055639</text:p>
          </table:table-cell>
          <table:table-cell office:value-type="float" office:value="0.58182100000000003" table:style-name="ce1">
            <text:p>0.581821</text:p>
          </table:table-cell>
          <table:table-cell office:value-type="float" office:value="-5.9711999999999987E-2" table:formula="of:=[.I310]-[.$I$5]" table:style-name="ce1">
            <text:p>-0.059712</text:p>
          </table:table-cell>
          <table:table-cell office:value-type="float" office:value="15.2501" table:style-name="ce1">
            <text:p>15.2501</text:p>
          </table:table-cell>
          <table:table-cell office:value-type="float" office:value="-0.25250699999999998" table:style-name="ce1">
            <text:p>-0.252507</text:p>
          </table:table-cell>
          <table:table-cell office:value-type="float" office:value="1.56419E-2" table:style-name="ce1">
            <text:p>0.0156419</text:p>
          </table:table-cell>
          <table:table-cell office:value-type="float" office:value="-0.27128999999999998" table:style-name="ce1">
            <text:p>-0.27129</text:p>
          </table:table-cell>
          <table:table-cell office:value-type="float" office:value="2.8747499999999999E-2" table:style-name="ce1">
            <text:p>0.028747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3001" table:style-name="ce1">
            <text:p>15.3001</text:p>
          </table:table-cell>
          <table:table-cell office:value-type="float" office:value="0.58736699999999997" table:style-name="ce1">
            <text:p>0.587367</text:p>
          </table:table-cell>
          <table:table-cell office:value-type="float" office:value="-5.4166000000000047E-2" table:formula="of:=[.G311]-[.$G$5]" table:style-name="ce1">
            <text:p>-0.054166</text:p>
          </table:table-cell>
          <table:table-cell office:value-type="float" office:value="0.58422200000000002" table:style-name="ce1">
            <text:p>0.584222</text:p>
          </table:table-cell>
          <table:table-cell office:value-type="float" office:value="-5.7311000000000001E-2" table:formula="of:=[.I311]-[.$I$5]" table:style-name="ce1">
            <text:p>-0.057311</text:p>
          </table:table-cell>
          <table:table-cell office:value-type="float" office:value="15.3001" table:style-name="ce1">
            <text:p>15.3001</text:p>
          </table:table-cell>
          <table:table-cell office:value-type="float" office:value="-0.24720900000000001" table:style-name="ce1">
            <text:p>-0.247209</text:p>
          </table:table-cell>
          <table:table-cell office:value-type="float" office:value="3.41401E-2" table:style-name="ce1">
            <text:p>0.0341401</text:p>
          </table:table-cell>
          <table:table-cell office:value-type="float" office:value="-0.27209800000000001" table:style-name="ce1">
            <text:p>-0.272098</text:p>
          </table:table-cell>
          <table:table-cell office:value-type="float" office:value="4.0776800000000002E-2" table:style-name="ce1">
            <text:p>0.04077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35" table:style-name="ce1">
            <text:p>15.35</text:p>
          </table:table-cell>
          <table:table-cell office:value-type="float" office:value="0.58977000000000002" table:style-name="ce1">
            <text:p>0.58977</text:p>
          </table:table-cell>
          <table:table-cell office:value-type="float" office:value="-5.1763000000000003E-2" table:formula="of:=[.G312]-[.$G$5]" table:style-name="ce1">
            <text:p>-0.051763</text:p>
          </table:table-cell>
          <table:table-cell office:value-type="float" office:value="0.58764099999999997" table:style-name="ce1">
            <text:p>0.587641</text:p>
          </table:table-cell>
          <table:table-cell office:value-type="float" office:value="-5.3892000000000051E-2" table:formula="of:=[.I312]-[.$I$5]" table:style-name="ce1">
            <text:p>-0.053892</text:p>
          </table:table-cell>
          <table:table-cell office:value-type="float" office:value="15.35" table:style-name="ce1">
            <text:p>15.35</text:p>
          </table:table-cell>
          <table:table-cell office:value-type="float" office:value="-0.23610800000000001" table:style-name="ce1">
            <text:p>-0.236108</text:p>
          </table:table-cell>
          <table:table-cell office:value-type="float" office:value="5.1034999999999997E-2" table:style-name="ce1">
            <text:p>0.051035</text:p>
          </table:table-cell>
          <table:table-cell office:value-type="float" office:value="-0.26846900000000001" table:style-name="ce1">
            <text:p>-0.268469</text:p>
          </table:table-cell>
          <table:table-cell office:value-type="float" office:value="5.1324799999999997E-2" table:style-name="ce1">
            <text:p>0.051324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4" table:style-name="ce1">
            <text:p>15.4</text:p>
          </table:table-cell>
          <table:table-cell office:value-type="float" office:value="0.59306800000000004" table:style-name="ce1">
            <text:p>0.593068</text:p>
          </table:table-cell>
          <table:table-cell office:value-type="float" office:value="-4.846499999999998E-2" table:formula="of:=[.G313]-[.$G$5]" table:style-name="ce1">
            <text:p>-0.048465</text:p>
          </table:table-cell>
          <table:table-cell office:value-type="float" office:value="0.59199800000000002" table:style-name="ce1">
            <text:p>0.591998</text:p>
          </table:table-cell>
          <table:table-cell office:value-type="float" office:value="-4.9534999999999996E-2" table:formula="of:=[.I313]-[.$I$5]" table:style-name="ce1">
            <text:p>-0.049535</text:p>
          </table:table-cell>
          <table:table-cell office:value-type="float" office:value="15.4" table:style-name="ce1">
            <text:p>15.4</text:p>
          </table:table-cell>
          <table:table-cell office:value-type="float" office:value="-0.220328" table:style-name="ce1">
            <text:p>-0.220328</text:p>
          </table:table-cell>
          <table:table-cell office:value-type="float" office:value="6.5490499999999993E-2" table:style-name="ce1">
            <text:p>0.0654905</text:p>
          </table:table-cell>
          <table:table-cell office:value-type="float" office:value="-0.26065899999999997" table:style-name="ce1">
            <text:p>-0.260659</text:p>
          </table:table-cell>
          <table:table-cell office:value-type="float" office:value="6.1742999999999999E-2" table:style-name="ce1">
            <text:p>0.06174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450100000000001" table:style-name="ce1">
            <text:p>15.4501</text:p>
          </table:table-cell>
          <table:table-cell office:value-type="float" office:value="0.59730799999999995" table:style-name="ce1">
            <text:p>0.597308</text:p>
          </table:table-cell>
          <table:table-cell office:value-type="float" office:value="-4.422500000000007E-2" table:formula="of:=[.G314]-[.$G$5]" table:style-name="ce1">
            <text:p>-0.044225</text:p>
          </table:table-cell>
          <table:table-cell office:value-type="float" office:value="0.59717699999999996" table:style-name="ce1">
            <text:p>0.597177</text:p>
          </table:table-cell>
          <table:table-cell office:value-type="float" office:value="-4.4356000000000062E-2" table:formula="of:=[.I314]-[.$I$5]" table:style-name="ce1">
            <text:p>-0.044356</text:p>
          </table:table-cell>
          <table:table-cell office:value-type="float" office:value="15.450100000000001" table:style-name="ce1">
            <text:p>15.4501</text:p>
          </table:table-cell>
          <table:table-cell office:value-type="float" office:value="-0.20123099999999999" table:style-name="ce1">
            <text:p>-0.201231</text:p>
          </table:table-cell>
          <table:table-cell office:value-type="float" office:value="7.6974100000000004E-2" table:style-name="ce1">
            <text:p>0.0769741</text:p>
          </table:table-cell>
          <table:table-cell office:value-type="float" office:value="-0.248448" table:style-name="ce1">
            <text:p>-0.248448</text:p>
          </table:table-cell>
          <table:table-cell office:value-type="float" office:value="7.2240399999999996E-2" table:style-name="ce1">
            <text:p>0.072240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5001" table:style-name="ce1">
            <text:p>15.5001</text:p>
          </table:table-cell>
          <table:table-cell office:value-type="float" office:value="0.60248299999999999" table:style-name="ce1">
            <text:p>0.602483</text:p>
          </table:table-cell>
          <table:table-cell office:value-type="float" office:value="-3.9050000000000029E-2" table:formula="of:=[.G315]-[.$G$5]" table:style-name="ce1">
            <text:p>-0.03905</text:p>
          </table:table-cell>
          <table:table-cell office:value-type="float" office:value="0.60318700000000003" table:style-name="ce1">
            <text:p>0.603187</text:p>
          </table:table-cell>
          <table:table-cell office:value-type="float" office:value="-3.8345999999999991E-2" table:formula="of:=[.I315]-[.$I$5]" table:style-name="ce1">
            <text:p>-0.038346</text:p>
          </table:table-cell>
          <table:table-cell office:value-type="float" office:value="15.5001" table:style-name="ce1">
            <text:p>15.5001</text:p>
          </table:table-cell>
          <table:table-cell office:value-type="float" office:value="-0.179092" table:style-name="ce1">
            <text:p>-0.179092</text:p>
          </table:table-cell>
          <table:table-cell office:value-type="float" office:value="8.6109400000000003E-2" table:style-name="ce1">
            <text:p>0.0861094</text:p>
          </table:table-cell>
          <table:table-cell office:value-type="float" office:value="-0.231433" table:style-name="ce1">
            <text:p>-0.231433</text:p>
          </table:table-cell>
          <table:table-cell office:value-type="float" office:value="8.3274200000000007E-2" table:style-name="ce1">
            <text:p>0.083274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55" table:style-name="ce1">
            <text:p>15.55</text:p>
          </table:table-cell>
          <table:table-cell office:value-type="float" office:value="0.60866799999999999" table:style-name="ce1">
            <text:p>0.608668</text:p>
          </table:table-cell>
          <table:table-cell office:value-type="float" office:value="-3.2865000000000033E-2" table:formula="of:=[.G316]-[.$G$5]" table:style-name="ce1">
            <text:p>-0.032865</text:p>
          </table:table-cell>
          <table:table-cell office:value-type="float" office:value="0.61012" table:style-name="ce1">
            <text:p>0.61012</text:p>
          </table:table-cell>
          <table:table-cell office:value-type="float" office:value="-3.1413000000000024E-2" table:formula="of:=[.I316]-[.$I$5]" table:style-name="ce1">
            <text:p>-0.031413</text:p>
          </table:table-cell>
          <table:table-cell office:value-type="float" office:value="15.55" table:style-name="ce1">
            <text:p>15.55</text:p>
          </table:table-cell>
          <table:table-cell office:value-type="float" office:value="-0.153637" table:style-name="ce1">
            <text:p>-0.153637</text:p>
          </table:table-cell>
          <table:table-cell office:value-type="float" office:value="9.4125100000000003E-2" table:style-name="ce1">
            <text:p>0.0941251</text:p>
          </table:table-cell>
          <table:table-cell office:value-type="float" office:value="-0.20944099999999999" table:style-name="ce1">
            <text:p>-0.209441</text:p>
          </table:table-cell>
          <table:table-cell office:value-type="float" office:value="9.4362199999999993E-2" table:style-name="ce1">
            <text:p>0.094362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6" table:style-name="ce1">
            <text:p>15.6</text:p>
          </table:table-cell>
          <table:table-cell office:value-type="float" office:value="0.61580599999999996" table:style-name="ce1">
            <text:p>0.615806</text:p>
          </table:table-cell>
          <table:table-cell office:value-type="float" office:value="-2.5727000000000055E-2" table:formula="of:=[.G317]-[.$G$5]" table:style-name="ce1">
            <text:p>-0.025727</text:p>
          </table:table-cell>
          <table:table-cell office:value-type="float" office:value="0.61802100000000004" table:style-name="ce1">
            <text:p>0.618021</text:p>
          </table:table-cell>
          <table:table-cell office:value-type="float" office:value="-2.3511999999999977E-2" table:formula="of:=[.I317]-[.$I$5]" table:style-name="ce1">
            <text:p>-0.023512</text:p>
          </table:table-cell>
          <table:table-cell office:value-type="float" office:value="15.6" table:style-name="ce1">
            <text:p>15.6</text:p>
          </table:table-cell>
          <table:table-cell office:value-type="float" office:value="-0.124218" table:style-name="ce1">
            <text:p>-0.124218</text:p>
          </table:table-cell>
          <table:table-cell office:value-type="float" office:value="0.10148" table:style-name="ce1">
            <text:p>0.10148</text:p>
          </table:table-cell>
          <table:table-cell office:value-type="float" office:value="-0.182398" table:style-name="ce1">
            <text:p>-0.182398</text:p>
          </table:table-cell>
          <table:table-cell office:value-type="float" office:value="0.104598" table:style-name="ce1">
            <text:p>0.10459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6501" table:style-name="ce1">
            <text:p>15.6501</text:p>
          </table:table-cell>
          <table:table-cell office:value-type="float" office:value="0.62376399999999999" table:style-name="ce1">
            <text:p>0.623764</text:p>
          </table:table-cell>
          <table:table-cell office:value-type="float" office:value="-1.7769000000000035E-2" table:formula="of:=[.G318]-[.$G$5]" table:style-name="ce1">
            <text:p>-0.017769</text:p>
          </table:table-cell>
          <table:table-cell office:value-type="float" office:value="0.62682700000000002" table:style-name="ce1">
            <text:p>0.626827</text:p>
          </table:table-cell>
          <table:table-cell office:value-type="float" office:value="-1.4705999999999997E-2" table:formula="of:=[.I318]-[.$I$5]" table:style-name="ce1">
            <text:p>-0.014706</text:p>
          </table:table-cell>
          <table:table-cell office:value-type="float" office:value="15.6501" table:style-name="ce1">
            <text:p>15.6501</text:p>
          </table:table-cell>
          <table:table-cell office:value-type="float" office:value="-9.0850200000000006E-2" table:style-name="ce1">
            <text:p>-0.0908502</text:p>
          </table:table-cell>
          <table:table-cell office:value-type="float" office:value="0.107765" table:style-name="ce1">
            <text:p>0.107765</text:p>
          </table:table-cell>
          <table:table-cell office:value-type="float" office:value="-0.15128" table:style-name="ce1">
            <text:p>-0.15128</text:p>
          </table:table-cell>
          <table:table-cell office:value-type="float" office:value="0.113273" table:style-name="ce1">
            <text:p>0.11327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700100000000001" table:style-name="ce1">
            <text:p>15.7001</text:p>
          </table:table-cell>
          <table:table-cell office:value-type="float" office:value="0.63250099999999998" table:style-name="ce1">
            <text:p>0.632501</text:p>
          </table:table-cell>
          <table:table-cell office:value-type="float" office:value="-9.03200000000004E-3" table:formula="of:=[.G319]-[.$G$5]" table:style-name="ce1">
            <text:p>-0.009032</text:p>
          </table:table-cell>
          <table:table-cell office:value-type="float" office:value="0.63647200000000004" table:style-name="ce1">
            <text:p>0.636472</text:p>
          </table:table-cell>
          <table:table-cell office:value-type="float" office:value="-5.0609999999999822E-3" table:formula="of:=[.I319]-[.$I$5]" table:style-name="ce1">
            <text:p>-0.005061</text:p>
          </table:table-cell>
          <table:table-cell office:value-type="float" office:value="15.700100000000001" table:style-name="ce1">
            <text:p>15.7001</text:p>
          </table:table-cell>
          <table:table-cell office:value-type="float" office:value="-5.4070600000000003E-2" table:style-name="ce1">
            <text:p>-0.0540706</text:p>
          </table:table-cell>
          <table:table-cell office:value-type="float" office:value="0.112473" table:style-name="ce1">
            <text:p>0.112473</text:p>
          </table:table-cell>
          <table:table-cell office:value-type="float" office:value="-0.11650199999999999" table:style-name="ce1">
            <text:p>-0.116502</text:p>
          </table:table-cell>
          <table:table-cell office:value-type="float" office:value="0.119252" table:style-name="ce1">
            <text:p>0.11925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75" table:style-name="ce1">
            <text:p>15.75</text:p>
          </table:table-cell>
          <table:table-cell office:value-type="float" office:value="0.64198" table:style-name="ce1">
            <text:p>0.64198</text:p>
          </table:table-cell>
          <table:table-cell office:value-type="float" office:value="4.4699999999997519E-4" table:formula="of:=[.G320]-[.$G$5]" table:style-name="ce1">
            <text:p>0.000447</text:p>
          </table:table-cell>
          <table:table-cell office:value-type="float" office:value="0.64672399999999997" table:style-name="ce1">
            <text:p>0.646724</text:p>
          </table:table-cell>
          <table:table-cell office:value-type="float" office:value="5.1909999999999457E-3" table:formula="of:=[.I320]-[.$I$5]" table:style-name="ce1">
            <text:p>0.005191</text:p>
          </table:table-cell>
          <table:table-cell office:value-type="float" office:value="15.75" table:style-name="ce1">
            <text:p>15.75</text:p>
          </table:table-cell>
          <table:table-cell office:value-type="float" office:value="-1.4379100000000001E-2" table:style-name="ce1">
            <text:p>-0.0143791</text:p>
          </table:table-cell>
          <table:table-cell office:value-type="float" office:value="0.114755" table:style-name="ce1">
            <text:p>0.114755</text:p>
          </table:table-cell>
          <table:table-cell office:value-type="float" office:value="-7.87384E-2" table:style-name="ce1">
            <text:p>-0.0787384</text:p>
          </table:table-cell>
          <table:table-cell office:value-type="float" office:value="0.121854" table:style-name="ce1">
            <text:p>0.12185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8001" table:style-name="ce1">
            <text:p>15.8001</text:p>
          </table:table-cell>
          <table:table-cell office:value-type="float" office:value="0.65202800000000005" table:style-name="ce1">
            <text:p>0.652028</text:p>
          </table:table-cell>
          <table:table-cell office:value-type="float" office:value="1.0495000000000032E-2" table:formula="of:=[.G321]-[.$G$5]" table:style-name="ce1">
            <text:p>0.010495</text:p>
          </table:table-cell>
          <table:table-cell office:value-type="float" office:value="0.65740399999999999" table:style-name="ce1">
            <text:p>0.657404</text:p>
          </table:table-cell>
          <table:table-cell office:value-type="float" office:value="1.5870999999999968E-2" table:formula="of:=[.I321]-[.$I$5]" table:style-name="ce1">
            <text:p>0.015871</text:p>
          </table:table-cell>
          <table:table-cell office:value-type="float" office:value="15.8001" table:style-name="ce1">
            <text:p>15.8001</text:p>
          </table:table-cell>
          <table:table-cell office:value-type="float" office:value="2.6890799999999999E-2" table:style-name="ce1">
            <text:p>0.0268908</text:p>
          </table:table-cell>
          <table:table-cell office:value-type="float" office:value="0.114202" table:style-name="ce1">
            <text:p>0.114202</text:p>
          </table:table-cell>
          <table:table-cell office:value-type="float" office:value="-3.8222100000000002E-2" table:style-name="ce1">
            <text:p>-0.0382221</text:p>
          </table:table-cell>
          <table:table-cell office:value-type="float" office:value="0.120737" table:style-name="ce1">
            <text:p>0.12073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85" table:style-name="ce1">
            <text:p>15.85</text:p>
          </table:table-cell>
          <table:table-cell office:value-type="float" office:value="0.66247500000000004" table:style-name="ce1">
            <text:p>0.662475</text:p>
          </table:table-cell>
          <table:table-cell office:value-type="float" office:value="2.0942000000000016E-2" table:formula="of:=[.G322]-[.$G$5]" table:style-name="ce1">
            <text:p>0.020942</text:p>
          </table:table-cell>
          <table:table-cell office:value-type="float" office:value="0.66822499999999996" table:style-name="ce1">
            <text:p>0.668225</text:p>
          </table:table-cell>
          <table:table-cell office:value-type="float" office:value="2.6691999999999938E-2" table:formula="of:=[.I322]-[.$I$5]" table:style-name="ce1">
            <text:p>0.026692</text:p>
          </table:table-cell>
          <table:table-cell office:value-type="float" office:value="15.85" table:style-name="ce1">
            <text:p>15.85</text:p>
          </table:table-cell>
          <table:table-cell office:value-type="float" office:value="6.8651799999999999E-2" table:style-name="ce1">
            <text:p>0.0686518</text:p>
          </table:table-cell>
          <table:table-cell office:value-type="float" office:value="0.110335" table:style-name="ce1">
            <text:p>0.110335</text:p>
          </table:table-cell>
          <table:table-cell office:value-type="float" office:value="4.2991000000000001E-3" table:style-name="ce1">
            <text:p>0.0042991</text:p>
          </table:table-cell>
          <table:table-cell office:value-type="float" office:value="0.116448" table:style-name="ce1">
            <text:p>0.116448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9001" table:style-name="ce1">
            <text:p>15.9001</text:p>
          </table:table-cell>
          <table:table-cell office:value-type="float" office:value="0.67306900000000003" table:style-name="ce1">
            <text:p>0.673069</text:p>
          </table:table-cell>
          <table:table-cell office:value-type="float" office:value="3.1536000000000008E-2" table:formula="of:=[.G323]-[.$G$5]" table:style-name="ce1">
            <text:p>0.031536</text:p>
          </table:table-cell>
          <table:table-cell office:value-type="float" office:value="0.67889600000000005" table:style-name="ce1">
            <text:p>0.678896</text:p>
          </table:table-cell>
          <table:table-cell office:value-type="float" office:value="3.7363000000000035E-2" table:formula="of:=[.I323]-[.$I$5]" table:style-name="ce1">
            <text:p>0.037363</text:p>
          </table:table-cell>
          <table:table-cell office:value-type="float" office:value="15.9001" table:style-name="ce1">
            <text:p>15.9001</text:p>
          </table:table-cell>
          <table:table-cell office:value-type="float" office:value="0.109921" table:style-name="ce1">
            <text:p>0.109921</text:p>
          </table:table-cell>
          <table:table-cell office:value-type="float" office:value="0.10290299999999999" table:style-name="ce1">
            <text:p>0.102903</text:p>
          </table:table-cell>
          <table:table-cell office:value-type="float" office:value="4.7661000000000002E-2" table:style-name="ce1">
            <text:p>0.047661</text:p>
          </table:table-cell>
          <table:table-cell office:value-type="float" office:value="0.108704" table:style-name="ce1">
            <text:p>0.108704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5.95" table:style-name="ce1">
            <text:p>15.95</text:p>
          </table:table-cell>
          <table:table-cell office:value-type="float" office:value="0.68327199999999999" table:style-name="ce1">
            <text:p>0.683272</text:p>
          </table:table-cell>
          <table:table-cell office:value-type="float" office:value="4.1738999999999971E-2" table:formula="of:=[.G324]-[.$G$5]" table:style-name="ce1">
            <text:p>0.041739</text:p>
          </table:table-cell>
          <table:table-cell office:value-type="float" office:value="0.68898199999999998" table:style-name="ce1">
            <text:p>0.688982</text:p>
          </table:table-cell>
          <table:table-cell office:value-type="float" office:value="4.7448999999999963E-2" table:formula="of:=[.I324]-[.$I$5]" table:style-name="ce1">
            <text:p>0.047449</text:p>
          </table:table-cell>
          <table:table-cell office:value-type="float" office:value="15.95" table:style-name="ce1">
            <text:p>15.95</text:p>
          </table:table-cell>
          <table:table-cell office:value-type="float" office:value="0.14931700000000001" table:style-name="ce1">
            <text:p>0.149317</text:p>
          </table:table-cell>
          <table:table-cell office:value-type="float" office:value="9.1817099999999999E-2" table:style-name="ce1">
            <text:p>0.0918171</text:p>
          </table:table-cell>
          <table:table-cell office:value-type="float" office:value="8.9804400000000006E-2" table:style-name="ce1">
            <text:p>0.0898044</text:p>
          </table:table-cell>
          <table:table-cell office:value-type="float" office:value="9.7463599999999997E-2" table:style-name="ce1">
            <text:p>0.0974636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" table:style-name="ce1">
            <text:p>16</text:p>
          </table:table-cell>
          <table:table-cell office:value-type="float" office:value="0.69258699999999995" table:style-name="ce1">
            <text:p>0.692587</text:p>
          </table:table-cell>
          <table:table-cell office:value-type="float" office:value="5.1053999999999933E-2" table:formula="of:=[.G325]-[.$G$5]" table:style-name="ce1">
            <text:p>0.051054</text:p>
          </table:table-cell>
          <table:table-cell office:value-type="float" office:value="0.69817200000000001" table:style-name="ce1">
            <text:p>0.698172</text:p>
          </table:table-cell>
          <table:table-cell office:value-type="float" office:value="5.6638999999999995E-2" table:formula="of:=[.I325]-[.$I$5]" table:style-name="ce1">
            <text:p>0.056639</text:p>
          </table:table-cell>
          <table:table-cell office:value-type="float" office:value="16" table:style-name="ce1">
            <text:p>16</text:p>
          </table:table-cell>
          <table:table-cell office:value-type="float" office:value="0.18560599999999999" table:style-name="ce1">
            <text:p>0.185606</text:p>
          </table:table-cell>
          <table:table-cell office:value-type="float" office:value="7.6622499999999996E-2" table:style-name="ce1">
            <text:p>0.0766225</text:p>
          </table:table-cell>
          <table:table-cell office:value-type="float" office:value="0.128937" table:style-name="ce1">
            <text:p>0.128937</text:p>
          </table:table-cell>
          <table:table-cell office:value-type="float" office:value="8.2892199999999999E-2" table:style-name="ce1">
            <text:p>0.0828922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0501" table:style-name="ce1">
            <text:p>16.0501</text:p>
          </table:table-cell>
          <table:table-cell office:value-type="float" office:value="0.70067599999999997" table:style-name="ce1">
            <text:p>0.700676</text:p>
          </table:table-cell>
          <table:table-cell office:value-type="float" office:value="5.9142999999999946E-2" table:formula="of:=[.G326]-[.$G$5]" table:style-name="ce1">
            <text:p>0.059143</text:p>
          </table:table-cell>
          <table:table-cell office:value-type="float" office:value="0.70619799999999999" table:style-name="ce1">
            <text:p>0.706198</text:p>
          </table:table-cell>
          <table:table-cell office:value-type="float" office:value="6.4664999999999973E-2" table:formula="of:=[.I326]-[.$I$5]" table:style-name="ce1">
            <text:p>0.064665</text:p>
          </table:table-cell>
          <table:table-cell office:value-type="float" office:value="16.0501" table:style-name="ce1">
            <text:p>16.0501</text:p>
          </table:table-cell>
          <table:table-cell office:value-type="float" office:value="0.21718999999999999" table:style-name="ce1">
            <text:p>0.21719</text:p>
          </table:table-cell>
          <table:table-cell office:value-type="float" office:value="5.7063500000000003E-2" table:style-name="ce1">
            <text:p>0.0570635</text:p>
          </table:table-cell>
          <table:table-cell office:value-type="float" office:value="0.16364400000000001" table:style-name="ce1">
            <text:p>0.163644</text:p>
          </table:table-cell>
          <table:table-cell office:value-type="float" office:value="6.5339800000000003E-2" table:style-name="ce1">
            <text:p>0.0653398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100000000000001" table:style-name="ce1">
            <text:p>16.1</text:p>
          </table:table-cell>
          <table:table-cell office:value-type="float" office:value="0.70703199999999999" table:style-name="ce1">
            <text:p>0.707032</text:p>
          </table:table-cell>
          <table:table-cell office:value-type="float" office:value="6.5498999999999974E-2" table:formula="of:=[.G327]-[.$G$5]" table:style-name="ce1">
            <text:p>0.065499</text:p>
          </table:table-cell>
          <table:table-cell office:value-type="float" office:value="0.71276899999999999" table:style-name="ce1">
            <text:p>0.712769</text:p>
          </table:table-cell>
          <table:table-cell office:value-type="float" office:value="7.1235999999999966E-2" table:formula="of:=[.I327]-[.$I$5]" table:style-name="ce1">
            <text:p>0.07123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.24186199999999999" table:style-name="ce1">
            <text:p>0.241862</text:p>
          </table:table-cell>
          <table:table-cell office:value-type="float" office:value="3.4138599999999998E-2" table:style-name="ce1">
            <text:p>0.0341386</text:p>
          </table:table-cell>
          <table:table-cell office:value-type="float" office:value="0.19287899999999999" table:style-name="ce1">
            <text:p>0.192879</text:p>
          </table:table-cell>
          <table:table-cell office:value-type="float" office:value="4.4204100000000003E-2" table:style-name="ce1">
            <text:p>0.0442041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150099999999998" table:style-name="ce1">
            <text:p>16.1501</text:p>
          </table:table-cell>
          <table:table-cell office:value-type="float" office:value="0.71117900000000001" table:style-name="ce1">
            <text:p>0.711179</text:p>
          </table:table-cell>
          <table:table-cell office:value-type="float" office:value="6.9645999999999986E-2" table:formula="of:=[.G328]-[.$G$5]" table:style-name="ce1">
            <text:p>0.069646</text:p>
          </table:table-cell>
          <table:table-cell office:value-type="float" office:value="0.717441" table:style-name="ce1">
            <text:p>0.717441</text:p>
          </table:table-cell>
          <table:table-cell office:value-type="float" office:value="7.5907999999999975E-2" table:formula="of:=[.I328]-[.$I$5]" table:style-name="ce1">
            <text:p>0.075908</text:p>
          </table:table-cell>
          <table:table-cell office:value-type="float" office:value="16.150099999999998" table:style-name="ce1">
            <text:p>16.1501</text:p>
          </table:table-cell>
          <table:table-cell office:value-type="float" office:value="0.25779000000000002" table:style-name="ce1">
            <text:p>0.25779</text:p>
          </table:table-cell>
          <table:table-cell office:value-type="float" office:value="9.8955099999999997E-3" table:style-name="ce1">
            <text:p>0.00989551</text:p>
          </table:table-cell>
          <table:table-cell office:value-type="float" office:value="0.215862" table:style-name="ce1">
            <text:p>0.215862</text:p>
          </table:table-cell>
          <table:table-cell office:value-type="float" office:value="1.8261300000000001E-2" table:style-name="ce1">
            <text:p>0.0182613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200099999999999" table:style-name="ce1">
            <text:p>16.2001</text:p>
          </table:table-cell>
          <table:table-cell office:value-type="float" office:value="0.71264000000000005" table:style-name="ce1">
            <text:p>0.71264</text:p>
          </table:table-cell>
          <table:table-cell office:value-type="float" office:value="7.1107000000000031E-2" table:formula="of:=[.G329]-[.$G$5]" table:style-name="ce1">
            <text:p>0.071107</text:p>
          </table:table-cell>
          <table:table-cell office:value-type="float" office:value="0.71953299999999998" table:style-name="ce1">
            <text:p>0.719533</text:p>
          </table:table-cell>
          <table:table-cell office:value-type="float" office:value="7.7999999999999958E-2" table:formula="of:=[.I329]-[.$I$5]" table:style-name="ce1">
            <text:p>0.078</text:p>
          </table:table-cell>
          <table:table-cell office:value-type="float" office:value="16.200099999999999" table:style-name="ce1">
            <text:p>16.2001</text:p>
          </table:table-cell>
          <table:table-cell office:value-type="float" office:value="0.26423000000000002" table:style-name="ce1">
            <text:p>0.26423</text:p>
          </table:table-cell>
          <table:table-cell office:value-type="float" office:value="-1.24715E-2" table:style-name="ce1">
            <text:p>-0.0124715</text:p>
          </table:table-cell>
          <table:table-cell office:value-type="float" office:value="0.23221900000000001" table:style-name="ce1">
            <text:p>0.232219</text:p>
          </table:table-cell>
          <table:table-cell office:value-type="float" office:value="-1.01954E-2" table:style-name="ce1">
            <text:p>-0.0101954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25" table:style-name="ce1">
            <text:p>16.25</text:p>
          </table:table-cell>
          <table:table-cell office:value-type="float" office:value="0.71131699999999998" table:style-name="ce1">
            <text:p>0.711317</text:p>
          </table:table-cell>
          <table:table-cell office:value-type="float" office:value="6.9783999999999957E-2" table:formula="of:=[.G330]-[.$G$5]" table:style-name="ce1">
            <text:p>0.069784</text:p>
          </table:table-cell>
          <table:table-cell office:value-type="float" office:value="0.71853100000000003" table:style-name="ce1">
            <text:p>0.718531</text:p>
          </table:table-cell>
          <table:table-cell office:value-type="float" office:value="7.6998000000000011E-2" table:formula="of:=[.I330]-[.$I$5]" table:style-name="ce1">
            <text:p>0.076998</text:p>
          </table:table-cell>
          <table:table-cell office:value-type="float" office:value="16.25" table:style-name="ce1">
            <text:p>16.25</text:p>
          </table:table-cell>
          <table:table-cell office:value-type="float" office:value="0.261907" table:style-name="ce1">
            <text:p>0.261907</text:p>
          </table:table-cell>
          <table:table-cell office:value-type="float" office:value="-3.2037599999999999E-2" table:style-name="ce1">
            <text:p>-0.0320376</text:p>
          </table:table-cell>
          <table:table-cell office:value-type="float" office:value="0.24213899999999999" table:style-name="ce1">
            <text:p>0.242139</text:p>
          </table:table-cell>
          <table:table-cell office:value-type="float" office:value="-3.81272E-2" table:style-name="ce1">
            <text:p>-0.0381272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3001" table:style-name="ce1">
            <text:p>16.3001</text:p>
          </table:table-cell>
          <table:table-cell office:value-type="float" office:value="0.70760400000000001" table:style-name="ce1">
            <text:p>0.707604</text:p>
          </table:table-cell>
          <table:table-cell office:value-type="float" office:value="6.6070999999999991E-2" table:formula="of:=[.G331]-[.$G$5]" table:style-name="ce1">
            <text:p>0.066071</text:p>
          </table:table-cell>
          <table:table-cell office:value-type="float" office:value="0.714364" table:style-name="ce1">
            <text:p>0.714364</text:p>
          </table:table-cell>
          <table:table-cell office:value-type="float" office:value="7.2830999999999979E-2" table:formula="of:=[.I331]-[.$I$5]" table:style-name="ce1">
            <text:p>0.072831</text:p>
          </table:table-cell>
          <table:table-cell office:value-type="float" office:value="16.3001" table:style-name="ce1">
            <text:p>16.3001</text:p>
          </table:table-cell>
          <table:table-cell office:value-type="float" office:value="0.25143799999999999" table:style-name="ce1">
            <text:p>0.251438</text:p>
          </table:table-cell>
          <table:table-cell office:value-type="float" office:value="-5.0500700000000003E-2" table:style-name="ce1">
            <text:p>-0.0505007</text:p>
          </table:table-cell>
          <table:table-cell office:value-type="float" office:value="0.244698" table:style-name="ce1">
            <text:p>0.244698</text:p>
          </table:table-cell>
          <table:table-cell office:value-type="float" office:value="-6.6422099999999998E-2" table:style-name="ce1">
            <text:p>-0.0664221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350100000000001" table:style-name="ce1">
            <text:p>16.3501</text:p>
          </table:table-cell>
          <table:table-cell office:value-type="float" office:value="0.70185900000000001" table:style-name="ce1">
            <text:p>0.701859</text:p>
          </table:table-cell>
          <table:table-cell office:value-type="float" office:value="6.0325999999999991E-2" table:formula="of:=[.G332]-[.$G$5]" table:style-name="ce1">
            <text:p>0.060326</text:p>
          </table:table-cell>
          <table:table-cell office:value-type="float" office:value="0.70731699999999997" table:style-name="ce1">
            <text:p>0.707317</text:p>
          </table:table-cell>
          <table:table-cell office:value-type="float" office:value="6.5783999999999954E-2" table:formula="of:=[.I332]-[.$I$5]" table:style-name="ce1">
            <text:p>0.065784</text:p>
          </table:table-cell>
          <table:table-cell office:value-type="float" office:value="16.350100000000001" table:style-name="ce1">
            <text:p>16.3501</text:p>
          </table:table-cell>
          <table:table-cell office:value-type="float" office:value="0.23342299999999999" table:style-name="ce1">
            <text:p>0.233423</text:p>
          </table:table-cell>
          <table:table-cell office:value-type="float" office:value="-6.8555400000000002E-2" table:style-name="ce1">
            <text:p>-0.0685554</text:p>
          </table:table-cell>
          <table:table-cell office:value-type="float" office:value="0.23924300000000001" table:style-name="ce1">
            <text:p>0.239243</text:p>
          </table:table-cell>
          <table:table-cell office:value-type="float" office:value="-9.1172699999999995E-2" table:style-name="ce1">
            <text:p>-0.0911727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400099999999998" table:style-name="ce1">
            <text:p>16.4001</text:p>
          </table:table-cell>
          <table:table-cell office:value-type="float" office:value="0.69433800000000001" table:style-name="ce1">
            <text:p>0.694338</text:p>
          </table:table-cell>
          <table:table-cell office:value-type="float" office:value="5.2804999999999991E-2" table:formula="of:=[.G333]-[.$G$5]" table:style-name="ce1">
            <text:p>0.052805</text:p>
          </table:table-cell>
          <table:table-cell office:value-type="float" office:value="0.69798099999999996" table:style-name="ce1">
            <text:p>0.697981</text:p>
          </table:table-cell>
          <table:table-cell office:value-type="float" office:value="5.6447999999999943E-2" table:formula="of:=[.I333]-[.$I$5]" table:style-name="ce1">
            <text:p>0.056448</text:p>
          </table:table-cell>
          <table:table-cell office:value-type="float" office:value="16.400099999999998" table:style-name="ce1">
            <text:p>16.4001</text:p>
          </table:table-cell>
          <table:table-cell office:value-type="float" office:value="0.208617" table:style-name="ce1">
            <text:p>0.208617</text:p>
          </table:table-cell>
          <table:table-cell office:value-type="float" office:value="-8.4992399999999996E-2" table:style-name="ce1">
            <text:p>-0.0849924</text:p>
          </table:table-cell>
          <table:table-cell office:value-type="float" office:value="0.22601299999999999" table:style-name="ce1">
            <text:p>0.226013</text:p>
          </table:table-cell>
          <table:table-cell office:value-type="float" office:value="-0.11142100000000001" table:style-name="ce1">
            <text:p>-0.111421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450099999999999" table:style-name="ce1">
            <text:p>16.4501</text:p>
          </table:table-cell>
          <table:table-cell office:value-type="float" office:value="0.68532199999999999" table:style-name="ce1">
            <text:p>0.685322</text:p>
          </table:table-cell>
          <table:table-cell office:value-type="float" office:value="4.3788999999999967E-2" table:formula="of:=[.G334]-[.$G$5]" table:style-name="ce1">
            <text:p>0.043789</text:p>
          </table:table-cell>
          <table:table-cell office:value-type="float" office:value="0.68691899999999995" table:style-name="ce1">
            <text:p>0.686919</text:p>
          </table:table-cell>
          <table:table-cell office:value-type="float" office:value="4.5385999999999926E-2" table:formula="of:=[.I334]-[.$I$5]" table:style-name="ce1">
            <text:p>0.045386</text:p>
          </table:table-cell>
          <table:table-cell office:value-type="float" office:value="16.450099999999999" table:style-name="ce1">
            <text:p>16.4501</text:p>
          </table:table-cell>
          <table:table-cell office:value-type="float" office:value="0.178206" table:style-name="ce1">
            <text:p>0.178206</text:p>
          </table:table-cell>
          <table:table-cell office:value-type="float" office:value="-9.7925799999999993E-2" table:style-name="ce1">
            <text:p>-0.0979258</text:p>
          </table:table-cell>
          <table:table-cell office:value-type="float" office:value="0.204822" table:style-name="ce1">
            <text:p>0.204822</text:p>
          </table:table-cell>
          <table:table-cell office:value-type="float" office:value="-0.12803600000000001" table:style-name="ce1">
            <text:p>-0.128036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5001" table:style-name="ce1">
            <text:p>16.5001</text:p>
          </table:table-cell>
          <table:table-cell office:value-type="float" office:value="0.67535500000000004" table:style-name="ce1">
            <text:p>0.675355</text:p>
          </table:table-cell>
          <table:table-cell office:value-type="float" office:value="3.3822000000000019E-2" table:formula="of:=[.G335]-[.$G$5]" table:style-name="ce1">
            <text:p>0.033822</text:p>
          </table:table-cell>
          <table:table-cell office:value-type="float" office:value="0.67477399999999998" table:style-name="ce1">
            <text:p>0.674774</text:p>
          </table:table-cell>
          <table:table-cell office:value-type="float" office:value="3.3240999999999965E-2" table:formula="of:=[.I335]-[.$I$5]" table:style-name="ce1">
            <text:p>0.033241</text:p>
          </table:table-cell>
          <table:table-cell office:value-type="float" office:value="16.5001" table:style-name="ce1">
            <text:p>16.5001</text:p>
          </table:table-cell>
          <table:table-cell office:value-type="float" office:value="0.14346999999999999" table:style-name="ce1">
            <text:p>0.14347</text:p>
          </table:table-cell>
          <table:table-cell office:value-type="float" office:value="-0.106656" table:style-name="ce1">
            <text:p>-0.106656</text:p>
          </table:table-cell>
          <table:table-cell office:value-type="float" office:value="0.17707899999999999" table:style-name="ce1">
            <text:p>0.177079</text:p>
          </table:table-cell>
          <table:table-cell office:value-type="float" office:value="-0.13949500000000001" table:style-name="ce1">
            <text:p>-0.139495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5501" table:style-name="ce1">
            <text:p>16.5501</text:p>
          </table:table-cell>
          <table:table-cell office:value-type="float" office:value="0.66500300000000001" table:style-name="ce1">
            <text:p>0.665003</text:p>
          </table:table-cell>
          <table:table-cell office:value-type="float" office:value="2.3469999999999991E-2" table:formula="of:=[.G336]-[.$G$5]" table:style-name="ce1">
            <text:p>0.02347</text:p>
          </table:table-cell>
          <table:table-cell office:value-type="float" office:value="0.66220400000000001" table:style-name="ce1">
            <text:p>0.662204</text:p>
          </table:table-cell>
          <table:table-cell office:value-type="float" office:value="2.0670999999999995E-2" table:formula="of:=[.I336]-[.$I$5]" table:style-name="ce1">
            <text:p>0.020671</text:p>
          </table:table-cell>
          <table:table-cell office:value-type="float" office:value="16.5501" table:style-name="ce1">
            <text:p>16.5501</text:p>
          </table:table-cell>
          <table:table-cell office:value-type="float" office:value="0.105215" table:style-name="ce1">
            <text:p>0.105215</text:p>
          </table:table-cell>
          <table:table-cell office:value-type="float" office:value="-0.111155" table:style-name="ce1">
            <text:p>-0.111155</text:p>
          </table:table-cell>
          <table:table-cell office:value-type="float" office:value="0.14382200000000001" table:style-name="ce1">
            <text:p>0.143822</text:p>
          </table:table-cell>
          <table:table-cell office:value-type="float" office:value="-0.147485" table:style-name="ce1">
            <text:p>-0.147485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600000000000001" table:style-name="ce1">
            <text:p>16.6</text:p>
          </table:table-cell>
          <table:table-cell office:value-type="float" office:value="0.65479299999999996" table:style-name="ce1">
            <text:p>0.654793</text:p>
          </table:table-cell>
          <table:table-cell office:value-type="float" office:value="1.3259999999999939E-2" table:formula="of:=[.G337]-[.$G$5]" table:style-name="ce1">
            <text:p>0.01326</text:p>
          </table:table-cell>
          <table:table-cell office:value-type="float" office:value="0.649729" table:style-name="ce1">
            <text:p>0.649729</text:p>
          </table:table-cell>
          <table:table-cell office:value-type="float" office:value="8.1959999999999811E-3" table:formula="of:=[.I337]-[.$I$5]" table:style-name="ce1">
            <text:p>0.00819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6.4771499999999996E-2" table:style-name="ce1">
            <text:p>0.0647715</text:p>
          </table:table-cell>
          <table:table-cell office:value-type="float" office:value="-0.11167100000000001" table:style-name="ce1">
            <text:p>-0.111671</text:p>
          </table:table-cell>
          <table:table-cell office:value-type="float" office:value="0.10696" table:style-name="ce1">
            <text:p>0.10696</text:p>
          </table:table-cell>
          <table:table-cell office:value-type="float" office:value="-0.151065" table:style-name="ce1">
            <text:p>-0.151065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650099999999998" table:style-name="ce1">
            <text:p>16.6501</text:p>
          </table:table-cell>
          <table:table-cell office:value-type="float" office:value="0.64499899999999999" table:style-name="ce1">
            <text:p>0.644999</text:p>
          </table:table-cell>
          <table:table-cell office:value-type="float" office:value="3.4659999999999691E-3" table:formula="of:=[.G338]-[.$G$5]" table:style-name="ce1">
            <text:p>0.003466</text:p>
          </table:table-cell>
          <table:table-cell office:value-type="float" office:value="0.63776100000000002" table:style-name="ce1">
            <text:p>0.637761</text:p>
          </table:table-cell>
          <table:table-cell office:value-type="float" office:value="-3.7719999999999976E-3" table:formula="of:=[.I338]-[.$I$5]" table:style-name="ce1">
            <text:p>-0.003772</text:p>
          </table:table-cell>
          <table:table-cell office:value-type="float" office:value="16.650099999999998" table:style-name="ce1">
            <text:p>16.6501</text:p>
          </table:table-cell>
          <table:table-cell office:value-type="float" office:value="2.3098299999999999E-2" table:style-name="ce1">
            <text:p>0.0230983</text:p>
          </table:table-cell>
          <table:table-cell office:value-type="float" office:value="-0.108557" table:style-name="ce1">
            <text:p>-0.108557</text:p>
          </table:table-cell>
          <table:table-cell office:value-type="float" office:value="6.8552100000000005E-2" table:style-name="ce1">
            <text:p>0.0685521</text:p>
          </table:table-cell>
          <table:table-cell office:value-type="float" office:value="-0.14990500000000001" table:style-name="ce1">
            <text:p>-0.14990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7" table:style-name="ce1">
            <text:p>16.7</text:p>
          </table:table-cell>
          <table:table-cell office:value-type="float" office:value="0.63595500000000005" table:style-name="ce1">
            <text:p>0.635955</text:p>
          </table:table-cell>
          <table:table-cell office:value-type="float" office:value="-5.5779999999999719E-3" table:formula="of:=[.G339]-[.$G$5]" table:style-name="ce1">
            <text:p>-0.005578</text:p>
          </table:table-cell>
          <table:table-cell office:value-type="float" office:value="0.62648800000000004" table:style-name="ce1">
            <text:p>0.626488</text:p>
          </table:table-cell>
          <table:table-cell office:value-type="float" office:value="-1.5044999999999975E-2" table:formula="of:=[.I339]-[.$I$5]" table:style-name="ce1">
            <text:p>-0.015045</text:p>
          </table:table-cell>
          <table:table-cell office:value-type="float" office:value="16.7" table:style-name="ce1">
            <text:p>16.7</text:p>
          </table:table-cell>
          <table:table-cell office:value-type="float" office:value="-1.8299099999999999E-2" table:style-name="ce1">
            <text:p>-0.0182991</text:p>
          </table:table-cell>
          <table:table-cell office:value-type="float" office:value="-0.102494" table:style-name="ce1">
            <text:p>-0.102494</text:p>
          </table:table-cell>
          <table:table-cell office:value-type="float" office:value="2.9962099999999998E-2" table:style-name="ce1">
            <text:p>0.0299621</text:p>
          </table:table-cell>
          <table:table-cell office:value-type="float" office:value="-0.14569699999999999" table:style-name="ce1">
            <text:p>-0.14569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7501" table:style-name="ce1">
            <text:p>16.7501</text:p>
          </table:table-cell>
          <table:table-cell office:value-type="float" office:value="0.62778500000000004" table:style-name="ce1">
            <text:p>0.627785</text:p>
          </table:table-cell>
          <table:table-cell office:value-type="float" office:value="-1.3747999999999982E-2" table:formula="of:=[.G340]-[.$G$5]" table:style-name="ce1">
            <text:p>-0.013748</text:p>
          </table:table-cell>
          <table:table-cell office:value-type="float" office:value="0.61607599999999996" table:style-name="ce1">
            <text:p>0.616076</text:p>
          </table:table-cell>
          <table:table-cell office:value-type="float" office:value="-2.5457000000000063E-2" table:formula="of:=[.I340]-[.$I$5]" table:style-name="ce1">
            <text:p>-0.025457</text:p>
          </table:table-cell>
          <table:table-cell office:value-type="float" office:value="16.7501" table:style-name="ce1">
            <text:p>16.7501</text:p>
          </table:table-cell>
          <table:table-cell office:value-type="float" office:value="-5.86531E-2" table:style-name="ce1">
            <text:p>-0.0586531</text:p>
          </table:table-cell>
          <table:table-cell office:value-type="float" office:value="-9.4233999999999998E-2" table:style-name="ce1">
            <text:p>-0.094234</text:p>
          </table:table-cell>
          <table:table-cell office:value-type="float" office:value="-8.4687600000000005E-3" table:style-name="ce1">
            <text:p>-0.00846876</text:p>
          </table:table-cell>
          <table:table-cell office:value-type="float" office:value="-0.13824" table:style-name="ce1">
            <text:p>-0.1382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8" table:style-name="ce1">
            <text:p>16.8</text:p>
          </table:table-cell>
          <table:table-cell office:value-type="float" office:value="0.62059600000000004" table:style-name="ce1">
            <text:p>0.620596</text:p>
          </table:table-cell>
          <table:table-cell office:value-type="float" office:value="-2.0936999999999983E-2" table:formula="of:=[.G341]-[.$G$5]" table:style-name="ce1">
            <text:p>-0.020937</text:p>
          </table:table-cell>
          <table:table-cell office:value-type="float" office:value="0.60666200000000003" table:style-name="ce1">
            <text:p>0.606662</text:p>
          </table:table-cell>
          <table:table-cell office:value-type="float" office:value="-3.4870999999999985E-2" table:formula="of:=[.I341]-[.$I$5]" table:style-name="ce1">
            <text:p>-0.034871</text:p>
          </table:table-cell>
          <table:table-cell office:value-type="float" office:value="16.8" table:style-name="ce1">
            <text:p>16.8</text:p>
          </table:table-cell>
          <table:table-cell office:value-type="float" office:value="-9.6955899999999998E-2" table:style-name="ce1">
            <text:p>-0.0969559</text:p>
          </table:table-cell>
          <table:table-cell office:value-type="float" office:value="-8.4532099999999999E-2" table:style-name="ce1">
            <text:p>-0.0845321</text:p>
          </table:table-cell>
          <table:table-cell office:value-type="float" office:value="-4.5733299999999998E-2" table:style-name="ce1">
            <text:p>-0.0457333</text:p>
          </table:table-cell>
          <table:table-cell office:value-type="float" office:value="-0.12856500000000001" table:style-name="ce1">
            <text:p>-0.12856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850100000000001" table:style-name="ce1">
            <text:p>16.8501</text:p>
          </table:table-cell>
          <table:table-cell office:value-type="float" office:value="0.61434699999999998" table:style-name="ce1">
            <text:p>0.614347</text:p>
          </table:table-cell>
          <table:table-cell office:value-type="float" office:value="-2.7186000000000043E-2" table:formula="of:=[.G342]-[.$G$5]" table:style-name="ce1">
            <text:p>-0.027186</text:p>
          </table:table-cell>
          <table:table-cell office:value-type="float" office:value="0.59833099999999995" table:style-name="ce1">
            <text:p>0.598331</text:p>
          </table:table-cell>
          <table:table-cell office:value-type="float" office:value="-4.3202000000000074E-2" table:formula="of:=[.I342]-[.$I$5]" table:style-name="ce1">
            <text:p>-0.043202</text:p>
          </table:table-cell>
          <table:table-cell office:value-type="float" office:value="16.850100000000001" table:style-name="ce1">
            <text:p>16.8501</text:p>
          </table:table-cell>
          <table:table-cell office:value-type="float" office:value="-0.132466" table:style-name="ce1">
            <text:p>-0.132466</text:p>
          </table:table-cell>
          <table:table-cell office:value-type="float" office:value="-7.4151099999999998E-2" table:style-name="ce1">
            <text:p>-0.0741511</text:p>
          </table:table-cell>
          <table:table-cell office:value-type="float" office:value="-8.1414500000000001E-2" table:style-name="ce1">
            <text:p>-0.0814145</text:p>
          </table:table-cell>
          <table:table-cell office:value-type="float" office:value="-0.116755" table:style-name="ce1">
            <text:p>-0.11675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899999999999999" table:style-name="ce1">
            <text:p>16.9</text:p>
          </table:table-cell>
          <table:table-cell office:value-type="float" office:value="0.60899300000000001" table:style-name="ce1">
            <text:p>0.608993</text:p>
          </table:table-cell>
          <table:table-cell office:value-type="float" office:value="-3.2540000000000013E-2" table:formula="of:=[.G343]-[.$G$5]" table:style-name="ce1">
            <text:p>-0.03254</text:p>
          </table:table-cell>
          <table:table-cell office:value-type="float" office:value="0.59121500000000005" table:style-name="ce1">
            <text:p>0.591215</text:p>
          </table:table-cell>
          <table:table-cell office:value-type="float" office:value="-5.0317999999999974E-2" table:formula="of:=[.I343]-[.$I$5]" table:style-name="ce1">
            <text:p>-0.05031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-0.164188" table:style-name="ce1">
            <text:p>-0.164188</text:p>
          </table:table-cell>
          <table:table-cell office:value-type="float" office:value="-6.3933100000000007E-2" table:style-name="ce1">
            <text:p>-0.0639331</text:p>
          </table:table-cell>
          <table:table-cell office:value-type="float" office:value="-0.114899" table:style-name="ce1">
            <text:p>-0.114899</text:p>
          </table:table-cell>
          <table:table-cell office:value-type="float" office:value="-0.10304199999999999" table:style-name="ce1">
            <text:p>-0.10304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6.950099999999999" table:style-name="ce1">
            <text:p>16.9501</text:p>
          </table:table-cell>
          <table:table-cell office:value-type="float" office:value="0.60446" table:style-name="ce1">
            <text:p>0.60446</text:p>
          </table:table-cell>
          <table:table-cell office:value-type="float" office:value="-3.7073000000000023E-2" table:formula="of:=[.G344]-[.$G$5]" table:style-name="ce1">
            <text:p>-0.037073</text:p>
          </table:table-cell>
          <table:table-cell office:value-type="float" office:value="0.585345" table:style-name="ce1">
            <text:p>0.585345</text:p>
          </table:table-cell>
          <table:table-cell office:value-type="float" office:value="-5.6188000000000016E-2" table:formula="of:=[.I344]-[.$I$5]" table:style-name="ce1">
            <text:p>-0.056188</text:p>
          </table:table-cell>
          <table:table-cell office:value-type="float" office:value="16.950099999999999" table:style-name="ce1">
            <text:p>16.9501</text:p>
          </table:table-cell>
          <table:table-cell office:value-type="float" office:value="-0.19150200000000001" table:style-name="ce1">
            <text:p>-0.191502</text:p>
          </table:table-cell>
          <table:table-cell office:value-type="float" office:value="-5.3950400000000003E-2" table:style-name="ce1">
            <text:p>-0.0539504</text:p>
          </table:table-cell>
          <table:table-cell office:value-type="float" office:value="-0.14551" table:style-name="ce1">
            <text:p>-0.14551</text:p>
          </table:table-cell>
          <table:table-cell office:value-type="float" office:value="-8.8079099999999994E-2" table:style-name="ce1">
            <text:p>-0.08807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" table:style-name="ce1">
            <text:p>17</text:p>
          </table:table-cell>
          <table:table-cell office:value-type="float" office:value="0.60074300000000003" table:style-name="ce1">
            <text:p>0.600743</text:p>
          </table:table-cell>
          <table:table-cell office:value-type="float" office:value="-4.0789999999999993E-2" table:formula="of:=[.G345]-[.$G$5]" table:style-name="ce1">
            <text:p>-0.04079</text:p>
          </table:table-cell>
          <table:table-cell office:value-type="float" office:value="0.58078300000000005" table:style-name="ce1">
            <text:p>0.580783</text:p>
          </table:table-cell>
          <table:table-cell office:value-type="float" office:value="-6.0749999999999971E-2" table:formula="of:=[.I345]-[.$I$5]" table:style-name="ce1">
            <text:p>-0.06075</text:p>
          </table:table-cell>
          <table:table-cell office:value-type="float" office:value="17" table:style-name="ce1">
            <text:p>17</text:p>
          </table:table-cell>
          <table:table-cell office:value-type="float" office:value="-0.214504" table:style-name="ce1">
            <text:p>-0.214504</text:p>
          </table:table-cell>
          <table:table-cell office:value-type="float" office:value="-4.39996E-2" table:style-name="ce1">
            <text:p>-0.0439996</text:p>
          </table:table-cell>
          <table:table-cell office:value-type="float" office:value="-0.17235500000000001" table:style-name="ce1">
            <text:p>-0.172355</text:p>
          </table:table-cell>
          <table:table-cell office:value-type="float" office:value="-7.2392999999999999E-2" table:style-name="ce1">
            <text:p>-0.07239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05" table:style-name="ce1">
            <text:p>17.05</text:p>
          </table:table-cell>
          <table:table-cell office:value-type="float" office:value="0.59787599999999996" table:style-name="ce1">
            <text:p>0.597876</text:p>
          </table:table-cell>
          <table:table-cell office:value-type="float" office:value="-4.3657000000000057E-2" table:formula="of:=[.G346]-[.$G$5]" table:style-name="ce1">
            <text:p>-0.043657</text:p>
          </table:table-cell>
          <table:table-cell office:value-type="float" office:value="0.577484" table:style-name="ce1">
            <text:p>0.577484</text:p>
          </table:table-cell>
          <table:table-cell office:value-type="float" office:value="-6.4049000000000023E-2" table:formula="of:=[.I346]-[.$I$5]" table:style-name="ce1">
            <text:p>-0.064049</text:p>
          </table:table-cell>
          <table:table-cell office:value-type="float" office:value="17.05" table:style-name="ce1">
            <text:p>17.05</text:p>
          </table:table-cell>
          <table:table-cell office:value-type="float" office:value="-0.23352800000000001" table:style-name="ce1">
            <text:p>-0.233528</text:p>
          </table:table-cell>
          <table:table-cell office:value-type="float" office:value="-3.37147E-2" table:style-name="ce1">
            <text:p>-0.0337147</text:p>
          </table:table-cell>
          <table:table-cell office:value-type="float" office:value="-0.194935" table:style-name="ce1">
            <text:p>-0.194935</text:p>
          </table:table-cell>
          <table:table-cell office:value-type="float" office:value="-5.61421E-2" table:style-name="ce1">
            <text:p>-0.056142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100100000000001" table:style-name="ce1">
            <text:p>17.1001</text:p>
          </table:table-cell>
          <table:table-cell office:value-type="float" office:value="0.59590299999999996" table:style-name="ce1">
            <text:p>0.595903</text:p>
          </table:table-cell>
          <table:table-cell office:value-type="float" office:value="-4.5630000000000059E-2" table:formula="of:=[.G347]-[.$G$5]" table:style-name="ce1">
            <text:p>-0.04563</text:p>
          </table:table-cell>
          <table:table-cell office:value-type="float" office:value="0.57527300000000003" table:style-name="ce1">
            <text:p>0.575273</text:p>
          </table:table-cell>
          <table:table-cell office:value-type="float" office:value="-6.6259999999999986E-2" table:formula="of:=[.I347]-[.$I$5]" table:style-name="ce1">
            <text:p>-0.06626</text:p>
          </table:table-cell>
          <table:table-cell office:value-type="float" office:value="17.100100000000001" table:style-name="ce1">
            <text:p>17.1001</text:p>
          </table:table-cell>
          <table:table-cell office:value-type="float" office:value="-0.24863499999999999" table:style-name="ce1">
            <text:p>-0.248635</text:p>
          </table:table-cell>
          <table:table-cell office:value-type="float" office:value="-2.29152E-2" table:style-name="ce1">
            <text:p>-0.0229152</text:p>
          </table:table-cell>
          <table:table-cell office:value-type="float" office:value="-0.21323300000000001" table:style-name="ce1">
            <text:p>-0.213233</text:p>
          </table:table-cell>
          <table:table-cell office:value-type="float" office:value="-3.9362899999999999E-2" table:style-name="ce1">
            <text:p>-0.039362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150099999999998" table:style-name="ce1">
            <text:p>17.1501</text:p>
          </table:table-cell>
          <table:table-cell office:value-type="float" office:value="0.59488399999999997" table:style-name="ce1">
            <text:p>0.594884</text:p>
          </table:table-cell>
          <table:table-cell office:value-type="float" office:value="-4.6649000000000052E-2" table:formula="of:=[.G348]-[.$G$5]" table:style-name="ce1">
            <text:p>-0.046649</text:p>
          </table:table-cell>
          <table:table-cell office:value-type="float" office:value="0.57402600000000004" table:style-name="ce1">
            <text:p>0.574026</text:p>
          </table:table-cell>
          <table:table-cell office:value-type="float" office:value="-6.7506999999999984E-2" table:formula="of:=[.I348]-[.$I$5]" table:style-name="ce1">
            <text:p>-0.067507</text:p>
          </table:table-cell>
          <table:table-cell office:value-type="float" office:value="17.150099999999998" table:style-name="ce1">
            <text:p>17.1501</text:p>
          </table:table-cell>
          <table:table-cell office:value-type="float" office:value="-0.259413" table:style-name="ce1">
            <text:p>-0.259413</text:p>
          </table:table-cell>
          <table:table-cell office:value-type="float" office:value="-1.16886E-2" table:style-name="ce1">
            <text:p>-0.0116886</text:p>
          </table:table-cell>
          <table:table-cell office:value-type="float" office:value="-0.22748599999999999" table:style-name="ce1">
            <text:p>-0.227486</text:p>
          </table:table-cell>
          <table:table-cell office:value-type="float" office:value="-2.1694000000000001E-2" table:style-name="ce1">
            <text:p>-0.02169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200099999999999" table:style-name="ce1">
            <text:p>17.2001</text:p>
          </table:table-cell>
          <table:table-cell office:value-type="float" office:value="0.59475999999999996" table:style-name="ce1">
            <text:p>0.59476</text:p>
          </table:table-cell>
          <table:table-cell office:value-type="float" office:value="-4.6773000000000065E-2" table:formula="of:=[.G349]-[.$G$5]" table:style-name="ce1">
            <text:p>-0.046773</text:p>
          </table:table-cell>
          <table:table-cell office:value-type="float" office:value="0.57364700000000002" table:style-name="ce1">
            <text:p>0.573647</text:p>
          </table:table-cell>
          <table:table-cell office:value-type="float" office:value="-6.7886000000000002E-2" table:formula="of:=[.I349]-[.$I$5]" table:style-name="ce1">
            <text:p>-0.067886</text:p>
          </table:table-cell>
          <table:table-cell office:value-type="float" office:value="17.200099999999999" table:style-name="ce1">
            <text:p>17.2001</text:p>
          </table:table-cell>
          <table:table-cell office:value-type="float" office:value="-0.26540399999999997" table:style-name="ce1">
            <text:p>-0.265404</text:p>
          </table:table-cell>
          <table:table-cell office:value-type="float" office:value="-3.9011200000000002E-4" table:style-name="ce1">
            <text:p>-0.000390112</text:p>
          </table:table-cell>
          <table:table-cell office:value-type="float" office:value="-0.23766300000000001" table:style-name="ce1">
            <text:p>-0.237663</text:p>
          </table:table-cell>
          <table:table-cell office:value-type="float" office:value="-3.49768E-3" table:style-name="ce1">
            <text:p>-0.003497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2501" table:style-name="ce1">
            <text:p>17.2501</text:p>
          </table:table-cell>
          <table:table-cell office:value-type="float" office:value="0.59539200000000003" table:style-name="ce1">
            <text:p>0.595392</text:p>
          </table:table-cell>
          <table:table-cell office:value-type="float" office:value="-4.6140999999999988E-2" table:formula="of:=[.G350]-[.$G$5]" table:style-name="ce1">
            <text:p>-0.046141</text:p>
          </table:table-cell>
          <table:table-cell office:value-type="float" office:value="0.57431200000000004" table:style-name="ce1">
            <text:p>0.574312</text:p>
          </table:table-cell>
          <table:table-cell office:value-type="float" office:value="-6.7220999999999975E-2" table:formula="of:=[.I350]-[.$I$5]" table:style-name="ce1">
            <text:p>-0.067221</text:p>
          </table:table-cell>
          <table:table-cell office:value-type="float" office:value="17.2501" table:style-name="ce1">
            <text:p>17.2501</text:p>
          </table:table-cell>
          <table:table-cell office:value-type="float" office:value="-0.26611000000000001" table:style-name="ce1">
            <text:p>-0.26611</text:p>
          </table:table-cell>
          <table:table-cell office:value-type="float" office:value="1.03879E-2" table:style-name="ce1">
            <text:p>0.0103879</text:p>
          </table:table-cell>
          <table:table-cell office:value-type="float" office:value="-0.243892" table:style-name="ce1">
            <text:p>-0.243892</text:p>
          </table:table-cell>
          <table:table-cell office:value-type="float" office:value="1.40856E-2" table:style-name="ce1">
            <text:p>0.014085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3001" table:style-name="ce1">
            <text:p>17.3001</text:p>
          </table:table-cell>
          <table:table-cell office:value-type="float" office:value="0.59670299999999998" table:style-name="ce1">
            <text:p>0.596703</text:p>
          </table:table-cell>
          <table:table-cell office:value-type="float" office:value="-4.4830000000000036E-2" table:formula="of:=[.G351]-[.$G$5]" table:style-name="ce1">
            <text:p>-0.04483</text:p>
          </table:table-cell>
          <table:table-cell office:value-type="float" office:value="0.57626900000000003" table:style-name="ce1">
            <text:p>0.576269</text:p>
          </table:table-cell>
          <table:table-cell office:value-type="float" office:value="-6.5263999999999989E-2" table:formula="of:=[.I351]-[.$I$5]" table:style-name="ce1">
            <text:p>-0.065264</text:p>
          </table:table-cell>
          <table:table-cell office:value-type="float" office:value="17.3001" table:style-name="ce1">
            <text:p>17.3001</text:p>
          </table:table-cell>
          <table:table-cell office:value-type="float" office:value="-0.26134200000000002" table:style-name="ce1">
            <text:p>-0.261342</text:p>
          </table:table-cell>
          <table:table-cell office:value-type="float" office:value="2.1107000000000001E-2" table:style-name="ce1">
            <text:p>0.021107</text:p>
          </table:table-cell>
          <table:table-cell office:value-type="float" office:value="-0.24627099999999999" table:style-name="ce1">
            <text:p>-0.246271</text:p>
          </table:table-cell>
          <table:table-cell office:value-type="float" office:value="3.04503E-2" table:style-name="ce1">
            <text:p>0.030450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350100000000001" table:style-name="ce1">
            <text:p>17.3501</text:p>
          </table:table-cell>
          <table:table-cell office:value-type="float" office:value="0.59873500000000002" table:style-name="ce1">
            <text:p>0.598735</text:p>
          </table:table-cell>
          <table:table-cell office:value-type="float" office:value="-4.2798000000000003E-2" table:formula="of:=[.G352]-[.$G$5]" table:style-name="ce1">
            <text:p>-0.042798</text:p>
          </table:table-cell>
          <table:table-cell office:value-type="float" office:value="0.579484" table:style-name="ce1">
            <text:p>0.579484</text:p>
          </table:table-cell>
          <table:table-cell office:value-type="float" office:value="-6.2049000000000021E-2" table:formula="of:=[.I352]-[.$I$5]" table:style-name="ce1">
            <text:p>-0.062049</text:p>
          </table:table-cell>
          <table:table-cell office:value-type="float" office:value="17.350100000000001" table:style-name="ce1">
            <text:p>17.3501</text:p>
          </table:table-cell>
          <table:table-cell office:value-type="float" office:value="-0.25112800000000002" table:style-name="ce1">
            <text:p>-0.251128</text:p>
          </table:table-cell>
          <table:table-cell office:value-type="float" office:value="3.2067699999999998E-2" table:style-name="ce1">
            <text:p>0.0320677</text:p>
          </table:table-cell>
          <table:table-cell office:value-type="float" office:value="-0.244005" table:style-name="ce1">
            <text:p>-0.244005</text:p>
          </table:table-cell>
          <table:table-cell office:value-type="float" office:value="4.5982000000000002E-2" table:style-name="ce1">
            <text:p>0.04598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400099999999998" table:style-name="ce1">
            <text:p>17.4001</text:p>
          </table:table-cell>
          <table:table-cell office:value-type="float" office:value="0.60145800000000005" table:style-name="ce1">
            <text:p>0.601458</text:p>
          </table:table-cell>
          <table:table-cell office:value-type="float" office:value="-4.0074999999999972E-2" table:formula="of:=[.G353]-[.$G$5]" table:style-name="ce1">
            <text:p>-0.040075</text:p>
          </table:table-cell>
          <table:table-cell office:value-type="float" office:value="0.58387599999999995" table:style-name="ce1">
            <text:p>0.583876</text:p>
          </table:table-cell>
          <table:table-cell office:value-type="float" office:value="-5.7657000000000069E-2" table:formula="of:=[.I353]-[.$I$5]" table:style-name="ce1">
            <text:p>-0.057657</text:p>
          </table:table-cell>
          <table:table-cell office:value-type="float" office:value="17.400099999999998" table:style-name="ce1">
            <text:p>17.4001</text:p>
          </table:table-cell>
          <table:table-cell office:value-type="float" office:value="-0.236013" table:style-name="ce1">
            <text:p>-0.236013</text:p>
          </table:table-cell>
          <table:table-cell office:value-type="float" office:value="4.3350199999999998E-2" table:style-name="ce1">
            <text:p>0.0433502</text:p>
          </table:table-cell>
          <table:table-cell office:value-type="float" office:value="-0.236737" table:style-name="ce1">
            <text:p>-0.236737</text:p>
          </table:table-cell>
          <table:table-cell office:value-type="float" office:value="6.1220700000000003E-2" table:style-name="ce1">
            <text:p>0.061220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45" table:style-name="ce1">
            <text:p>17.45</text:p>
          </table:table-cell>
          <table:table-cell office:value-type="float" office:value="0.60492299999999999" table:style-name="ce1">
            <text:p>0.604923</text:p>
          </table:table-cell>
          <table:table-cell office:value-type="float" office:value="-3.6610000000000031E-2" table:formula="of:=[.G354]-[.$G$5]" table:style-name="ce1">
            <text:p>-0.03661</text:p>
          </table:table-cell>
          <table:table-cell office:value-type="float" office:value="0.58923199999999998" table:style-name="ce1">
            <text:p>0.589232</text:p>
          </table:table-cell>
          <table:table-cell office:value-type="float" office:value="-5.2301000000000042E-2" table:formula="of:=[.I354]-[.$I$5]" table:style-name="ce1">
            <text:p>-0.052301</text:p>
          </table:table-cell>
          <table:table-cell office:value-type="float" office:value="17.45" table:style-name="ce1">
            <text:p>17.45</text:p>
          </table:table-cell>
          <table:table-cell office:value-type="float" office:value="-0.216173" table:style-name="ce1">
            <text:p>-0.216173</text:p>
          </table:table-cell>
          <table:table-cell office:value-type="float" office:value="5.3984900000000002E-2" table:style-name="ce1">
            <text:p>0.0539849</text:p>
          </table:table-cell>
          <table:table-cell office:value-type="float" office:value="-0.22459100000000001" table:style-name="ce1">
            <text:p>-0.224591</text:p>
          </table:table-cell>
          <table:table-cell office:value-type="float" office:value="7.5816900000000007E-2" table:style-name="ce1">
            <text:p>0.075816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5001" table:style-name="ce1">
            <text:p>17.5001</text:p>
          </table:table-cell>
          <table:table-cell office:value-type="float" office:value="0.60928899999999997" table:style-name="ce1">
            <text:p>0.609289</text:p>
          </table:table-cell>
          <table:table-cell office:value-type="float" office:value="-3.224400000000005E-2" table:formula="of:=[.G355]-[.$G$5]" table:style-name="ce1">
            <text:p>-0.032244</text:p>
          </table:table-cell>
          <table:table-cell office:value-type="float" office:value="0.59560199999999996" table:style-name="ce1">
            <text:p>0.595602</text:p>
          </table:table-cell>
          <table:table-cell office:value-type="float" office:value="-4.5931000000000055E-2" table:formula="of:=[.I355]-[.$I$5]" table:style-name="ce1">
            <text:p>-0.045931</text:p>
          </table:table-cell>
          <table:table-cell office:value-type="float" office:value="17.5001" table:style-name="ce1">
            <text:p>17.5001</text:p>
          </table:table-cell>
          <table:table-cell office:value-type="float" office:value="-0.19189300000000001" table:style-name="ce1">
            <text:p>-0.191893</text:p>
          </table:table-cell>
          <table:table-cell office:value-type="float" office:value="6.3429700000000006E-2" table:style-name="ce1">
            <text:p>0.0634297</text:p>
          </table:table-cell>
          <table:table-cell office:value-type="float" office:value="-0.20760000000000001" table:style-name="ce1">
            <text:p>-0.2076</text:p>
          </table:table-cell>
          <table:table-cell office:value-type="float" office:value="8.95981E-2" table:style-name="ce1">
            <text:p>0.089598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5501" table:style-name="ce1">
            <text:p>17.5501</text:p>
          </table:table-cell>
          <table:table-cell office:value-type="float" office:value="0.614618" table:style-name="ce1">
            <text:p>0.614618</text:p>
          </table:table-cell>
          <table:table-cell office:value-type="float" office:value="-2.6915000000000022E-2" table:formula="of:=[.G356]-[.$G$5]" table:style-name="ce1">
            <text:p>-0.026915</text:p>
          </table:table-cell>
          <table:table-cell office:value-type="float" office:value="0.603043" table:style-name="ce1">
            <text:p>0.603043</text:p>
          </table:table-cell>
          <table:table-cell office:value-type="float" office:value="-3.8490000000000024E-2" table:formula="of:=[.I356]-[.$I$5]" table:style-name="ce1">
            <text:p>-0.03849</text:p>
          </table:table-cell>
          <table:table-cell office:value-type="float" office:value="17.5501" table:style-name="ce1">
            <text:p>17.5501</text:p>
          </table:table-cell>
          <table:table-cell office:value-type="float" office:value="-0.163134" table:style-name="ce1">
            <text:p>-0.163134</text:p>
          </table:table-cell>
          <table:table-cell office:value-type="float" office:value="7.2029399999999993E-2" table:style-name="ce1">
            <text:p>0.0720294</text:p>
          </table:table-cell>
          <table:table-cell office:value-type="float" office:value="-0.18466299999999999" table:style-name="ce1">
            <text:p>-0.184663</text:p>
          </table:table-cell>
          <table:table-cell office:value-type="float" office:value="0.10263799999999999" table:style-name="ce1">
            <text:p>0.10263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600100000000001" table:style-name="ce1">
            <text:p>17.6001</text:p>
          </table:table-cell>
          <table:table-cell office:value-type="float" office:value="0.620896" table:style-name="ce1">
            <text:p>0.620896</text:p>
          </table:table-cell>
          <table:table-cell office:value-type="float" office:value="-2.0637000000000016E-2" table:formula="of:=[.G357]-[.$G$5]" table:style-name="ce1">
            <text:p>-0.020637</text:p>
          </table:table-cell>
          <table:table-cell office:value-type="float" office:value="0.61157600000000001" table:style-name="ce1">
            <text:p>0.611576</text:p>
          </table:table-cell>
          <table:table-cell office:value-type="float" office:value="-2.9957000000000011E-2" table:formula="of:=[.I357]-[.$I$5]" table:style-name="ce1">
            <text:p>-0.029957</text:p>
          </table:table-cell>
          <table:table-cell office:value-type="float" office:value="17.600100000000001" table:style-name="ce1">
            <text:p>17.6001</text:p>
          </table:table-cell>
          <table:table-cell office:value-type="float" office:value="-0.13014200000000001" table:style-name="ce1">
            <text:p>-0.130142</text:p>
          </table:table-cell>
          <table:table-cell office:value-type="float" office:value="8.0268999999999993E-2" table:style-name="ce1">
            <text:p>0.080269</text:p>
          </table:table-cell>
          <table:table-cell office:value-type="float" office:value="-0.156662" table:style-name="ce1">
            <text:p>-0.156662</text:p>
          </table:table-cell>
          <table:table-cell office:value-type="float" office:value="0.11459800000000001" table:style-name="ce1">
            <text:p>0.11459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649999999999999" table:style-name="ce1">
            <text:p>17.65</text:p>
          </table:table-cell>
          <table:table-cell office:value-type="float" office:value="0.62814499999999995" table:style-name="ce1">
            <text:p>0.628145</text:p>
          </table:table-cell>
          <table:table-cell office:value-type="float" office:value="-1.3388000000000067E-2" table:formula="of:=[.G358]-[.$G$5]" table:style-name="ce1">
            <text:p>-0.013388</text:p>
          </table:table-cell>
          <table:table-cell office:value-type="float" office:value="0.62131000000000003" table:style-name="ce1">
            <text:p>0.62131</text:p>
          </table:table-cell>
          <table:table-cell office:value-type="float" office:value="-2.0222999999999991E-2" table:formula="of:=[.I358]-[.$I$5]" table:style-name="ce1">
            <text:p>-0.020223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-9.3211000000000002E-2" table:style-name="ce1">
            <text:p>-0.093211</text:p>
          </table:table-cell>
          <table:table-cell office:value-type="float" office:value="8.8136800000000001E-2" table:style-name="ce1">
            <text:p>0.0881368</text:p>
          </table:table-cell>
          <table:table-cell office:value-type="float" office:value="-0.12374300000000001" table:style-name="ce1">
            <text:p>-0.123743</text:p>
          </table:table-cell>
          <table:table-cell office:value-type="float" office:value="0.124727" table:style-name="ce1">
            <text:p>0.12472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7" table:style-name="ce1">
            <text:p>17.7</text:p>
          </table:table-cell>
          <table:table-cell office:value-type="float" office:value="0.63631800000000005" table:style-name="ce1">
            <text:p>0.636318</text:p>
          </table:table-cell>
          <table:table-cell office:value-type="float" office:value="-5.2149999999999697E-3" table:formula="of:=[.G359]-[.$G$5]" table:style-name="ce1">
            <text:p>-0.005215</text:p>
          </table:table-cell>
          <table:table-cell office:value-type="float" office:value="0.63213799999999998" table:style-name="ce1">
            <text:p>0.632138</text:p>
          </table:table-cell>
          <table:table-cell office:value-type="float" office:value="-9.3950000000000422E-3" table:formula="of:=[.I359]-[.$I$5]" table:style-name="ce1">
            <text:p>-0.009395</text:p>
          </table:table-cell>
          <table:table-cell office:value-type="float" office:value="17.7" table:style-name="ce1">
            <text:p>17.7</text:p>
          </table:table-cell>
          <table:table-cell office:value-type="float" office:value="-5.3005799999999999E-2" table:style-name="ce1">
            <text:p>-0.0530058</text:p>
          </table:table-cell>
          <table:table-cell office:value-type="float" office:value="9.4999600000000003E-2" table:style-name="ce1">
            <text:p>0.0949996</text:p>
          </table:table-cell>
          <table:table-cell office:value-type="float" office:value="-8.6191799999999999E-2" table:style-name="ce1">
            <text:p>-0.0861918</text:p>
          </table:table-cell>
          <table:table-cell office:value-type="float" office:value="0.131963" table:style-name="ce1">
            <text:p>0.13196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75" table:style-name="ce1">
            <text:p>17.75</text:p>
          </table:table-cell>
          <table:table-cell office:value-type="float" office:value="0.64530500000000002" table:style-name="ce1">
            <text:p>0.645305</text:p>
          </table:table-cell>
          <table:table-cell office:value-type="float" office:value="3.7719999999999976E-3" table:formula="of:=[.G360]-[.$G$5]" table:style-name="ce1">
            <text:p>0.003772</text:p>
          </table:table-cell>
          <table:table-cell office:value-type="float" office:value="0.64385400000000004" table:style-name="ce1">
            <text:p>0.643854</text:p>
          </table:table-cell>
          <table:table-cell office:value-type="float" office:value="2.3210000000000175E-3" table:formula="of:=[.I360]-[.$I$5]" table:style-name="ce1">
            <text:p>0.002321</text:p>
          </table:table-cell>
          <table:table-cell office:value-type="float" office:value="17.75" table:style-name="ce1">
            <text:p>17.75</text:p>
          </table:table-cell>
          <table:table-cell office:value-type="float" office:value="-1.0602E-2" table:style-name="ce1">
            <text:p>-0.010602</text:p>
          </table:table-cell>
          <table:table-cell office:value-type="float" office:value="0.100012" table:style-name="ce1">
            <text:p>0.100012</text:p>
          </table:table-cell>
          <table:table-cell office:value-type="float" office:value="-4.5384899999999999E-2" table:style-name="ce1">
            <text:p>-0.0453849</text:p>
          </table:table-cell>
          <table:table-cell office:value-type="float" office:value="0.13480200000000001" table:style-name="ce1">
            <text:p>0.13480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8" table:style-name="ce1">
            <text:p>17.8</text:p>
          </table:table-cell>
          <table:table-cell office:value-type="float" office:value="0.65494699999999995" table:style-name="ce1">
            <text:p>0.654947</text:p>
          </table:table-cell>
          <table:table-cell office:value-type="float" office:value="1.3413999999999926E-2" table:formula="of:=[.G361]-[.$G$5]" table:style-name="ce1">
            <text:p>0.013414</text:p>
          </table:table-cell>
          <table:table-cell office:value-type="float" office:value="0.65636499999999998" table:style-name="ce1">
            <text:p>0.656365</text:p>
          </table:table-cell>
          <table:table-cell office:value-type="float" office:value="1.4831999999999956E-2" table:formula="of:=[.I361]-[.$I$5]" table:style-name="ce1">
            <text:p>0.014832</text:p>
          </table:table-cell>
          <table:table-cell office:value-type="float" office:value="17.8" table:style-name="ce1">
            <text:p>17.8</text:p>
          </table:table-cell>
          <table:table-cell office:value-type="float" office:value="3.2964899999999998E-2" table:style-name="ce1">
            <text:p>0.0329649</text:p>
          </table:table-cell>
          <table:table-cell office:value-type="float" office:value="0.102411" table:style-name="ce1">
            <text:p>0.102411</text:p>
          </table:table-cell>
          <table:table-cell office:value-type="float" office:value="-1.4763000000000001E-3" table:style-name="ce1">
            <text:p>-0.0014763</text:p>
          </table:table-cell>
          <table:table-cell office:value-type="float" office:value="0.13342999999999999" table:style-name="ce1">
            <text:p>0.1334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850100000000001" table:style-name="ce1">
            <text:p>17.8501</text:p>
          </table:table-cell>
          <table:table-cell office:value-type="float" office:value="0.66499699999999995" table:style-name="ce1">
            <text:p>0.664997</text:p>
          </table:table-cell>
          <table:table-cell office:value-type="float" office:value="2.3463999999999929E-2" table:formula="of:=[.G362]-[.$G$5]" table:style-name="ce1">
            <text:p>0.023464</text:p>
          </table:table-cell>
          <table:table-cell office:value-type="float" office:value="0.66940999999999995" table:style-name="ce1">
            <text:p>0.66941</text:p>
          </table:table-cell>
          <table:table-cell office:value-type="float" office:value="2.787699999999993E-2" table:formula="of:=[.I362]-[.$I$5]" table:style-name="ce1">
            <text:p>0.027877</text:p>
          </table:table-cell>
          <table:table-cell office:value-type="float" office:value="17.850100000000001" table:style-name="ce1">
            <text:p>17.8501</text:p>
          </table:table-cell>
          <table:table-cell office:value-type="float" office:value="7.6377600000000004E-2" table:style-name="ce1">
            <text:p>0.0763776</text:p>
          </table:table-cell>
          <table:table-cell office:value-type="float" office:value="0.101717" table:style-name="ce1">
            <text:p>0.101717</text:p>
          </table:table-cell>
          <table:table-cell office:value-type="float" office:value="4.3570600000000001E-2" table:style-name="ce1">
            <text:p>0.0435706</text:p>
          </table:table-cell>
          <table:table-cell office:value-type="float" office:value="0.12829399999999999" table:style-name="ce1">
            <text:p>0.12829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900099999999998" table:style-name="ce1">
            <text:p>17.9001</text:p>
          </table:table-cell>
          <table:table-cell office:value-type="float" office:value="0.67507099999999998" table:style-name="ce1">
            <text:p>0.675071</text:p>
          </table:table-cell>
          <table:table-cell office:value-type="float" office:value="3.3537999999999957E-2" table:formula="of:=[.G363]-[.$G$5]" table:style-name="ce1">
            <text:p>0.033538</text:p>
          </table:table-cell>
          <table:table-cell office:value-type="float" office:value="0.68258700000000005" table:style-name="ce1">
            <text:p>0.682587</text:p>
          </table:table-cell>
          <table:table-cell office:value-type="float" office:value="4.1054000000000035E-2" table:formula="of:=[.I363]-[.$I$5]" table:style-name="ce1">
            <text:p>0.041054</text:p>
          </table:table-cell>
          <table:table-cell office:value-type="float" office:value="17.900099999999998" table:style-name="ce1">
            <text:p>17.9001</text:p>
          </table:table-cell>
          <table:table-cell office:value-type="float" office:value="0.11812" table:style-name="ce1">
            <text:p>0.11812</text:p>
          </table:table-cell>
          <table:table-cell office:value-type="float" office:value="9.7815899999999997E-2" table:style-name="ce1">
            <text:p>0.0978159</text:p>
          </table:table-cell>
          <table:table-cell office:value-type="float" office:value="8.7875900000000007E-2" table:style-name="ce1">
            <text:p>0.0878759</text:p>
          </table:table-cell>
          <table:table-cell office:value-type="float" office:value="0.119765" table:style-name="ce1">
            <text:p>0.11976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7.950099999999999" table:style-name="ce1">
            <text:p>17.9501</text:p>
          </table:table-cell>
          <table:table-cell office:value-type="float" office:value="0.68477699999999997" table:style-name="ce1">
            <text:p>0.684777</text:p>
          </table:table-cell>
          <table:table-cell office:value-type="float" office:value="4.3243999999999949E-2" table:formula="of:=[.G364]-[.$G$5]" table:style-name="ce1">
            <text:p>0.043244</text:p>
          </table:table-cell>
          <table:table-cell office:value-type="float" office:value="0.69538999999999995" table:style-name="ce1">
            <text:p>0.69539</text:p>
          </table:table-cell>
          <table:table-cell office:value-type="float" office:value="5.3856999999999933E-2" table:formula="of:=[.I364]-[.$I$5]" table:style-name="ce1">
            <text:p>0.053857</text:p>
          </table:table-cell>
          <table:table-cell office:value-type="float" office:value="17.950099999999999" table:style-name="ce1">
            <text:p>17.9501</text:p>
          </table:table-cell>
          <table:table-cell office:value-type="float" office:value="0.156773" table:style-name="ce1">
            <text:p>0.156773</text:p>
          </table:table-cell>
          <table:table-cell office:value-type="float" office:value="9.0884300000000001E-2" table:style-name="ce1">
            <text:p>0.0908843</text:p>
          </table:table-cell>
          <table:table-cell office:value-type="float" office:value="0.13009100000000001" table:style-name="ce1">
            <text:p>0.130091</text:p>
          </table:table-cell>
          <table:table-cell office:value-type="float" office:value="0.10809100000000001" table:style-name="ce1">
            <text:p>0.10809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" table:style-name="ce1">
            <text:p>18</text:p>
          </table:table-cell>
          <table:table-cell office:value-type="float" office:value="0.69367500000000004" table:style-name="ce1">
            <text:p>0.693675</text:p>
          </table:table-cell>
          <table:table-cell office:value-type="float" office:value="5.2142000000000022E-2" table:formula="of:=[.G365]-[.$G$5]" table:style-name="ce1">
            <text:p>0.052142</text:p>
          </table:table-cell>
          <table:table-cell office:value-type="float" office:value="0.70721199999999995" table:style-name="ce1">
            <text:p>0.707212</text:p>
          </table:table-cell>
          <table:table-cell office:value-type="float" office:value="6.5678999999999932E-2" table:formula="of:=[.I365]-[.$I$5]" table:style-name="ce1">
            <text:p>0.065679</text:p>
          </table:table-cell>
          <table:table-cell office:value-type="float" office:value="18" table:style-name="ce1">
            <text:p>18</text:p>
          </table:table-cell>
          <table:table-cell office:value-type="float" office:value="0.190776" table:style-name="ce1">
            <text:p>0.190776</text:p>
          </table:table-cell>
          <table:table-cell office:value-type="float" office:value="8.0627000000000004E-2" table:style-name="ce1">
            <text:p>0.080627</text:p>
          </table:table-cell>
          <table:table-cell office:value-type="float" office:value="0.16861499999999999" table:style-name="ce1">
            <text:p>0.168615</text:p>
          </table:table-cell>
          <table:table-cell office:value-type="float" office:value="9.2190099999999997E-2" table:style-name="ce1">
            <text:p>0.092190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05" table:style-name="ce1">
            <text:p>18.05</text:p>
          </table:table-cell>
          <table:table-cell office:value-type="float" office:value="0.70144600000000001" table:style-name="ce1">
            <text:p>0.701446</text:p>
          </table:table-cell>
          <table:table-cell office:value-type="float" office:value="5.9912999999999994E-2" table:formula="of:=[.G366]-[.$G$5]" table:style-name="ce1">
            <text:p>0.059913</text:p>
          </table:table-cell>
          <table:table-cell office:value-type="float" office:value="0.71735400000000005" table:style-name="ce1">
            <text:p>0.717354</text:p>
          </table:table-cell>
          <table:table-cell office:value-type="float" office:value="7.5821000000000027E-2" table:formula="of:=[.I366]-[.$I$5]" table:style-name="ce1">
            <text:p>0.075821</text:p>
          </table:table-cell>
          <table:table-cell office:value-type="float" office:value="18.05" table:style-name="ce1">
            <text:p>18.05</text:p>
          </table:table-cell>
          <table:table-cell office:value-type="float" office:value="0.21935199999999999" table:style-name="ce1">
            <text:p>0.219352</text:p>
          </table:table-cell>
          <table:table-cell office:value-type="float" office:value="6.6703399999999996E-2" table:style-name="ce1">
            <text:p>0.0667034</text:p>
          </table:table-cell>
          <table:table-cell office:value-type="float" office:value="0.202404" table:style-name="ce1">
            <text:p>0.202404</text:p>
          </table:table-cell>
          <table:table-cell office:value-type="float" office:value="7.22941E-2" table:style-name="ce1">
            <text:p>0.072294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100000000000001" table:style-name="ce1">
            <text:p>18.1</text:p>
          </table:table-cell>
          <table:table-cell office:value-type="float" office:value="0.70756399999999997" table:style-name="ce1">
            <text:p>0.707564</text:p>
          </table:table-cell>
          <table:table-cell office:value-type="float" office:value="6.6030999999999951E-2" table:formula="of:=[.G367]-[.$G$5]" table:style-name="ce1">
            <text:p>0.066031</text:p>
          </table:table-cell>
          <table:table-cell office:value-type="float" office:value="0.72539600000000004" table:style-name="ce1">
            <text:p>0.725396</text:p>
          </table:table-cell>
          <table:table-cell office:value-type="float" office:value="8.3863000000000021E-2" table:formula="of:=[.I367]-[.$I$5]" table:style-name="ce1">
            <text:p>0.08386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241479" table:style-name="ce1">
            <text:p>0.241479</text:p>
          </table:table-cell>
          <table:table-cell office:value-type="float" office:value="4.88274E-2" table:style-name="ce1">
            <text:p>0.0488274</text:p>
          </table:table-cell>
          <table:table-cell office:value-type="float" office:value="0.230322" table:style-name="ce1">
            <text:p>0.230322</text:p>
          </table:table-cell>
          <table:table-cell office:value-type="float" office:value="4.8186100000000003E-2" table:style-name="ce1">
            <text:p>0.048186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150099999999998" table:style-name="ce1">
            <text:p>18.1501</text:p>
          </table:table-cell>
          <table:table-cell office:value-type="float" office:value="0.71135999999999999" table:style-name="ce1">
            <text:p>0.71136</text:p>
          </table:table-cell>
          <table:table-cell office:value-type="float" office:value="6.9826999999999972E-2" table:formula="of:=[.G368]-[.$G$5]" table:style-name="ce1">
            <text:p>0.069827</text:p>
          </table:table-cell>
          <table:table-cell office:value-type="float" office:value="0.73063599999999995" table:style-name="ce1">
            <text:p>0.730636</text:p>
          </table:table-cell>
          <table:table-cell office:value-type="float" office:value="8.9102999999999932E-2" table:formula="of:=[.I368]-[.$I$5]" table:style-name="ce1">
            <text:p>0.089103</text:p>
          </table:table-cell>
          <table:table-cell office:value-type="float" office:value="18.150099999999998" table:style-name="ce1">
            <text:p>18.1501</text:p>
          </table:table-cell>
          <table:table-cell office:value-type="float" office:value="0.25601600000000002" table:style-name="ce1">
            <text:p>0.256016</text:p>
          </table:table-cell>
          <table:table-cell office:value-type="float" office:value="2.7201300000000001E-2" table:style-name="ce1">
            <text:p>0.0272013</text:p>
          </table:table-cell>
          <table:table-cell office:value-type="float" office:value="0.251245" table:style-name="ce1">
            <text:p>0.251245</text:p>
          </table:table-cell>
          <table:table-cell office:value-type="float" office:value="2.2013100000000001E-2" table:style-name="ce1">
            <text:p>0.022013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2" table:style-name="ce1">
            <text:p>18.2</text:p>
          </table:table-cell>
          <table:table-cell office:value-type="float" office:value="0.71250199999999997" table:style-name="ce1">
            <text:p>0.712502</text:p>
          </table:table-cell>
          <table:table-cell office:value-type="float" office:value="7.0968999999999949E-2" table:formula="of:=[.G369]-[.$G$5]" table:style-name="ce1">
            <text:p>0.070969</text:p>
          </table:table-cell>
          <table:table-cell office:value-type="float" office:value="0.73230899999999999" table:style-name="ce1">
            <text:p>0.732309</text:p>
          </table:table-cell>
          <table:table-cell office:value-type="float" office:value="9.0775999999999968E-2" table:formula="of:=[.I369]-[.$I$5]" table:style-name="ce1">
            <text:p>0.090776</text:p>
          </table:table-cell>
          <table:table-cell office:value-type="float" office:value="18.2" table:style-name="ce1">
            <text:p>18.2</text:p>
          </table:table-cell>
          <table:table-cell office:value-type="float" office:value="0.26258500000000001" table:style-name="ce1">
            <text:p>0.262585</text:p>
          </table:table-cell>
          <table:table-cell office:value-type="float" office:value="2.3298899999999998E-3" table:style-name="ce1">
            <text:p>0.00232989</text:p>
          </table:table-cell>
          <table:table-cell office:value-type="float" office:value="0.26502500000000001" table:style-name="ce1">
            <text:p>0.265025</text:p>
          </table:table-cell>
          <table:table-cell office:value-type="float" office:value="-5.49747E-3" table:style-name="ce1">
            <text:p>-0.0054974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25" table:style-name="ce1">
            <text:p>18.25</text:p>
          </table:table-cell>
          <table:table-cell office:value-type="float" office:value="0.710897" table:style-name="ce1">
            <text:p>0.710897</text:p>
          </table:table-cell>
          <table:table-cell office:value-type="float" office:value="6.9363999999999981E-2" table:formula="of:=[.G370]-[.$G$5]" table:style-name="ce1">
            <text:p>0.069364</text:p>
          </table:table-cell>
          <table:table-cell office:value-type="float" office:value="0.729939" table:style-name="ce1">
            <text:p>0.729939</text:p>
          </table:table-cell>
          <table:table-cell office:value-type="float" office:value="8.8405999999999985E-2" table:formula="of:=[.I370]-[.$I$5]" table:style-name="ce1">
            <text:p>0.088406</text:p>
          </table:table-cell>
          <table:table-cell office:value-type="float" office:value="18.25" table:style-name="ce1">
            <text:p>18.25</text:p>
          </table:table-cell>
          <table:table-cell office:value-type="float" office:value="0.26100699999999999" table:style-name="ce1">
            <text:p>0.261007</text:p>
          </table:table-cell>
          <table:table-cell office:value-type="float" office:value="-2.402E-2" table:style-name="ce1">
            <text:p>-0.02402</text:p>
          </table:table-cell>
          <table:table-cell office:value-type="float" office:value="0.270708" table:style-name="ce1">
            <text:p>0.270708</text:p>
          </table:table-cell>
          <table:table-cell office:value-type="float" office:value="-3.36155E-2" table:style-name="ce1">
            <text:p>-0.033615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3001" table:style-name="ce1">
            <text:p>18.3001</text:p>
          </table:table-cell>
          <table:table-cell office:value-type="float" office:value="0.70668900000000001" table:style-name="ce1">
            <text:p>0.706689</text:p>
          </table:table-cell>
          <table:table-cell office:value-type="float" office:value="6.5155999999999992E-2" table:formula="of:=[.G371]-[.$G$5]" table:style-name="ce1">
            <text:p>0.065156</text:p>
          </table:table-cell>
          <table:table-cell office:value-type="float" office:value="0.72369399999999995" table:style-name="ce1">
            <text:p>0.723694</text:p>
          </table:table-cell>
          <table:table-cell office:value-type="float" office:value="8.2160999999999929E-2" table:formula="of:=[.I371]-[.$I$5]" table:style-name="ce1">
            <text:p>0.082161</text:p>
          </table:table-cell>
          <table:table-cell office:value-type="float" office:value="18.3001" table:style-name="ce1">
            <text:p>18.3001</text:p>
          </table:table-cell>
          <table:table-cell office:value-type="float" office:value="0.252276" table:style-name="ce1">
            <text:p>0.252276</text:p>
          </table:table-cell>
          <table:table-cell office:value-type="float" office:value="-4.9594100000000002E-2" table:style-name="ce1">
            <text:p>-0.0495941</text:p>
          </table:table-cell>
          <table:table-cell office:value-type="float" office:value="0.26688899999999999" table:style-name="ce1">
            <text:p>0.266889</text:p>
          </table:table-cell>
          <table:table-cell office:value-type="float" office:value="-6.0372700000000001E-2" table:style-name="ce1">
            <text:p>-0.060372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350100000000001" table:style-name="ce1">
            <text:p>18.3501</text:p>
          </table:table-cell>
          <table:table-cell office:value-type="float" office:value="0.70017799999999997" table:style-name="ce1">
            <text:p>0.700178</text:p>
          </table:table-cell>
          <table:table-cell office:value-type="float" office:value="5.8644999999999947E-2" table:formula="of:=[.G372]-[.$G$5]" table:style-name="ce1">
            <text:p>0.058645</text:p>
          </table:table-cell>
          <table:table-cell office:value-type="float" office:value="0.71441699999999997" table:style-name="ce1">
            <text:p>0.714417</text:p>
          </table:table-cell>
          <table:table-cell office:value-type="float" office:value="7.2883999999999949E-2" table:formula="of:=[.I372]-[.$I$5]" table:style-name="ce1">
            <text:p>0.072884</text:p>
          </table:table-cell>
          <table:table-cell office:value-type="float" office:value="18.350100000000001" table:style-name="ce1">
            <text:p>18.3501</text:p>
          </table:table-cell>
          <table:table-cell office:value-type="float" office:value="0.23758799999999999" table:style-name="ce1">
            <text:p>0.237588</text:p>
          </table:table-cell>
          <table:table-cell office:value-type="float" office:value="-7.17198E-2" table:style-name="ce1">
            <text:p>-0.0717198</text:p>
          </table:table-cell>
          <table:table-cell office:value-type="float" office:value="0.25289800000000001" table:style-name="ce1">
            <text:p>0.252898</text:p>
          </table:table-cell>
          <table:table-cell office:value-type="float" office:value="-8.4130899999999995E-2" table:style-name="ce1">
            <text:p>-0.084130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400099999999998" table:style-name="ce1">
            <text:p>18.4001</text:p>
          </table:table-cell>
          <table:table-cell office:value-type="float" office:value="0.69182600000000005" table:style-name="ce1">
            <text:p>0.691826</text:p>
          </table:table-cell>
          <table:table-cell office:value-type="float" office:value="5.0293000000000032E-2" table:formula="of:=[.G373]-[.$G$5]" table:style-name="ce1">
            <text:p>0.050293</text:p>
          </table:table-cell>
          <table:table-cell office:value-type="float" office:value="0.70299100000000003" table:style-name="ce1">
            <text:p>0.702991</text:p>
          </table:table-cell>
          <table:table-cell office:value-type="float" office:value="6.1458000000000013E-2" table:formula="of:=[.I373]-[.$I$5]" table:style-name="ce1">
            <text:p>0.061458</text:p>
          </table:table-cell>
          <table:table-cell office:value-type="float" office:value="18.400099999999998" table:style-name="ce1">
            <text:p>18.4001</text:p>
          </table:table-cell>
          <table:table-cell office:value-type="float" office:value="0.21734999999999999" table:style-name="ce1">
            <text:p>0.21735</text:p>
          </table:table-cell>
          <table:table-cell office:value-type="float" office:value="-8.8841299999999998E-2" table:style-name="ce1">
            <text:p>-0.0888413</text:p>
          </table:table-cell>
          <table:table-cell office:value-type="float" office:value="0.22989499999999999" table:style-name="ce1">
            <text:p>0.229895</text:p>
          </table:table-cell>
          <table:table-cell office:value-type="float" office:value="-0.10353900000000001" table:style-name="ce1">
            <text:p>-0.10353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45" table:style-name="ce1">
            <text:p>18.45</text:p>
          </table:table-cell>
          <table:table-cell office:value-type="float" office:value="0.68216900000000003" table:style-name="ce1">
            <text:p>0.682169</text:p>
          </table:table-cell>
          <table:table-cell office:value-type="float" office:value="4.0636000000000005E-2" table:formula="of:=[.G374]-[.$G$5]" table:style-name="ce1">
            <text:p>0.040636</text:p>
          </table:table-cell>
          <table:table-cell office:value-type="float" office:value="0.69020599999999999" table:style-name="ce1">
            <text:p>0.690206</text:p>
          </table:table-cell>
          <table:table-cell office:value-type="float" office:value="4.8672999999999966E-2" table:formula="of:=[.I374]-[.$I$5]" table:style-name="ce1">
            <text:p>0.048673</text:p>
          </table:table-cell>
          <table:table-cell office:value-type="float" office:value="18.45" table:style-name="ce1">
            <text:p>18.45</text:p>
          </table:table-cell>
          <table:table-cell office:value-type="float" office:value="0.19117100000000001" table:style-name="ce1">
            <text:p>0.191171</text:p>
          </table:table-cell>
          <table:table-cell office:value-type="float" office:value="-0.100395" table:style-name="ce1">
            <text:p>-0.100395</text:p>
          </table:table-cell>
          <table:table-cell office:value-type="float" office:value="0.20066600000000001" table:style-name="ce1">
            <text:p>0.200666</text:p>
          </table:table-cell>
          <table:table-cell office:value-type="float" office:value="-0.118868" table:style-name="ce1">
            <text:p>-0.1188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5" table:style-name="ce1">
            <text:p>18.5</text:p>
          </table:table-cell>
          <table:table-cell office:value-type="float" office:value="0.67164000000000001" table:style-name="ce1">
            <text:p>0.67164</text:p>
          </table:table-cell>
          <table:table-cell office:value-type="float" office:value="3.0106999999999995E-2" table:formula="of:=[.G375]-[.$G$5]" table:style-name="ce1">
            <text:p>0.030107</text:p>
          </table:table-cell>
          <table:table-cell office:value-type="float" office:value="0.67669299999999999" table:style-name="ce1">
            <text:p>0.676693</text:p>
          </table:table-cell>
          <table:table-cell office:value-type="float" office:value="3.5159999999999969E-2" table:formula="of:=[.I375]-[.$I$5]" table:style-name="ce1">
            <text:p>0.03516</text:p>
          </table:table-cell>
          <table:table-cell office:value-type="float" office:value="18.5" table:style-name="ce1">
            <text:p>18.5</text:p>
          </table:table-cell>
          <table:table-cell office:value-type="float" office:value="0.159077" table:style-name="ce1">
            <text:p>0.159077</text:p>
          </table:table-cell>
          <table:table-cell office:value-type="float" office:value="-0.106905" table:style-name="ce1">
            <text:p>-0.106905</text:p>
          </table:table-cell>
          <table:table-cell office:value-type="float" office:value="0.167652" table:style-name="ce1">
            <text:p>0.167652</text:p>
          </table:table-cell>
          <table:table-cell office:value-type="float" office:value="-0.13026699999999999" table:style-name="ce1">
            <text:p>-0.13026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5501" table:style-name="ce1">
            <text:p>18.5501</text:p>
          </table:table-cell>
          <table:table-cell office:value-type="float" office:value="0.66078099999999995" table:style-name="ce1">
            <text:p>0.660781</text:p>
          </table:table-cell>
          <table:table-cell office:value-type="float" office:value="1.9247999999999932E-2" table:formula="of:=[.G376]-[.$G$5]" table:style-name="ce1">
            <text:p>0.019248</text:p>
          </table:table-cell>
          <table:table-cell office:value-type="float" office:value="0.66308299999999998" table:style-name="ce1">
            <text:p>0.663083</text:p>
          </table:table-cell>
          <table:table-cell office:value-type="float" office:value="2.1549999999999958E-2" table:formula="of:=[.I376]-[.$I$5]" table:style-name="ce1">
            <text:p>0.02155</text:p>
          </table:table-cell>
          <table:table-cell office:value-type="float" office:value="18.5501" table:style-name="ce1">
            <text:p>18.5501</text:p>
          </table:table-cell>
          <table:table-cell office:value-type="float" office:value="0.122225" table:style-name="ce1">
            <text:p>0.122225</text:p>
          </table:table-cell>
          <table:table-cell office:value-type="float" office:value="-0.10950600000000001" table:style-name="ce1">
            <text:p>-0.109506</text:p>
          </table:table-cell>
          <table:table-cell office:value-type="float" office:value="0.131799" table:style-name="ce1">
            <text:p>0.131799</text:p>
          </table:table-cell>
          <table:table-cell office:value-type="float" office:value="-0.13728199999999999" table:style-name="ce1">
            <text:p>-0.13728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600000000000001" table:style-name="ce1">
            <text:p>18.6</text:p>
          </table:table-cell>
          <table:table-cell office:value-type="float" office:value="0.64996699999999996" table:style-name="ce1">
            <text:p>0.649967</text:p>
          </table:table-cell>
          <table:table-cell office:value-type="float" office:value="8.4339999999999415E-3" table:formula="of:=[.G377]-[.$G$5]" table:style-name="ce1">
            <text:p>0.008434</text:p>
          </table:table-cell>
          <table:table-cell office:value-type="float" office:value="0.64980000000000004" table:style-name="ce1">
            <text:p>0.6498</text:p>
          </table:table-cell>
          <table:table-cell office:value-type="float" office:value="8.2670000000000243E-3" table:formula="of:=[.I377]-[.$I$5]" table:style-name="ce1">
            <text:p>0.008267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.1712400000000004E-2" table:style-name="ce1">
            <text:p>0.0817124</text:p>
          </table:table-cell>
          <table:table-cell office:value-type="float" office:value="-0.10908" table:style-name="ce1">
            <text:p>-0.10908</text:p>
          </table:table-cell>
          <table:table-cell office:value-type="float" office:value="9.3864600000000006E-2" table:style-name="ce1">
            <text:p>0.0938646</text:p>
          </table:table-cell>
          <table:table-cell office:value-type="float" office:value="-0.14045099999999999" table:style-name="ce1">
            <text:p>-0.14045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650099999999998" table:style-name="ce1">
            <text:p>18.6501</text:p>
          </table:table-cell>
          <table:table-cell office:value-type="float" office:value="0.63962699999999995" table:style-name="ce1">
            <text:p>0.639627</text:p>
          </table:table-cell>
          <table:table-cell office:value-type="float" office:value="-1.9060000000000743E-3" table:formula="of:=[.G378]-[.$G$5]" table:style-name="ce1">
            <text:p>-0.001906</text:p>
          </table:table-cell>
          <table:table-cell office:value-type="float" office:value="0.63730799999999999" table:style-name="ce1">
            <text:p>0.637308</text:p>
          </table:table-cell>
          <table:table-cell office:value-type="float" office:value="-4.2250000000000343E-3" table:formula="of:=[.I378]-[.$I$5]" table:style-name="ce1">
            <text:p>-0.004225</text:p>
          </table:table-cell>
          <table:table-cell office:value-type="float" office:value="18.650099999999998" table:style-name="ce1">
            <text:p>18.6501</text:p>
          </table:table-cell>
          <table:table-cell office:value-type="float" office:value="3.98477E-2" table:style-name="ce1">
            <text:p>0.0398477</text:p>
          </table:table-cell>
          <table:table-cell office:value-type="float" office:value="-0.10617600000000001" table:style-name="ce1">
            <text:p>-0.106176</text:p>
          </table:table-cell>
          <table:table-cell office:value-type="float" office:value="5.3591800000000002E-2" table:style-name="ce1">
            <text:p>0.0535918</text:p>
          </table:table-cell>
          <table:table-cell office:value-type="float" office:value="-0.13946800000000001" table:style-name="ce1">
            <text:p>-0.13946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7" table:style-name="ce1">
            <text:p>18.7</text:p>
          </table:table-cell>
          <table:table-cell office:value-type="float" office:value="0.62987599999999999" table:style-name="ce1">
            <text:p>0.629876</text:p>
          </table:table-cell>
          <table:table-cell office:value-type="float" office:value="-1.1657000000000028E-2" table:formula="of:=[.G379]-[.$G$5]" table:style-name="ce1">
            <text:p>-0.011657</text:p>
          </table:table-cell>
          <table:table-cell office:value-type="float" office:value="0.62572899999999998" table:style-name="ce1">
            <text:p>0.625729</text:p>
          </table:table-cell>
          <table:table-cell office:value-type="float" office:value="-1.580400000000004E-2" table:formula="of:=[.I379]-[.$I$5]" table:style-name="ce1">
            <text:p>-0.015804</text:p>
          </table:table-cell>
          <table:table-cell office:value-type="float" office:value="18.7" table:style-name="ce1">
            <text:p>18.7</text:p>
          </table:table-cell>
          <table:table-cell office:value-type="float" office:value="-2.0711800000000002E-3" table:style-name="ce1">
            <text:p>-0.00207118</text:p>
          </table:table-cell>
          <table:table-cell office:value-type="float" office:value="-0.100579" table:style-name="ce1">
            <text:p>-0.100579</text:p>
          </table:table-cell>
          <table:table-cell office:value-type="float" office:value="1.19874E-2" table:style-name="ce1">
            <text:p>0.0119874</text:p>
          </table:table-cell>
          <table:table-cell office:value-type="float" office:value="-0.135519" table:style-name="ce1">
            <text:p>-0.13551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7501" table:style-name="ce1">
            <text:p>18.7501</text:p>
          </table:table-cell>
          <table:table-cell office:value-type="float" office:value="0.62095800000000001" table:style-name="ce1">
            <text:p>0.620958</text:p>
          </table:table-cell>
          <table:table-cell office:value-type="float" office:value="-2.057500000000001E-2" table:formula="of:=[.G380]-[.$G$5]" table:style-name="ce1">
            <text:p>-0.020575</text:p>
          </table:table-cell>
          <table:table-cell office:value-type="float" office:value="0.61521300000000001" table:style-name="ce1">
            <text:p>0.615213</text:p>
          </table:table-cell>
          <table:table-cell office:value-type="float" office:value="-2.632000000000001E-2" table:formula="of:=[.I380]-[.$I$5]" table:style-name="ce1">
            <text:p>-0.02632</text:p>
          </table:table-cell>
          <table:table-cell office:value-type="float" office:value="18.7501" table:style-name="ce1">
            <text:p>18.7501</text:p>
          </table:table-cell>
          <table:table-cell office:value-type="float" office:value="-4.2111999999999997E-2" table:style-name="ce1">
            <text:p>-0.042112</text:p>
          </table:table-cell>
          <table:table-cell office:value-type="float" office:value="-9.2363200000000006E-2" table:style-name="ce1">
            <text:p>-0.0923632</text:p>
          </table:table-cell>
          <table:table-cell office:value-type="float" office:value="-2.9832899999999999E-2" table:style-name="ce1">
            <text:p>-0.0298329</text:p>
          </table:table-cell>
          <table:table-cell office:value-type="float" office:value="-0.127749" table:style-name="ce1">
            <text:p>-0.12774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8001" table:style-name="ce1">
            <text:p>18.8001</text:p>
          </table:table-cell>
          <table:table-cell office:value-type="float" office:value="0.61296499999999998" table:style-name="ce1">
            <text:p>0.612965</text:p>
          </table:table-cell>
          <table:table-cell office:value-type="float" office:value="-2.8568000000000038E-2" table:formula="of:=[.G381]-[.$G$5]" table:style-name="ce1">
            <text:p>-0.028568</text:p>
          </table:table-cell>
          <table:table-cell office:value-type="float" office:value="0.60589099999999996" table:style-name="ce1">
            <text:p>0.605891</text:p>
          </table:table-cell>
          <table:table-cell office:value-type="float" office:value="-3.5642000000000063E-2" table:formula="of:=[.I381]-[.$I$5]" table:style-name="ce1">
            <text:p>-0.035642</text:p>
          </table:table-cell>
          <table:table-cell office:value-type="float" office:value="18.8001" table:style-name="ce1">
            <text:p>18.8001</text:p>
          </table:table-cell>
          <table:table-cell office:value-type="float" office:value="-7.9174400000000006E-2" table:style-name="ce1">
            <text:p>-0.0791744</text:p>
          </table:table-cell>
          <table:table-cell office:value-type="float" office:value="-8.1767900000000004E-2" table:style-name="ce1">
            <text:p>-0.0817679</text:p>
          </table:table-cell>
          <table:table-cell office:value-type="float" office:value="-6.9922999999999999E-2" table:style-name="ce1">
            <text:p>-0.069923</text:p>
          </table:table-cell>
          <table:table-cell office:value-type="float" office:value="-0.116687" table:style-name="ce1">
            <text:p>-0.11668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850100000000001" table:style-name="ce1">
            <text:p>18.8501</text:p>
          </table:table-cell>
          <table:table-cell office:value-type="float" office:value="0.60597299999999998" table:style-name="ce1">
            <text:p>0.605973</text:p>
          </table:table-cell>
          <table:table-cell office:value-type="float" office:value="-3.5560000000000036E-2" table:formula="of:=[.G382]-[.$G$5]" table:style-name="ce1">
            <text:p>-0.03556</text:p>
          </table:table-cell>
          <table:table-cell office:value-type="float" office:value="0.59775500000000004" table:style-name="ce1">
            <text:p>0.597755</text:p>
          </table:table-cell>
          <table:table-cell office:value-type="float" office:value="-4.3777999999999984E-2" table:formula="of:=[.I382]-[.$I$5]" table:style-name="ce1">
            <text:p>-0.043778</text:p>
          </table:table-cell>
          <table:table-cell office:value-type="float" office:value="18.850100000000001" table:style-name="ce1">
            <text:p>18.8501</text:p>
          </table:table-cell>
          <table:table-cell office:value-type="float" office:value="-0.112382" table:style-name="ce1">
            <text:p>-0.112382</text:p>
          </table:table-cell>
          <table:table-cell office:value-type="float" office:value="-6.9079799999999997E-2" table:style-name="ce1">
            <text:p>-0.0690798</text:p>
          </table:table-cell>
          <table:table-cell office:value-type="float" office:value="-0.107681" table:style-name="ce1">
            <text:p>-0.107681</text:p>
          </table:table-cell>
          <table:table-cell office:value-type="float" office:value="-0.102344" table:style-name="ce1">
            <text:p>-0.10234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900099999999998" table:style-name="ce1">
            <text:p>18.9001</text:p>
          </table:table-cell>
          <table:table-cell office:value-type="float" office:value="0.60010799999999997" table:style-name="ce1">
            <text:p>0.600108</text:p>
          </table:table-cell>
          <table:table-cell office:value-type="float" office:value="-4.1425000000000045E-2" table:formula="of:=[.G383]-[.$G$5]" table:style-name="ce1">
            <text:p>-0.041425</text:p>
          </table:table-cell>
          <table:table-cell office:value-type="float" office:value="0.59085699999999997" table:style-name="ce1">
            <text:p>0.590857</text:p>
          </table:table-cell>
          <table:table-cell office:value-type="float" office:value="-5.0676000000000054E-2" table:formula="of:=[.I383]-[.$I$5]" table:style-name="ce1">
            <text:p>-0.050676</text:p>
          </table:table-cell>
          <table:table-cell office:value-type="float" office:value="18.900099999999998" table:style-name="ce1">
            <text:p>18.9001</text:p>
          </table:table-cell>
          <table:table-cell office:value-type="float" office:value="-0.14111799999999999" table:style-name="ce1">
            <text:p>-0.141118</text:p>
          </table:table-cell>
          <table:table-cell office:value-type="float" office:value="-5.4720100000000001E-2" table:style-name="ce1">
            <text:p>-0.0547201</text:p>
          </table:table-cell>
          <table:table-cell office:value-type="float" office:value="-0.141738" table:style-name="ce1">
            <text:p>-0.141738</text:p>
          </table:table-cell>
          <table:table-cell office:value-type="float" office:value="-8.5769700000000004E-2" table:style-name="ce1">
            <text:p>-0.085769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8.95" table:style-name="ce1">
            <text:p>18.95</text:p>
          </table:table-cell>
          <table:table-cell office:value-type="float" office:value="0.59542700000000004" table:style-name="ce1">
            <text:p>0.595427</text:p>
          </table:table-cell>
          <table:table-cell office:value-type="float" office:value="-4.610599999999998E-2" table:formula="of:=[.G384]-[.$G$5]" table:style-name="ce1">
            <text:p>-0.046106</text:p>
          </table:table-cell>
          <table:table-cell office:value-type="float" office:value="0.58530000000000004" table:style-name="ce1">
            <text:p>0.5853</text:p>
          </table:table-cell>
          <table:table-cell office:value-type="float" office:value="-5.6232999999999977E-2" table:formula="of:=[.I384]-[.$I$5]" table:style-name="ce1">
            <text:p>-0.056233</text:p>
          </table:table-cell>
          <table:table-cell office:value-type="float" office:value="18.95" table:style-name="ce1">
            <text:p>18.95</text:p>
          </table:table-cell>
          <table:table-cell office:value-type="float" office:value="-0.165046" table:style-name="ce1">
            <text:p>-0.165046</text:p>
          </table:table-cell>
          <table:table-cell office:value-type="float" office:value="-4.0084700000000001E-2" table:style-name="ce1">
            <text:p>-0.0400847</text:p>
          </table:table-cell>
          <table:table-cell office:value-type="float" office:value="-0.17194100000000001" table:style-name="ce1">
            <text:p>-0.171941</text:p>
          </table:table-cell>
          <table:table-cell office:value-type="float" office:value="-6.7597199999999996E-2" table:style-name="ce1">
            <text:p>-0.067597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" table:style-name="ce1">
            <text:p>19</text:p>
          </table:table-cell>
          <table:table-cell office:value-type="float" office:value="0.59194100000000005" table:style-name="ce1">
            <text:p>0.591941</text:p>
          </table:table-cell>
          <table:table-cell office:value-type="float" office:value="-4.9591999999999969E-2" table:formula="of:=[.G385]-[.$G$5]" table:style-name="ce1">
            <text:p>-0.049592</text:p>
          </table:table-cell>
          <table:table-cell office:value-type="float" office:value="0.58102500000000001" table:style-name="ce1">
            <text:p>0.581025</text:p>
          </table:table-cell>
          <table:table-cell office:value-type="float" office:value="-6.0508000000000006E-2" table:formula="of:=[.I385]-[.$I$5]" table:style-name="ce1">
            <text:p>-0.060508</text:p>
          </table:table-cell>
          <table:table-cell office:value-type="float" office:value="19" table:style-name="ce1">
            <text:p>19</text:p>
          </table:table-cell>
          <table:table-cell office:value-type="float" office:value="-0.184639" table:style-name="ce1">
            <text:p>-0.184639</text:p>
          </table:table-cell>
          <table:table-cell office:value-type="float" office:value="-2.6782199999999999E-2" table:style-name="ce1">
            <text:p>-0.0267822</text:p>
          </table:table-cell>
          <table:table-cell office:value-type="float" office:value="-0.19811200000000001" table:style-name="ce1">
            <text:p>-0.198112</text:p>
          </table:table-cell>
          <table:table-cell office:value-type="float" office:value="-4.9398699999999997E-2" table:style-name="ce1">
            <text:p>-0.049398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0501" table:style-name="ce1">
            <text:p>19.0501</text:p>
          </table:table-cell>
          <table:table-cell office:value-type="float" office:value="0.58957400000000004" table:style-name="ce1">
            <text:p>0.589574</text:p>
          </table:table-cell>
          <table:table-cell office:value-type="float" office:value="-5.1958999999999977E-2" table:formula="of:=[.G386]-[.$G$5]" table:style-name="ce1">
            <text:p>-0.051959</text:p>
          </table:table-cell>
          <table:table-cell office:value-type="float" office:value="0.57807600000000003" table:style-name="ce1">
            <text:p>0.578076</text:p>
          </table:table-cell>
          <table:table-cell office:value-type="float" office:value="-6.3456999999999986E-2" table:formula="of:=[.I386]-[.$I$5]" table:style-name="ce1">
            <text:p>-0.063457</text:p>
          </table:table-cell>
          <table:table-cell office:value-type="float" office:value="19.0501" table:style-name="ce1">
            <text:p>19.0501</text:p>
          </table:table-cell>
          <table:table-cell office:value-type="float" office:value="-0.20111499999999999" table:style-name="ce1">
            <text:p>-0.201115</text:p>
          </table:table-cell>
          <table:table-cell office:value-type="float" office:value="-1.51217E-2" table:style-name="ce1">
            <text:p>-0.0151217</text:p>
          </table:table-cell>
          <table:table-cell office:value-type="float" office:value="-0.22024299999999999" table:style-name="ce1">
            <text:p>-0.220243</text:p>
          </table:table-cell>
          <table:table-cell office:value-type="float" office:value="-3.1842500000000003E-2" table:style-name="ce1">
            <text:p>-0.031842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100100000000001" table:style-name="ce1">
            <text:p>19.1001</text:p>
          </table:table-cell>
          <table:table-cell office:value-type="float" office:value="0.58817799999999998" table:style-name="ce1">
            <text:p>0.588178</text:p>
          </table:table-cell>
          <table:table-cell office:value-type="float" office:value="-5.3355000000000041E-2" table:formula="of:=[.G387]-[.$G$5]" table:style-name="ce1">
            <text:p>-0.053355</text:p>
          </table:table-cell>
          <table:table-cell office:value-type="float" office:value="0.57645800000000003" table:style-name="ce1">
            <text:p>0.576458</text:p>
          </table:table-cell>
          <table:table-cell office:value-type="float" office:value="-6.5074999999999994E-2" table:formula="of:=[.I387]-[.$I$5]" table:style-name="ce1">
            <text:p>-0.065075</text:p>
          </table:table-cell>
          <table:table-cell office:value-type="float" office:value="19.100100000000001" table:style-name="ce1">
            <text:p>19.1001</text:p>
          </table:table-cell>
          <table:table-cell office:value-type="float" office:value="-0.21543300000000001" table:style-name="ce1">
            <text:p>-0.215433</text:p>
          </table:table-cell>
          <table:table-cell office:value-type="float" office:value="-4.5254400000000004E-3" table:style-name="ce1">
            <text:p>-0.00452544</text:p>
          </table:table-cell>
          <table:table-cell office:value-type="float" office:value="-0.23860600000000001" table:style-name="ce1">
            <text:p>-0.238606</text:p>
          </table:table-cell>
          <table:table-cell office:value-type="float" office:value="-1.51548E-2" table:style-name="ce1">
            <text:p>-0.015154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149999999999999" table:style-name="ce1">
            <text:p>19.15</text:p>
          </table:table-cell>
          <table:table-cell office:value-type="float" office:value="0.58780200000000005" table:style-name="ce1">
            <text:p>0.587802</text:p>
          </table:table-cell>
          <table:table-cell office:value-type="float" office:value="-5.3730999999999973E-2" table:formula="of:=[.G388]-[.$G$5]" table:style-name="ce1">
            <text:p>-0.053731</text:p>
          </table:table-cell>
          <table:table-cell office:value-type="float" office:value="0.575936" table:style-name="ce1">
            <text:p>0.575936</text:p>
          </table:table-cell>
          <table:table-cell office:value-type="float" office:value="-6.5597000000000016E-2" table:formula="of:=[.I388]-[.$I$5]" table:style-name="ce1">
            <text:p>-0.065597</text:p>
          </table:table-cell>
          <table:table-cell office:value-type="float" office:value="19.149999999999999" table:style-name="ce1">
            <text:p>19.15</text:p>
          </table:table-cell>
          <table:table-cell office:value-type="float" office:value="-0.22727700000000001" table:style-name="ce1">
            <text:p>-0.227277</text:p>
          </table:table-cell>
          <table:table-cell office:value-type="float" office:value="5.6345900000000001E-3" table:style-name="ce1">
            <text:p>0.00563459</text:p>
          </table:table-cell>
          <table:table-cell office:value-type="float" office:value="-0.253307" table:style-name="ce1">
            <text:p>-0.253307</text:p>
          </table:table-cell>
          <table:table-cell office:value-type="float" office:value="8.0295400000000004E-4" table:style-name="ce1">
            <text:p>0.00080295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2" table:style-name="ce1">
            <text:p>19.2</text:p>
          </table:table-cell>
          <table:table-cell office:value-type="float" office:value="0.58835400000000004" table:style-name="ce1">
            <text:p>0.588354</text:p>
          </table:table-cell>
          <table:table-cell office:value-type="float" office:value="-5.3178999999999976E-2" table:formula="of:=[.G389]-[.$G$5]" table:style-name="ce1">
            <text:p>-0.053179</text:p>
          </table:table-cell>
          <table:table-cell office:value-type="float" office:value="0.576461" table:style-name="ce1">
            <text:p>0.576461</text:p>
          </table:table-cell>
          <table:table-cell office:value-type="float" office:value="-6.5072000000000019E-2" table:formula="of:=[.I389]-[.$I$5]" table:style-name="ce1">
            <text:p>-0.065072</text:p>
          </table:table-cell>
          <table:table-cell office:value-type="float" office:value="19.2" table:style-name="ce1">
            <text:p>19.2</text:p>
          </table:table-cell>
          <table:table-cell office:value-type="float" office:value="-0.23536699999999999" table:style-name="ce1">
            <text:p>-0.235367</text:p>
          </table:table-cell>
          <table:table-cell office:value-type="float" office:value="1.60871E-2" table:style-name="ce1">
            <text:p>0.0160871</text:p>
          </table:table-cell>
          <table:table-cell office:value-type="float" office:value="-0.26397700000000002" table:style-name="ce1">
            <text:p>-0.263977</text:p>
          </table:table-cell>
          <table:table-cell office:value-type="float" office:value="1.5744600000000001E-2" table:style-name="ce1">
            <text:p>0.015744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2501" table:style-name="ce1">
            <text:p>19.2501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-5.1733000000000029E-2" table:formula="of:=[.G390]-[.$G$5]" table:style-name="ce1">
            <text:p>-0.051733</text:p>
          </table:table-cell>
          <table:table-cell office:value-type="float" office:value="0.57799599999999995" table:style-name="ce1">
            <text:p>0.577996</text:p>
          </table:table-cell>
          <table:table-cell office:value-type="float" office:value="-6.3537000000000066E-2" table:formula="of:=[.I390]-[.$I$5]" table:style-name="ce1">
            <text:p>-0.063537</text:p>
          </table:table-cell>
          <table:table-cell office:value-type="float" office:value="19.2501" table:style-name="ce1">
            <text:p>19.2501</text:p>
          </table:table-cell>
          <table:table-cell office:value-type="float" office:value="-0.23855000000000001" table:style-name="ce1">
            <text:p>-0.23855</text:p>
          </table:table-cell>
          <table:table-cell office:value-type="float" office:value="2.7151600000000001E-2" table:style-name="ce1">
            <text:p>0.0271516</text:p>
          </table:table-cell>
          <table:table-cell office:value-type="float" office:value="-0.27019399999999999" table:style-name="ce1">
            <text:p>-0.270194</text:p>
          </table:table-cell>
          <table:table-cell office:value-type="float" office:value="2.8998099999999999E-2" table:style-name="ce1">
            <text:p>0.028998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3001" table:style-name="ce1">
            <text:p>19.3001</text:p>
          </table:table-cell>
          <table:table-cell office:value-type="float" office:value="0.59204299999999999" table:style-name="ce1">
            <text:p>0.592043</text:p>
          </table:table-cell>
          <table:table-cell office:value-type="float" office:value="-4.9490000000000034E-2" table:formula="of:=[.G391]-[.$G$5]" table:style-name="ce1">
            <text:p>-0.04949</text:p>
          </table:table-cell>
          <table:table-cell office:value-type="float" office:value="0.58059000000000005" table:style-name="ce1">
            <text:p>0.58059</text:p>
          </table:table-cell>
          <table:table-cell office:value-type="float" office:value="-6.0942999999999969E-2" table:formula="of:=[.I391]-[.$I$5]" table:style-name="ce1">
            <text:p>-0.060943</text:p>
          </table:table-cell>
          <table:table-cell office:value-type="float" office:value="19.3001" table:style-name="ce1">
            <text:p>19.3001</text:p>
          </table:table-cell>
          <table:table-cell office:value-type="float" office:value="-0.236461" table:style-name="ce1">
            <text:p>-0.236461</text:p>
          </table:table-cell>
          <table:table-cell office:value-type="float" office:value="3.8538099999999999E-2" table:style-name="ce1">
            <text:p>0.0385381</text:p>
          </table:table-cell>
          <table:table-cell office:value-type="float" office:value="-0.27102900000000002" table:style-name="ce1">
            <text:p>-0.271029</text:p>
          </table:table-cell>
          <table:table-cell office:value-type="float" office:value="4.0832899999999998E-2" table:style-name="ce1">
            <text:p>0.0408329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350100000000001" table:style-name="ce1">
            <text:p>19.3501</text:p>
          </table:table-cell>
          <table:table-cell office:value-type="float" office:value="0.595028" table:style-name="ce1">
            <text:p>0.595028</text:p>
          </table:table-cell>
          <table:table-cell office:value-type="float" office:value="-4.6505000000000019E-2" table:formula="of:=[.G392]-[.$G$5]" table:style-name="ce1">
            <text:p>-0.046505</text:p>
          </table:table-cell>
          <table:table-cell office:value-type="float" office:value="0.58403799999999995" table:style-name="ce1">
            <text:p>0.584038</text:p>
          </table:table-cell>
          <table:table-cell office:value-type="float" office:value="-5.7495000000000074E-2" table:formula="of:=[.I392]-[.$I$5]" table:style-name="ce1">
            <text:p>-0.057495</text:p>
          </table:table-cell>
          <table:table-cell office:value-type="float" office:value="19.350100000000001" table:style-name="ce1">
            <text:p>19.3501</text:p>
          </table:table-cell>
          <table:table-cell office:value-type="float" office:value="-0.229072" table:style-name="ce1">
            <text:p>-0.229072</text:p>
          </table:table-cell>
          <table:table-cell office:value-type="float" office:value="4.9582800000000003E-2" table:style-name="ce1">
            <text:p>0.0495828</text:p>
          </table:table-cell>
          <table:table-cell office:value-type="float" office:value="-0.26595800000000003" table:style-name="ce1">
            <text:p>-0.265958</text:p>
          </table:table-cell>
          <table:table-cell office:value-type="float" office:value="5.2738399999999998E-2" table:style-name="ce1">
            <text:p>0.0527384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400099999999998" table:style-name="ce1">
            <text:p>19.4001</text:p>
          </table:table-cell>
          <table:table-cell office:value-type="float" office:value="0.598773" table:style-name="ce1">
            <text:p>0.598773</text:p>
          </table:table-cell>
          <table:table-cell office:value-type="float" office:value="-4.276000000000002E-2" table:formula="of:=[.G393]-[.$G$5]" table:style-name="ce1">
            <text:p>-0.04276</text:p>
          </table:table-cell>
          <table:table-cell office:value-type="float" office:value="0.58841200000000005" table:style-name="ce1">
            <text:p>0.588412</text:p>
          </table:table-cell>
          <table:table-cell office:value-type="float" office:value="-5.3120999999999974E-2" table:formula="of:=[.I393]-[.$I$5]" table:style-name="ce1">
            <text:p>-0.053121</text:p>
          </table:table-cell>
          <table:table-cell office:value-type="float" office:value="19.400099999999998" table:style-name="ce1">
            <text:p>19.4001</text:p>
          </table:table-cell>
          <table:table-cell office:value-type="float" office:value="-0.21687699999999999" table:style-name="ce1">
            <text:p>-0.216877</text:p>
          </table:table-cell>
          <table:table-cell office:value-type="float" office:value="6.0383600000000003E-2" table:style-name="ce1">
            <text:p>0.0603836</text:p>
          </table:table-cell>
          <table:table-cell office:value-type="float" office:value="-0.25486399999999998" table:style-name="ce1">
            <text:p>-0.254864</text:p>
          </table:table-cell>
          <table:table-cell office:value-type="float" office:value="6.5653699999999995E-2" table:style-name="ce1">
            <text:p>0.0656537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45" table:style-name="ce1">
            <text:p>19.45</text:p>
          </table:table-cell>
          <table:table-cell office:value-type="float" office:value="0.60336100000000004" table:style-name="ce1">
            <text:p>0.603361</text:p>
          </table:table-cell>
          <table:table-cell office:value-type="float" office:value="-3.8171999999999984E-2" table:formula="of:=[.G394]-[.$G$5]" table:style-name="ce1">
            <text:p>-0.038172</text:p>
          </table:table-cell>
          <table:table-cell office:value-type="float" office:value="0.59381300000000004" table:style-name="ce1">
            <text:p>0.593813</text:p>
          </table:table-cell>
          <table:table-cell office:value-type="float" office:value="-4.7719999999999985E-2" table:formula="of:=[.I394]-[.$I$5]" table:style-name="ce1">
            <text:p>-0.04772</text:p>
          </table:table-cell>
          <table:table-cell office:value-type="float" office:value="19.45" table:style-name="ce1">
            <text:p>19.45</text:p>
          </table:table-cell>
          <table:table-cell office:value-type="float" office:value="-0.19992699999999999" table:style-name="ce1">
            <text:p>-0.199927</text:p>
          </table:table-cell>
          <table:table-cell office:value-type="float" office:value="7.1104299999999995E-2" table:style-name="ce1">
            <text:p>0.0711043</text:p>
          </table:table-cell>
          <table:table-cell office:value-type="float" office:value="-0.23805999999999999" table:style-name="ce1">
            <text:p>-0.23806</text:p>
          </table:table-cell>
          <table:table-cell office:value-type="float" office:value="7.9199599999999995E-2" table:style-name="ce1">
            <text:p>0.079199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5" table:style-name="ce1">
            <text:p>19.5</text:p>
          </table:table-cell>
          <table:table-cell office:value-type="float" office:value="0.60875500000000005" table:style-name="ce1">
            <text:p>0.608755</text:p>
          </table:table-cell>
          <table:table-cell office:value-type="float" office:value="-3.2777999999999974E-2" table:formula="of:=[.G395]-[.$G$5]" table:style-name="ce1">
            <text:p>-0.032778</text:p>
          </table:table-cell>
          <table:table-cell office:value-type="float" office:value="0.60007299999999997" table:style-name="ce1">
            <text:p>0.600073</text:p>
          </table:table-cell>
          <table:table-cell office:value-type="float" office:value="-4.1460000000000052E-2" table:formula="of:=[.I395]-[.$I$5]" table:style-name="ce1">
            <text:p>-0.04146</text:p>
          </table:table-cell>
          <table:table-cell office:value-type="float" office:value="19.5" table:style-name="ce1">
            <text:p>19.5</text:p>
          </table:table-cell>
          <table:table-cell office:value-type="float" office:value="-0.17841599999999999" table:style-name="ce1">
            <text:p>-0.178416</text:p>
          </table:table-cell>
          <table:table-cell office:value-type="float" office:value="8.1461500000000006E-2" table:style-name="ce1">
            <text:p>0.0814615</text:p>
          </table:table-cell>
          <table:table-cell office:value-type="float" office:value="-0.21673700000000001" table:style-name="ce1">
            <text:p>-0.216737</text:p>
          </table:table-cell>
          <table:table-cell office:value-type="float" office:value="9.1665999999999997E-2" table:style-name="ce1">
            <text:p>0.091666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55" table:style-name="ce1">
            <text:p>19.55</text:p>
          </table:table-cell>
          <table:table-cell office:value-type="float" office:value="0.61493699999999996" table:style-name="ce1">
            <text:p>0.614937</text:p>
          </table:table-cell>
          <table:table-cell office:value-type="float" office:value="-2.6596000000000064E-2" table:formula="of:=[.G396]-[.$G$5]" table:style-name="ce1">
            <text:p>-0.026596</text:p>
          </table:table-cell>
          <table:table-cell office:value-type="float" office:value="0.60716099999999995" table:style-name="ce1">
            <text:p>0.607161</text:p>
          </table:table-cell>
          <table:table-cell office:value-type="float" office:value="-3.4372000000000069E-2" table:formula="of:=[.I396]-[.$I$5]" table:style-name="ce1">
            <text:p>-0.034372</text:p>
          </table:table-cell>
          <table:table-cell office:value-type="float" office:value="19.55" table:style-name="ce1">
            <text:p>19.55</text:p>
          </table:table-cell>
          <table:table-cell office:value-type="float" office:value="-0.15226300000000001" table:style-name="ce1">
            <text:p>-0.152263</text:p>
          </table:table-cell>
          <table:table-cell office:value-type="float" office:value="9.1077000000000005E-2" table:style-name="ce1">
            <text:p>0.091077</text:p>
          </table:table-cell>
          <table:table-cell office:value-type="float" office:value="-0.19051799999999999" table:style-name="ce1">
            <text:p>-0.190518</text:p>
          </table:table-cell>
          <table:table-cell office:value-type="float" office:value="0.102773" table:style-name="ce1">
            <text:p>0.10277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600000000000001" table:style-name="ce1">
            <text:p>19.6</text:p>
          </table:table-cell>
          <table:table-cell office:value-type="float" office:value="0.62188600000000005" table:style-name="ce1">
            <text:p>0.621886</text:p>
          </table:table-cell>
          <table:table-cell office:value-type="float" office:value="-1.964699999999997E-2" table:formula="of:=[.G397]-[.$G$5]" table:style-name="ce1">
            <text:p>-0.019647</text:p>
          </table:table-cell>
          <table:table-cell office:value-type="float" office:value="0.61506899999999998" table:style-name="ce1">
            <text:p>0.615069</text:p>
          </table:table-cell>
          <table:table-cell office:value-type="float" office:value="-2.6464000000000043E-2" table:formula="of:=[.I397]-[.$I$5]" table:style-name="ce1">
            <text:p>-0.02646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-0.121806" table:style-name="ce1">
            <text:p>-0.121806</text:p>
          </table:table-cell>
          <table:table-cell office:value-type="float" office:value="9.9378800000000003E-2" table:style-name="ce1">
            <text:p>0.0993788</text:p>
          </table:table-cell>
          <table:table-cell office:value-type="float" office:value="-0.159833" table:style-name="ce1">
            <text:p>-0.159833</text:p>
          </table:table-cell>
          <table:table-cell office:value-type="float" office:value="0.111765" table:style-name="ce1">
            <text:p>0.111765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650099999999998" table:style-name="ce1">
            <text:p>19.6501</text:p>
          </table:table-cell>
          <table:table-cell office:value-type="float" office:value="0.62963000000000002" table:style-name="ce1">
            <text:p>0.62963</text:p>
          </table:table-cell>
          <table:table-cell office:value-type="float" office:value="-1.1902999999999997E-2" table:formula="of:=[.G398]-[.$G$5]" table:style-name="ce1">
            <text:p>-0.011903</text:p>
          </table:table-cell>
          <table:table-cell office:value-type="float" office:value="0.62392400000000003" table:style-name="ce1">
            <text:p>0.623924</text:p>
          </table:table-cell>
          <table:table-cell office:value-type="float" office:value="-1.7608999999999986E-2" table:formula="of:=[.I398]-[.$I$5]" table:style-name="ce1">
            <text:p>-0.017609</text:p>
          </table:table-cell>
          <table:table-cell office:value-type="float" office:value="19.650099999999998" table:style-name="ce1">
            <text:p>19.6501</text:p>
          </table:table-cell>
          <table:table-cell office:value-type="float" office:value="-8.7359199999999998E-2" table:style-name="ce1">
            <text:p>-0.0873592</text:p>
          </table:table-cell>
          <table:table-cell office:value-type="float" office:value="0.106027" table:style-name="ce1">
            <text:p>0.106027</text:p>
          </table:table-cell>
          <table:table-cell office:value-type="float" office:value="-0.12461999999999999" table:style-name="ce1">
            <text:p>-0.12462</text:p>
          </table:table-cell>
          <table:table-cell office:value-type="float" office:value="0.119071" table:style-name="ce1">
            <text:p>0.11907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7" table:style-name="ce1">
            <text:p>19.7</text:p>
          </table:table-cell>
          <table:table-cell office:value-type="float" office:value="0.63822100000000004" table:style-name="ce1">
            <text:p>0.638221</text:p>
          </table:table-cell>
          <table:table-cell office:value-type="float" office:value="-3.3119999999999816E-3" table:formula="of:=[.G399]-[.$G$5]" table:style-name="ce1">
            <text:p>-0.003312</text:p>
          </table:table-cell>
          <table:table-cell office:value-type="float" office:value="0.63373299999999999" table:style-name="ce1">
            <text:p>0.633733</text:p>
          </table:table-cell>
          <table:table-cell office:value-type="float" office:value="-7.8000000000000291E-3" table:formula="of:=[.I399]-[.$I$5]" table:style-name="ce1">
            <text:p>-0.0078</text:p>
          </table:table-cell>
          <table:table-cell office:value-type="float" office:value="19.7" table:style-name="ce1">
            <text:p>19.7</text:p>
          </table:table-cell>
          <table:table-cell office:value-type="float" office:value="-4.9307200000000002E-2" table:style-name="ce1">
            <text:p>-0.0493072</text:p>
          </table:table-cell>
          <table:table-cell office:value-type="float" office:value="0.11071400000000001" table:style-name="ce1">
            <text:p>0.110714</text:p>
          </table:table-cell>
          <table:table-cell office:value-type="float" office:value="-8.5028800000000002E-2" table:style-name="ce1">
            <text:p>-0.0850288</text:p>
          </table:table-cell>
          <table:table-cell office:value-type="float" office:value="0.12452000000000001" table:style-name="ce1">
            <text:p>0.1245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75" table:style-name="ce1">
            <text:p>19.75</text:p>
          </table:table-cell>
          <table:table-cell office:value-type="float" office:value="0.64751000000000003" table:style-name="ce1">
            <text:p>0.64751</text:p>
          </table:table-cell>
          <table:table-cell office:value-type="float" office:value="5.9770000000000101E-3" table:formula="of:=[.G400]-[.$G$5]" table:style-name="ce1">
            <text:p>0.005977</text:p>
          </table:table-cell>
          <table:table-cell office:value-type="float" office:value="0.64431400000000005" table:style-name="ce1">
            <text:p>0.644314</text:p>
          </table:table-cell>
          <table:table-cell office:value-type="float" office:value="2.7810000000000334E-3" table:formula="of:=[.I400]-[.$I$5]" table:style-name="ce1">
            <text:p>0.002781</text:p>
          </table:table-cell>
          <table:table-cell office:value-type="float" office:value="19.75" table:style-name="ce1">
            <text:p>19.75</text:p>
          </table:table-cell>
          <table:table-cell office:value-type="float" office:value="-8.9124600000000005E-3" table:style-name="ce1">
            <text:p>-0.00891246</text:p>
          </table:table-cell>
          <table:table-cell office:value-type="float" office:value="0.112803" table:style-name="ce1">
            <text:p>0.112803</text:p>
          </table:table-cell>
          <table:table-cell office:value-type="float" office:value="-4.1754399999999997E-2" table:style-name="ce1">
            <text:p>-0.0417544</text:p>
          </table:table-cell>
          <table:table-cell office:value-type="float" office:value="0.12728800000000001" table:style-name="ce1">
            <text:p>0.127288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8" table:style-name="ce1">
            <text:p>19.8</text:p>
          </table:table-cell>
          <table:table-cell office:value-type="float" office:value="0.65737699999999999" table:style-name="ce1">
            <text:p>0.657377</text:p>
          </table:table-cell>
          <table:table-cell office:value-type="float" office:value="1.5843999999999969E-2" table:formula="of:=[.G401]-[.$G$5]" table:style-name="ce1">
            <text:p>0.015844</text:p>
          </table:table-cell>
          <table:table-cell office:value-type="float" office:value="0.655505" table:style-name="ce1">
            <text:p>0.655505</text:p>
          </table:table-cell>
          <table:table-cell office:value-type="float" office:value="1.3971999999999984E-2" table:formula="of:=[.I401]-[.$I$5]" table:style-name="ce1">
            <text:p>0.013972</text:p>
          </table:table-cell>
          <table:table-cell office:value-type="float" office:value="19.8" table:style-name="ce1">
            <text:p>19.8</text:p>
          </table:table-cell>
          <table:table-cell office:value-type="float" office:value="3.3085299999999998E-2" table:style-name="ce1">
            <text:p>0.0330853</text:p>
          </table:table-cell>
          <table:table-cell office:value-type="float" office:value="0.11178200000000001" table:style-name="ce1">
            <text:p>0.111782</text:p>
          </table:table-cell>
          <table:table-cell office:value-type="float" office:value="4.47657E-3" table:style-name="ce1">
            <text:p>0.00447657</text:p>
          </table:table-cell>
          <table:table-cell office:value-type="float" office:value="0.127021" table:style-name="ce1">
            <text:p>0.127021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850100000000001" table:style-name="ce1">
            <text:p>19.8501</text:p>
          </table:table-cell>
          <table:table-cell office:value-type="float" office:value="0.66755500000000001" table:style-name="ce1">
            <text:p>0.667555</text:p>
          </table:table-cell>
          <table:table-cell office:value-type="float" office:value="2.602199999999999E-2" table:formula="of:=[.G402]-[.$G$5]" table:style-name="ce1">
            <text:p>0.026022</text:p>
          </table:table-cell>
          <table:table-cell office:value-type="float" office:value="0.66697099999999998" table:style-name="ce1">
            <text:p>0.666971</text:p>
          </table:table-cell>
          <table:table-cell office:value-type="float" office:value="2.5437999999999961E-2" table:formula="of:=[.I402]-[.$I$5]" table:style-name="ce1">
            <text:p>0.025438</text:p>
          </table:table-cell>
          <table:table-cell office:value-type="float" office:value="19.850100000000001" table:style-name="ce1">
            <text:p>19.8501</text:p>
          </table:table-cell>
          <table:table-cell office:value-type="float" office:value="7.5744599999999995E-2" table:style-name="ce1">
            <text:p>0.0757446</text:p>
          </table:table-cell>
          <table:table-cell office:value-type="float" office:value="0.106945" table:style-name="ce1">
            <text:p>0.106945</text:p>
          </table:table-cell>
          <table:table-cell office:value-type="float" office:value="5.2575900000000002E-2" table:style-name="ce1">
            <text:p>0.0525759</text:p>
          </table:table-cell>
          <table:table-cell office:value-type="float" office:value="0.122903" table:style-name="ce1">
            <text:p>0.12290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900099999999998" table:style-name="ce1">
            <text:p>19.9001</text:p>
          </table:table-cell>
          <table:table-cell office:value-type="float" office:value="0.67766899999999997" table:style-name="ce1">
            <text:p>0.677669</text:p>
          </table:table-cell>
          <table:table-cell office:value-type="float" office:value="3.6135999999999946E-2" table:formula="of:=[.G403]-[.$G$5]" table:style-name="ce1">
            <text:p>0.036136</text:p>
          </table:table-cell>
          <table:table-cell office:value-type="float" office:value="0.67838699999999996" table:style-name="ce1">
            <text:p>0.678387</text:p>
          </table:table-cell>
          <table:table-cell office:value-type="float" office:value="3.6853999999999942E-2" table:formula="of:=[.I403]-[.$I$5]" table:style-name="ce1">
            <text:p>0.036854</text:p>
          </table:table-cell>
          <table:table-cell office:value-type="float" office:value="19.900099999999998" table:style-name="ce1">
            <text:p>19.9001</text:p>
          </table:table-cell>
          <table:table-cell office:value-type="float" office:value="0.117796" table:style-name="ce1">
            <text:p>0.117796</text:p>
          </table:table-cell>
          <table:table-cell office:value-type="float" office:value="9.7737400000000002E-2" table:style-name="ce1">
            <text:p>0.0977374</text:p>
          </table:table-cell>
          <table:table-cell office:value-type="float" office:value="0.100947" table:style-name="ce1">
            <text:p>0.100947</text:p>
          </table:table-cell>
          <table:table-cell office:value-type="float" office:value="0.11504300000000001" table:style-name="ce1">
            <text:p>0.115043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19.950099999999999" table:style-name="ce1">
            <text:p>19.9501</text:p>
          </table:table-cell>
          <table:table-cell office:value-type="float" office:value="0.68731399999999998" table:style-name="ce1">
            <text:p>0.687314</text:p>
          </table:table-cell>
          <table:table-cell office:value-type="float" office:value="4.5780999999999961E-2" table:formula="of:=[.G404]-[.$G$5]" table:style-name="ce1">
            <text:p>0.045781</text:p>
          </table:table-cell>
          <table:table-cell office:value-type="float" office:value="0.68935100000000005" table:style-name="ce1">
            <text:p>0.689351</text:p>
          </table:table-cell>
          <table:table-cell office:value-type="float" office:value="4.7818000000000027E-2" table:formula="of:=[.I404]-[.$I$5]" table:style-name="ce1">
            <text:p>0.047818</text:p>
          </table:table-cell>
          <table:table-cell office:value-type="float" office:value="19.950099999999999" table:style-name="ce1">
            <text:p>19.9501</text:p>
          </table:table-cell>
          <table:table-cell office:value-type="float" office:value="0.15795100000000001" table:style-name="ce1">
            <text:p>0.157951</text:p>
          </table:table-cell>
          <table:table-cell office:value-type="float" office:value="8.4373100000000006E-2" table:style-name="ce1">
            <text:p>0.0843731</text:p>
          </table:table-cell>
          <table:table-cell office:value-type="float" office:value="0.147344" table:style-name="ce1">
            <text:p>0.147344</text:p>
          </table:table-cell>
          <table:table-cell office:value-type="float" office:value="0.103462" table:style-name="ce1">
            <text:p>0.103462</text:p>
          </table:table-cell>
          <table:table-cell table:number-columns-repeated="48" table:style-name="ce1"/>
          <table:table-cell table:number-columns-repeated="16321" table:style-name="ce3"/>
        </table:table-row>
        <table:table-row table:style-name="ro2">
          <table:table-cell table:number-columns-repeated="4" table:style-name="ce1"/>
          <table:table-cell table:style-name="ce3"/>
          <table:table-cell office:value-type="float" office:value="20" table:style-name="ce1">
            <text:p>20</text:p>
          </table:table-cell>
          <table:table-cell office:value-type="float" office:value="0.69592100000000001" table:style-name="ce1">
            <text:p>0.695921</text:p>
          </table:table-cell>
          <table:table-cell office:value-type="float" office:value="5.4387999999999992E-2" table:formula="of:=[.G405]-[.$G$5]" table:style-name="ce1">
            <text:p>0.054388</text:p>
          </table:table-cell>
          <table:table-cell office:value-type="float" office:value="0.69958500000000001" table:style-name="ce1">
            <text:p>0.699585</text:p>
          </table:table-cell>
          <table:table-cell office:value-type="float" office:value="5.8051999999999992E-2" table:formula="of:=[.I405]-[.$I$5]" table:style-name="ce1">
            <text:p>0.058052</text:p>
          </table:table-cell>
          <table:table-cell office:value-type="float" office:value="20" table:style-name="ce1">
            <text:p>20</text:p>
          </table:table-cell>
          <table:table-cell office:value-type="float" office:value="0.194353" table:style-name="ce1">
            <text:p>0.194353</text:p>
          </table:table-cell>
          <table:table-cell office:value-type="float" office:value="6.7909200000000003E-2" table:style-name="ce1">
            <text:p>0.0679092</text:p>
          </table:table-cell>
          <table:table-cell office:value-type="float" office:value="0.18981600000000001" table:style-name="ce1">
            <text:p>0.189816</text:p>
          </table:table-cell>
          <table:table-cell office:value-type="float" office:value="8.75615E-2" table:style-name="ce1">
            <text:p>0.0875615</text:p>
          </table:table-cell>
          <table:table-cell table:number-columns-repeated="48" table:style-name="ce1"/>
          <table:table-cell table:number-columns-repeated="16321" table:style-name="ce3"/>
        </table:table-row>
        <table:table-row table:number-rows-repeated="500"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6"/>
          <table:table-cell table:style-name="ce1"/>
          <table:table-cell table:style-name="ce6"/>
          <table:table-cell table:number-columns-repeated="16375"/>
        </table:table-row>
        <table:table-row table:number-rows-repeated="10476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ephyslab</dc:creator>
    <meta:creation-date>2015-11-24T13:05:28Z</meta:creation-date>
    <dc:date>2020-03-12T11:29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6.89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B$4" chart:values-cell-range-address="REGULAR_BEACH.$B$5:.$B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H$4" chart:values-cell-range-address="REGULAR_BEACH.$H$5:.$H$1550" chart:class="chart:scatter" chart:attached-axis="primary-y" chart:style-name="G0S1">
            <chart:domain table:cell-range-address="REGULAR_BEACH.$F$5:.$F$1550"/>
            <chart:data-point chart:repeated="1546"/>
          </chart:series>
          <chart:series chart:label-cell-address="REGULAR_BEACH.$J$4" chart:values-cell-range-address="REGULAR_BEACH.$J$5:.$J$405" chart:class="chart:scatter" chart:attached-axis="primary-y" chart:style-name="G0S2">
            <chart:domain table:cell-range-address="REGULAR_BEACH.$F$5:.$F$405"/>
            <chart:data-point chart:repeated="4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03.8215748031496pt" chart:style-name="Crt0">
        <chart:legend chart:legend-position="end" chart:legend-align="center" chart:style-name="Lgnd"/>
        <chart:plot-area svg:x="35.5255905511811pt" svg:y="5.50748031496063pt" svg:width="499.0502362204724pt" svg:height="184.2874803149606pt" chart:style-name="Plt0">
          <chart:axis chart:dimension="y" chart:name="primary-y" chart:style-name="Axs0">
            <chart:title svg:x="10.32031496062992pt" svg:y="69.74417322834645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C$4" chart:values-cell-range-address="REGULAR_BEACH.$C$5:.$C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L$4" chart:values-cell-range-address="REGULAR_BEACH.$L$5:.$L$1550" chart:class="chart:scatter" chart:attached-axis="primary-y" chart:style-name="G0S1">
            <chart:domain table:cell-range-address="REGULAR_BEACH.$K$5:.$K$1550"/>
            <chart:data-point chart:repeated="1546"/>
          </chart:series>
          <chart:series chart:label-cell-address="REGULAR_BEACH.$N$4" chart:values-cell-range-address="REGULAR_BEACH.$N$5:.$N$405" chart:class="chart:scatter" chart:attached-axis="primary-y" chart:style-name="G0S2">
            <chart:domain table:cell-range-address="REGULAR_BEACH.$K$5:.$K$405"/>
            <chart:data-point chart:repeated="4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03.8215748031496pt" chart:style-name="Crt0">
        <chart:legend chart:legend-position="end" chart:legend-align="center" chart:style-name="Lgnd"/>
        <chart:plot-area svg:x="35.5255905511811pt" svg:y="5.50748031496063pt" svg:width="499.0502362204724pt" svg:height="184.2874803149606pt" chart:style-name="Plt0">
          <chart:axis chart:dimension="y" chart:name="primary-y" chart:style-name="Axs0">
            <chart:title svg:x="10.32031496062992pt" svg:y="69.74417322834645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D$4" chart:values-cell-range-address="REGULAR_BEACH.$D$5:.$D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M$4" chart:values-cell-range-address="REGULAR_BEACH.$M$5:.$M$1550" chart:class="chart:scatter" chart:attached-axis="primary-y" chart:style-name="G0S1">
            <chart:domain table:cell-range-address="REGULAR_BEACH.$K$5:.$K$1550"/>
            <chart:data-point chart:repeated="1546"/>
          </chart:series>
          <chart:series chart:label-cell-address="REGULAR_BEACH.$O$4" chart:values-cell-range-address="REGULAR_BEACH.$O$5:.$O$405" chart:class="chart:scatter" chart:attached-axis="primary-y" chart:style-name="G0S2">
            <chart:domain table:cell-range-address="REGULAR_BEACH.$K$5:.$K$405"/>
            <chart:data-point chart:repeated="4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